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Text_20_body">
      <style:text-properties officeooo:rsid="002649f4" officeooo:paragraph-rsid="002649f4"/>
    </style:style>
    <style:style style:name="P2" style:family="paragraph" style:parent-style-name="Text_20_body">
      <style:text-properties officeooo:rsid="002fc009" officeooo:paragraph-rsid="003dc097"/>
    </style:style>
    <style:style style:name="P3" style:family="paragraph" style:parent-style-name="Text_20_body">
      <style:text-properties officeooo:rsid="004eb0f7" officeooo:paragraph-rsid="004eb0f7"/>
    </style:style>
    <style:style style:name="P4" style:family="paragraph" style:parent-style-name="Text_20_body">
      <style:text-properties officeooo:rsid="00505093" officeooo:paragraph-rsid="00505093"/>
    </style:style>
    <style:style style:name="P5" style:family="paragraph" style:parent-style-name="Text_20_body">
      <style:text-properties officeooo:rsid="0053a357" officeooo:paragraph-rsid="0053a357"/>
    </style:style>
    <style:style style:name="P6" style:family="paragraph" style:parent-style-name="Text_20_body">
      <style:text-properties officeooo:rsid="00622861" officeooo:paragraph-rsid="00622861"/>
    </style:style>
    <style:style style:name="P7" style:family="paragraph" style:parent-style-name="Text_20_body">
      <style:text-properties officeooo:rsid="006b1691" officeooo:paragraph-rsid="006b1691"/>
    </style:style>
    <style:style style:name="P8" style:family="paragraph" style:parent-style-name="Text_20_body">
      <style:text-properties officeooo:rsid="006b7ce4" officeooo:paragraph-rsid="006b7ce4"/>
    </style:style>
    <style:style style:name="P9" style:family="paragraph" style:parent-style-name="Text_20_body">
      <style:text-properties officeooo:rsid="00cdeab6" officeooo:paragraph-rsid="00cdeab6"/>
    </style:style>
    <style:style style:name="P10" style:family="paragraph" style:parent-style-name="Text_20_body">
      <style:text-properties officeooo:rsid="00cf9bfe" officeooo:paragraph-rsid="00e48d9f"/>
    </style:style>
    <style:style style:name="P11" style:family="paragraph" style:parent-style-name="Text_20_body">
      <style:text-properties officeooo:rsid="00cf9bfe" officeooo:paragraph-rsid="00e650e5"/>
    </style:style>
    <style:style style:name="P12" style:family="paragraph" style:parent-style-name="Text_20_body">
      <style:text-properties officeooo:rsid="00cf9bfe" officeooo:paragraph-rsid="026c4e41"/>
    </style:style>
    <style:style style:name="P13" style:family="paragraph" style:parent-style-name="Text_20_body">
      <style:text-properties officeooo:rsid="00f50c8f" officeooo:paragraph-rsid="00f50c8f"/>
    </style:style>
    <style:style style:name="P14" style:family="paragraph" style:parent-style-name="Text_20_body">
      <style:text-properties officeooo:rsid="00f55772" officeooo:paragraph-rsid="00f55772"/>
    </style:style>
    <style:style style:name="P15" style:family="paragraph" style:parent-style-name="Text_20_body">
      <style:text-properties officeooo:rsid="00f55772" officeooo:paragraph-rsid="00fdf767"/>
    </style:style>
    <style:style style:name="P16" style:family="paragraph" style:parent-style-name="Text_20_body">
      <style:text-properties officeooo:rsid="005c4409" officeooo:paragraph-rsid="01429a5d"/>
    </style:style>
    <style:style style:name="P17" style:family="paragraph" style:parent-style-name="Text_20_body">
      <style:text-properties officeooo:paragraph-rsid="016e877c"/>
    </style:style>
    <style:style style:name="P18" style:family="paragraph" style:parent-style-name="Text_20_body">
      <style:text-properties officeooo:paragraph-rsid="0044aa9a"/>
    </style:style>
    <style:style style:name="P19" style:family="paragraph" style:parent-style-name="Text_20_body">
      <style:text-properties officeooo:rsid="00572c8a" officeooo:paragraph-rsid="00572c8a"/>
    </style:style>
    <style:style style:name="P20" style:family="paragraph" style:parent-style-name="Text_20_body">
      <style:text-properties officeooo:rsid="00784760" officeooo:paragraph-rsid="00784760"/>
    </style:style>
    <style:style style:name="P21" style:family="paragraph" style:parent-style-name="Text_20_body">
      <style:text-properties officeooo:rsid="018f4b72" officeooo:paragraph-rsid="01ad8ed5"/>
    </style:style>
    <style:style style:name="P22" style:family="paragraph" style:parent-style-name="Text_20_body">
      <style:text-properties officeooo:rsid="018f4b72" officeooo:paragraph-rsid="01af9793"/>
    </style:style>
    <style:style style:name="P23" style:family="paragraph" style:parent-style-name="Text_20_body">
      <style:text-properties officeooo:rsid="0074fefc" officeooo:paragraph-rsid="01be0de1"/>
    </style:style>
    <style:style style:name="P24" style:family="paragraph" style:parent-style-name="Text_20_body">
      <style:text-properties officeooo:rsid="01d768a9" officeooo:paragraph-rsid="01d768a9"/>
    </style:style>
    <style:style style:name="P25" style:family="paragraph" style:parent-style-name="Text_20_body">
      <style:text-properties officeooo:rsid="010f222d" officeooo:paragraph-rsid="010f222d"/>
    </style:style>
    <style:style style:name="P26" style:family="paragraph" style:parent-style-name="Text_20_body">
      <style:text-properties officeooo:rsid="01e5d9e7" officeooo:paragraph-rsid="01e5d9e7"/>
    </style:style>
    <style:style style:name="P27" style:family="paragraph" style:parent-style-name="Text_20_body">
      <style:text-properties officeooo:rsid="02221e8a" officeooo:paragraph-rsid="02221e8a"/>
    </style:style>
    <style:style style:name="P28" style:family="paragraph" style:parent-style-name="Text_20_body">
      <style:text-properties officeooo:rsid="0225ea7d" officeooo:paragraph-rsid="0225ea7d"/>
    </style:style>
    <style:style style:name="P29" style:family="paragraph" style:parent-style-name="Text_20_body">
      <style:text-properties officeooo:rsid="0235c38d" officeooo:paragraph-rsid="0235c38d"/>
    </style:style>
    <style:style style:name="P30" style:family="paragraph" style:parent-style-name="Text_20_body">
      <style:text-properties officeooo:rsid="0013cbf1" officeooo:paragraph-rsid="0013cbf1"/>
    </style:style>
    <style:style style:name="P31" style:family="paragraph" style:parent-style-name="Text_20_body">
      <style:text-properties officeooo:rsid="025ce211" officeooo:paragraph-rsid="025ce211"/>
    </style:style>
    <style:style style:name="P32" style:family="paragraph" style:parent-style-name="Text_20_body">
      <style:text-properties officeooo:rsid="027bdee1" officeooo:paragraph-rsid="027c087b"/>
    </style:style>
    <style:style style:name="P33" style:family="paragraph" style:parent-style-name="Text_20_body">
      <style:text-properties officeooo:rsid="01f0b655" officeooo:paragraph-rsid="0298673c"/>
    </style:style>
    <style:style style:name="P34" style:family="paragraph" style:parent-style-name="Text_20_body">
      <style:text-properties officeooo:rsid="02101df8" officeooo:paragraph-rsid="029e0ac5"/>
    </style:style>
    <style:style style:name="P35" style:family="paragraph" style:parent-style-name="Text_20_body">
      <style:text-properties officeooo:rsid="021623f4" officeooo:paragraph-rsid="029ad785"/>
    </style:style>
    <style:style style:name="P36" style:family="paragraph" style:parent-style-name="Text_20_body">
      <style:text-properties officeooo:rsid="021aab3e" officeooo:paragraph-rsid="029c5fa5"/>
    </style:style>
    <style:style style:name="P37" style:family="paragraph" style:parent-style-name="Text_20_body">
      <style:text-properties officeooo:rsid="022ad0c9" officeooo:paragraph-rsid="02a2d21e"/>
    </style:style>
    <style:style style:name="P38" style:family="paragraph" style:parent-style-name="Text_20_body">
      <style:text-properties officeooo:rsid="0239d02e" officeooo:paragraph-rsid="023bad12"/>
    </style:style>
    <style:style style:name="P39" style:family="paragraph" style:parent-style-name="Text_20_body">
      <style:text-properties officeooo:rsid="02b6f0ad" officeooo:paragraph-rsid="02b6f0ad"/>
    </style:style>
    <style:style style:name="P40" style:family="paragraph" style:parent-style-name="Text_20_body">
      <style:text-properties officeooo:rsid="02c96893" officeooo:paragraph-rsid="02c96893"/>
    </style:style>
    <style:style style:name="P41" style:family="paragraph" style:parent-style-name="Text_20_body">
      <style:text-properties officeooo:rsid="02db8c47" officeooo:paragraph-rsid="02db8c47"/>
    </style:style>
    <style:style style:name="P42" style:family="paragraph" style:parent-style-name="Text_20_body">
      <style:text-properties officeooo:rsid="02e38667" officeooo:paragraph-rsid="02e921b4"/>
    </style:style>
    <style:style style:name="P43" style:family="paragraph" style:parent-style-name="Text_20_body">
      <style:text-properties officeooo:rsid="0245dd86" officeooo:paragraph-rsid="0245dd86"/>
    </style:style>
    <style:style style:name="P44" style:family="paragraph" style:parent-style-name="Text_20_body">
      <style:text-properties officeooo:rsid="012921f3" officeooo:paragraph-rsid="012921f3"/>
    </style:style>
    <style:style style:name="P45" style:family="paragraph" style:parent-style-name="Text_20_body">
      <style:text-properties officeooo:rsid="0304829d" officeooo:paragraph-rsid="0304829d"/>
    </style:style>
    <style:style style:name="P46" style:family="paragraph" style:parent-style-name="Text_20_body">
      <style:text-properties officeooo:rsid="031e072c" officeooo:paragraph-rsid="031e072c"/>
    </style:style>
    <style:style style:name="P47" style:family="paragraph" style:parent-style-name="Text_20_body">
      <style:text-properties officeooo:rsid="03286447" officeooo:paragraph-rsid="03297d92"/>
    </style:style>
    <style:style style:name="P48" style:family="paragraph" style:parent-style-name="Text_20_body">
      <style:text-properties officeooo:rsid="03286447" officeooo:paragraph-rsid="032c9c9e"/>
    </style:style>
    <style:style style:name="P49" style:family="paragraph" style:parent-style-name="Text_20_body">
      <style:text-properties officeooo:rsid="03286447" officeooo:paragraph-rsid="0351df23"/>
    </style:style>
    <style:style style:name="P50" style:family="paragraph" style:parent-style-name="Text_20_body">
      <style:text-properties officeooo:rsid="03286447" officeooo:paragraph-rsid="035abeea"/>
    </style:style>
    <style:style style:name="P51" style:family="paragraph" style:parent-style-name="Text_20_body">
      <style:text-properties officeooo:rsid="03286447" officeooo:paragraph-rsid="035fae0d"/>
    </style:style>
    <style:style style:name="P52" style:family="paragraph" style:parent-style-name="Text_20_body">
      <style:text-properties officeooo:rsid="03286447" officeooo:paragraph-rsid="03714161"/>
    </style:style>
    <style:style style:name="P53" style:family="paragraph" style:parent-style-name="Text_20_body">
      <style:text-properties officeooo:rsid="03292593" officeooo:paragraph-rsid="03292593"/>
    </style:style>
    <style:style style:name="P54" style:family="paragraph" style:parent-style-name="Text_20_body">
      <style:text-properties officeooo:rsid="032de29f" officeooo:paragraph-rsid="032de29f"/>
    </style:style>
    <style:style style:name="P55" style:family="paragraph" style:parent-style-name="Text_20_body">
      <style:text-properties officeooo:rsid="03312ea1" officeooo:paragraph-rsid="03312ea1"/>
    </style:style>
    <style:style style:name="P56" style:family="paragraph" style:parent-style-name="Text_20_body">
      <style:text-properties officeooo:rsid="0332a3bd" officeooo:paragraph-rsid="0332a3bd"/>
    </style:style>
    <style:style style:name="P57" style:family="paragraph" style:parent-style-name="Text_20_body">
      <style:text-properties officeooo:rsid="0334267a" officeooo:paragraph-rsid="0334267a"/>
    </style:style>
    <style:style style:name="P58" style:family="paragraph" style:parent-style-name="Text_20_body">
      <style:text-properties officeooo:rsid="01505a32" officeooo:paragraph-rsid="01505a32"/>
    </style:style>
    <style:style style:name="P59" style:family="paragraph" style:parent-style-name="Text_20_body">
      <style:text-properties officeooo:rsid="03449aaf" officeooo:paragraph-rsid="03449aaf"/>
    </style:style>
    <style:style style:name="P60" style:family="paragraph" style:parent-style-name="Text_20_body">
      <style:text-properties officeooo:rsid="03454302" officeooo:paragraph-rsid="03454302"/>
    </style:style>
    <style:style style:name="P61" style:family="paragraph" style:parent-style-name="Text_20_body">
      <style:text-properties officeooo:rsid="03587751" officeooo:paragraph-rsid="03587751"/>
    </style:style>
    <style:style style:name="P62" style:family="paragraph" style:parent-style-name="Text_20_body">
      <style:text-properties officeooo:rsid="038204ba" officeooo:paragraph-rsid="038204ba"/>
    </style:style>
    <style:style style:name="P63" style:family="paragraph" style:parent-style-name="Text_20_body">
      <style:text-properties officeooo:rsid="0385428e" officeooo:paragraph-rsid="0385428e"/>
    </style:style>
    <style:style style:name="P64" style:family="paragraph" style:parent-style-name="Text_20_body">
      <style:text-properties officeooo:rsid="0385428e" officeooo:paragraph-rsid="03a3977e"/>
    </style:style>
    <style:style style:name="P65" style:family="paragraph" style:parent-style-name="Text_20_body">
      <style:text-properties officeooo:rsid="03a905fd" officeooo:paragraph-rsid="03a905fd"/>
    </style:style>
    <style:style style:name="P66" style:family="paragraph" style:parent-style-name="Text_20_body">
      <style:text-properties officeooo:rsid="03c2561b" officeooo:paragraph-rsid="03c2561b"/>
    </style:style>
    <style:style style:name="P67" style:family="paragraph" style:parent-style-name="Text_20_body">
      <style:text-properties officeooo:rsid="03c7e696" officeooo:paragraph-rsid="03c7e696"/>
    </style:style>
    <style:style style:name="P68" style:family="paragraph" style:parent-style-name="Text_20_body">
      <style:text-properties officeooo:rsid="03c8c676" officeooo:paragraph-rsid="03cadba4"/>
    </style:style>
    <style:style style:name="P69" style:family="paragraph" style:parent-style-name="Text_20_body">
      <style:text-properties officeooo:rsid="026fa974" officeooo:paragraph-rsid="026fa974"/>
    </style:style>
    <style:style style:name="P70" style:family="paragraph" style:parent-style-name="Text_20_body">
      <style:text-properties officeooo:rsid="03f2892b" officeooo:paragraph-rsid="03f2892b"/>
    </style:style>
    <style:style style:name="P71" style:family="paragraph" style:parent-style-name="Text_20_body">
      <style:text-properties officeooo:rsid="03f2892b" officeooo:paragraph-rsid="03f3175c"/>
    </style:style>
    <style:style style:name="P72" style:family="paragraph" style:parent-style-name="Text_20_body">
      <style:text-properties officeooo:rsid="03f2892b" officeooo:paragraph-rsid="03fc65ab"/>
    </style:style>
    <style:style style:name="P73" style:family="paragraph" style:parent-style-name="Text_20_body">
      <style:text-properties officeooo:rsid="03f81355" officeooo:paragraph-rsid="03f81355"/>
    </style:style>
    <style:style style:name="P74" style:family="paragraph" style:parent-style-name="Text_20_body">
      <style:text-properties officeooo:rsid="0415fca1" officeooo:paragraph-rsid="0415fca1"/>
    </style:style>
    <style:style style:name="P75" style:family="paragraph" style:parent-style-name="Text_20_body">
      <style:text-properties officeooo:rsid="013aeff9" officeooo:paragraph-rsid="041841b4"/>
    </style:style>
    <style:style style:name="P76" style:family="paragraph" style:parent-style-name="Text_20_body">
      <style:text-properties officeooo:rsid="0139009b" officeooo:paragraph-rsid="041841b4"/>
    </style:style>
    <style:style style:name="P77" style:family="paragraph" style:parent-style-name="Text_20_body">
      <style:text-properties officeooo:rsid="0139fd20" officeooo:paragraph-rsid="041841b4"/>
    </style:style>
    <style:style style:name="P78" style:family="paragraph" style:parent-style-name="Text_20_body">
      <style:text-properties officeooo:rsid="01173875" officeooo:paragraph-rsid="01173875"/>
    </style:style>
    <style:style style:name="P79" style:family="paragraph" style:parent-style-name="Text_20_body">
      <style:text-properties officeooo:rsid="041f2f06" officeooo:paragraph-rsid="041f2f06"/>
    </style:style>
    <style:style style:name="P80" style:family="paragraph" style:parent-style-name="Text_20_body">
      <style:text-properties officeooo:rsid="0420769a" officeooo:paragraph-rsid="0421a6c2"/>
    </style:style>
    <style:style style:name="P81" style:family="paragraph" style:parent-style-name="Text_20_body">
      <style:text-properties officeooo:rsid="0427f302" officeooo:paragraph-rsid="0427f302"/>
    </style:style>
    <style:style style:name="P82" style:family="paragraph" style:parent-style-name="Text_20_body">
      <style:text-properties officeooo:rsid="042d049b" officeooo:paragraph-rsid="042d049b"/>
    </style:style>
    <style:style style:name="P83" style:family="paragraph" style:parent-style-name="Text_20_body">
      <style:text-properties officeooo:rsid="042e66c5" officeooo:paragraph-rsid="042e66c5"/>
    </style:style>
    <style:style style:name="P84" style:family="paragraph" style:parent-style-name="Text_20_body">
      <style:text-properties officeooo:rsid="01893376" officeooo:paragraph-rsid="01893376"/>
    </style:style>
    <style:style style:name="P85" style:family="paragraph" style:parent-style-name="Text_20_body">
      <style:text-properties officeooo:rsid="0434519c" officeooo:paragraph-rsid="0434519c"/>
    </style:style>
    <style:style style:name="P86" style:family="paragraph" style:parent-style-name="Text_20_body">
      <style:text-properties officeooo:rsid="0434519c" officeooo:paragraph-rsid="044b9593"/>
    </style:style>
    <style:style style:name="P87" style:family="paragraph" style:parent-style-name="Text_20_body">
      <style:text-properties officeooo:rsid="0434519c" officeooo:paragraph-rsid="045d1f64"/>
    </style:style>
    <style:style style:name="P88" style:family="paragraph" style:parent-style-name="Text_20_body">
      <style:text-properties officeooo:rsid="0434519c" officeooo:paragraph-rsid="045e14d8"/>
    </style:style>
    <style:style style:name="P89" style:family="paragraph" style:parent-style-name="Text_20_body">
      <style:text-properties officeooo:rsid="0434519c" officeooo:paragraph-rsid="05575545"/>
    </style:style>
    <style:style style:name="P90" style:family="paragraph" style:parent-style-name="Text_20_body">
      <style:text-properties officeooo:rsid="046a92e0" officeooo:paragraph-rsid="046a92e0"/>
    </style:style>
    <style:style style:name="P91" style:family="paragraph" style:parent-style-name="Text_20_body">
      <style:text-properties officeooo:rsid="047149f5" officeooo:paragraph-rsid="047149f5"/>
    </style:style>
    <style:style style:name="P92" style:family="paragraph" style:parent-style-name="Text_20_body">
      <style:text-properties officeooo:rsid="0485729e" officeooo:paragraph-rsid="0493bc11"/>
    </style:style>
    <style:style style:name="P93" style:family="paragraph" style:parent-style-name="Text_20_body">
      <style:text-properties officeooo:rsid="0485729e" officeooo:paragraph-rsid="04a6bf4a"/>
    </style:style>
    <style:style style:name="P94" style:family="paragraph" style:parent-style-name="Text_20_body">
      <style:text-properties officeooo:rsid="0485729e" officeooo:paragraph-rsid="04abf103"/>
    </style:style>
    <style:style style:name="P95" style:family="paragraph" style:parent-style-name="Text_20_body">
      <style:text-properties officeooo:rsid="0485729e" officeooo:paragraph-rsid="04b7ab3f"/>
    </style:style>
    <style:style style:name="P96" style:family="paragraph" style:parent-style-name="Text_20_body">
      <style:text-properties officeooo:rsid="0485729e" officeooo:paragraph-rsid="04dd1783"/>
    </style:style>
    <style:style style:name="P97" style:family="paragraph" style:parent-style-name="Text_20_body">
      <style:text-properties officeooo:rsid="0485729e" officeooo:paragraph-rsid="04df628e"/>
    </style:style>
    <style:style style:name="P98" style:family="paragraph" style:parent-style-name="Text_20_body">
      <style:text-properties officeooo:rsid="04a19a10" officeooo:paragraph-rsid="04a19a10"/>
    </style:style>
    <style:style style:name="P99" style:family="paragraph" style:parent-style-name="Text_20_body">
      <style:text-properties officeooo:rsid="04a2aacd" officeooo:paragraph-rsid="04a2aacd"/>
    </style:style>
    <style:style style:name="P100" style:family="paragraph" style:parent-style-name="Text_20_body">
      <style:text-properties officeooo:rsid="04a9cc4e" officeooo:paragraph-rsid="04a9cc4e"/>
    </style:style>
    <style:style style:name="P101" style:family="paragraph" style:parent-style-name="Text_20_body">
      <style:text-properties officeooo:rsid="04aa37b5" officeooo:paragraph-rsid="04aa37b5"/>
    </style:style>
    <style:style style:name="P102" style:family="paragraph" style:parent-style-name="Text_20_body">
      <style:text-properties officeooo:rsid="03785ea6" officeooo:paragraph-rsid="03785ea6"/>
    </style:style>
    <style:style style:name="P103" style:family="paragraph" style:parent-style-name="Text_20_body">
      <style:text-properties officeooo:rsid="04c7eaf7" officeooo:paragraph-rsid="04c7eaf7"/>
    </style:style>
    <style:style style:name="P104" style:family="paragraph" style:parent-style-name="Text_20_body">
      <style:text-properties officeooo:rsid="04c828ec" officeooo:paragraph-rsid="04c828ec"/>
    </style:style>
    <style:style style:name="P105" style:family="paragraph" style:parent-style-name="Text_20_body">
      <style:text-properties officeooo:rsid="04cd3ce6" officeooo:paragraph-rsid="04cd3ce6"/>
    </style:style>
    <style:style style:name="P106" style:family="paragraph" style:parent-style-name="Text_20_body">
      <style:text-properties officeooo:paragraph-rsid="04df628e"/>
    </style:style>
    <style:style style:name="P107" style:family="paragraph" style:parent-style-name="Text_20_body">
      <style:text-properties officeooo:rsid="04f09b80" officeooo:paragraph-rsid="04f09b80"/>
    </style:style>
    <style:style style:name="P108" style:family="paragraph" style:parent-style-name="Text_20_body">
      <style:text-properties officeooo:rsid="05139b38" officeooo:paragraph-rsid="05139b38"/>
    </style:style>
    <style:style style:name="P109" style:family="paragraph" style:parent-style-name="Text_20_body">
      <style:text-properties officeooo:rsid="0520dd5d" officeooo:paragraph-rsid="0520dd5d"/>
    </style:style>
    <style:style style:name="P110" style:family="paragraph" style:parent-style-name="Text_20_body">
      <style:text-properties officeooo:rsid="0520dd5d" officeooo:paragraph-rsid="052c319a"/>
    </style:style>
    <style:style style:name="P111" style:family="paragraph" style:parent-style-name="Text_20_body">
      <style:text-properties officeooo:rsid="0520dd5d" officeooo:paragraph-rsid="052e07cf"/>
    </style:style>
    <style:style style:name="P112" style:family="paragraph" style:parent-style-name="Text_20_body">
      <style:text-properties officeooo:rsid="054918e4" officeooo:paragraph-rsid="054918e4"/>
    </style:style>
    <style:style style:name="P113" style:family="paragraph" style:parent-style-name="Text_20_body">
      <style:text-properties officeooo:rsid="0549c5c4" officeooo:paragraph-rsid="054afb3b"/>
    </style:style>
    <style:style style:name="P114" style:family="paragraph" style:parent-style-name="Text_20_body">
      <style:text-properties officeooo:rsid="0549c5c4" officeooo:paragraph-rsid="0550153c"/>
    </style:style>
    <style:style style:name="P115" style:family="paragraph" style:parent-style-name="Text_20_body">
      <style:text-properties officeooo:rsid="04b086d8" officeooo:paragraph-rsid="04b086d8"/>
    </style:style>
    <style:style style:name="P116" style:family="paragraph" style:parent-style-name="Text_20_body">
      <style:text-properties officeooo:rsid="0568460e" officeooo:paragraph-rsid="0568460e"/>
    </style:style>
    <style:style style:name="P117" style:family="paragraph" style:parent-style-name="Text_20_body">
      <style:text-properties officeooo:rsid="0568460e" officeooo:paragraph-rsid="0582e501"/>
    </style:style>
    <style:style style:name="P118" style:family="paragraph" style:parent-style-name="Text_20_body">
      <style:text-properties officeooo:rsid="056e1170" officeooo:paragraph-rsid="056e1170"/>
    </style:style>
    <style:style style:name="P119" style:family="paragraph" style:parent-style-name="Text_20_body">
      <style:text-properties officeooo:rsid="056e1170" officeooo:paragraph-rsid="05816e45"/>
    </style:style>
    <style:style style:name="P120" style:family="paragraph" style:parent-style-name="Text_20_body">
      <style:text-properties officeooo:rsid="056e1170" officeooo:paragraph-rsid="059cad04"/>
    </style:style>
    <style:style style:name="P121" style:family="paragraph" style:parent-style-name="Text_20_body">
      <style:text-properties officeooo:rsid="05857107" officeooo:paragraph-rsid="058d3272"/>
    </style:style>
    <style:style style:name="P122" style:family="paragraph" style:parent-style-name="Text_20_body">
      <style:text-properties officeooo:rsid="058d3272" officeooo:paragraph-rsid="058d3272"/>
    </style:style>
    <style:style style:name="P123" style:family="paragraph" style:parent-style-name="Text_20_body">
      <style:text-properties officeooo:rsid="059cf3a9" officeooo:paragraph-rsid="059cf3a9"/>
    </style:style>
    <style:style style:name="P124" style:family="paragraph" style:parent-style-name="Text_20_body">
      <style:text-properties officeooo:rsid="01860279" officeooo:paragraph-rsid="01860279"/>
    </style:style>
    <style:style style:name="P125" style:family="paragraph" style:parent-style-name="Text_20_body">
      <style:text-properties officeooo:rsid="05a8627c" officeooo:paragraph-rsid="05a8627c"/>
    </style:style>
    <style:style style:name="P126" style:family="paragraph" style:parent-style-name="Text_20_body">
      <style:text-properties officeooo:rsid="05acedbb" officeooo:paragraph-rsid="05acedbb"/>
    </style:style>
    <style:style style:name="P127" style:family="paragraph" style:parent-style-name="Text_20_body">
      <style:text-properties officeooo:rsid="05ae86fc" officeooo:paragraph-rsid="05ae86fc"/>
    </style:style>
    <style:style style:name="P128" style:family="paragraph" style:parent-style-name="Text_20_body">
      <style:text-properties officeooo:rsid="05ae86fc" officeooo:paragraph-rsid="05b9c2cd"/>
    </style:style>
    <style:style style:name="P129" style:family="paragraph" style:parent-style-name="Text_20_body">
      <style:text-properties officeooo:rsid="05ae86fc" officeooo:paragraph-rsid="05bac4e6"/>
    </style:style>
    <style:style style:name="P130" style:family="paragraph" style:parent-style-name="Text_20_body">
      <style:text-properties officeooo:rsid="05b40ad6" officeooo:paragraph-rsid="05b40ad6"/>
    </style:style>
    <style:style style:name="P131" style:family="paragraph" style:parent-style-name="Text_20_body">
      <style:text-properties officeooo:rsid="0105182c" officeooo:paragraph-rsid="05c9c875"/>
    </style:style>
    <style:style style:name="P132" style:family="paragraph" style:parent-style-name="Text_20_body">
      <style:text-properties officeooo:rsid="05c2622e" officeooo:paragraph-rsid="05c2622e"/>
    </style:style>
    <style:style style:name="P133" style:family="paragraph" style:parent-style-name="Text_20_body">
      <style:text-properties officeooo:rsid="05c2622e" officeooo:paragraph-rsid="05d0dfb3"/>
    </style:style>
    <style:style style:name="P134" style:family="paragraph" style:parent-style-name="Text_20_body">
      <style:text-properties officeooo:rsid="05d9ee4d" officeooo:paragraph-rsid="05d9ee4d"/>
    </style:style>
    <style:style style:name="P135" style:family="paragraph" style:parent-style-name="Text_20_body">
      <style:text-properties officeooo:rsid="05d9ee4d" officeooo:paragraph-rsid="05e6b8f3"/>
    </style:style>
    <style:style style:name="P136" style:family="paragraph" style:parent-style-name="Text_20_body">
      <style:text-properties officeooo:rsid="05e904c3" officeooo:paragraph-rsid="05fe07da"/>
    </style:style>
    <style:style style:name="P137" style:family="paragraph" style:parent-style-name="Text_20_body">
      <style:text-properties officeooo:paragraph-rsid="0609692d"/>
    </style:style>
    <style:style style:name="P138" style:family="paragraph" style:parent-style-name="Text_20_body">
      <style:text-properties officeooo:rsid="06239472" officeooo:paragraph-rsid="06239472"/>
    </style:style>
    <style:style style:name="P139" style:family="paragraph" style:parent-style-name="Text_20_body">
      <style:text-properties officeooo:rsid="0647e639" officeooo:paragraph-rsid="065395d9"/>
    </style:style>
    <style:style style:name="P140" style:family="paragraph" style:parent-style-name="Text_20_body">
      <style:text-properties officeooo:rsid="0647e639" officeooo:paragraph-rsid="06595a53"/>
    </style:style>
    <style:style style:name="P141" style:family="paragraph" style:parent-style-name="Text_20_body">
      <style:text-properties officeooo:rsid="06595a53" officeooo:paragraph-rsid="066d1f57"/>
    </style:style>
    <style:style style:name="P142" style:family="paragraph" style:parent-style-name="Text_20_body">
      <style:text-properties officeooo:rsid="059a23ef" officeooo:paragraph-rsid="059a23ef"/>
    </style:style>
    <style:style style:name="P143" style:family="paragraph" style:parent-style-name="Text_20_body">
      <style:text-properties officeooo:rsid="01949150" officeooo:paragraph-rsid="06b835ba"/>
    </style:style>
    <style:style style:name="P144" style:family="paragraph" style:parent-style-name="Text_20_body">
      <style:text-properties officeooo:rsid="01949150" officeooo:paragraph-rsid="06b85a37"/>
    </style:style>
    <style:style style:name="P145" style:family="paragraph" style:parent-style-name="Text_20_body">
      <style:text-properties officeooo:rsid="06b894df" officeooo:paragraph-rsid="06b894df"/>
    </style:style>
    <style:style style:name="P146" style:family="paragraph" style:parent-style-name="Text_20_body">
      <style:text-properties officeooo:rsid="06ba79dc" officeooo:paragraph-rsid="06ba79dc"/>
    </style:style>
    <style:style style:name="P147" style:family="paragraph" style:parent-style-name="Text_20_body">
      <style:text-properties officeooo:rsid="06bc844c" officeooo:paragraph-rsid="06bc844c"/>
    </style:style>
    <style:style style:name="P148" style:family="paragraph" style:parent-style-name="Text_20_body">
      <style:text-properties officeooo:paragraph-rsid="0670a36a"/>
    </style:style>
    <style:style style:name="P149" style:family="paragraph" style:parent-style-name="Text_20_body">
      <style:text-properties officeooo:rsid="06d19553" officeooo:paragraph-rsid="06e8f4b1"/>
    </style:style>
    <style:style style:name="P150" style:family="paragraph" style:parent-style-name="Text_20_body">
      <style:text-properties officeooo:rsid="06d5424a" officeooo:paragraph-rsid="06d5424a"/>
    </style:style>
    <style:style style:name="P151" style:family="paragraph" style:parent-style-name="Text_20_body">
      <style:text-properties officeooo:rsid="06d5424a" officeooo:paragraph-rsid="06d85d5d"/>
    </style:style>
    <style:style style:name="P152" style:family="paragraph" style:parent-style-name="Text_20_body">
      <style:text-properties officeooo:rsid="06db3385" officeooo:paragraph-rsid="06db3385"/>
    </style:style>
    <style:style style:name="P153" style:family="paragraph" style:parent-style-name="Text_20_body">
      <style:text-properties officeooo:rsid="06e7e9f9" officeooo:paragraph-rsid="06e7e9f9"/>
    </style:style>
    <style:style style:name="P154" style:family="paragraph" style:parent-style-name="Text_20_body">
      <style:text-properties officeooo:rsid="06f2165e" officeooo:paragraph-rsid="06f2165e"/>
    </style:style>
    <style:style style:name="P155" style:family="paragraph" style:parent-style-name="Text_20_body">
      <style:text-properties officeooo:rsid="06f2165e" officeooo:paragraph-rsid="0702797d"/>
    </style:style>
    <style:style style:name="P156" style:family="paragraph" style:parent-style-name="Text_20_body">
      <style:text-properties officeooo:rsid="06ffa6bf" officeooo:paragraph-rsid="06ffa6bf"/>
    </style:style>
    <style:style style:name="P157" style:family="paragraph" style:parent-style-name="Text_20_body">
      <style:text-properties officeooo:rsid="06ffa6bf" officeooo:paragraph-rsid="070b703f"/>
    </style:style>
    <style:style style:name="P158" style:family="paragraph" style:parent-style-name="Text_20_body">
      <style:text-properties officeooo:rsid="070d2c24" officeooo:paragraph-rsid="070d2c24"/>
    </style:style>
    <style:style style:name="P159" style:family="paragraph" style:parent-style-name="Text_20_body">
      <style:text-properties officeooo:rsid="070d2c24" officeooo:paragraph-rsid="071eb694"/>
    </style:style>
    <style:style style:name="P160" style:family="paragraph" style:parent-style-name="Text_20_body">
      <style:text-properties officeooo:rsid="0711c414" officeooo:paragraph-rsid="0711c414"/>
    </style:style>
    <style:style style:name="P161" style:family="paragraph" style:parent-style-name="Text_20_body">
      <style:text-properties officeooo:rsid="0714c639" officeooo:paragraph-rsid="0737fc09"/>
    </style:style>
    <style:style style:name="P162" style:family="paragraph" style:parent-style-name="Text_20_body">
      <style:text-properties officeooo:rsid="07239235" officeooo:paragraph-rsid="07239235"/>
    </style:style>
    <style:style style:name="P163" style:family="paragraph" style:parent-style-name="Text_20_body">
      <style:text-properties officeooo:rsid="07366f97" officeooo:paragraph-rsid="07366f97"/>
    </style:style>
    <style:style style:name="P164" style:family="paragraph" style:parent-style-name="Text_20_body">
      <style:text-properties officeooo:rsid="0737fc09" officeooo:paragraph-rsid="0737fc09"/>
    </style:style>
    <style:style style:name="P165" style:family="paragraph" style:parent-style-name="Text_20_body">
      <style:text-properties officeooo:rsid="074461e5" officeooo:paragraph-rsid="074461e5"/>
    </style:style>
    <style:style style:name="P166" style:family="paragraph" style:parent-style-name="Text_20_body">
      <style:text-properties officeooo:rsid="074c8402" officeooo:paragraph-rsid="074c8402"/>
    </style:style>
    <style:style style:name="P167" style:family="paragraph" style:parent-style-name="Text_20_body">
      <style:text-properties officeooo:rsid="06e33656" officeooo:paragraph-rsid="06d19553"/>
    </style:style>
    <style:style style:name="P168" style:family="paragraph" style:parent-style-name="Text_20_body">
      <style:text-properties officeooo:rsid="071d97eb" officeooo:paragraph-rsid="071d97eb"/>
    </style:style>
    <style:style style:name="P169" style:family="paragraph" style:parent-style-name="Text_20_body">
      <style:text-properties officeooo:rsid="076b6d8b" officeooo:paragraph-rsid="076b6d8b"/>
    </style:style>
    <style:style style:name="P170" style:family="paragraph" style:parent-style-name="Text_20_body">
      <style:text-properties officeooo:rsid="076b6d8b" officeooo:paragraph-rsid="07839069"/>
    </style:style>
    <style:style style:name="P171" style:family="paragraph" style:parent-style-name="Text_20_body">
      <style:text-properties officeooo:paragraph-rsid="07720ef8"/>
    </style:style>
    <style:style style:name="P172" style:family="paragraph" style:parent-style-name="Text_20_body">
      <style:text-properties officeooo:rsid="0773292d" officeooo:paragraph-rsid="0773292d"/>
    </style:style>
    <style:style style:name="P173" style:family="paragraph" style:parent-style-name="Text_20_body">
      <style:text-properties officeooo:rsid="07870320" officeooo:paragraph-rsid="07870320"/>
    </style:style>
    <style:style style:name="P174" style:family="paragraph" style:parent-style-name="Text_20_body">
      <style:text-properties officeooo:rsid="079a0fdd" officeooo:paragraph-rsid="079a0fdd"/>
    </style:style>
    <style:style style:name="P175" style:family="paragraph" style:parent-style-name="Text_20_body">
      <style:text-properties officeooo:rsid="007e47c2" officeooo:paragraph-rsid="07acabc4"/>
    </style:style>
    <style:style style:name="P176" style:family="paragraph" style:parent-style-name="Text_20_body">
      <style:text-properties officeooo:rsid="007e47c2" officeooo:paragraph-rsid="07bba76e"/>
    </style:style>
    <style:style style:name="P177" style:family="paragraph" style:parent-style-name="Text_20_body">
      <style:text-properties officeooo:rsid="007e47c2" officeooo:paragraph-rsid="07c0edd4"/>
    </style:style>
    <style:style style:name="P178" style:family="paragraph" style:parent-style-name="Text_20_body">
      <style:text-properties officeooo:rsid="007e47c2" officeooo:paragraph-rsid="07c25f9b"/>
    </style:style>
    <style:style style:name="P179" style:family="paragraph" style:parent-style-name="Text_20_body">
      <style:text-properties officeooo:rsid="00b2c46e" officeooo:paragraph-rsid="07acabc4"/>
    </style:style>
    <style:style style:name="P180" style:family="paragraph" style:parent-style-name="Text_20_body">
      <style:text-properties officeooo:paragraph-rsid="07b1818c"/>
    </style:style>
    <style:style style:name="P181" style:family="paragraph" style:parent-style-name="Text_20_body">
      <style:text-properties officeooo:rsid="07bcd3c3" officeooo:paragraph-rsid="07bcd3c3"/>
    </style:style>
    <style:style style:name="P182" style:family="paragraph" style:parent-style-name="Text_20_body">
      <style:text-properties officeooo:rsid="07c5b47e" officeooo:paragraph-rsid="07c5b47e"/>
    </style:style>
    <style:style style:name="P183" style:family="paragraph" style:parent-style-name="Text_20_body">
      <style:text-properties officeooo:rsid="07e7bb8a" officeooo:paragraph-rsid="07e7bb8a"/>
    </style:style>
    <style:style style:name="P184" style:family="paragraph" style:parent-style-name="Table_20_Contents">
      <style:text-properties officeooo:rsid="030a5e91" officeooo:paragraph-rsid="030a5e91"/>
    </style:style>
    <style:style style:name="P185" style:family="paragraph" style:parent-style-name="Table_20_Contents">
      <style:text-properties officeooo:rsid="030b68d9" officeooo:paragraph-rsid="030b68d9"/>
    </style:style>
    <style:style style:name="P186" style:family="paragraph" style:parent-style-name="Table_20_Contents">
      <style:text-properties officeooo:rsid="030dab3d" officeooo:paragraph-rsid="030dab3d"/>
    </style:style>
    <style:style style:name="P187" style:family="paragraph" style:parent-style-name="Table_20_Contents">
      <style:text-properties officeooo:rsid="0312f78f" officeooo:paragraph-rsid="0312f78f"/>
    </style:style>
    <style:style style:name="P188" style:family="paragraph" style:parent-style-name="Table_20_Contents">
      <style:text-properties officeooo:rsid="03168ede" officeooo:paragraph-rsid="03168ede"/>
    </style:style>
    <style:style style:name="P189" style:family="paragraph" style:parent-style-name="Table_20_Contents">
      <style:text-properties officeooo:rsid="03184d4c" officeooo:paragraph-rsid="03184d4c"/>
    </style:style>
    <style:style style:name="P190" style:family="paragraph" style:parent-style-name="Table_20_Contents">
      <style:text-properties officeooo:rsid="031c529c" officeooo:paragraph-rsid="031c529c"/>
    </style:style>
    <style:style style:name="P191" style:family="paragraph" style:parent-style-name="Table_20_Contents">
      <style:text-properties officeooo:rsid="03a9522f" officeooo:paragraph-rsid="03a9522f"/>
    </style:style>
    <style:style style:name="P192" style:family="paragraph" style:parent-style-name="Table_20_Contents">
      <style:text-properties officeooo:rsid="03aa37fd" officeooo:paragraph-rsid="03a9522f"/>
    </style:style>
    <style:style style:name="P193" style:family="paragraph" style:parent-style-name="Table_20_Contents">
      <style:text-properties officeooo:rsid="03ac416c" officeooo:paragraph-rsid="03ac416c"/>
    </style:style>
    <style:style style:name="P194" style:family="paragraph" style:parent-style-name="Table_20_Contents">
      <style:text-properties officeooo:rsid="03b3f227" officeooo:paragraph-rsid="03b3f227"/>
    </style:style>
    <style:style style:name="P195" style:family="paragraph" style:parent-style-name="Table_20_Contents">
      <style:text-properties officeooo:rsid="03bfa2d3" officeooo:paragraph-rsid="03bfa2d3"/>
    </style:style>
    <style:style style:name="P196" style:family="paragraph" style:parent-style-name="Table_20_Contents">
      <style:text-properties officeooo:rsid="040418d2" officeooo:paragraph-rsid="040418d2"/>
    </style:style>
    <style:style style:name="P197" style:family="paragraph" style:parent-style-name="Table_20_Contents">
      <style:text-properties officeooo:rsid="04053f3a" officeooo:paragraph-rsid="04053f3a"/>
    </style:style>
    <style:style style:name="P198" style:family="paragraph" style:parent-style-name="Table_20_Contents">
      <style:text-properties officeooo:rsid="040606ab" officeooo:paragraph-rsid="040606ab"/>
    </style:style>
    <style:style style:name="P199" style:family="paragraph" style:parent-style-name="Table_20_Contents">
      <style:text-properties officeooo:rsid="040976fd" officeooo:paragraph-rsid="040976fd"/>
    </style:style>
    <style:style style:name="P200" style:family="paragraph" style:parent-style-name="Contents_20_1">
      <style:paragraph-properties>
        <style:tab-stops>
          <style:tab-stop style:position="6.9252in" style:type="right" style:leader-style="dotted" style:leader-text="."/>
        </style:tab-stops>
      </style:paragraph-properties>
    </style:style>
    <style:style style:name="P201" style:family="paragraph" style:parent-style-name="Contents_20_2">
      <style:paragraph-properties>
        <style:tab-stops>
          <style:tab-stop style:position="6.7283in" style:type="right" style:leader-style="dotted" style:leader-text="."/>
        </style:tab-stops>
      </style:paragraph-properties>
    </style:style>
    <style:style style:name="P202" style:family="paragraph" style:parent-style-name="Contents_20_3">
      <style:paragraph-properties>
        <style:tab-stops>
          <style:tab-stop style:position="6.5319in" style:type="right" style:leader-style="dotted" style:leader-text="."/>
        </style:tab-stops>
      </style:paragraph-properties>
    </style:style>
    <style:style style:name="P203" style:family="paragraph" style:parent-style-name="Contents_20_Heading">
      <style:paragraph-properties fo:break-before="page"/>
    </style:style>
    <style:style style:name="P204" style:family="paragraph" style:parent-style-name="Contents_20_1">
      <style:paragraph-properties>
        <style:tab-stops>
          <style:tab-stop style:position="6.9252in" style:type="right" style:leader-style="dotted" style:leader-text="."/>
        </style:tab-stops>
      </style:paragraph-properties>
    </style:style>
    <style:style style:name="P205" style:family="paragraph" style:parent-style-name="Contents_20_2">
      <style:paragraph-properties>
        <style:tab-stops>
          <style:tab-stop style:position="6.7283in" style:type="right" style:leader-style="dotted" style:leader-text="."/>
        </style:tab-stops>
      </style:paragraph-properties>
    </style:style>
    <style:style style:name="P206" style:family="paragraph" style:parent-style-name="Contents_20_3">
      <style:paragraph-properties>
        <style:tab-stops>
          <style:tab-stop style:position="6.5319in" style:type="right" style:leader-style="dotted" style:leader-text="."/>
        </style:tab-stops>
      </style:paragraph-properties>
    </style:style>
    <style:style style:name="P207" style:family="paragraph" style:parent-style-name="Contents_20_Heading">
      <style:paragraph-properties fo:break-before="page"/>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officeooo:rsid="04368d43" officeooo:paragraph-rsid="04368d43"/>
    </style:style>
    <style:style style:name="P210" style:family="paragraph" style:parent-style-name="Heading_20_1" style:list-style-name="">
      <style:paragraph-properties fo:break-before="page"/>
      <style:text-properties officeooo:rsid="0689ef6b" officeooo:paragraph-rsid="0689ef6b"/>
    </style:style>
    <style:style style:name="P211" style:family="paragraph" style:parent-style-name="Heading_20_1">
      <style:paragraph-properties fo:break-before="page"/>
      <style:text-properties officeooo:paragraph-rsid="06cdec97"/>
    </style:style>
    <style:style style:name="P212" style:family="paragraph" style:parent-style-name="Heading_20_1">
      <style:paragraph-properties fo:break-before="page"/>
      <style:text-properties officeooo:paragraph-rsid="03dce3ed"/>
    </style:style>
    <style:style style:name="P213" style:family="paragraph" style:parent-style-name="Heading_20_1">
      <style:paragraph-properties fo:break-before="page"/>
      <style:text-properties officeooo:paragraph-rsid="00b5668f"/>
    </style:style>
    <style:style style:name="P214" style:family="paragraph" style:parent-style-name="Heading_20_1">
      <style:paragraph-properties fo:break-before="page"/>
      <style:text-properties officeooo:rsid="05922a2b" officeooo:paragraph-rsid="05922a2b"/>
    </style:style>
    <style:style style:name="P215" style:family="paragraph" style:parent-style-name="Heading_20_1">
      <style:paragraph-properties fo:break-before="page"/>
      <style:text-properties officeooo:rsid="024df55d" officeooo:paragraph-rsid="024df55d"/>
    </style:style>
    <style:style style:name="P216" style:family="paragraph" style:parent-style-name="Heading_20_1">
      <style:paragraph-properties fo:break-before="page"/>
      <style:text-properties officeooo:rsid="07e9a85a" officeooo:paragraph-rsid="07e9a85a"/>
    </style:style>
    <style:style style:name="P217" style:family="paragraph" style:parent-style-name="Heading_20_2">
      <style:text-properties officeooo:paragraph-rsid="041841b4"/>
    </style:style>
    <style:style style:name="P218" style:family="paragraph" style:parent-style-name="Heading_20_2">
      <style:text-properties officeooo:paragraph-rsid="04ef8016"/>
    </style:style>
    <style:style style:name="P219" style:family="paragraph" style:parent-style-name="Heading_20_2">
      <style:text-properties officeooo:paragraph-rsid="0779b08c"/>
    </style:style>
    <style:style style:name="P220" style:family="paragraph" style:parent-style-name="Heading_20_2">
      <style:text-properties officeooo:paragraph-rsid="077c8560"/>
    </style:style>
    <style:style style:name="P221" style:family="paragraph" style:parent-style-name="Heading_20_3">
      <style:text-properties officeooo:paragraph-rsid="077bb21e"/>
    </style:style>
    <style:style style:name="P222" style:family="paragraph" style:parent-style-name="Heading_20_3">
      <style:paragraph-properties fo:break-before="page"/>
    </style:style>
    <style:style style:name="P223" style:family="paragraph" style:parent-style-name="Preformatted_20_Text">
      <style:text-properties officeooo:paragraph-rsid="07e9a85a"/>
    </style:style>
    <style:style style:name="P224" style:family="paragraph" style:parent-style-name="Preformatted_20_Text">
      <style:text-properties officeooo:paragraph-rsid="000dfb09"/>
    </style:style>
    <style:style style:name="P225" style:family="paragraph" style:parent-style-name="Preformatted_20_Text">
      <style:text-properties officeooo:paragraph-rsid="07f399ed"/>
    </style:style>
    <style:style style:name="P226" style:family="paragraph" style:parent-style-name="Preformatted_20_Text">
      <style:text-properties officeooo:paragraph-rsid="0804fdf4"/>
    </style:style>
    <style:style style:name="P227" style:family="paragraph" style:parent-style-name="Preformatted_20_Text">
      <style:paragraph-properties fo:margin-top="0in" fo:margin-bottom="0.1965in" style:contextual-spacing="false"/>
    </style:style>
    <style:style style:name="P228" style:family="paragraph" style:parent-style-name="Subtitle">
      <style:text-properties officeooo:paragraph-rsid="000dfb09"/>
    </style:style>
    <style:style style:name="P229" style:family="paragraph" style:parent-style-name="Text_20_body" style:list-style-name="L1">
      <style:text-properties officeooo:paragraph-rsid="0170bbc5"/>
    </style:style>
    <style:style style:name="P230" style:family="paragraph" style:parent-style-name="Text_20_body" style:list-style-name="L1">
      <style:text-properties officeooo:rsid="01682806" officeooo:paragraph-rsid="0170bbc5"/>
    </style:style>
    <style:style style:name="P231" style:family="paragraph" style:parent-style-name="Text_20_body" style:list-style-name="List_20_1"/>
    <style:style style:name="P232" style:family="paragraph" style:parent-style-name="Text_20_body" style:list-style-name="List_20_1">
      <style:text-properties officeooo:rsid="04a1e624" officeooo:paragraph-rsid="04a1e624"/>
    </style:style>
    <style:style style:name="P233" style:family="paragraph" style:parent-style-name="Text_20_body" style:list-style-name="List_20_1">
      <style:text-properties officeooo:rsid="06bcc500" officeooo:paragraph-rsid="06bcc500"/>
    </style:style>
    <style:style style:name="P234" style:family="paragraph" style:parent-style-name="Text_20_body" style:list-style-name="List_20_1">
      <style:text-properties officeooo:rsid="050fc7eb" officeooo:paragraph-rsid="050fc7eb"/>
    </style:style>
    <style:style style:name="P235" style:family="paragraph" style:parent-style-name="Text_20_body" style:list-style-name="List_20_1">
      <style:text-properties officeooo:rsid="074c8402" officeooo:paragraph-rsid="074c8402"/>
    </style:style>
    <style:style style:name="P236" style:family="paragraph" style:parent-style-name="Text_20_body" style:list-style-name="List_20_1">
      <style:text-properties officeooo:rsid="074c8402" officeooo:paragraph-rsid="0761e337"/>
    </style:style>
    <style:style style:name="P237" style:family="paragraph" style:parent-style-name="Text_20_body">
      <style:text-properties officeooo:rsid="04147b99" officeooo:paragraph-rsid="07acabc4"/>
    </style:style>
    <style:style style:name="P238" style:family="paragraph" style:parent-style-name="Text_20_body">
      <style:text-properties officeooo:rsid="0012b2b6" officeooo:paragraph-rsid="077e1642"/>
    </style:style>
    <style:style style:name="P239" style:family="paragraph" style:parent-style-name="Text_20_body">
      <style:text-properties officeooo:rsid="00b95184" officeooo:paragraph-rsid="00b95184"/>
    </style:style>
    <style:style style:name="P240" style:family="paragraph" style:parent-style-name="Text_20_body">
      <style:text-properties officeooo:paragraph-rsid="07e9a85a"/>
    </style:style>
    <style:style style:name="P2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dfb09"/>
    </style:style>
    <style:style style:name="T2" style:family="text">
      <style:text-properties style:font-name="Liberation Sans" fo:font-size="18pt" officeooo:rsid="0015cd0a" style:font-name-asian="DejaVu Sans" style:font-size-asian="18pt" style:font-name-complex="DejaVu Sans" style:font-size-complex="18pt"/>
    </style:style>
    <style:style style:name="T3" style:family="text">
      <style:text-properties style:font-name="Liberation Sans" fo:font-size="18.2000007629395pt" fo:font-weight="bold" officeooo:rsid="017d89fb"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4a6755"/>
    </style:style>
    <style:style style:name="T23" style:family="text">
      <style:text-properties officeooo:rsid="0050e61b"/>
    </style:style>
    <style:style style:name="T24" style:family="text">
      <style:text-properties officeooo:rsid="0053e0c3"/>
    </style:style>
    <style:style style:name="T25" style:family="text">
      <style:text-properties officeooo:rsid="0055b144"/>
    </style:style>
    <style:style style:name="T26" style:family="text">
      <style:text-properties officeooo:rsid="005861d5"/>
    </style:style>
    <style:style style:name="T27" style:family="text">
      <style:text-properties officeooo:rsid="005e1738"/>
    </style:style>
    <style:style style:name="T28" style:family="text">
      <style:text-properties officeooo:rsid="005e318e"/>
    </style:style>
    <style:style style:name="T29" style:family="text">
      <style:text-properties officeooo:rsid="00678613"/>
    </style:style>
    <style:style style:name="T30" style:family="text">
      <style:text-properties officeooo:rsid="006d9041"/>
    </style:style>
    <style:style style:name="T31" style:family="text">
      <style:text-properties officeooo:rsid="006dcb3f"/>
    </style:style>
    <style:style style:name="T32" style:family="text">
      <style:text-properties officeooo:rsid="006e253b"/>
    </style:style>
    <style:style style:name="T33" style:family="text">
      <style:text-properties officeooo:rsid="006e4d43"/>
    </style:style>
    <style:style style:name="T34" style:family="text">
      <style:text-properties officeooo:rsid="006f435c"/>
    </style:style>
    <style:style style:name="T35" style:family="text">
      <style:text-properties officeooo:rsid="00711d48"/>
    </style:style>
    <style:style style:name="T36" style:family="text">
      <style:text-properties officeooo:rsid="007661b9"/>
    </style:style>
    <style:style style:name="T37" style:family="text">
      <style:text-properties officeooo:rsid="007a0bd7"/>
    </style:style>
    <style:style style:name="T38" style:family="text">
      <style:text-properties officeooo:rsid="007b764b"/>
    </style:style>
    <style:style style:name="T39" style:family="text">
      <style:text-properties officeooo:rsid="007f43aa"/>
    </style:style>
    <style:style style:name="T40" style:family="text">
      <style:text-properties officeooo:rsid="00817bd3"/>
    </style:style>
    <style:style style:name="T41" style:family="text">
      <style:text-properties officeooo:rsid="008209cf"/>
    </style:style>
    <style:style style:name="T42" style:family="text">
      <style:text-properties officeooo:rsid="008383b1"/>
    </style:style>
    <style:style style:name="T43" style:family="text">
      <style:text-properties style:text-position="super 58%" officeooo:rsid="008383b1"/>
    </style:style>
    <style:style style:name="T44" style:family="text">
      <style:text-properties officeooo:rsid="0083b035"/>
    </style:style>
    <style:style style:name="T45" style:family="text">
      <style:text-properties officeooo:rsid="0087184f"/>
    </style:style>
    <style:style style:name="T46" style:family="text">
      <style:text-properties officeooo:rsid="008893e2"/>
    </style:style>
    <style:style style:name="T47" style:family="text">
      <style:text-properties officeooo:rsid="00890643"/>
    </style:style>
    <style:style style:name="T48" style:family="text">
      <style:text-properties officeooo:rsid="00890872"/>
    </style:style>
    <style:style style:name="T49" style:family="text">
      <style:text-properties officeooo:rsid="008a4eda"/>
    </style:style>
    <style:style style:name="T50" style:family="text">
      <style:text-properties officeooo:rsid="008cfb8f"/>
    </style:style>
    <style:style style:name="T51" style:family="text">
      <style:text-properties officeooo:rsid="008ec882"/>
    </style:style>
    <style:style style:name="T52" style:family="text">
      <style:text-properties officeooo:rsid="008f465e"/>
    </style:style>
    <style:style style:name="T53" style:family="text">
      <style:text-properties officeooo:rsid="00909927"/>
    </style:style>
    <style:style style:name="T54" style:family="text">
      <style:text-properties officeooo:rsid="00960761"/>
    </style:style>
    <style:style style:name="T55" style:family="text">
      <style:text-properties officeooo:rsid="0097c3c7"/>
    </style:style>
    <style:style style:name="T56" style:family="text">
      <style:text-properties officeooo:rsid="009b3988"/>
    </style:style>
    <style:style style:name="T57" style:family="text">
      <style:text-properties officeooo:rsid="009fcc6b"/>
    </style:style>
    <style:style style:name="T58" style:family="text">
      <style:text-properties officeooo:rsid="00a1684d"/>
    </style:style>
    <style:style style:name="T59" style:family="text">
      <style:text-properties officeooo:rsid="00a500ce"/>
    </style:style>
    <style:style style:name="T60" style:family="text">
      <style:text-properties officeooo:rsid="00a69797"/>
    </style:style>
    <style:style style:name="T61" style:family="text">
      <style:text-properties officeooo:rsid="00a6c5ff"/>
    </style:style>
    <style:style style:name="T62" style:family="text">
      <style:text-properties officeooo:rsid="00a814c5"/>
    </style:style>
    <style:style style:name="T63" style:family="text">
      <style:text-properties officeooo:rsid="00a8f349"/>
    </style:style>
    <style:style style:name="T64" style:family="text">
      <style:text-properties officeooo:rsid="00aa44a5"/>
    </style:style>
    <style:style style:name="T65" style:family="text">
      <style:text-properties officeooo:rsid="00ad6fd9"/>
    </style:style>
    <style:style style:name="T66" style:family="text">
      <style:text-properties officeooo:rsid="00ae2a17"/>
    </style:style>
    <style:style style:name="T67" style:family="text">
      <style:text-properties officeooo:rsid="00af625f"/>
    </style:style>
    <style:style style:name="T68" style:family="text">
      <style:text-properties officeooo:rsid="00b27934"/>
    </style:style>
    <style:style style:name="T69" style:family="text">
      <style:text-properties officeooo:rsid="00b3a447"/>
    </style:style>
    <style:style style:name="T70" style:family="text">
      <style:text-properties officeooo:rsid="00b7d2aa"/>
    </style:style>
    <style:style style:name="T71" style:family="text">
      <style:text-properties officeooo:rsid="00b7d2dd"/>
    </style:style>
    <style:style style:name="T72" style:family="text">
      <style:text-properties officeooo:rsid="00c1dd77"/>
    </style:style>
    <style:style style:name="T73" style:family="text">
      <style:text-properties officeooo:rsid="00cc199d"/>
    </style:style>
    <style:style style:name="T74" style:family="text">
      <style:text-properties officeooo:rsid="00d0ceac"/>
    </style:style>
    <style:style style:name="T75" style:family="text">
      <style:text-properties officeooo:rsid="00d25f3d"/>
    </style:style>
    <style:style style:name="T76" style:family="text">
      <style:text-properties officeooo:rsid="00d34dac"/>
    </style:style>
    <style:style style:name="T77" style:family="text">
      <style:text-properties officeooo:rsid="00da29ad"/>
    </style:style>
    <style:style style:name="T78" style:family="text">
      <style:text-properties officeooo:rsid="00db9809"/>
    </style:style>
    <style:style style:name="T79" style:family="text">
      <style:text-properties officeooo:rsid="00dbf210"/>
    </style:style>
    <style:style style:name="T80" style:family="text">
      <style:text-properties officeooo:rsid="00dc40f8"/>
    </style:style>
    <style:style style:name="T81" style:family="text">
      <style:text-properties officeooo:rsid="00ea0105"/>
    </style:style>
    <style:style style:name="T82" style:family="text">
      <style:text-properties officeooo:rsid="00eae1dc"/>
    </style:style>
    <style:style style:name="T83" style:family="text">
      <style:text-properties officeooo:rsid="00f2680d"/>
    </style:style>
    <style:style style:name="T84" style:family="text">
      <style:text-properties officeooo:rsid="00f41345"/>
    </style:style>
    <style:style style:name="T85" style:family="text">
      <style:text-properties officeooo:rsid="00fdf767"/>
    </style:style>
    <style:style style:name="T86" style:family="text">
      <style:text-properties officeooo:rsid="01015985"/>
    </style:style>
    <style:style style:name="T87" style:family="text">
      <style:text-properties officeooo:rsid="01019c85"/>
    </style:style>
    <style:style style:name="T88" style:family="text">
      <style:text-properties officeooo:rsid="0103064a"/>
    </style:style>
    <style:style style:name="T89" style:family="text">
      <style:text-properties officeooo:rsid="01033552"/>
    </style:style>
    <style:style style:name="T90" style:family="text">
      <style:text-properties officeooo:rsid="010379b9"/>
    </style:style>
    <style:style style:name="T91" style:family="text">
      <style:text-properties officeooo:rsid="01038968"/>
    </style:style>
    <style:style style:name="T92" style:family="text">
      <style:text-properties officeooo:rsid="01092bc6"/>
    </style:style>
    <style:style style:name="T93" style:family="text">
      <style:text-properties officeooo:rsid="010a295a"/>
    </style:style>
    <style:style style:name="T94" style:family="text">
      <style:text-properties officeooo:rsid="010d48c7"/>
    </style:style>
    <style:style style:name="T95" style:family="text">
      <style:text-properties officeooo:rsid="010f92f5"/>
    </style:style>
    <style:style style:name="T96" style:family="text">
      <style:text-properties officeooo:rsid="0111402a"/>
    </style:style>
    <style:style style:name="T97" style:family="text">
      <style:text-properties officeooo:rsid="0111f237"/>
    </style:style>
    <style:style style:name="T98" style:family="text">
      <style:text-properties officeooo:rsid="011f8c0e"/>
    </style:style>
    <style:style style:name="T99" style:family="text">
      <style:text-properties officeooo:rsid="0125f11a"/>
    </style:style>
    <style:style style:name="T100" style:family="text">
      <style:text-properties officeooo:rsid="012c7a1d"/>
    </style:style>
    <style:style style:name="T101" style:family="text">
      <style:text-properties officeooo:rsid="012cb69b"/>
    </style:style>
    <style:style style:name="T102" style:family="text">
      <style:text-properties officeooo:rsid="012e7bad"/>
    </style:style>
    <style:style style:name="T103" style:family="text">
      <style:text-properties officeooo:rsid="0130dc92"/>
    </style:style>
    <style:style style:name="T104" style:family="text">
      <style:text-properties officeooo:rsid="013113a1"/>
    </style:style>
    <style:style style:name="T105" style:family="text">
      <style:text-properties officeooo:rsid="01315f54"/>
    </style:style>
    <style:style style:name="T106" style:family="text">
      <style:text-properties officeooo:rsid="01317796"/>
    </style:style>
    <style:style style:name="T107" style:family="text">
      <style:text-properties officeooo:rsid="0132b981"/>
    </style:style>
    <style:style style:name="T108" style:family="text">
      <style:text-properties officeooo:rsid="01349a07"/>
    </style:style>
    <style:style style:name="T109" style:family="text">
      <style:text-properties officeooo:rsid="01398a60"/>
    </style:style>
    <style:style style:name="T110" style:family="text">
      <style:text-properties officeooo:rsid="013b9d42"/>
    </style:style>
    <style:style style:name="T111" style:family="text">
      <style:text-properties officeooo:rsid="013d6a3e"/>
    </style:style>
    <style:style style:name="T112" style:family="text">
      <style:text-properties officeooo:rsid="013f4b77"/>
    </style:style>
    <style:style style:name="T113" style:family="text">
      <style:text-properties officeooo:rsid="01411c90"/>
    </style:style>
    <style:style style:name="T114" style:family="text">
      <style:text-properties officeooo:rsid="014181cf"/>
    </style:style>
    <style:style style:name="T115" style:family="text">
      <style:text-properties officeooo:rsid="01423f35"/>
    </style:style>
    <style:style style:name="T116" style:family="text">
      <style:text-properties officeooo:rsid="01446902"/>
    </style:style>
    <style:style style:name="T117" style:family="text">
      <style:text-properties officeooo:rsid="014538a4"/>
    </style:style>
    <style:style style:name="T118" style:family="text">
      <style:text-properties officeooo:rsid="01472c12"/>
    </style:style>
    <style:style style:name="T119" style:family="text">
      <style:text-properties officeooo:rsid="014a14df"/>
    </style:style>
    <style:style style:name="T120" style:family="text">
      <style:text-properties officeooo:rsid="01587982"/>
    </style:style>
    <style:style style:name="T121" style:family="text">
      <style:text-properties officeooo:rsid="015941cf"/>
    </style:style>
    <style:style style:name="T122" style:family="text">
      <style:text-properties officeooo:rsid="015f03be"/>
    </style:style>
    <style:style style:name="T123" style:family="text">
      <style:text-properties officeooo:rsid="01602001"/>
    </style:style>
    <style:style style:name="T124" style:family="text">
      <style:text-properties officeooo:rsid="0161aff5"/>
    </style:style>
    <style:style style:name="T125" style:family="text">
      <style:text-properties officeooo:rsid="016645b5"/>
    </style:style>
    <style:style style:name="T126" style:family="text">
      <style:text-properties officeooo:rsid="0044aa9a"/>
    </style:style>
    <style:style style:name="T127" style:family="text">
      <style:text-properties officeooo:rsid="0173299c"/>
    </style:style>
    <style:style style:name="T128" style:family="text">
      <style:text-properties officeooo:rsid="01771d0f"/>
    </style:style>
    <style:style style:name="T129" style:family="text">
      <style:text-properties officeooo:rsid="0177de92"/>
    </style:style>
    <style:style style:name="T130" style:family="text">
      <style:text-properties officeooo:rsid="017967b9"/>
    </style:style>
    <style:style style:name="T131" style:family="text">
      <style:text-properties officeooo:rsid="017ac9ad"/>
    </style:style>
    <style:style style:name="T132" style:family="text">
      <style:text-properties officeooo:rsid="017bc96f"/>
    </style:style>
    <style:style style:name="T133" style:family="text">
      <style:text-properties officeooo:rsid="017edbaf"/>
    </style:style>
    <style:style style:name="T134" style:family="text">
      <style:text-properties officeooo:rsid="01823b09"/>
    </style:style>
    <style:style style:name="T135" style:family="text">
      <style:text-properties officeooo:rsid="01838376"/>
    </style:style>
    <style:style style:name="T136" style:family="text">
      <style:text-properties officeooo:rsid="01850993"/>
    </style:style>
    <style:style style:name="T137" style:family="text">
      <style:text-properties officeooo:rsid="01855348"/>
    </style:style>
    <style:style style:name="T138" style:family="text">
      <style:text-properties officeooo:rsid="0186b78b"/>
    </style:style>
    <style:style style:name="T139" style:family="text">
      <style:text-properties officeooo:rsid="018a5a54"/>
    </style:style>
    <style:style style:name="T140" style:family="text">
      <style:text-properties officeooo:rsid="018b4f0d"/>
    </style:style>
    <style:style style:name="T141" style:family="text">
      <style:text-properties officeooo:rsid="01971c36"/>
    </style:style>
    <style:style style:name="T142" style:family="text">
      <style:text-properties officeooo:rsid="0197e627"/>
    </style:style>
    <style:style style:name="T143" style:family="text">
      <style:text-properties officeooo:rsid="019fce95"/>
    </style:style>
    <style:style style:name="T144" style:family="text">
      <style:text-properties officeooo:rsid="01a350ba"/>
    </style:style>
    <style:style style:name="T145" style:family="text">
      <style:text-properties officeooo:rsid="01a4b5f8"/>
    </style:style>
    <style:style style:name="T146" style:family="text">
      <style:text-properties officeooo:rsid="01a53101"/>
    </style:style>
    <style:style style:name="T147" style:family="text">
      <style:text-properties officeooo:rsid="01a677e1"/>
    </style:style>
    <style:style style:name="T148" style:family="text">
      <style:text-properties officeooo:rsid="01a76a3c"/>
    </style:style>
    <style:style style:name="T149" style:family="text">
      <style:text-properties style:font-name="Liberation Mono" officeooo:rsid="01a78c05" style:font-name-asian="Liberation Mono" style:font-name-complex="Liberation Mono"/>
    </style:style>
    <style:style style:name="T150" style:family="text">
      <style:text-properties style:font-name="Liberation Mono" officeooo:rsid="0449c2fe" style:font-name-asian="Liberation Mono" style:font-name-complex="Liberation Mono"/>
    </style:style>
    <style:style style:name="T151" style:family="text">
      <style:text-properties style:font-name="Liberation Mono" officeooo:rsid="04860e5d" style:font-name-asian="Liberation Mono" style:font-name-complex="Liberation Mono"/>
    </style:style>
    <style:style style:name="T152" style:family="text">
      <style:text-properties style:font-name="Liberation Mono" fo:font-size="10pt" officeooo:rsid="07ececd1" style:font-name-asian="Liberation Mono" style:font-size-asian="10pt" style:font-name-complex="Liberation Mono" style:font-size-complex="10pt"/>
    </style:style>
    <style:style style:name="T153" style:family="text">
      <style:text-properties officeooo:rsid="01aa47c1"/>
    </style:style>
    <style:style style:name="T154" style:family="text">
      <style:text-properties officeooo:rsid="01aade60"/>
    </style:style>
    <style:style style:name="T155" style:family="text">
      <style:text-properties officeooo:rsid="01ad8ed5"/>
    </style:style>
    <style:style style:name="T156" style:family="text">
      <style:text-properties officeooo:rsid="01ae9813"/>
    </style:style>
    <style:style style:name="T157" style:family="text">
      <style:text-properties officeooo:rsid="01b0332d"/>
    </style:style>
    <style:style style:name="T158" style:family="text">
      <style:text-properties officeooo:rsid="01b31ba4"/>
    </style:style>
    <style:style style:name="T159" style:family="text">
      <style:text-properties officeooo:rsid="01b70106"/>
    </style:style>
    <style:style style:name="T160" style:family="text">
      <style:text-properties officeooo:rsid="01b7edb7"/>
    </style:style>
    <style:style style:name="T161" style:family="text">
      <style:text-properties officeooo:rsid="01b88fc7"/>
    </style:style>
    <style:style style:name="T162" style:family="text">
      <style:text-properties officeooo:rsid="01b90fff"/>
    </style:style>
    <style:style style:name="T163" style:family="text">
      <style:text-properties officeooo:rsid="01ba6039"/>
    </style:style>
    <style:style style:name="T164" style:family="text">
      <style:text-properties officeooo:rsid="01bc06b6"/>
    </style:style>
    <style:style style:name="T165" style:family="text">
      <style:text-properties officeooo:rsid="01bdacd7"/>
    </style:style>
    <style:style style:name="T166" style:family="text">
      <style:text-properties officeooo:rsid="01bfeb54"/>
    </style:style>
    <style:style style:name="T167" style:family="text">
      <style:text-properties officeooo:rsid="01c1cef9"/>
    </style:style>
    <style:style style:name="T168" style:family="text">
      <style:text-properties officeooo:rsid="01c359b7"/>
    </style:style>
    <style:style style:name="T169" style:family="text">
      <style:text-properties officeooo:rsid="01c36551"/>
    </style:style>
    <style:style style:name="T170" style:family="text">
      <style:text-properties officeooo:rsid="01c46d6b"/>
    </style:style>
    <style:style style:name="T171" style:family="text">
      <style:text-properties officeooo:rsid="01c92150"/>
    </style:style>
    <style:style style:name="T172" style:family="text">
      <style:text-properties officeooo:rsid="01ca95d7"/>
    </style:style>
    <style:style style:name="T173" style:family="text">
      <style:text-properties officeooo:rsid="01cdf59a"/>
    </style:style>
    <style:style style:name="T174" style:family="text">
      <style:text-properties officeooo:rsid="01cf8fe5"/>
    </style:style>
    <style:style style:name="T175" style:family="text">
      <style:text-properties officeooo:rsid="01d28e8a"/>
    </style:style>
    <style:style style:name="T176" style:family="text">
      <style:text-properties officeooo:rsid="01d7a48f"/>
    </style:style>
    <style:style style:name="T177" style:family="text">
      <style:text-properties officeooo:rsid="01dbe17f"/>
    </style:style>
    <style:style style:name="T178" style:family="text">
      <style:text-properties officeooo:rsid="01e21935"/>
    </style:style>
    <style:style style:name="T179" style:family="text">
      <style:text-properties officeooo:rsid="01e6b3c7"/>
    </style:style>
    <style:style style:name="T180" style:family="text">
      <style:text-properties officeooo:rsid="01e9d2c2"/>
    </style:style>
    <style:style style:name="T181" style:family="text">
      <style:text-properties officeooo:rsid="01ea13d0"/>
    </style:style>
    <style:style style:name="T182" style:family="text">
      <style:text-properties officeooo:rsid="01ea3fe2"/>
    </style:style>
    <style:style style:name="T183" style:family="text">
      <style:text-properties officeooo:rsid="01eab319"/>
    </style:style>
    <style:style style:name="T184" style:family="text">
      <style:text-properties officeooo:rsid="01eafb84"/>
    </style:style>
    <style:style style:name="T185" style:family="text">
      <style:text-properties officeooo:rsid="01ec0974"/>
    </style:style>
    <style:style style:name="T186" style:family="text">
      <style:text-properties officeooo:rsid="01ec2f09"/>
    </style:style>
    <style:style style:name="T187" style:family="text">
      <style:text-properties officeooo:rsid="01ec99d8"/>
    </style:style>
    <style:style style:name="T188" style:family="text">
      <style:text-properties officeooo:rsid="01ed069b"/>
    </style:style>
    <style:style style:name="T189" style:family="text">
      <style:text-properties officeooo:rsid="01ed7bc6"/>
    </style:style>
    <style:style style:name="T190" style:family="text">
      <style:text-properties officeooo:rsid="01f025ca"/>
    </style:style>
    <style:style style:name="T191" style:family="text">
      <style:text-properties officeooo:rsid="01f0b655"/>
    </style:style>
    <style:style style:name="T192" style:family="text">
      <style:text-properties officeooo:rsid="01f17128"/>
    </style:style>
    <style:style style:name="T193" style:family="text">
      <style:text-properties officeooo:rsid="01f3c99a"/>
    </style:style>
    <style:style style:name="T194" style:family="text">
      <style:text-properties officeooo:rsid="01f49763"/>
    </style:style>
    <style:style style:name="T195" style:family="text">
      <style:text-properties officeooo:rsid="01f7fee5"/>
    </style:style>
    <style:style style:name="T196" style:family="text">
      <style:text-properties officeooo:rsid="01f99a8e"/>
    </style:style>
    <style:style style:name="T197" style:family="text">
      <style:text-properties officeooo:rsid="01fa8729"/>
    </style:style>
    <style:style style:name="T198" style:family="text">
      <style:text-properties officeooo:rsid="01fd3dc5"/>
    </style:style>
    <style:style style:name="T199" style:family="text">
      <style:text-properties officeooo:rsid="01ff81ea"/>
    </style:style>
    <style:style style:name="T200" style:family="text">
      <style:text-properties officeooo:rsid="0200e610"/>
    </style:style>
    <style:style style:name="T201" style:family="text">
      <style:text-properties officeooo:rsid="0203f58c"/>
    </style:style>
    <style:style style:name="T202" style:family="text">
      <style:text-properties officeooo:rsid="0204d9b5"/>
    </style:style>
    <style:style style:name="T203" style:family="text">
      <style:text-properties officeooo:rsid="02068cb4"/>
    </style:style>
    <style:style style:name="T204" style:family="text">
      <style:text-properties officeooo:rsid="02071bf1"/>
    </style:style>
    <style:style style:name="T205" style:family="text">
      <style:text-properties officeooo:rsid="02079d0b"/>
    </style:style>
    <style:style style:name="T206" style:family="text">
      <style:text-properties officeooo:rsid="02099129"/>
    </style:style>
    <style:style style:name="T207" style:family="text">
      <style:text-properties officeooo:rsid="020b1cb5"/>
    </style:style>
    <style:style style:name="T208" style:family="text">
      <style:text-properties officeooo:rsid="020ca068"/>
    </style:style>
    <style:style style:name="T209" style:family="text">
      <style:text-properties officeooo:rsid="020db8a0"/>
    </style:style>
    <style:style style:name="T210" style:family="text">
      <style:text-properties officeooo:rsid="020f9f40"/>
    </style:style>
    <style:style style:name="T211" style:family="text">
      <style:text-properties officeooo:rsid="021060d1"/>
    </style:style>
    <style:style style:name="T212" style:family="text">
      <style:text-properties officeooo:rsid="02130a40"/>
    </style:style>
    <style:style style:name="T213" style:family="text">
      <style:text-properties officeooo:rsid="021481f2"/>
    </style:style>
    <style:style style:name="T214" style:family="text">
      <style:text-properties officeooo:rsid="021635ed"/>
    </style:style>
    <style:style style:name="T215" style:family="text">
      <style:text-properties officeooo:rsid="0216ed9e"/>
    </style:style>
    <style:style style:name="T216" style:family="text">
      <style:text-properties officeooo:rsid="0217d3d3"/>
    </style:style>
    <style:style style:name="T217" style:family="text">
      <style:text-properties officeooo:rsid="021c08ae"/>
    </style:style>
    <style:style style:name="T218" style:family="text">
      <style:text-properties officeooo:rsid="021e65d5"/>
    </style:style>
    <style:style style:name="T219" style:family="text">
      <style:text-properties officeooo:rsid="021f1dbb"/>
    </style:style>
    <style:style style:name="T220" style:family="text">
      <style:text-properties officeooo:rsid="0220edf3"/>
    </style:style>
    <style:style style:name="T221" style:family="text">
      <style:text-properties officeooo:rsid="0222a41f"/>
    </style:style>
    <style:style style:name="T222" style:family="text">
      <style:text-properties officeooo:rsid="0223eaf4"/>
    </style:style>
    <style:style style:name="T223" style:family="text">
      <style:text-properties officeooo:rsid="02273c3d"/>
    </style:style>
    <style:style style:name="T224" style:family="text">
      <style:text-properties officeooo:rsid="0227fc83"/>
    </style:style>
    <style:style style:name="T225" style:family="text">
      <style:text-properties officeooo:rsid="02294457"/>
    </style:style>
    <style:style style:name="T226" style:family="text">
      <style:text-properties officeooo:rsid="02296941"/>
    </style:style>
    <style:style style:name="T227" style:family="text">
      <style:text-properties officeooo:rsid="022b04ae"/>
    </style:style>
    <style:style style:name="T228" style:family="text">
      <style:text-properties officeooo:rsid="023016c6"/>
    </style:style>
    <style:style style:name="T229" style:family="text">
      <style:text-properties officeooo:rsid="0230aad9"/>
    </style:style>
    <style:style style:name="T230" style:family="text">
      <style:text-properties officeooo:rsid="02321908"/>
    </style:style>
    <style:style style:name="T231" style:family="text">
      <style:text-properties officeooo:rsid="0232f14f"/>
    </style:style>
    <style:style style:name="T232" style:family="text">
      <style:text-properties officeooo:rsid="02334b90"/>
    </style:style>
    <style:style style:name="T233" style:family="text">
      <style:text-properties officeooo:rsid="02352eb5"/>
    </style:style>
    <style:style style:name="T234" style:family="text">
      <style:text-properties officeooo:rsid="02354c56"/>
    </style:style>
    <style:style style:name="T235" style:family="text">
      <style:text-properties officeooo:rsid="02372ab0"/>
    </style:style>
    <style:style style:name="T236" style:family="text">
      <style:text-properties officeooo:rsid="0237e89e"/>
    </style:style>
    <style:style style:name="T237" style:family="text">
      <style:text-properties officeooo:rsid="023bad12"/>
    </style:style>
    <style:style style:name="T238" style:family="text">
      <style:text-properties officeooo:rsid="023cad4e"/>
    </style:style>
    <style:style style:name="T239" style:family="text">
      <style:text-properties officeooo:rsid="023e87fa"/>
    </style:style>
    <style:style style:name="T240" style:family="text">
      <style:text-properties officeooo:rsid="02418f99"/>
    </style:style>
    <style:style style:name="T241" style:family="text">
      <style:text-properties officeooo:rsid="02430a68"/>
    </style:style>
    <style:style style:name="T242" style:family="text">
      <style:text-properties officeooo:rsid="0246bbe1"/>
    </style:style>
    <style:style style:name="T243" style:family="text">
      <style:text-properties officeooo:rsid="0248b7c8"/>
    </style:style>
    <style:style style:name="T244" style:family="text">
      <style:text-properties officeooo:rsid="024c602f"/>
    </style:style>
    <style:style style:name="T245" style:family="text">
      <style:text-properties officeooo:rsid="02527f26"/>
    </style:style>
    <style:style style:name="T246" style:family="text">
      <style:text-properties officeooo:rsid="02547d5b"/>
    </style:style>
    <style:style style:name="T247" style:family="text">
      <style:text-properties officeooo:rsid="025ea665"/>
    </style:style>
    <style:style style:name="T248" style:family="text">
      <style:text-properties officeooo:rsid="025fa390"/>
    </style:style>
    <style:style style:name="T249" style:family="text">
      <style:text-properties officeooo:rsid="0265907e"/>
    </style:style>
    <style:style style:name="T250" style:family="text">
      <style:text-properties officeooo:rsid="026e471c"/>
    </style:style>
    <style:style style:name="T251" style:family="text">
      <style:text-properties officeooo:rsid="026f2bde"/>
    </style:style>
    <style:style style:name="T252" style:family="text">
      <style:text-properties officeooo:rsid="02711b96"/>
    </style:style>
    <style:style style:name="T253" style:family="text">
      <style:text-properties officeooo:rsid="0272921b"/>
    </style:style>
    <style:style style:name="T254" style:family="text">
      <style:text-properties officeooo:rsid="027c087b"/>
    </style:style>
    <style:style style:name="T255" style:family="text">
      <style:text-properties officeooo:rsid="027d457c"/>
    </style:style>
    <style:style style:name="T256" style:family="text">
      <style:text-properties officeooo:rsid="027fbca2"/>
    </style:style>
    <style:style style:name="T257" style:family="text">
      <style:text-properties officeooo:rsid="02802397"/>
    </style:style>
    <style:style style:name="T258" style:family="text">
      <style:text-properties officeooo:rsid="0280d17d"/>
    </style:style>
    <style:style style:name="T259" style:family="text">
      <style:text-properties officeooo:rsid="0281be93"/>
    </style:style>
    <style:style style:name="T260" style:family="text">
      <style:text-properties officeooo:rsid="0284b32f"/>
    </style:style>
    <style:style style:name="T261" style:family="text">
      <style:text-properties officeooo:rsid="028a56ba"/>
    </style:style>
    <style:style style:name="T262" style:family="text">
      <style:text-properties officeooo:rsid="028ad7df"/>
    </style:style>
    <style:style style:name="T263" style:family="text">
      <style:text-properties officeooo:rsid="028c95fd"/>
    </style:style>
    <style:style style:name="T264" style:family="text">
      <style:text-properties officeooo:rsid="028f1aad"/>
    </style:style>
    <style:style style:name="T265" style:family="text">
      <style:text-properties officeooo:rsid="02904593"/>
    </style:style>
    <style:style style:name="T266" style:family="text">
      <style:text-properties officeooo:rsid="02915148"/>
    </style:style>
    <style:style style:name="T267" style:family="text">
      <style:text-properties officeooo:rsid="02925707"/>
    </style:style>
    <style:style style:name="T268" style:family="text">
      <style:text-properties officeooo:rsid="029335e8"/>
    </style:style>
    <style:style style:name="T269" style:family="text">
      <style:text-properties officeooo:rsid="029444b3"/>
    </style:style>
    <style:style style:name="T270" style:family="text">
      <style:text-properties officeooo:rsid="02956554"/>
    </style:style>
    <style:style style:name="T271" style:family="text">
      <style:text-properties officeooo:rsid="02957b07"/>
    </style:style>
    <style:style style:name="T272" style:family="text">
      <style:text-properties officeooo:rsid="0298673c"/>
    </style:style>
    <style:style style:name="T273" style:family="text">
      <style:text-properties officeooo:rsid="02101df8"/>
    </style:style>
    <style:style style:name="T274" style:family="text">
      <style:text-properties officeooo:rsid="0211fd43"/>
    </style:style>
    <style:style style:name="T275" style:family="text">
      <style:text-properties officeooo:rsid="02a58f42"/>
    </style:style>
    <style:style style:name="T276" style:family="text">
      <style:text-properties officeooo:rsid="02a5a87c"/>
    </style:style>
    <style:style style:name="T277" style:family="text">
      <style:text-properties officeooo:rsid="02380a78"/>
    </style:style>
    <style:style style:name="T278" style:family="text">
      <style:text-properties officeooo:rsid="02a796bb"/>
    </style:style>
    <style:style style:name="T279" style:family="text">
      <style:text-properties officeooo:rsid="02ad965b"/>
    </style:style>
    <style:style style:name="T280" style:family="text">
      <style:text-properties officeooo:rsid="02aefab4"/>
    </style:style>
    <style:style style:name="T281" style:family="text">
      <style:text-properties officeooo:rsid="02af1ec5"/>
    </style:style>
    <style:style style:name="T282" style:family="text">
      <style:text-properties officeooo:rsid="02b085f5"/>
    </style:style>
    <style:style style:name="T283" style:family="text">
      <style:text-properties officeooo:rsid="02b4fa48"/>
    </style:style>
    <style:style style:name="T284" style:family="text">
      <style:text-properties officeooo:rsid="02b86df5"/>
    </style:style>
    <style:style style:name="T285" style:family="text">
      <style:text-properties officeooo:rsid="02bbf82d"/>
    </style:style>
    <style:style style:name="T286" style:family="text">
      <style:text-properties officeooo:rsid="02bc52bd"/>
    </style:style>
    <style:style style:name="T287" style:family="text">
      <style:text-properties officeooo:rsid="02becb0f"/>
    </style:style>
    <style:style style:name="T288" style:family="text">
      <style:text-properties officeooo:rsid="02c23986"/>
    </style:style>
    <style:style style:name="T289" style:family="text">
      <style:text-properties officeooo:rsid="02c35813"/>
    </style:style>
    <style:style style:name="T290" style:family="text">
      <style:text-properties officeooo:rsid="02c4cf93"/>
    </style:style>
    <style:style style:name="T291" style:family="text">
      <style:text-properties officeooo:rsid="02ca43b7"/>
    </style:style>
    <style:style style:name="T292" style:family="text">
      <style:text-properties officeooo:rsid="02cc7d40"/>
    </style:style>
    <style:style style:name="T293" style:family="text">
      <style:text-properties officeooo:rsid="02cd34f5"/>
    </style:style>
    <style:style style:name="T294" style:family="text">
      <style:text-properties officeooo:rsid="02d47cb4"/>
    </style:style>
    <style:style style:name="T295" style:family="text">
      <style:text-properties officeooo:rsid="02d63d2f"/>
    </style:style>
    <style:style style:name="T296" style:family="text">
      <style:text-properties officeooo:rsid="02d6d1ec"/>
    </style:style>
    <style:style style:name="T297" style:family="text">
      <style:text-properties officeooo:rsid="02dd3db4"/>
    </style:style>
    <style:style style:name="T298" style:family="text">
      <style:text-properties officeooo:rsid="02de7394"/>
    </style:style>
    <style:style style:name="T299" style:family="text">
      <style:text-properties officeooo:rsid="02dfd786"/>
    </style:style>
    <style:style style:name="T300" style:family="text">
      <style:text-properties officeooo:rsid="02e14030"/>
    </style:style>
    <style:style style:name="T301" style:family="text">
      <style:text-properties officeooo:rsid="02e167b0"/>
    </style:style>
    <style:style style:name="T302" style:family="text">
      <style:text-properties officeooo:rsid="02e62923"/>
    </style:style>
    <style:style style:name="T303" style:family="text">
      <style:text-properties officeooo:rsid="02e7412d"/>
    </style:style>
    <style:style style:name="T304" style:family="text">
      <style:text-properties officeooo:rsid="02e741c1"/>
    </style:style>
    <style:style style:name="T305" style:family="text">
      <style:text-properties officeooo:rsid="02e8f4ad"/>
    </style:style>
    <style:style style:name="T306" style:family="text">
      <style:text-properties officeooo:rsid="02e921b4"/>
    </style:style>
    <style:style style:name="T307" style:family="text">
      <style:text-properties officeooo:rsid="02ee71e1"/>
    </style:style>
    <style:style style:name="T308" style:family="text">
      <style:text-properties officeooo:rsid="02efd32d"/>
    </style:style>
    <style:style style:name="T309" style:family="text">
      <style:text-properties officeooo:rsid="02f0e5b5"/>
    </style:style>
    <style:style style:name="T310" style:family="text">
      <style:text-properties officeooo:rsid="02f97995"/>
    </style:style>
    <style:style style:name="T311" style:family="text">
      <style:text-properties officeooo:rsid="02fb3d3e"/>
    </style:style>
    <style:style style:name="T312" style:family="text">
      <style:text-properties officeooo:rsid="03011934"/>
    </style:style>
    <style:style style:name="T313" style:family="text">
      <style:text-properties officeooo:rsid="0303087a"/>
    </style:style>
    <style:style style:name="T314" style:family="text">
      <style:text-properties officeooo:rsid="0304abf9"/>
    </style:style>
    <style:style style:name="T315" style:family="text">
      <style:text-properties officeooo:rsid="0304e50f"/>
    </style:style>
    <style:style style:name="T316" style:family="text">
      <style:text-properties officeooo:rsid="03053fb2"/>
    </style:style>
    <style:style style:name="T317" style:family="text">
      <style:text-properties officeooo:rsid="0306c8a9"/>
    </style:style>
    <style:style style:name="T318" style:family="text">
      <style:text-properties officeooo:rsid="030f4176"/>
    </style:style>
    <style:style style:name="T319" style:family="text">
      <style:text-properties officeooo:rsid="030fcc2e"/>
    </style:style>
    <style:style style:name="T320" style:family="text">
      <style:text-properties officeooo:rsid="03120d76"/>
    </style:style>
    <style:style style:name="T321" style:family="text">
      <style:text-properties officeooo:rsid="0312b571"/>
    </style:style>
    <style:style style:name="T322" style:family="text">
      <style:text-properties officeooo:rsid="03214216"/>
    </style:style>
    <style:style style:name="T323" style:family="text">
      <style:text-properties officeooo:rsid="0321e644"/>
    </style:style>
    <style:style style:name="T324" style:family="text">
      <style:text-properties officeooo:rsid="03234eeb"/>
    </style:style>
    <style:style style:name="T325" style:family="text">
      <style:text-properties officeooo:rsid="03247215"/>
    </style:style>
    <style:style style:name="T326" style:family="text">
      <style:text-properties officeooo:rsid="03262506"/>
    </style:style>
    <style:style style:name="T327" style:family="text">
      <style:text-properties officeooo:rsid="03292593"/>
    </style:style>
    <style:style style:name="T328" style:family="text">
      <style:text-properties officeooo:rsid="03297d92"/>
    </style:style>
    <style:style style:name="T329" style:family="text">
      <style:text-properties officeooo:rsid="0329ef1f"/>
    </style:style>
    <style:style style:name="T330" style:family="text">
      <style:text-properties officeooo:rsid="032a01f3"/>
    </style:style>
    <style:style style:name="T331" style:family="text">
      <style:text-properties officeooo:rsid="032c3932"/>
    </style:style>
    <style:style style:name="T332" style:family="text">
      <style:text-properties officeooo:rsid="032c9c9e"/>
    </style:style>
    <style:style style:name="T333" style:family="text">
      <style:text-properties officeooo:rsid="032f5a84"/>
    </style:style>
    <style:style style:name="T334" style:family="text">
      <style:text-properties officeooo:rsid="032f6040"/>
    </style:style>
    <style:style style:name="T335" style:family="text">
      <style:text-properties officeooo:rsid="03312ea1"/>
    </style:style>
    <style:style style:name="T336" style:family="text">
      <style:text-properties officeooo:rsid="033607e8"/>
    </style:style>
    <style:style style:name="T337" style:family="text">
      <style:text-properties officeooo:rsid="03366399"/>
    </style:style>
    <style:style style:name="T338" style:family="text">
      <style:text-properties officeooo:rsid="03392859"/>
    </style:style>
    <style:style style:name="T339" style:family="text">
      <style:text-properties officeooo:rsid="033c3b7d"/>
    </style:style>
    <style:style style:name="T340" style:family="text">
      <style:text-properties officeooo:rsid="0341dd17"/>
    </style:style>
    <style:style style:name="T341" style:family="text">
      <style:text-properties officeooo:rsid="03491231"/>
    </style:style>
    <style:style style:name="T342" style:family="text">
      <style:text-properties officeooo:rsid="03494aa7"/>
    </style:style>
    <style:style style:name="T343" style:family="text">
      <style:text-properties officeooo:rsid="0349b40e"/>
    </style:style>
    <style:style style:name="T344" style:family="text">
      <style:text-properties officeooo:rsid="034a9eb2"/>
    </style:style>
    <style:style style:name="T345" style:family="text">
      <style:text-properties officeooo:rsid="034b310a"/>
    </style:style>
    <style:style style:name="T346" style:family="text">
      <style:text-properties officeooo:rsid="0351b729"/>
    </style:style>
    <style:style style:name="T347" style:family="text">
      <style:text-properties officeooo:rsid="035357dd"/>
    </style:style>
    <style:style style:name="T348" style:family="text">
      <style:text-properties officeooo:rsid="0354ea72"/>
    </style:style>
    <style:style style:name="T349" style:family="text">
      <style:text-properties officeooo:rsid="0356bdd6"/>
    </style:style>
    <style:style style:name="T350" style:family="text">
      <style:text-properties officeooo:rsid="0356e76d"/>
    </style:style>
    <style:style style:name="T351" style:family="text">
      <style:text-properties officeooo:rsid="035a3e41"/>
    </style:style>
    <style:style style:name="T352" style:family="text">
      <style:text-properties officeooo:rsid="035abeea"/>
    </style:style>
    <style:style style:name="T353" style:family="text">
      <style:text-properties officeooo:rsid="035fae0d"/>
    </style:style>
    <style:style style:name="T354" style:family="text">
      <style:text-properties officeooo:rsid="036079c8"/>
    </style:style>
    <style:style style:name="T355" style:family="text">
      <style:text-properties officeooo:rsid="036316a3"/>
    </style:style>
    <style:style style:name="T356" style:family="text">
      <style:text-properties officeooo:rsid="0364385f"/>
    </style:style>
    <style:style style:name="T357" style:family="text">
      <style:text-properties officeooo:rsid="03663e6c"/>
    </style:style>
    <style:style style:name="T358" style:family="text">
      <style:text-properties officeooo:rsid="03688842"/>
    </style:style>
    <style:style style:name="T359" style:family="text">
      <style:text-properties officeooo:rsid="036a2648"/>
    </style:style>
    <style:style style:name="T360" style:family="text">
      <style:text-properties officeooo:rsid="036bfbee"/>
    </style:style>
    <style:style style:name="T361" style:family="text">
      <style:text-properties officeooo:rsid="036d5695"/>
    </style:style>
    <style:style style:name="T362" style:family="text">
      <style:text-properties officeooo:rsid="036de00c"/>
    </style:style>
    <style:style style:name="T363" style:family="text">
      <style:text-properties officeooo:rsid="036e214f"/>
    </style:style>
    <style:style style:name="T364" style:family="text">
      <style:text-properties officeooo:rsid="036e67fa"/>
    </style:style>
    <style:style style:name="T365" style:family="text">
      <style:text-properties officeooo:rsid="036fc062"/>
    </style:style>
    <style:style style:name="T366" style:family="text">
      <style:text-properties officeooo:rsid="03706c6a"/>
    </style:style>
    <style:style style:name="T367" style:family="text">
      <style:text-properties officeooo:rsid="03714161"/>
    </style:style>
    <style:style style:name="T368" style:family="text">
      <style:text-properties officeooo:rsid="03728143"/>
    </style:style>
    <style:style style:name="T369" style:family="text">
      <style:text-properties officeooo:rsid="037933f4"/>
    </style:style>
    <style:style style:name="T370" style:family="text">
      <style:text-properties officeooo:rsid="037a54f1"/>
    </style:style>
    <style:style style:name="T371" style:family="text">
      <style:text-properties officeooo:rsid="037c2243"/>
    </style:style>
    <style:style style:name="T372" style:family="text">
      <style:text-properties officeooo:rsid="0380138a"/>
    </style:style>
    <style:style style:name="T373" style:family="text">
      <style:text-properties officeooo:rsid="03827a2a"/>
    </style:style>
    <style:style style:name="T374" style:family="text">
      <style:text-properties officeooo:rsid="038562d3"/>
    </style:style>
    <style:style style:name="T375" style:family="text">
      <style:text-properties officeooo:rsid="0385e83b"/>
    </style:style>
    <style:style style:name="T376" style:family="text">
      <style:text-properties officeooo:rsid="03871542"/>
    </style:style>
    <style:style style:name="T377" style:family="text">
      <style:text-properties officeooo:rsid="03887e61"/>
    </style:style>
    <style:style style:name="T378" style:family="text">
      <style:text-properties officeooo:rsid="038b5866"/>
    </style:style>
    <style:style style:name="T379" style:family="text">
      <style:text-properties officeooo:rsid="038dd1b6"/>
    </style:style>
    <style:style style:name="T380" style:family="text">
      <style:text-properties officeooo:rsid="0399db56"/>
    </style:style>
    <style:style style:name="T381" style:family="text">
      <style:text-properties officeooo:rsid="039a5d77"/>
    </style:style>
    <style:style style:name="T382" style:family="text">
      <style:text-properties officeooo:rsid="039aa9de"/>
    </style:style>
    <style:style style:name="T383" style:family="text">
      <style:text-properties officeooo:rsid="039b5544"/>
    </style:style>
    <style:style style:name="T384" style:family="text">
      <style:text-properties officeooo:rsid="039d046e"/>
    </style:style>
    <style:style style:name="T385" style:family="text">
      <style:text-properties officeooo:rsid="039d8c88"/>
    </style:style>
    <style:style style:name="T386" style:family="text">
      <style:text-properties officeooo:rsid="03a0bc36"/>
    </style:style>
    <style:style style:name="T387" style:family="text">
      <style:text-properties officeooo:rsid="03a1f7df"/>
    </style:style>
    <style:style style:name="T388" style:family="text">
      <style:text-properties officeooo:rsid="03a35b78"/>
    </style:style>
    <style:style style:name="T389" style:family="text">
      <style:text-properties officeooo:rsid="03a3977e"/>
    </style:style>
    <style:style style:name="T390" style:family="text">
      <style:text-properties officeooo:rsid="03aa37fd"/>
    </style:style>
    <style:style style:name="T391" style:family="text">
      <style:text-properties officeooo:rsid="03c39082"/>
    </style:style>
    <style:style style:name="T392" style:family="text">
      <style:text-properties officeooo:rsid="03c64227"/>
    </style:style>
    <style:style style:name="T393" style:family="text">
      <style:text-properties officeooo:rsid="03ca86cb"/>
    </style:style>
    <style:style style:name="T394" style:family="text">
      <style:text-properties officeooo:rsid="03cadba4"/>
    </style:style>
    <style:style style:name="T395" style:family="text">
      <style:text-properties officeooo:rsid="03ce5724"/>
    </style:style>
    <style:style style:name="T396" style:family="text">
      <style:text-properties officeooo:rsid="03ceb8c1"/>
    </style:style>
    <style:style style:name="T397" style:family="text">
      <style:text-properties officeooo:rsid="03d6c584"/>
    </style:style>
    <style:style style:name="T398" style:family="text">
      <style:text-properties officeooo:rsid="03d74d24"/>
    </style:style>
    <style:style style:name="T399" style:family="text">
      <style:text-properties officeooo:rsid="03ede953"/>
    </style:style>
    <style:style style:name="T400" style:family="text">
      <style:text-properties officeooo:rsid="03f43927"/>
    </style:style>
    <style:style style:name="T401" style:family="text">
      <style:text-properties officeooo:rsid="03f9dd35"/>
    </style:style>
    <style:style style:name="T402" style:family="text">
      <style:text-properties officeooo:rsid="03fca0cc"/>
    </style:style>
    <style:style style:name="T403" style:family="text">
      <style:text-properties officeooo:rsid="03ffd008"/>
    </style:style>
    <style:style style:name="T404" style:family="text">
      <style:text-properties officeooo:rsid="04015a0c"/>
    </style:style>
    <style:style style:name="T405" style:family="text">
      <style:text-properties officeooo:rsid="04027bca"/>
    </style:style>
    <style:style style:name="T406" style:family="text">
      <style:text-properties officeooo:rsid="04068c69"/>
    </style:style>
    <style:style style:name="T407" style:family="text">
      <style:text-properties officeooo:rsid="0413c681"/>
    </style:style>
    <style:style style:name="T408" style:family="text">
      <style:text-properties officeooo:rsid="04169014"/>
    </style:style>
    <style:style style:name="T409" style:family="text">
      <style:text-properties officeooo:rsid="04174d44"/>
    </style:style>
    <style:style style:name="T410" style:family="text">
      <style:text-properties officeooo:rsid="013aeff9"/>
    </style:style>
    <style:style style:name="T411" style:family="text">
      <style:text-properties officeooo:rsid="0418a04f"/>
    </style:style>
    <style:style style:name="T412" style:family="text">
      <style:text-properties officeooo:rsid="041a1944"/>
    </style:style>
    <style:style style:name="T413" style:family="text">
      <style:text-properties officeooo:rsid="041bf497"/>
    </style:style>
    <style:style style:name="T414" style:family="text">
      <style:text-properties officeooo:rsid="041d8879"/>
    </style:style>
    <style:style style:name="T415" style:family="text">
      <style:text-properties officeooo:rsid="042126ef"/>
    </style:style>
    <style:style style:name="T416" style:family="text">
      <style:text-properties officeooo:rsid="0421a6c2"/>
    </style:style>
    <style:style style:name="T417" style:family="text">
      <style:text-properties officeooo:rsid="042327a6"/>
    </style:style>
    <style:style style:name="T418" style:family="text">
      <style:text-properties officeooo:rsid="04241498"/>
    </style:style>
    <style:style style:name="T419" style:family="text">
      <style:text-properties officeooo:rsid="042963d7"/>
    </style:style>
    <style:style style:name="T420" style:family="text">
      <style:text-properties officeooo:rsid="042ae82a"/>
    </style:style>
    <style:style style:name="T421" style:family="text">
      <style:text-properties officeooo:rsid="042c522a"/>
    </style:style>
    <style:style style:name="T422" style:family="text">
      <style:text-properties officeooo:rsid="0431e506"/>
    </style:style>
    <style:style style:name="T423" style:family="text">
      <style:text-properties officeooo:rsid="04352ebb"/>
    </style:style>
    <style:style style:name="T424" style:family="text">
      <style:text-properties officeooo:rsid="04357d97"/>
    </style:style>
    <style:style style:name="T425" style:family="text">
      <style:text-properties officeooo:rsid="04428044"/>
    </style:style>
    <style:style style:name="T426" style:family="text">
      <style:text-properties officeooo:rsid="0443289a"/>
    </style:style>
    <style:style style:name="T427" style:family="text">
      <style:text-properties officeooo:rsid="0443f42e"/>
    </style:style>
    <style:style style:name="T428" style:family="text">
      <style:text-properties officeooo:rsid="04458e5a"/>
    </style:style>
    <style:style style:name="T429" style:family="text">
      <style:text-properties officeooo:rsid="04463031"/>
    </style:style>
    <style:style style:name="T430" style:family="text">
      <style:text-properties officeooo:rsid="0447ebfc"/>
    </style:style>
    <style:style style:name="T431" style:family="text">
      <style:text-properties officeooo:rsid="044e68af"/>
    </style:style>
    <style:style style:name="T432" style:family="text">
      <style:text-properties officeooo:rsid="04507a4e"/>
    </style:style>
    <style:style style:name="T433" style:family="text">
      <style:text-properties officeooo:rsid="0452ae29"/>
    </style:style>
    <style:style style:name="T434" style:family="text">
      <style:text-properties officeooo:rsid="0455c22c"/>
    </style:style>
    <style:style style:name="T435" style:family="text">
      <style:text-properties officeooo:rsid="045b6b45"/>
    </style:style>
    <style:style style:name="T436" style:family="text">
      <style:text-properties officeooo:rsid="045c0a77"/>
    </style:style>
    <style:style style:name="T437" style:family="text">
      <style:text-properties officeooo:rsid="045d1f64"/>
    </style:style>
    <style:style style:name="T438" style:family="text">
      <style:text-properties officeooo:rsid="045e14d8"/>
    </style:style>
    <style:style style:name="T439" style:family="text">
      <style:text-properties officeooo:rsid="045f7518"/>
    </style:style>
    <style:style style:name="T440" style:family="text">
      <style:text-properties officeooo:rsid="04636638"/>
    </style:style>
    <style:style style:name="T441" style:family="text">
      <style:text-properties officeooo:rsid="04651884"/>
    </style:style>
    <style:style style:name="T442" style:family="text">
      <style:text-properties officeooo:rsid="04661c5d"/>
    </style:style>
    <style:style style:name="T443" style:family="text">
      <style:text-properties officeooo:rsid="04687fb2"/>
    </style:style>
    <style:style style:name="T444" style:family="text">
      <style:text-properties officeooo:rsid="046ad418"/>
    </style:style>
    <style:style style:name="T445" style:family="text">
      <style:text-properties officeooo:rsid="046dda84"/>
    </style:style>
    <style:style style:name="T446" style:family="text">
      <style:text-properties officeooo:rsid="047149f5"/>
    </style:style>
    <style:style style:name="T447" style:family="text">
      <style:text-properties officeooo:rsid="047621e1"/>
    </style:style>
    <style:style style:name="T448" style:family="text">
      <style:text-properties officeooo:rsid="0482879f"/>
    </style:style>
    <style:style style:name="T449" style:family="text">
      <style:text-properties officeooo:rsid="048476df"/>
    </style:style>
    <style:style style:name="T450" style:family="text">
      <style:text-properties officeooo:rsid="04860e5d"/>
    </style:style>
    <style:style style:name="T451" style:family="text">
      <style:text-properties officeooo:rsid="048a4bb6"/>
    </style:style>
    <style:style style:name="T452" style:family="text">
      <style:text-properties officeooo:rsid="048adeaf"/>
    </style:style>
    <style:style style:name="T453" style:family="text">
      <style:text-properties officeooo:rsid="048cf528"/>
    </style:style>
    <style:style style:name="T454" style:family="text">
      <style:text-properties officeooo:rsid="048e9a1c"/>
    </style:style>
    <style:style style:name="T455" style:family="text">
      <style:text-properties officeooo:rsid="018f4b72"/>
    </style:style>
    <style:style style:name="T456" style:family="text">
      <style:text-properties officeooo:rsid="0491ae69"/>
    </style:style>
    <style:style style:name="T457" style:family="text">
      <style:text-properties officeooo:rsid="04956b91"/>
    </style:style>
    <style:style style:name="T458" style:family="text">
      <style:text-properties officeooo:rsid="0495defa"/>
    </style:style>
    <style:style style:name="T459" style:family="text">
      <style:text-properties officeooo:rsid="04967ff5"/>
    </style:style>
    <style:style style:name="T460" style:family="text">
      <style:text-properties officeooo:rsid="04971b29"/>
    </style:style>
    <style:style style:name="T461" style:family="text">
      <style:text-properties officeooo:rsid="04986a55"/>
    </style:style>
    <style:style style:name="T462" style:family="text">
      <style:text-properties officeooo:rsid="0498cb32"/>
    </style:style>
    <style:style style:name="T463" style:family="text">
      <style:text-properties officeooo:rsid="049aec1b"/>
    </style:style>
    <style:style style:name="T464" style:family="text">
      <style:text-properties officeooo:rsid="049bce00"/>
    </style:style>
    <style:style style:name="T465" style:family="text">
      <style:text-properties officeooo:rsid="049cdbab"/>
    </style:style>
    <style:style style:name="T466" style:family="text">
      <style:text-properties officeooo:rsid="049dfb72"/>
    </style:style>
    <style:style style:name="T467" style:family="text">
      <style:text-properties officeooo:rsid="049f26d4"/>
    </style:style>
    <style:style style:name="T468" style:family="text">
      <style:text-properties officeooo:rsid="04a3d02a"/>
    </style:style>
    <style:style style:name="T469" style:family="text">
      <style:text-properties officeooo:rsid="04a5e5ed"/>
    </style:style>
    <style:style style:name="T470" style:family="text">
      <style:text-properties officeooo:rsid="04a6bf4a"/>
    </style:style>
    <style:style style:name="T471" style:family="text">
      <style:text-properties officeooo:rsid="04aac86c"/>
    </style:style>
    <style:style style:name="T472" style:family="text">
      <style:text-properties officeooo:rsid="04abf103"/>
    </style:style>
    <style:style style:name="T473" style:family="text">
      <style:text-properties officeooo:rsid="04b3ab15"/>
    </style:style>
    <style:style style:name="T474" style:family="text">
      <style:text-properties officeooo:rsid="04b62cca"/>
    </style:style>
    <style:style style:name="T475" style:family="text">
      <style:text-properties officeooo:rsid="04b7ab3f"/>
    </style:style>
    <style:style style:name="T476" style:family="text">
      <style:text-properties officeooo:rsid="04b84f55"/>
    </style:style>
    <style:style style:name="T477" style:family="text">
      <style:text-properties officeooo:rsid="04ba1dfd"/>
    </style:style>
    <style:style style:name="T478" style:family="text">
      <style:text-properties officeooo:rsid="04bb0747"/>
    </style:style>
    <style:style style:name="T479" style:family="text">
      <style:text-properties officeooo:rsid="04bd782b"/>
    </style:style>
    <style:style style:name="T480" style:family="text">
      <style:text-properties officeooo:rsid="04be5e2f"/>
    </style:style>
    <style:style style:name="T481" style:family="text">
      <style:text-properties officeooo:rsid="04c1e63d"/>
    </style:style>
    <style:style style:name="T482" style:family="text">
      <style:text-properties officeooo:rsid="04c31d50"/>
    </style:style>
    <style:style style:name="T483" style:family="text">
      <style:text-properties officeooo:rsid="04ca0543"/>
    </style:style>
    <style:style style:name="T484" style:family="text">
      <style:text-properties officeooo:rsid="04ce0cd1"/>
    </style:style>
    <style:style style:name="T485" style:family="text">
      <style:text-properties officeooo:rsid="04cee24f"/>
    </style:style>
    <style:style style:name="T486" style:family="text">
      <style:text-properties officeooo:rsid="04d359d4"/>
    </style:style>
    <style:style style:name="T487" style:family="text">
      <style:text-properties officeooo:rsid="04d43f87"/>
    </style:style>
    <style:style style:name="T488" style:family="text">
      <style:text-properties officeooo:rsid="04d5f530"/>
    </style:style>
    <style:style style:name="T489" style:family="text">
      <style:text-properties officeooo:rsid="04d6d146"/>
    </style:style>
    <style:style style:name="T490" style:family="text">
      <style:text-properties officeooo:rsid="04dd1783"/>
    </style:style>
    <style:style style:name="T491" style:family="text">
      <style:text-properties officeooo:rsid="04df628e"/>
    </style:style>
    <style:style style:name="T492" style:family="text">
      <style:text-properties officeooo:rsid="04f6fc86"/>
    </style:style>
    <style:style style:name="T493" style:family="text">
      <style:text-properties officeooo:rsid="04f7b2f0"/>
    </style:style>
    <style:style style:name="T494" style:family="text">
      <style:text-properties officeooo:rsid="04f8ba46"/>
    </style:style>
    <style:style style:name="T495" style:family="text">
      <style:text-properties officeooo:rsid="04fd1fda"/>
    </style:style>
    <style:style style:name="T496" style:family="text">
      <style:text-properties officeooo:rsid="04fd91c1"/>
    </style:style>
    <style:style style:name="T497" style:family="text">
      <style:text-properties officeooo:rsid="0500204c"/>
    </style:style>
    <style:style style:name="T498" style:family="text">
      <style:text-properties officeooo:rsid="0500fd07"/>
    </style:style>
    <style:style style:name="T499" style:family="text">
      <style:text-properties officeooo:rsid="050252d6"/>
    </style:style>
    <style:style style:name="T500" style:family="text">
      <style:text-properties officeooo:rsid="0504f410"/>
    </style:style>
    <style:style style:name="T501" style:family="text">
      <style:text-properties officeooo:rsid="050593e2"/>
    </style:style>
    <style:style style:name="T502" style:family="text">
      <style:text-properties officeooo:rsid="0506ac56"/>
    </style:style>
    <style:style style:name="T503" style:family="text">
      <style:text-properties officeooo:rsid="050752f7"/>
    </style:style>
    <style:style style:name="T504" style:family="text">
      <style:text-properties officeooo:rsid="0508cb63"/>
    </style:style>
    <style:style style:name="T505" style:family="text">
      <style:text-properties officeooo:rsid="050cdb82"/>
    </style:style>
    <style:style style:name="T506" style:family="text">
      <style:text-properties officeooo:rsid="050eb329"/>
    </style:style>
    <style:style style:name="T507" style:family="text">
      <style:text-properties officeooo:rsid="051068a8"/>
    </style:style>
    <style:style style:name="T508" style:family="text">
      <style:text-properties officeooo:rsid="05144c26"/>
    </style:style>
    <style:style style:name="T509" style:family="text">
      <style:text-properties officeooo:rsid="0515b909"/>
    </style:style>
    <style:style style:name="T510" style:family="text">
      <style:text-properties officeooo:rsid="0516c8b5"/>
    </style:style>
    <style:style style:name="T511" style:family="text">
      <style:text-properties officeooo:rsid="0517bf11"/>
    </style:style>
    <style:style style:name="T512" style:family="text">
      <style:text-properties officeooo:rsid="051939f5"/>
    </style:style>
    <style:style style:name="T513" style:family="text">
      <style:text-properties officeooo:rsid="051adef4"/>
    </style:style>
    <style:style style:name="T514" style:family="text">
      <style:text-properties officeooo:rsid="051b3643"/>
    </style:style>
    <style:style style:name="T515" style:family="text">
      <style:text-properties officeooo:rsid="051bbe1a"/>
    </style:style>
    <style:style style:name="T516" style:family="text">
      <style:text-properties officeooo:rsid="05221df2"/>
    </style:style>
    <style:style style:name="T517" style:family="text">
      <style:text-properties officeooo:rsid="0523eac2"/>
    </style:style>
    <style:style style:name="T518" style:family="text">
      <style:text-properties officeooo:rsid="052587bc"/>
    </style:style>
    <style:style style:name="T519" style:family="text">
      <style:text-properties officeooo:rsid="0527513a"/>
    </style:style>
    <style:style style:name="T520" style:family="text">
      <style:text-properties officeooo:rsid="052c319a"/>
    </style:style>
    <style:style style:name="T521" style:family="text">
      <style:text-properties officeooo:rsid="052d56ea"/>
    </style:style>
    <style:style style:name="T522" style:family="text">
      <style:text-properties officeooo:rsid="052f69e2"/>
    </style:style>
    <style:style style:name="T523" style:family="text">
      <style:text-properties officeooo:rsid="05319d4f"/>
    </style:style>
    <style:style style:name="T524" style:family="text">
      <style:text-properties officeooo:rsid="053363c2"/>
    </style:style>
    <style:style style:name="T525" style:family="text">
      <style:text-properties officeooo:rsid="053398a9"/>
    </style:style>
    <style:style style:name="T526" style:family="text">
      <style:text-properties officeooo:rsid="0533e278"/>
    </style:style>
    <style:style style:name="T527" style:family="text">
      <style:text-properties officeooo:rsid="05367f1c"/>
    </style:style>
    <style:style style:name="T528" style:family="text">
      <style:text-properties officeooo:rsid="0538dfbd"/>
    </style:style>
    <style:style style:name="T529" style:family="text">
      <style:text-properties officeooo:rsid="05398465"/>
    </style:style>
    <style:style style:name="T530" style:family="text">
      <style:text-properties officeooo:rsid="053d8c4c"/>
    </style:style>
    <style:style style:name="T531" style:family="text">
      <style:text-properties officeooo:rsid="05493607"/>
    </style:style>
    <style:style style:name="T532" style:family="text">
      <style:text-properties officeooo:rsid="054cfa82"/>
    </style:style>
    <style:style style:name="T533" style:family="text">
      <style:text-properties officeooo:rsid="054d74fc"/>
    </style:style>
    <style:style style:name="T534" style:family="text">
      <style:text-properties officeooo:rsid="054e12fd"/>
    </style:style>
    <style:style style:name="T535" style:family="text">
      <style:text-properties officeooo:rsid="054f47f4"/>
    </style:style>
    <style:style style:name="T536" style:family="text">
      <style:text-properties officeooo:rsid="0550153c"/>
    </style:style>
    <style:style style:name="T537" style:family="text">
      <style:text-properties officeooo:rsid="05518315"/>
    </style:style>
    <style:style style:name="T538" style:family="text">
      <style:text-properties officeooo:rsid="05575545"/>
    </style:style>
    <style:style style:name="T539" style:family="text">
      <style:text-properties officeooo:rsid="05582a58"/>
    </style:style>
    <style:style style:name="T540" style:family="text">
      <style:text-properties officeooo:rsid="05587cb5"/>
    </style:style>
    <style:style style:name="T541" style:family="text">
      <style:text-properties officeooo:rsid="0559eafe"/>
    </style:style>
    <style:style style:name="T542" style:family="text">
      <style:text-properties officeooo:rsid="055a3261"/>
    </style:style>
    <style:style style:name="T543" style:family="text">
      <style:text-properties officeooo:rsid="055bbe29"/>
    </style:style>
    <style:style style:name="T544" style:family="text">
      <style:text-properties officeooo:rsid="055e488f"/>
    </style:style>
    <style:style style:name="T545" style:family="text">
      <style:text-properties officeooo:rsid="055fd2f3"/>
    </style:style>
    <style:style style:name="T546" style:family="text">
      <style:text-properties officeooo:rsid="05606a5b"/>
    </style:style>
    <style:style style:name="T547" style:family="text">
      <style:text-properties officeooo:rsid="05627079"/>
    </style:style>
    <style:style style:name="T548" style:family="text">
      <style:text-properties officeooo:rsid="056379cb"/>
    </style:style>
    <style:style style:name="T549" style:family="text">
      <style:text-properties officeooo:rsid="05649792"/>
    </style:style>
    <style:style style:name="T550" style:family="text">
      <style:text-properties officeooo:rsid="05657f5e"/>
    </style:style>
    <style:style style:name="T551" style:family="text">
      <style:text-properties officeooo:rsid="0569cc4f"/>
    </style:style>
    <style:style style:name="T552" style:family="text">
      <style:text-properties officeooo:rsid="056b1880"/>
    </style:style>
    <style:style style:name="T553" style:family="text">
      <style:text-properties officeooo:rsid="056e4367"/>
    </style:style>
    <style:style style:name="T554" style:family="text">
      <style:text-properties officeooo:rsid="056fd3a5"/>
    </style:style>
    <style:style style:name="T555" style:family="text">
      <style:text-properties officeooo:rsid="057485a5"/>
    </style:style>
    <style:style style:name="T556" style:family="text">
      <style:text-properties officeooo:rsid="05758128"/>
    </style:style>
    <style:style style:name="T557" style:family="text">
      <style:text-properties officeooo:rsid="057644fe"/>
    </style:style>
    <style:style style:name="T558" style:family="text">
      <style:text-properties officeooo:rsid="0577df04"/>
    </style:style>
    <style:style style:name="T559" style:family="text">
      <style:text-properties officeooo:rsid="0578dac4"/>
    </style:style>
    <style:style style:name="T560" style:family="text">
      <style:text-properties officeooo:rsid="057a3cee"/>
    </style:style>
    <style:style style:name="T561" style:family="text">
      <style:text-properties officeooo:rsid="057b62dd"/>
    </style:style>
    <style:style style:name="T562" style:family="text">
      <style:text-properties officeooo:rsid="057f6fc5"/>
    </style:style>
    <style:style style:name="T563" style:family="text">
      <style:text-properties officeooo:rsid="05816e45"/>
    </style:style>
    <style:style style:name="T564" style:family="text">
      <style:text-properties officeooo:rsid="0582e501"/>
    </style:style>
    <style:style style:name="T565" style:family="text">
      <style:text-properties officeooo:rsid="05876157"/>
    </style:style>
    <style:style style:name="T566" style:family="text">
      <style:text-properties officeooo:rsid="05888e4c"/>
    </style:style>
    <style:style style:name="T567" style:family="text">
      <style:text-properties officeooo:rsid="058a010e"/>
    </style:style>
    <style:style style:name="T568" style:family="text">
      <style:text-properties officeooo:rsid="058ad3c0"/>
    </style:style>
    <style:style style:name="T569" style:family="text">
      <style:text-properties officeooo:rsid="058f5365"/>
    </style:style>
    <style:style style:name="T570" style:family="text">
      <style:text-properties officeooo:rsid="0593c0c4"/>
    </style:style>
    <style:style style:name="T571" style:family="text">
      <style:text-properties officeooo:rsid="0596ad17"/>
    </style:style>
    <style:style style:name="T572" style:family="text">
      <style:text-properties officeooo:rsid="0597e3e2"/>
    </style:style>
    <style:style style:name="T573" style:family="text">
      <style:text-properties officeooo:rsid="059cad04"/>
    </style:style>
    <style:style style:name="T574" style:family="text">
      <style:text-properties officeooo:rsid="059fe39f"/>
    </style:style>
    <style:style style:name="T575" style:family="text">
      <style:text-properties officeooo:rsid="05a0a2b6"/>
    </style:style>
    <style:style style:name="T576" style:family="text">
      <style:text-properties officeooo:rsid="05a2e101"/>
    </style:style>
    <style:style style:name="T577" style:family="text">
      <style:text-properties officeooo:rsid="05a44207"/>
    </style:style>
    <style:style style:name="T578" style:family="text">
      <style:text-properties officeooo:rsid="05a5a667"/>
    </style:style>
    <style:style style:name="T579" style:family="text">
      <style:text-properties officeooo:rsid="05a70991"/>
    </style:style>
    <style:style style:name="T580" style:family="text">
      <style:text-properties officeooo:rsid="05af227b"/>
    </style:style>
    <style:style style:name="T581" style:family="text">
      <style:text-properties officeooo:rsid="05b0fd65"/>
    </style:style>
    <style:style style:name="T582" style:family="text">
      <style:text-properties officeooo:rsid="05b27ea8"/>
    </style:style>
    <style:style style:name="T583" style:family="text">
      <style:text-properties officeooo:rsid="05b40ad6"/>
    </style:style>
    <style:style style:name="T584" style:family="text">
      <style:text-properties officeooo:rsid="05b6d40e"/>
    </style:style>
    <style:style style:name="T585" style:family="text">
      <style:text-properties officeooo:rsid="05b712ba"/>
    </style:style>
    <style:style style:name="T586" style:family="text">
      <style:text-properties officeooo:rsid="05b9c2cd"/>
    </style:style>
    <style:style style:name="T587" style:family="text">
      <style:text-properties officeooo:rsid="05bac4e6"/>
    </style:style>
    <style:style style:name="T588" style:family="text">
      <style:text-properties officeooo:rsid="05c2622e"/>
    </style:style>
    <style:style style:name="T589" style:family="text">
      <style:text-properties officeooo:rsid="05ce0c78"/>
    </style:style>
    <style:style style:name="T590" style:family="text">
      <style:text-properties officeooo:rsid="05cf30a3"/>
    </style:style>
    <style:style style:name="T591" style:family="text">
      <style:text-properties officeooo:rsid="05cf7ce4"/>
    </style:style>
    <style:style style:name="T592" style:family="text">
      <style:text-properties officeooo:rsid="05d0dfb3"/>
    </style:style>
    <style:style style:name="T593" style:family="text">
      <style:text-properties officeooo:rsid="05d273df"/>
    </style:style>
    <style:style style:name="T594" style:family="text">
      <style:text-properties officeooo:rsid="05da87cc"/>
    </style:style>
    <style:style style:name="T595" style:family="text">
      <style:text-properties officeooo:rsid="05dab667"/>
    </style:style>
    <style:style style:name="T596" style:family="text">
      <style:text-properties officeooo:rsid="05db69eb"/>
    </style:style>
    <style:style style:name="T597" style:family="text">
      <style:text-properties officeooo:rsid="05de0fc8"/>
    </style:style>
    <style:style style:name="T598" style:family="text">
      <style:text-properties officeooo:rsid="05df37ae"/>
    </style:style>
    <style:style style:name="T599" style:family="text">
      <style:text-properties officeooo:rsid="05e0b7b2"/>
    </style:style>
    <style:style style:name="T600" style:family="text">
      <style:text-properties officeooo:rsid="05e6b8f3"/>
    </style:style>
    <style:style style:name="T601" style:family="text">
      <style:text-properties officeooo:rsid="05e99b14"/>
    </style:style>
    <style:style style:name="T602" style:family="text">
      <style:text-properties officeooo:rsid="05eafd70"/>
    </style:style>
    <style:style style:name="T603" style:family="text">
      <style:text-properties fo:font-style="italic" officeooo:rsid="05eafd70" style:font-style-asian="italic" style:font-style-complex="italic"/>
    </style:style>
    <style:style style:name="T604" style:family="text">
      <style:text-properties fo:font-style="italic" officeooo:rsid="064b8051" style:font-style-asian="italic" style:font-style-complex="italic"/>
    </style:style>
    <style:style style:name="T605" style:family="text">
      <style:text-properties fo:font-style="italic" officeooo:rsid="0654514b" style:font-style-asian="italic" style:font-style-complex="italic"/>
    </style:style>
    <style:style style:name="T606" style:family="text">
      <style:text-properties fo:font-style="italic" officeooo:rsid="065095b8" style:font-style-asian="italic" style:font-style-complex="italic"/>
    </style:style>
    <style:style style:name="T607" style:family="text">
      <style:text-properties fo:font-style="italic" officeooo:rsid="064ddb68" style:font-style-asian="italic" style:font-style-complex="italic"/>
    </style:style>
    <style:style style:name="T608" style:family="text">
      <style:text-properties fo:font-style="italic" officeooo:rsid="06c85358" style:font-style-asian="italic" style:font-style-complex="italic"/>
    </style:style>
    <style:style style:name="T609" style:family="text">
      <style:text-properties fo:font-style="italic" officeooo:rsid="066288a6" style:font-style-asian="italic" style:font-style-complex="italic"/>
    </style:style>
    <style:style style:name="T610" style:family="text">
      <style:text-properties fo:font-style="italic" officeooo:rsid="066108c2" style:font-style-asian="italic" style:font-style-complex="italic"/>
    </style:style>
    <style:style style:name="T611" style:family="text">
      <style:text-properties fo:font-style="italic" officeooo:rsid="06564f3b" style:font-style-asian="italic" style:font-style-complex="italic"/>
    </style:style>
    <style:style style:name="T612" style:family="text">
      <style:text-properties fo:font-style="italic" officeooo:rsid="06639cb4" style:font-style-asian="italic" style:font-style-complex="italic"/>
    </style:style>
    <style:style style:name="T613" style:family="text">
      <style:text-properties fo:font-style="italic" officeooo:rsid="07679a8d" style:font-style-asian="italic" style:font-style-complex="italic"/>
    </style:style>
    <style:style style:name="T614" style:family="text">
      <style:text-properties fo:font-style="italic" officeooo:rsid="0083b035" style:font-style-asian="italic" style:font-style-complex="italic"/>
    </style:style>
    <style:style style:name="T615" style:family="text">
      <style:text-properties fo:font-style="normal" style:font-style-asian="normal" style:font-style-complex="normal"/>
    </style:style>
    <style:style style:name="T616" style:family="text">
      <style:text-properties fo:font-style="normal" officeooo:rsid="05eafd70" style:font-style-asian="normal" style:font-style-complex="normal"/>
    </style:style>
    <style:style style:name="T617" style:family="text">
      <style:text-properties fo:font-style="normal" officeooo:rsid="05eb2042" style:font-style-asian="normal" style:font-style-complex="normal"/>
    </style:style>
    <style:style style:name="T618" style:family="text">
      <style:text-properties fo:font-style="normal" officeooo:rsid="05edb278" style:font-style-asian="normal" style:font-style-complex="normal"/>
    </style:style>
    <style:style style:name="T619" style:family="text">
      <style:text-properties fo:font-style="normal" officeooo:rsid="05edcd0d" style:font-style-asian="normal" style:font-style-complex="normal"/>
    </style:style>
    <style:style style:name="T620" style:family="text">
      <style:text-properties fo:font-style="normal" officeooo:rsid="05f0c9dc" style:font-style-asian="normal" style:font-style-complex="normal"/>
    </style:style>
    <style:style style:name="T621" style:family="text">
      <style:text-properties fo:font-style="normal" officeooo:rsid="05f53ad7" style:font-style-asian="normal" style:font-style-complex="normal"/>
    </style:style>
    <style:style style:name="T622" style:family="text">
      <style:text-properties fo:font-style="normal" officeooo:rsid="05f63dfe" style:font-style-asian="normal" style:font-style-complex="normal"/>
    </style:style>
    <style:style style:name="T623" style:family="text">
      <style:text-properties fo:font-style="normal" officeooo:rsid="05f73a7d" style:font-style-asian="normal" style:font-style-complex="normal"/>
    </style:style>
    <style:style style:name="T624" style:family="text">
      <style:text-properties fo:font-style="normal" officeooo:rsid="05f873bc" style:font-style-asian="normal" style:font-style-complex="normal"/>
    </style:style>
    <style:style style:name="T625" style:family="text">
      <style:text-properties fo:font-style="normal" officeooo:rsid="05fa58e6" style:font-style-asian="normal" style:font-style-complex="normal"/>
    </style:style>
    <style:style style:name="T626" style:family="text">
      <style:text-properties fo:font-style="normal" officeooo:rsid="05fd1273" style:font-style-asian="normal" style:font-style-complex="normal"/>
    </style:style>
    <style:style style:name="T627" style:family="text">
      <style:text-properties fo:font-style="normal" officeooo:rsid="05fe07da" style:font-style-asian="normal" style:font-style-complex="normal"/>
    </style:style>
    <style:style style:name="T628" style:family="text">
      <style:text-properties fo:font-style="normal" officeooo:rsid="0602305f" style:font-style-asian="normal" style:font-style-complex="normal"/>
    </style:style>
    <style:style style:name="T629" style:family="text">
      <style:text-properties fo:font-style="normal" officeooo:rsid="06031d2d" style:font-style-asian="normal" style:font-style-complex="normal"/>
    </style:style>
    <style:style style:name="T630" style:family="text">
      <style:text-properties fo:font-style="normal" officeooo:rsid="060d078a" style:font-style-asian="normal" style:font-style-complex="normal"/>
    </style:style>
    <style:style style:name="T631" style:family="text">
      <style:text-properties fo:font-style="normal" officeooo:rsid="060d7ed4" style:font-style-asian="normal" style:font-style-complex="normal"/>
    </style:style>
    <style:style style:name="T632" style:family="text">
      <style:text-properties fo:font-style="normal" officeooo:rsid="06167319" style:font-style-asian="normal" style:font-style-complex="normal"/>
    </style:style>
    <style:style style:name="T633" style:family="text">
      <style:text-properties fo:font-style="normal" officeooo:rsid="06191f82" style:font-style-asian="normal" style:font-style-complex="normal"/>
    </style:style>
    <style:style style:name="T634" style:family="text">
      <style:text-properties fo:font-style="normal" officeooo:rsid="0609692d" style:font-style-asian="normal" style:font-style-complex="normal"/>
    </style:style>
    <style:style style:name="T635" style:family="text">
      <style:text-properties fo:font-style="normal" officeooo:rsid="062d582c" style:font-style-asian="normal" style:font-style-complex="normal"/>
    </style:style>
    <style:style style:name="T636" style:family="text">
      <style:text-properties fo:font-style="normal" officeooo:rsid="062ebae2" style:font-style-asian="normal" style:font-style-complex="normal"/>
    </style:style>
    <style:style style:name="T637" style:family="text">
      <style:text-properties fo:font-style="normal" officeooo:rsid="06302953" style:font-style-asian="normal" style:font-style-complex="normal"/>
    </style:style>
    <style:style style:name="T638" style:family="text">
      <style:text-properties fo:font-style="normal" officeooo:rsid="063540ee" style:font-style-asian="normal" style:font-style-complex="normal"/>
    </style:style>
    <style:style style:name="T639" style:family="text">
      <style:text-properties officeooo:rsid="060f1c39"/>
    </style:style>
    <style:style style:name="T640" style:family="text">
      <style:text-properties officeooo:rsid="060fcba1"/>
    </style:style>
    <style:style style:name="T641" style:family="text">
      <style:text-properties officeooo:rsid="061400e9"/>
    </style:style>
    <style:style style:name="T642" style:family="text">
      <style:text-properties officeooo:rsid="0648bcf3"/>
    </style:style>
    <style:style style:name="T643" style:family="text">
      <style:text-properties officeooo:rsid="0648dfce"/>
    </style:style>
    <style:style style:name="T644" style:family="text">
      <style:text-properties officeooo:rsid="066d1f57"/>
    </style:style>
    <style:style style:name="T645" style:family="text">
      <style:text-properties officeooo:rsid="06726ff3"/>
    </style:style>
    <style:style style:name="T646" style:family="text">
      <style:text-properties officeooo:rsid="0673de9f"/>
    </style:style>
    <style:style style:name="T647" style:family="text">
      <style:text-properties officeooo:rsid="0674d442"/>
    </style:style>
    <style:style style:name="T648" style:family="text">
      <style:text-properties officeooo:rsid="0675e1be"/>
    </style:style>
    <style:style style:name="T649" style:family="text">
      <style:text-properties officeooo:rsid="0675f455"/>
    </style:style>
    <style:style style:name="T650" style:family="text">
      <style:text-properties officeooo:rsid="0677b619"/>
    </style:style>
    <style:style style:name="T651" style:family="text">
      <style:text-properties officeooo:rsid="067a0454"/>
    </style:style>
    <style:style style:name="T652" style:family="text">
      <style:text-properties officeooo:rsid="067d2965"/>
    </style:style>
    <style:style style:name="T653" style:family="text">
      <style:text-properties officeooo:rsid="067e9a59"/>
    </style:style>
    <style:style style:name="T654" style:family="text">
      <style:text-properties officeooo:rsid="067f2ccc"/>
    </style:style>
    <style:style style:name="T655" style:family="text">
      <style:text-properties officeooo:rsid="067f55df"/>
    </style:style>
    <style:style style:name="T656" style:family="text">
      <style:text-properties officeooo:rsid="0681af6d"/>
    </style:style>
    <style:style style:name="T657" style:family="text">
      <style:text-properties officeooo:rsid="068d605c"/>
    </style:style>
    <style:style style:name="T658" style:family="text">
      <style:text-properties officeooo:rsid="068e3a17"/>
    </style:style>
    <style:style style:name="T659" style:family="text">
      <style:text-properties officeooo:rsid="06918dc9"/>
    </style:style>
    <style:style style:name="T660" style:family="text">
      <style:text-properties officeooo:rsid="0693226b"/>
    </style:style>
    <style:style style:name="T661" style:family="text">
      <style:text-properties officeooo:rsid="06993995"/>
    </style:style>
    <style:style style:name="T662" style:family="text">
      <style:text-properties officeooo:rsid="0699a382"/>
    </style:style>
    <style:style style:name="T663" style:family="text">
      <style:text-properties officeooo:rsid="069b22a3"/>
    </style:style>
    <style:style style:name="T664" style:family="text">
      <style:text-properties officeooo:rsid="069ca377"/>
    </style:style>
    <style:style style:name="T665" style:family="text">
      <style:text-properties officeooo:rsid="069e1ee0"/>
    </style:style>
    <style:style style:name="T666" style:family="text">
      <style:text-properties officeooo:rsid="06a152d1"/>
    </style:style>
    <style:style style:name="T667" style:family="text">
      <style:text-properties officeooo:rsid="06a15494"/>
    </style:style>
    <style:style style:name="T668" style:family="text">
      <style:text-properties officeooo:rsid="06a3427e"/>
    </style:style>
    <style:style style:name="T669" style:family="text">
      <style:text-properties officeooo:rsid="06a71e6e"/>
    </style:style>
    <style:style style:name="T670" style:family="text">
      <style:text-properties officeooo:rsid="06aa5e23"/>
    </style:style>
    <style:style style:name="T671" style:family="text">
      <style:text-properties officeooo:rsid="06bcc500"/>
    </style:style>
    <style:style style:name="T672" style:family="text">
      <style:text-properties officeooo:rsid="06c1c09c"/>
    </style:style>
    <style:style style:name="T673" style:family="text">
      <style:text-properties officeooo:rsid="06c36daf"/>
    </style:style>
    <style:style style:name="T674" style:family="text">
      <style:text-properties officeooo:rsid="06cb2390"/>
    </style:style>
    <style:style style:name="T675" style:family="text">
      <style:text-properties officeooo:rsid="06cbb799"/>
    </style:style>
    <style:style style:name="T676" style:family="text">
      <style:text-properties officeooo:rsid="06d85d5d"/>
    </style:style>
    <style:style style:name="T677" style:family="text">
      <style:text-properties officeooo:rsid="06dc8c69"/>
    </style:style>
    <style:style style:name="T678" style:family="text">
      <style:text-properties officeooo:rsid="06de1950"/>
    </style:style>
    <style:style style:name="T679" style:family="text">
      <style:text-properties officeooo:rsid="06dfac83"/>
    </style:style>
    <style:style style:name="T680" style:family="text">
      <style:text-properties officeooo:rsid="06e374b9"/>
    </style:style>
    <style:style style:name="T681" style:family="text">
      <style:text-properties officeooo:rsid="06e8f4b1"/>
    </style:style>
    <style:style style:name="T682" style:family="text">
      <style:text-properties officeooo:rsid="06ea3344"/>
    </style:style>
    <style:style style:name="T683" style:family="text">
      <style:text-properties officeooo:rsid="06f3cf35"/>
    </style:style>
    <style:style style:name="T684" style:family="text">
      <style:text-properties officeooo:rsid="06f57335"/>
    </style:style>
    <style:style style:name="T685" style:family="text">
      <style:text-properties officeooo:rsid="06f5e785"/>
    </style:style>
    <style:style style:name="T686" style:family="text">
      <style:text-properties officeooo:rsid="06f60fe8"/>
    </style:style>
    <style:style style:name="T687" style:family="text">
      <style:text-properties officeooo:rsid="06fa000e"/>
    </style:style>
    <style:style style:name="T688" style:family="text">
      <style:text-properties officeooo:rsid="06fb9dab"/>
    </style:style>
    <style:style style:name="T689" style:family="text">
      <style:text-properties officeooo:rsid="07023ae3"/>
    </style:style>
    <style:style style:name="T690" style:family="text">
      <style:text-properties officeooo:rsid="0702797d"/>
    </style:style>
    <style:style style:name="T691" style:family="text">
      <style:text-properties officeooo:rsid="0705b318"/>
    </style:style>
    <style:style style:name="T692" style:family="text">
      <style:text-properties officeooo:rsid="07077fae"/>
    </style:style>
    <style:style style:name="T693" style:family="text">
      <style:text-properties officeooo:rsid="070786ea"/>
    </style:style>
    <style:style style:name="T694" style:family="text">
      <style:text-properties officeooo:rsid="07086120"/>
    </style:style>
    <style:style style:name="T695" style:family="text">
      <style:text-properties officeooo:rsid="070b703f"/>
    </style:style>
    <style:style style:name="T696" style:family="text">
      <style:text-properties officeooo:rsid="070beed8"/>
    </style:style>
    <style:style style:name="T697" style:family="text">
      <style:text-properties officeooo:rsid="070ea457"/>
    </style:style>
    <style:style style:name="T698" style:family="text">
      <style:text-properties officeooo:rsid="070ed534"/>
    </style:style>
    <style:style style:name="T699" style:family="text">
      <style:text-properties officeooo:rsid="0716b956"/>
    </style:style>
    <style:style style:name="T700" style:family="text">
      <style:text-properties officeooo:rsid="0717b08b"/>
    </style:style>
    <style:style style:name="T701" style:family="text">
      <style:text-properties officeooo:rsid="071eb694"/>
    </style:style>
    <style:style style:name="T702" style:family="text">
      <style:text-properties officeooo:rsid="0721d4e5"/>
    </style:style>
    <style:style style:name="T703" style:family="text">
      <style:text-properties officeooo:rsid="07255b27"/>
    </style:style>
    <style:style style:name="T704" style:family="text">
      <style:text-properties officeooo:rsid="072965e5"/>
    </style:style>
    <style:style style:name="T705" style:family="text">
      <style:text-properties officeooo:rsid="072a0b85"/>
    </style:style>
    <style:style style:name="T706" style:family="text">
      <style:text-properties officeooo:rsid="072eb332"/>
    </style:style>
    <style:style style:name="T707" style:family="text">
      <style:text-properties officeooo:rsid="072f0d70"/>
    </style:style>
    <style:style style:name="T708" style:family="text">
      <style:text-properties officeooo:rsid="0732d7c4"/>
    </style:style>
    <style:style style:name="T709" style:family="text">
      <style:text-properties officeooo:rsid="073500d5"/>
    </style:style>
    <style:style style:name="T710" style:family="text">
      <style:text-properties officeooo:rsid="07397c53"/>
    </style:style>
    <style:style style:name="T711" style:family="text">
      <style:text-properties officeooo:rsid="073ac8ae"/>
    </style:style>
    <style:style style:name="T712" style:family="text">
      <style:text-properties officeooo:rsid="073ad432"/>
    </style:style>
    <style:style style:name="T713" style:family="text">
      <style:text-properties officeooo:rsid="073e81ed"/>
    </style:style>
    <style:style style:name="T714" style:family="text">
      <style:text-properties officeooo:rsid="073f920b"/>
    </style:style>
    <style:style style:name="T715" style:family="text">
      <style:text-properties officeooo:rsid="0745f522"/>
    </style:style>
    <style:style style:name="T716" style:family="text">
      <style:text-properties officeooo:rsid="0748f8df"/>
    </style:style>
    <style:style style:name="T717" style:family="text">
      <style:text-properties officeooo:rsid="07490b61"/>
    </style:style>
    <style:style style:name="T718" style:family="text">
      <style:text-properties officeooo:rsid="07496e8e"/>
    </style:style>
    <style:style style:name="T719" style:family="text">
      <style:text-properties officeooo:rsid="074a5f6f"/>
    </style:style>
    <style:style style:name="T720" style:family="text">
      <style:text-properties officeooo:rsid="074ae3cd"/>
    </style:style>
    <style:style style:name="T721" style:family="text">
      <style:text-properties officeooo:rsid="074d3972"/>
    </style:style>
    <style:style style:name="T722" style:family="text">
      <style:text-properties officeooo:rsid="074e9d8e"/>
    </style:style>
    <style:style style:name="T723" style:family="text">
      <style:text-properties officeooo:rsid="07532ec3"/>
    </style:style>
    <style:style style:name="T724" style:family="text">
      <style:text-properties officeooo:rsid="0755de1e"/>
    </style:style>
    <style:style style:name="T725" style:family="text">
      <style:text-properties officeooo:rsid="0757f1f8"/>
    </style:style>
    <style:style style:name="T726" style:family="text">
      <style:text-properties officeooo:rsid="075f749a"/>
    </style:style>
    <style:style style:name="T727" style:family="text">
      <style:text-properties officeooo:rsid="076b4c5e"/>
    </style:style>
    <style:style style:name="T728" style:family="text">
      <style:text-properties officeooo:rsid="076c1800"/>
    </style:style>
    <style:style style:name="T729" style:family="text">
      <style:text-properties officeooo:rsid="076d06f4"/>
    </style:style>
    <style:style style:name="T730" style:family="text">
      <style:text-properties officeooo:rsid="076deac2"/>
    </style:style>
    <style:style style:name="T731" style:family="text">
      <style:text-properties officeooo:rsid="07720ef8"/>
    </style:style>
    <style:style style:name="T732" style:family="text">
      <style:text-properties officeooo:rsid="07839069"/>
    </style:style>
    <style:style style:name="T733" style:family="text">
      <style:text-properties officeooo:rsid="0788a9e5"/>
    </style:style>
    <style:style style:name="T734" style:family="text">
      <style:text-properties officeooo:rsid="078a9045"/>
    </style:style>
    <style:style style:name="T735" style:family="text">
      <style:text-properties officeooo:rsid="07905caf"/>
    </style:style>
    <style:style style:name="T736" style:family="text">
      <style:text-properties officeooo:rsid="07943f2b"/>
    </style:style>
    <style:style style:name="T737" style:family="text">
      <style:text-properties officeooo:rsid="07951dcf"/>
    </style:style>
    <style:style style:name="T738" style:family="text">
      <style:text-properties officeooo:rsid="0795471f"/>
    </style:style>
    <style:style style:name="T739" style:family="text">
      <style:text-properties officeooo:rsid="079bf079"/>
    </style:style>
    <style:style style:name="T740" style:family="text">
      <style:text-properties officeooo:rsid="07a383cc"/>
    </style:style>
    <style:style style:name="T741" style:family="text">
      <style:text-properties officeooo:rsid="07a3cd9d"/>
    </style:style>
    <style:style style:name="T742" style:family="text">
      <style:text-properties officeooo:rsid="07a4a28d"/>
    </style:style>
    <style:style style:name="T743" style:family="text">
      <style:text-properties officeooo:rsid="07a55250"/>
    </style:style>
    <style:style style:name="T744" style:family="text">
      <style:text-properties officeooo:rsid="07a5adb6"/>
    </style:style>
    <style:style style:name="T745" style:family="text">
      <style:text-properties officeooo:rsid="07a789e0"/>
    </style:style>
    <style:style style:name="T746" style:family="text">
      <style:text-properties officeooo:rsid="07a7b9fb"/>
    </style:style>
    <style:style style:name="T747" style:family="text">
      <style:text-properties officeooo:rsid="07a968dd"/>
    </style:style>
    <style:style style:name="T748" style:family="text">
      <style:text-properties officeooo:rsid="07aac8b8"/>
    </style:style>
    <style:style style:name="T749" style:family="text">
      <style:text-properties officeooo:rsid="07b3134f"/>
    </style:style>
    <style:style style:name="T750" style:family="text">
      <style:text-properties officeooo:rsid="07bba76e"/>
    </style:style>
    <style:style style:name="T751" style:family="text">
      <style:text-properties officeooo:rsid="07be12ee"/>
    </style:style>
    <style:style style:name="T752" style:family="text">
      <style:text-properties officeooo:rsid="07c25f9b"/>
    </style:style>
    <style:style style:name="T753" style:family="text">
      <style:text-properties officeooo:rsid="07c42e49"/>
    </style:style>
    <style:style style:name="T754" style:family="text">
      <style:text-properties officeooo:rsid="07c75f53"/>
    </style:style>
    <style:style style:name="T755" style:family="text">
      <style:text-properties officeooo:rsid="07c75f61"/>
    </style:style>
    <style:style style:name="T756" style:family="text">
      <style:text-properties officeooo:rsid="07c952aa"/>
    </style:style>
    <style:style style:name="T757" style:family="text">
      <style:text-properties officeooo:rsid="07cf952a"/>
    </style:style>
    <style:style style:name="T758" style:family="text">
      <style:text-properties officeooo:rsid="07d20dc1"/>
    </style:style>
    <style:style style:name="T759" style:family="text">
      <style:text-properties officeooo:rsid="07ddf71d"/>
    </style:style>
    <style:style style:name="T760" style:family="text">
      <style:text-properties officeooo:rsid="07de3781"/>
    </style:style>
    <style:style style:name="T761" style:family="text">
      <style:text-properties officeooo:rsid="07e62972"/>
    </style:style>
    <style:style style:name="T762" style:family="text">
      <style:text-properties officeooo:rsid="07ececd1"/>
    </style:style>
    <style:style style:name="T763" style:family="text">
      <style:text-properties officeooo:rsid="07ee08f0"/>
    </style:style>
    <style:style style:name="T764" style:family="text">
      <style:text-properties officeooo:rsid="07f0b875"/>
    </style:style>
    <style:style style:name="T765" style:family="text">
      <style:text-properties officeooo:rsid="07f0c7af"/>
    </style:style>
    <style:style style:name="T766" style:family="text">
      <style:text-properties officeooo:rsid="07f11795"/>
    </style:style>
    <style:style style:name="T767" style:family="text">
      <style:text-properties officeooo:rsid="07f399ed"/>
    </style:style>
    <style:style style:name="T768" style:family="text">
      <style:text-properties officeooo:rsid="0804fdf4"/>
    </style:style>
    <style:style style:name="T769" style:family="text">
      <style:text-properties officeooo:rsid="080be5df"/>
    </style:style>
    <style:style style:name="T77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 Programming Language, <text:span text:style-name="T121">a</text:span> <text:span text:style-name="T120">50 year old foundation</text:span></text:p>
      <text:p text:style-name="Text_20_body"/>
      <text:p text:style-name="Text_20_body"/>
      <text:p text:style-name="Text_20_body"/>
      <text:p text:style-name="P228">An <text:span text:style-name="T70">i</text:span>ntroduction to everyone who<text:span text:style-name="T4">m</text:span> never <text:span text:style-name="T2">interfaced</text:span> a compiler <text:span text:style-name="T71">before</text:span>.</text:p>
      <text:p text:style-name="P224"/>
      <text:p text:style-name="P224"/>
      <text:p text:style-name="P224"/>
      <text:p text:style-name="P224"/>
      <text:p text:style-name="P224"/>
      <text:p text:style-name="P224"><office:annotation><dc:creator>Unknown Author</dc:creator><dc:date>2022-07-22T10:18:39.816762322</dc:date><text:p text:style-name="P242"><text:span text:style-name="T771">Make sure therer are no comments anymore</text:span></text:p></office:annotation></text:p>
      <text:p text:style-name="P224"/>
      <text:p text:style-name="P224"><office:annotation><dc:creator>Unknown Author</dc:creator><dc:date>2022-07-22T10:18:55.927774960</dc:date><text:p text:style-name="P242"><text:span text:style-name="T771">Are there some invariant sections somewhere?</text:span></text:p></office:annotation></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text:s text:c="4"/>Copyright (C) <text:s/><text:span text:style-name="T152">2022</text:span> <text:s/><text:span text:style-name="T762">Andy F</text:span><text:span text:style-name="T763">r</text:span><text:span text:style-name="T762">ank Schoknecht</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225"><text:s text:c="4"/>with no Invariant Sections, <text:span text:style-name="T768">two</text:span> Front-Cover Text<text:span text:style-name="T768">s</text:span><text:span text:style-name="T765">: "</text:span><text:span text:style-name="T766">The C Programming Language,</text:span></text:p>
      <text:p text:style-name="P226"><text:span text:style-name="T767"><text:s text:c="4"/></text:span><text:span text:style-name="T766">a 50 year old foundation</text:span><text:span text:style-name="T765">"</text:span><text:span text:style-name="T768">, "An introduction to everyone whom never interfaced a</text:span></text:p>
      <text:p text:style-name="P226"><text:span text:style-name="T768"><text:s text:c="4"/>compiler before</text:span><text:span text:style-name="T769">.</text:span><text:span text:style-name="T768">"</text:span>, and no Back-Cover Texts.</text:p>
      <text:p text:style-name="Preformatted_20_Text"><text:s text:c="4"/>A copy of the license is included in the section entitled "GNU</text:p>
      <text:p text:style-name="P227"><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3">Table of Contents</text:p>
          </text:index-title>
          <text:p text:style-name="P204"><text:a xlink:type="simple" xlink:href="#__RefHeading___Toc106_3572798900" text:style-name="Index_20_Link" text:visited-style-name="Index_20_Link">Foreword<text:tab/>4</text:a></text:p>
          <text:p text:style-name="P204"><text:a xlink:type="simple" xlink:href="#__RefHeading___Toc122_3572798900" text:style-name="Index_20_Link" text:visited-style-name="Index_20_Link">Optional early topics<text:tab/>5</text:a></text:p>
          <text:p text:style-name="P205"><text:a xlink:type="simple" xlink:href="#__RefHeading___Toc130_3572798900" text:style-name="Index_20_Link" text:visited-style-name="Index_20_Link">Compiler<text:tab/>5</text:a></text:p>
          <text:p text:style-name="P205"><text:a xlink:type="simple" xlink:href="#__RefHeading___Toc132_3572798900" text:style-name="Index_20_Link" text:visited-style-name="Index_20_Link">Assembly language<text:tab/>5</text:a></text:p>
          <text:p text:style-name="P205"><text:a xlink:type="simple" xlink:href="#__RefHeading___Toc665_1590455357" text:style-name="Index_20_Link" text:visited-style-name="Index_20_Link">Syntax<text:tab/>5</text:a></text:p>
          <text:p text:style-name="P205"><text:a xlink:type="simple" xlink:href="#__RefHeading___Toc6490_3578794143" text:style-name="Index_20_Link" text:visited-style-name="Index_20_Link">Definition vs Implementation<text:tab/>5</text:a></text:p>
          <text:p text:style-name="P204"><text:a xlink:type="simple" xlink:href="#__RefHeading___Toc443_369106283" text:style-name="Index_20_Link" text:visited-style-name="Index_20_Link">Set up<text:tab/>6</text:a></text:p>
          <text:p text:style-name="P204"><text:a xlink:type="simple" xlink:href="#__RefHeading___Toc112_3572798900" text:style-name="Index_20_Link" text:visited-style-name="Index_20_Link">main()<text:tab/>7</text:a></text:p>
          <text:p text:style-name="P204"><text:a xlink:type="simple" xlink:href="#__RefHeading___Toc114_3572798900" text:style-name="Index_20_Link" text:visited-style-name="Index_20_Link">Types and variables<text:tab/>8</text:a></text:p>
          <text:p text:style-name="P205"><text:a xlink:type="simple" xlink:href="#__RefHeading___Toc4324_63016137" text:style-name="Index_20_Link" text:visited-style-name="Index_20_Link">Variables<text:tab/>8</text:a></text:p>
          <text:p text:style-name="P205"><text:a xlink:type="simple" xlink:href="#__RefHeading___Toc1527_630985852" text:style-name="Index_20_Link" text:visited-style-name="Index_20_Link">Types<text:tab/>8</text:a></text:p>
          <text:p text:style-name="P206"><text:a xlink:type="simple" xlink:href="#__RefHeading___Toc2198_55192689" text:style-name="Index_20_Link" text:visited-style-name="Index_20_Link">Integer<text:tab/>8</text:a></text:p>
          <text:p text:style-name="P206"><text:a xlink:type="simple" xlink:href="#__RefHeading___Toc2200_55192689" text:style-name="Index_20_Link" text:visited-style-name="Index_20_Link">Float<text:tab/>9</text:a></text:p>
          <text:p text:style-name="P206"><text:a xlink:type="simple" xlink:href="#__RefHeading___Toc2202_55192689" text:style-name="Index_20_Link" text:visited-style-name="Index_20_Link">Void<text:tab/>10</text:a></text:p>
          <text:p text:style-name="P205"><text:a xlink:type="simple" xlink:href="#__RefHeading___Toc5757_1474682834" text:style-name="Index_20_Link" text:visited-style-name="Index_20_Link">Constants<text:tab/>10</text:a></text:p>
          <text:p text:style-name="P204"><text:a xlink:type="simple" xlink:href="#__RefHeading___Toc116_3572798900" text:style-name="Index_20_Link" text:visited-style-name="Index_20_Link">Functions<text:tab/>11</text:a></text:p>
          <text:p text:style-name="P204"><text:a xlink:type="simple" xlink:href="#__RefHeading___Toc445_369106283" text:style-name="Index_20_Link" text:visited-style-name="Index_20_Link">Operators 101<text:tab/>12</text:a></text:p>
          <text:p text:style-name="P204"><text:a xlink:type="simple" xlink:href="#__RefHeading___Toc118_3572798900" text:style-name="Index_20_Link" text:visited-style-name="Index_20_Link">Conditions<text:tab/>14</text:a></text:p>
          <text:p text:style-name="P205"><text:a xlink:type="simple" xlink:href="#__RefHeading___Toc2690_55192689" text:style-name="Index_20_Link" text:visited-style-name="Index_20_Link">Basic checks<text:tab/>14</text:a></text:p>
          <text:p text:style-name="P205"><text:a xlink:type="simple" xlink:href="#__RefHeading___Toc2692_55192689" text:style-name="Index_20_Link" text:visited-style-name="Index_20_Link">Switch<text:tab/>15</text:a></text:p>
          <text:p text:style-name="P205"><text:a xlink:type="simple" xlink:href="#__RefHeading___Toc2694_55192689" text:style-name="Index_20_Link" text:visited-style-name="Index_20_Link">Operators<text:tab/>16</text:a></text:p>
          <text:p text:style-name="P205"><text:a xlink:type="simple" xlink:href="#__RefHeading___Toc2696_55192689" text:style-name="Index_20_Link" text:visited-style-name="Index_20_Link">Boolean<text:tab/>16</text:a></text:p>
          <text:p text:style-name="P205"><text:a xlink:type="simple" xlink:href="#__RefHeading___Toc2698_55192689" text:style-name="Index_20_Link" text:visited-style-name="Index_20_Link">Multiple conditions and more operators<text:tab/>17</text:a></text:p>
          <text:p text:style-name="P204"><text:a xlink:type="simple" xlink:href="#__RefHeading___Toc4326_63016137" text:style-name="Index_20_Link" text:visited-style-name="Index_20_Link">Loops<text:tab/>18</text:a></text:p>
          <text:p text:style-name="P205"><text:a xlink:type="simple" xlink:href="#__RefHeading___Toc5482_1474682834" text:style-name="Index_20_Link" text:visited-style-name="Index_20_Link">controlling the loop<text:tab/>19</text:a></text:p>
          <text:p text:style-name="P204"><text:a xlink:type="simple" xlink:href="#__RefHeading___Toc8072_3578794143" text:style-name="Index_20_Link" text:visited-style-name="Index_20_Link">Simple text<text:tab/>21</text:a></text:p>
          <text:p text:style-name="P204"><text:a xlink:type="simple" xlink:href="#__RefHeading___Toc7530_1255930186" text:style-name="Index_20_Link" text:visited-style-name="Index_20_Link">Arrays<text:tab/>22</text:a></text:p>
          <text:p text:style-name="P204"><text:a xlink:type="simple" xlink:href="#__RefHeading___Toc134_3572798900" text:style-name="Index_20_Link" text:visited-style-name="Index_20_Link">Comments<text:tab/>23</text:a></text:p>
          <text:p text:style-name="P204"><text:a xlink:type="simple" xlink:href="#__RefHeading___Toc669_1590455357" text:style-name="Index_20_Link" text:visited-style-name="Index_20_Link">Formatting<text:tab/>25</text:a></text:p>
          <text:p text:style-name="P204"><text:a xlink:type="simple" xlink:href="#__RefHeading___Toc2751_55192689" text:style-name="Index_20_Link" text:visited-style-name="Index_20_Link">Include<text:tab/>28</text:a></text:p>
          <text:p text:style-name="P205"><text:a xlink:type="simple" xlink:href="#__RefHeading___Toc2753_55192689" text:style-name="Index_20_Link" text:visited-style-name="Index_20_Link">Header madness<text:tab/>28</text:a></text:p>
          <text:p text:style-name="P205"><text:a xlink:type="simple" xlink:href="#__RefHeading___Toc5484_1474682834" text:style-name="Index_20_Link" text:visited-style-name="Index_20_Link">Definition vs Declaration<text:tab/>29</text:a></text:p>
          <text:p text:style-name="P204"><text:a xlink:type="simple" xlink:href="#__RefHeading___Toc124_3572798900" text:style-name="Index_20_Link" text:visited-style-name="Index_20_Link">Pointers<text:tab/>31</text:a></text:p>
          <text:p text:style-name="P204"><text:a xlink:type="simple" xlink:href="#__RefHeading___Toc137_3572798900" text:style-name="Index_20_Link" text:visited-style-name="Index_20_Link">Memory, please<text:tab/>32</text:a></text:p>
          <text:p text:style-name="P204"><text:a xlink:type="simple" xlink:href="#__RefHeading___Toc139_3572798900" text:style-name="Index_20_Link" text:visited-style-name="Index_20_Link">Structures<text:tab/>34</text:a></text:p>
          <text:p text:style-name="P204"><text:a xlink:type="simple" xlink:href="#__RefHeading___Toc8382_1255930186" text:style-name="Index_20_Link" text:visited-style-name="Index_20_Link">Enumerators<text:tab/>36</text:a></text:p>
          <text:p text:style-name="P204"><text:a xlink:type="simple" xlink:href="#__RefHeading___Toc2206_55192689" text:style-name="Index_20_Link" text:visited-style-name="Index_20_Link">Casting<text:tab/>37</text:a></text:p>
          <text:p text:style-name="P205"><text:a xlink:type="simple" xlink:href="#__RefHeading___Toc9104_399436805" text:style-name="Index_20_Link" text:visited-style-name="Index_20_Link">implicit conversion<text:tab/>37</text:a></text:p>
          <text:p text:style-name="P204"><text:a xlink:type="simple" xlink:href="#__RefHeading___Toc126_3572798900" text:style-name="Index_20_Link" text:visited-style-name="Index_20_Link">Errors are friends, not food<text:tab/>38</text:a></text:p>
          <text:p text:style-name="P204"><text:a xlink:type="simple" xlink:href="#__RefHeading___Toc143_3572798900" text:style-name="Index_20_Link" text:visited-style-name="Index_20_Link">Think about the kids<text:tab/>39</text:a></text:p>
          <text:p text:style-name="P204"><text:a xlink:type="simple" xlink:href="#__RefHeading___Toc108_3572798900" text:style-name="Index_20_Link" text:visited-style-name="Index_20_Link">Standards<text:tab/>40</text:a></text:p>
          <text:p text:style-name="P204"><text:a xlink:type="simple" xlink:href="#__RefHeading___Toc1533_630985852" text:style-name="Index_20_Link" text:visited-style-name="Index_20_Link">Roads to Rome<text:tab/>41</text:a></text:p>
          <text:p text:style-name="P204"><text:a xlink:type="simple" xlink:href="#__RefHeading___Toc6492_3578794143" text:style-name="Index_20_Link" text:visited-style-name="Index_20_Link">Libraries<text:tab/>42</text:a></text:p>
          <text:p text:style-name="P204"><text:a xlink:type="simple" xlink:href="#__RefHeading___Toc1535_630985852" text:style-name="Index_20_Link" text:visited-style-name="Index_20_Link">Debugging<text:tab/>43</text:a></text:p>
          <text:p text:style-name="P205"><text:a xlink:type="simple" xlink:href="#__RefHeading___Toc1540_630985852" text:style-name="Index_20_Link" text:visited-style-name="Index_20_Link">Getting the debugger<text:tab/>43</text:a></text:p>
          <text:p text:style-name="P205"><text:a xlink:type="simple" xlink:href="#__RefHeading___Toc2773_55192689" text:style-name="Index_20_Link" text:visited-style-name="Index_20_Link">compiling<text:tab/>43</text:a></text:p>
          <text:p text:style-name="P205"><text:soft-page-break/><text:a xlink:type="simple" xlink:href="#__RefHeading___Toc1542_630985852" text:style-name="Index_20_Link" text:visited-style-name="Index_20_Link">debugging<text:tab/>43</text:a></text:p>
          <text:p text:style-name="P204"><text:a xlink:type="simple" xlink:href="#__RefHeading___Toc1531_630985852" text:style-name="Index_20_Link" text:visited-style-name="Index_20_Link">Optional end topics<text:tab/>44</text:a></text:p>
          <text:p text:style-name="P205"><text:a xlink:type="simple" xlink:href="#__RefHeading___Toc1548_630985852" text:style-name="Index_20_Link" text:visited-style-name="Index_20_Link">Undefined behavior and co<text:tab/>44</text:a></text:p>
          <text:p text:style-name="P205"><text:a xlink:type="simple" xlink:href="#__RefHeading___Toc9106_399436805" text:style-name="Index_20_Link" text:visited-style-name="Index_20_Link">goto: chaos &gt;:D<text:tab/>44</text:a></text:p>
          <text:p text:style-name="P205"><text:a xlink:type="simple" xlink:href="#__RefHeading___Toc128_3572798900" text:style-name="Index_20_Link" text:visited-style-name="Index_20_Link">Modern C aka gotta go fast<text:tab/>44</text:a></text:p>
          <text:p text:style-name="P206"><text:a xlink:type="simple" xlink:href="#__RefHeading___Toc9108_399436805" text:style-name="Index_20_Link" text:visited-style-name="Index_20_Link">the restrict keyword<text:tab/>44</text:a></text:p>
          <text:p text:style-name="P206"><text:a xlink:type="simple" xlink:href="#__RefHeading___Toc9361_1622695651" text:style-name="Index_20_Link" text:visited-style-name="Index_20_Link">Text in a program also referred to as “Strings”<text:tab/>45</text:a></text:p>
          <text:p text:style-name="P206"><text:a xlink:type="simple" xlink:href="#__RefHeading___Toc3722_63016137" text:style-name="Index_20_Link" text:visited-style-name="Index_20_Link">struct String<text:tab/>46</text:a></text:p>
          <text:p text:style-name="P206"><text:a xlink:type="simple" xlink:href="#__RefHeading___Toc3724_63016137" text:style-name="Index_20_Link" text:visited-style-name="Index_20_Link">compatibility<text:tab/>46</text:a></text:p>
          <text:p text:style-name="P205"><text:a xlink:type="simple" xlink:href="#__RefHeading___Toc9110_399436805" text:style-name="Index_20_Link" text:visited-style-name="Index_20_Link">Floating points are scary<text:tab/>46</text:a></text:p>
          <text:p text:style-name="P205"><text:a xlink:type="simple" xlink:href="#__RefHeading___Toc9112_399436805" text:style-name="Index_20_Link" text:visited-style-name="Index_20_Link">Paradigms<text:tab/>46</text:a></text:p>
          <text:p text:style-name="P205"><text:a xlink:type="simple" xlink:href="#__RefHeading___Toc9114_399436805" text:style-name="Index_20_Link" text:visited-style-name="Index_20_Link">Bad guys will eat you alive and steal your wallet :o<text:tab/>46</text:a></text:p>
          <text:p text:style-name="P204"><text:a xlink:type="simple" xlink:href="#__RefHeading___Toc9363_1622695651" text:style-name="Index_20_Link" text:visited-style-name="Index_20_Link">GNU Free Documentation License<text:tab/>47</text:a></text:p>
        </text:index-body>
      </text:table-of-content>
      <text:p text:style-name="Text_20_body"/>
      <text:h text:style-name="P208" text:outline-level="1"><text:bookmark-start text:name="__RefHeading___Toc106_3572798900"/>Foreword<text:bookmark-end text:name="__RefHeading___Toc106_3572798900"/></text:h>
      <text:p text:style-name="P3">This book is for people who never programmed before <text:span text:style-name="T122">but want to learn it and the way machines operate in general</text:span>.</text:p>
      <text:p text:style-name="P2">The year at the time of writing this is 2022. C is now 50 years old. <text:span text:style-name="T123">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17"><text:span text:style-name="T13">However C is featured in this book for just </text:span><text:span text:style-name="T14">two</text:span><text:span text:style-name="T13"> reason</text:span><text:span text:style-name="T14">s</text:span><text:span text:style-name="T13">:</text:span></text:p>
      <text:list xml:id="list1091056491" text:style-name="L1">
        <text:list-item>
          <text:p text:style-name="P229"><text:span text:style-name="T125">I</text:span><text:span text:style-name="T124">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230">Simplistic and minimal language design, making it ideal for beginners in the low-level realm.</text:p>
        </text:list-item>
      </text:list>
      <text:p text:style-name="P18"><text:span text:style-name="T126">So if you are interested in finding out how </text:span><text:span text:style-name="T127">machines and </text:span><text:span text:style-name="T126">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text:span><text:span text:style-name="T22">the </text:span><text:span text:style-name="T20">Rust </text:span><text:span text:style-name="T22">programming language does</text:span><text:span text:style-name="T20">.</text:span></text:p>
      <text:p text:style-name="P4">While <text:span text:style-name="T128">other</text:span> mentioned languages are fine/good for production, they are not good for teaching programming and software basics <text:span text:style-name="T129">especially in regards to low-level</text:span>.</text:p>
      <text:h text:style-name="P208" text:outline-level="1"><text:bookmark-start text:name="__RefHeading___Toc122_3572798900"/><text:span text:style-name="T3">Optional</text:span> <text:span text:style-name="T133">early </text:span>t<text:span text:style-name="T246">opics</text:span><text:bookmark-end text:name="__RefHeading___Toc122_3572798900"/></text:h>
      <text:p text:style-name="P1">This <text:span text:style-name="T23">chapter</text:span> can be skipped but I do recommend to read it for a better learning experience.</text:p>
      <text:h text:style-name="Heading_20_2" text:outline-level="2"><text:bookmark-start text:name="__RefHeading___Toc130_3572798900"/>Compiler<text:bookmark-end text:name="__RefHeading___Toc130_3572798900"/></text:h>
      <text:p text:style-name="P5">A compiler is a program that turns your written code into something the machine can understand. <text:span text:style-name="T24">It’s like a translator you and the machine are speaking in different languages and the compiler is the </text:span><text:span text:style-name="T25">metaphoric</text:span><text:span text:style-name="T24"> man in the middle. </text:span><text:span text:style-name="T130">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6">y language</text:span><text:bookmark-end text:name="__RefHeading___Toc132_3572798900"/></text:h>
      <text:p text:style-name="P19">Assembly is a human readable representation of the machine language. <text:span text:style-name="T30">It is even closer to the hardware than C is.<text:line-break/></text:span>“<text:span text:style-name="T30">Then why is this book not focused on assembly then?” </text:span><text:span text:style-name="T31">you might ask. </text:span><text:span text:style-name="T32">Because it </text:span><text:span text:style-name="T33">is too far away from conventional programming languages and practices. </text:span><text:span text:style-name="T34">Assembly and programming languages, especially high-level languages such as Python look very different. </text:span><text:span text:style-name="T35">Learning assembly alone wont help you much, </text:span><text:span text:style-name="T131">if your goal is to program in a somewhat </text:span><text:span text:style-name="T132">conventional way.</text:span></text:p>
      <text:h text:style-name="Heading_20_2" text:outline-level="2"><text:bookmark-start text:name="__RefHeading___Toc665_1590455357"/>Syntax<text:bookmark-end text:name="__RefHeading___Toc665_1590455357"/></text:h>
      <text:p text:style-name="P124">Syntax describes how text and symbols convey meaning <text:span text:style-name="T138">to a reader</text:span>.<text:line-break/><text:span text:style-name="T249">Put simply in the context of programming: syntax describes where you need to put what for it to make sense.</text:span></text:p>
      <text:h text:style-name="Heading_20_2" text:outline-level="2"><text:bookmark-start text:name="__RefHeading___Toc6490_3578794143"/>Definition vs Implementation<text:bookmark-end text:name="__RefHeading___Toc6490_3578794143"/></text:h>
      <text:p text:style-name="P125">These terms are often used synonymously.</text:p>
      <text:h text:style-name="P208" text:outline-level="1"><text:bookmark-start text:name="__RefHeading___Toc443_369106283"/>Set up<text:bookmark-end text:name="__RefHeading___Toc443_369106283"/></text:h>
      <text:p text:style-name="P11">First you want to make sure to install Linux… no? OK fine. <text:span text:style-name="T74">I</text:span><text:span text:style-name="T77">f you are interested in programming, i</text:span><text:span text:style-name="T74"> can only recommend it tho. </text:span><text:span text:style-name="T78">It will also make some later topics easier.</text:span><text:span text:style-name="T74"><text:line-break/></text:span><text:span text:style-name="T79">W</text:span><text:span text:style-name="T75">hat you really need </text:span><text:span text:style-name="T80">at the very least</text:span><text:span text:style-name="T75"> is a compiler.</text:span></text:p>
      <text:p text:style-name="P11"><text:span text:style-name="T75">On Linux that would be gcc for example, </text:span><text:span text:style-name="T82">available via your package manager</text:span><text:span text:style-name="T75">:<text:line-break/></text:span><text:span text:style-name="T134">Debian and Debian-based: </text:span><text:span text:style-name="Source_20_Text"><text:span text:style-name="T81">sudo apt install gcc<text:line-break/></text:span></text:span><text:span text:style-name="T135">Arch and Arch-based: </text:span><text:span text:style-name="Source_20_Text"><text:span text:style-name="T135">sudo pacman -</text:span></text:span><text:span text:style-name="Source_20_Text"><text:span text:style-name="T136">S gcc<text:line-break/></text:span></text:span><text:span text:style-name="T137">Fedora: </text:span><text:span text:style-name="Source_20_Text"><text:span text:style-name="T137">sudo dnf install gcc</text:span></text:span></text:p>
      <text:p text:style-name="P10"><text:span text:style-name="T76">On Windows you might want to install mingw:<text:line-break/></text:span><text:a xlink:type="simple" xlink:href="https://www.mingw-w64.org/" text:style-name="Internet_20_link" text:visited-style-name="Visited_20_Internet_20_Link"><text:span text:style-name="T76">https://www.mingw-w64.org/</text:span></text:a><text:span text:style-name="T76"><text:line-break/></text:span><text:a xlink:type="simple" xlink:href="https://nuwen.net/mingw.html" text:style-name="Internet_20_link" text:visited-style-name="Visited_20_Internet_20_Link"><text:span text:style-name="T76">https://nuwen.net/mingw.html</text:span></text:a><text:span text:style-name="T76"><text:line-break/></text:span><text:a xlink:type="simple" xlink:href="https://www.msys2.org/" text:style-name="Internet_20_link" text:visited-style-name="Visited_20_Internet_20_Link"><text:span text:style-name="T76">https://www.msys2.org/</text:span></text:a></text:p>
      <text:h text:style-name="P208" text:outline-level="1"><text:bookmark-start text:name="__RefHeading___Toc112_3572798900"/><text:span text:style-name="T73">m</text:span>ain()<text:bookmark-end text:name="__RefHeading___Toc112_3572798900"/></text:h>
      <text:p text:style-name="P9">This is where the real game begins <text:span text:style-name="T83">or rather your programs logic.<text:line-break/></text:span><text:span text:style-name="T84">To start programming create a new file and call it “main.c”.</text:span></text:p>
      <text:p text:style-name="P13">Type into it:</text:p>
      <text:p text:style-name="P14"><text:span text:style-name="Source_20_Text">int main()<text:line-break/>{<text:line-break/><text:tab/>return 0;<text:line-break/>}</text:span></text:p>
      <text:p text:style-name="P131">These are the things pretty much any C program has. <text:span text:style-name="T93">I</text:span><text:span text:style-name="T92"> will now go over to describe these mentioned things one by one.</text:span></text:p>
      <text:p text:style-name="P15"><text:span text:style-name="T85">So </text:span><text:span text:style-name="T86">lets begin at the top, there you will see “int” which is a type. </text:span><text:span text:style-name="T87">After that “main” is the name of the function. </text:span><text:span text:style-name="T88">The brackets { } show </text:span><text:span text:style-name="T89">what is in that function. “</text:span><text:span text:style-name="T90">return” tells that at this point the program should leave this function and the zero is what it should take from that function. </text:span><text:span text:style-name="T91">The semicolon ends the line.<text:line-break/></text:span><text:span text:style-name="T589">What exactly types are and what it means to return from a function will be covered soon</text:span><text:span text:style-name="T590"> but to get started,</text:span><text:span text:style-name="T588"> compile this with gcc, </text:span><text:span text:style-name="T591">by </text:span><text:span text:style-name="T588">typ</text:span><text:span text:style-name="T591">ing</text:span><text:span text:style-name="T588"> this into a terminal:</text:span></text:p>
      <text:p text:style-name="P132"><text:span text:style-name="Source_20_Text">gcc main.c -o my_app</text:span></text:p>
      <text:p text:style-name="P133"><text:span text:style-name="T592">If the compilation succeeded, you have created your first "binary file" or "executable file"</text:span><text:span text:style-name="T593">.</text:span></text:p>
      <text:h text:style-name="P208" text:outline-level="1"><text:bookmark-start text:name="__RefHeading___Toc114_3572798900"/><text:span text:style-name="T94">Types and v</text:span>ariables<text:bookmark-end text:name="__RefHeading___Toc114_3572798900"/></text:h>
      <text:h text:style-name="P217" text:outline-level="2"><text:bookmark-start text:name="__RefHeading___Toc4324_63016137"/>Variables<text:bookmark-end text:name="__RefHeading___Toc4324_63016137"/></text:h>
      <text:p text:style-name="P76">To save values we need variables and to declare them <text:span text:style-name="T109">we have to give them </text:span><text:span text:style-name="T295">a type and </text:span><text:span text:style-name="T109">a name.</text:span></text:p>
      <text:p text:style-name="P77"><text:span text:style-name="Source_20_Text"><text:span text:style-name="T294">01 | </text:span></text:span><text:span text:style-name="Source_20_Text">int main()<text:line-break/></text:span><text:span text:style-name="Source_20_Text"><text:span text:style-name="T294">02 | </text:span></text:span><text:span text:style-name="Source_20_Text">{<text:line-break/></text:span><text:span text:style-name="Source_20_Text"><text:span text:style-name="T294">03 | </text:span></text:span><text:span text:style-name="Source_20_Text"><text:tab/>int my_id;<text:line-break/></text:span><text:span text:style-name="Source_20_Text"><text:span text:style-name="T294">04 | </text:span></text:span><text:span text:style-name="Source_20_Text"><text:tab/></text:span><text:span text:style-name="Source_20_Text"><text:span text:style-name="T111">int counter = 0;</text:span></text:span><text:span text:style-name="Source_20_Text"><text:line-break/></text:span><text:span text:style-name="Source_20_Text"><text:span text:style-name="T294">05 | </text:span></text:span><text:span text:style-name="Source_20_Text"><text:line-break/></text:span><text:span text:style-name="Source_20_Text"><text:span text:style-name="T294">06 | </text:span></text:span><text:span text:style-name="Source_20_Text"><text:tab/>return 0;<text:line-break/></text:span><text:span text:style-name="Source_20_Text"><text:span text:style-name="T294">07 | </text:span></text:span><text:span text:style-name="Source_20_Text">}</text:span></text:p>
      <text:p text:style-name="P75"><text:span text:style-name="T410">Here we declare the variable “my_id”. </text:span><text:span text:style-name="T178">After that</text:span><text:span text:style-name="T110"> we can save numbers in it.<text:line-break/></text:span><text:span text:style-name="T112">In case of “counter” we not just declare the variable but also in the same line define it</text:span><text:span text:style-name="T296">, by giving it a value</text:span><text:span text:style-name="T112">.<text:line-break/></text:span><text:span text:style-name="T206">It is very important to choose short yet fitting names</text:span><text:span text:style-name="T207">, depending on their purposes</text:span><text:span text:style-name="T206">.</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25">The previously mentioned type “int” is the most common type in <text:span text:style-name="T95">overall </text:span>programming <text:span text:style-name="T96">and represents a number. </text:span><text:span text:style-name="T97">Its full name is “integer”, but don’t </text:span><text:span text:style-name="T100">type</text:span><text:span text:style-name="T97"> that in your program.<text:line-break/></text:span><text:span text:style-name="T101">There are many </text:span><text:span text:style-name="T103">similar types </text:span><text:span text:style-name="T104">like</text:span><text:span text:style-name="T102"> “unsigned int”, “short” </text:span><text:span text:style-name="T105">and </text:span><text:span text:style-name="T102">“char”, </text:span><text:span text:style-name="T105">which are all numbers.<text:line-break/></text:span><text:span text:style-name="T106">Another unique type is float, </text:span><text:span text:style-name="T107">able to save </text:span><text:span text:style-name="T108">fractions.</text:span></text:p>
      <text:p text:style-name="P26"><text:span text:style-name="T179">"B</text:span>ut why do we need types in the first place?<text:span text:style-name="T180"> Wouldn't things be much simpler without them?</text:span>"<text:line-break/><text:span text:style-name="T181">Short answer: No.<text:line-break/></text:span><text:span text:style-name="T182">Long answer: Hell, no.</text:span><text:span text:style-name="T183"> </text:span><text:span text:style-name="T184">Types exist so that every developer and the compiler know</text:span><text:span text:style-name="T201"> </text:span><text:span text:style-name="T184">what exactly your plan regarding that variable</text:span><text:span text:style-name="T202"> is</text:span><text:span text:style-name="T184">.<text:line-break/></text:span><text:span text:style-name="T185">Numbers are not all equal. Some are bigger or smaller</text:span><text:span text:style-name="T186"> than the average integer.</text:span><text:span text:style-name="T187"> If just need to store a number within a range of 0 to 100 then there is really no issue most of the time with any kind of integer.</text:span><text:span text:style-name="T188"> Now what happens if you need to store numbers </text:span><text:span text:style-name="T190">as big as</text:span><text:span text:style-name="T188"> </text:span><text:span text:style-name="T189">214748364</text:span><text:span text:style-name="T262">7</text:span><text:span text:style-name="T189">?</text:span></text:p>
      <text:p text:style-name="P26"><text:span text:style-name="Source_20_Text">int a = 214748364</text:span><text:span text:style-name="Source_20_Text"><text:span text:style-name="T261">7</text:span></text:span><text:span text:style-name="Source_20_Text">;</text:span></text:p>
      <text:p text:style-name="P33">I compiled and ran this<text:span text:style-name="T193"> and</text:span> <text:span text:style-name="T194">"</text:span>a<text:span text:style-name="T194">"</text:span> was<text:span text:style-name="T282"> indeed</text:span> 214748364<text:span text:style-name="T263">7</text:span><text:span text:style-name="T264">, yay</text:span>.<text:line-break/><office:annotation office:name="__Annotation__1683_630985852" loext:resolved="false"><dc:creator>Unknown Author</dc:creator><dc:date>2022-07-06T21:53:53.472093507</dc:date><text:p text:style-name="P241"><text:span text:style-name="T770">Maybe cut out the undefined behavior foreshadowing and just present a straight overflow</text:span></text:p></office:annotation><text:span text:style-name="T265">However it ha</text:span><text:span text:style-name="T270">d</text:span><text:span text:style-name="T265"> been -1</text:span><text:span text:style-name="T268"> on </text:span><text:span text:style-name="T271">a fictional machine, that</text:span><text:span text:style-name="T268"> i now call "</text:span><text:span text:style-name="T269">Special</text:span><text:span text:style-name="T268">Machine"</text:span><text:span text:style-name="T192">.</text:span><office:annotation-end office:name="__Annotation__1683_630985852"/><text:span text:style-name="T192"><text:line-break/></text:span><text:span text:style-name="T195">Now if you try this on your machine it might work</text:span><text:span text:style-name="T266"> or not</text:span><text:span text:style-name="T195">, </text:span><text:span text:style-name="T266">depending on </text:span><text:span text:style-name="T195">your machine support</text:span><text:span text:style-name="T267">ing</text:span><text:span text:style-name="T195"> this </text:span><text:span text:style-name="T267">or not</text:span><text:span text:style-name="T195">.<text:line-break/></text:span><text:span text:style-name="T196">So what happened on </text:span><text:span text:style-name="T268">"</text:span><text:span text:style-name="T269">Special</text:span><text:span text:style-name="T268">Machine"</text:span><text:span text:style-name="T196"> is called an integer overflow.</text:span><text:span text:style-name="T197"> This mean</text:span><text:span text:style-name="T204">s</text:span><text:span text:style-name="T197"> i added a value to </text:span><text:span text:style-name="T205">"</text:span><text:span text:style-name="T197">a</text:span><text:span text:style-name="T205">"</text:span><text:span text:style-name="T197"> that is too high and as a result the variable flipped it's value on the head.<text:line-break/></text:span><text:soft-page-break/><text:span text:style-name="T198">This is because of the way binary numbers work and i will demonstrate it with a</text:span><text:span text:style-name="T208">n</text:span><text:span text:style-name="T198"> 8-bit value</text:span><text:span text:style-name="T199"> instead of an integer</text:span><text:span text:style-name="T209">,</text:span><text:span text:style-name="T200"> because </text:span><text:span text:style-name="T209">it</text:span><text:span text:style-name="T200"> has 32-bit</text:span><text:span text:style-name="T210"> in </text:span><text:span text:style-name="T272">the</text:span><text:span text:style-name="T210"> case</text:span><text:span text:style-name="T272"> of </text:span><text:span text:style-name="T268">"</text:span><text:span text:style-name="T269">Special</text:span><text:span text:style-name="T268">Machine"</text:span><text:span text:style-name="T200">.</text:span></text:p>
      <text:p text:style-name="P34"><text:span text:style-name="T273">When we assign 0 to </text:span><text:span text:style-name="T212">"num"</text:span><text:span text:style-name="Source_20_Text"><text:span text:style-name="T212"><text:line-break/></text:span></text:span><text:span text:style-name="Source_20_Text"><text:span text:style-name="T274">unsigned char num = 0;<text:line-break/></text:span></text:span>the binary representation<text:span text:style-name="T213"> for it</text:span> looks like this:<text:line-break/><text:span text:style-name="T211">0 0 0 0 0 0 0 0</text:span></text:p>
      <text:p text:style-name="P35">We now add 1 to <text:span text:style-name="T216">"</text:span>num<text:span text:style-name="T216">"<text:line-break/></text:span><text:span text:style-name="Source_20_Text">num = num + 1;<text:line-break/></text:span><text:span text:style-name="T215">and it changes as follows:<text:line-break/></text:span><text:span text:style-name="T214">0 0 0 0 0 0 0 1</text:span></text:p>
      <text:p text:style-name="P36">Now when we add more<text:line-break/><text:span text:style-name="Source_20_Text">num = num + </text:span><text:span text:style-name="Source_20_Text"><text:span text:style-name="T218">7</text:span></text:span><text:span text:style-name="Source_20_Text">;<text:line-break/></text:span>it changes again:<text:line-break/><text:span text:style-name="T217">0 0 0 0 </text:span><text:span text:style-name="T220">1 0</text:span><text:span text:style-name="T217"> </text:span><text:span text:style-name="T220">0</text:span><text:span text:style-name="T217"> </text:span><text:span text:style-name="T219">0</text:span></text:p>
      <text:p text:style-name="P27">Each bit in this byte sequence represents a specific number<text:span text:style-name="T221">.</text:span><text:span text:style-name="T222"> Add the number of each bit and you get the decimal representation.</text:span></text:p>
      <text:p text:style-name="P28">128 64 32 16 8 4 2 1<text:line-break/>0 <text:s text:c="4"/><text:span text:style-name="T224">1</text:span><text:span text:style-name="T223"> <text:s text:c="3"/>0 <text:s text:c="2"/></text:span><text:span text:style-name="T224">1</text:span><text:span text:style-name="T223"> <text:s/>0 0 0 </text:span><text:span text:style-name="T224">1</text:span><text:span text:style-name="T225"> -&gt; 64 + 16 + 1</text:span><text:span text:style-name="T226"> = 81</text:span></text:p>
      <text:p text:style-name="P37">Make sure to understand this information before proceeding.<text:line-break/><text:span text:style-name="T227">Now you might ask yourself "Alright but where exactly do the negative numbers come in?"<text:line-break/></text:span><text:span text:style-name="T228">Negative numbers are represented in a slightly different way</text:span><text:span text:style-name="T229"> but first of all the ability to represent negative number</text:span><text:span text:style-name="T275">s</text:span><text:span text:style-name="T229"> is the difference between an "unsigned int" and a</text:span><text:span text:style-name="T276">n</text:span><text:span text:style-name="T229"> "int" or "signed int"</text:span><text:span text:style-name="T230">.</text:span><text:span text:style-name="T231"> The sign bit is used as an off/on flag for the question "Is the current value negative?"</text:span><text:span text:style-name="T233"> and it is the leftmost bit</text:span><text:span text:style-name="T234"> in the sequence</text:span><text:span text:style-name="T232">.</text:span></text:p>
      <text:p text:style-name="P29">Negative? 64 32 16 8 4 2 1<text:line-break/><text:span text:style-name="T235">0 <text:s text:c="13"/></text:span><text:span text:style-name="T278"><text:s/></text:span><text:span text:style-name="T235">0 <text:s text:c="2"/>1 <text:s text:c="2"/>1 <text:s text:c="2"/>0 1 0 1</text:span><text:span text:style-name="T236"> -&gt; 32 + 16 + 4 + 1 = 53<text:line-break/></text:span><text:span text:style-name="T277">1</text:span><text:span text:style-name="T235"> <text:s text:c="13"/></text:span><text:span text:style-name="T278"><text:s/></text:span><text:span text:style-name="T235">0 <text:s text:c="2"/>1 <text:s text:c="2"/>1 <text:s text:c="2"/>0 1 0 1</text:span><text:span text:style-name="T236"> -&gt; 32 + 16 + 4 + 1 = </text:span><text:span text:style-name="T277">-</text:span><text:span text:style-name="T236">53</text:span></text:p>
      <text:p text:style-name="P38">With that in mind we can now answer the question <text:span text:style-name="T240">"W</text:span>hy is<text:line-break/><text:span text:style-name="Source_20_Text">a = </text:span><text:span text:style-name="Source_20_Text"><text:span text:style-name="T191">214748364</text:span></text:span><text:span text:style-name="Source_20_Text"><text:span text:style-name="T281">7</text:span></text:span><text:span text:style-name="Source_20_Text"><text:span text:style-name="T237">;<text:line-break/></text:span></text:span><text:span text:style-name="T238">resulting in a being -</text:span><text:span text:style-name="T280">1</text:span><text:span text:style-name="T239"> on </text:span><text:span text:style-name="T279">'SpecialMachine'</text:span><text:span text:style-name="T241">?"</text:span></text:p>
      <text:p text:style-name="P43">Because the bits flip over<text:span text:style-name="T242"> and represent something they weren't supposed to.<text:line-break/></text:span><text:span text:style-name="T243">Now you can see why it is important to know what exact integer you want to store the numbers you need because each of them can store numbers within a different range.</text:span></text:p>
      <text:h text:style-name="Heading_20_3" text:outline-level="3"><text:bookmark-start text:name="__RefHeading___Toc2200_55192689"/>Float<text:bookmark-end text:name="__RefHeading___Toc2200_55192689"/></text:h>
      <text:p text:style-name="P81">Floats are used to store fractions.<text:line-break/><text:span text:style-name="T419">There are two types: "float" and "double".<text:line-break/></text:span><text:soft-page-break/><text:span text:style-name="T420">Double having double the size of a float and with that can store twice the precision.<text:line-break/></text:span><text:span text:style-name="T421">What exactly i mean by precision is covered later.</text:span></text:p>
      <text:p text:style-name="P82">All you need to know now is that it stores fractions and that you use a point as a comma:</text:p>
      <text:p text:style-name="P83"><text:span text:style-name="Source_20_Text">float my_float = 22.05;</text:span></text:p>
      <text:h text:style-name="Heading_20_3" text:outline-level="3"><text:bookmark-start text:name="__RefHeading___Toc2202_55192689"/>Void<text:bookmark-end text:name="__RefHeading___Toc2202_55192689"/></text:h>
      <text:p text:style-name="P74">This type tell everyone, that it<text:span text:style-name="T408"> itself</text:span> <text:span text:style-name="T408">is </text:span>not a thing.<text:line-break/><text:span text:style-name="T411">One does not simply </text:span><text:span text:style-name="T409">declare a variable</text:span><text:span text:style-name="T411"> wit</text:span><text:span text:style-name="T412">h</text:span><text:span text:style-name="T411"> the type being void.<text:line-break/></text:span><text:span text:style-name="T413">"Is that a joke?"<text:line-break/>Well, no</text:span><text:span text:style-name="T414"> but i promise it's going to be important later.</text:span></text:p>
      <text:h text:style-name="Heading_20_2" text:outline-level="2"><text:bookmark-start text:name="__RefHeading___Toc5757_1474682834"/>Constants<text:bookmark-end text:name="__RefHeading___Toc5757_1474682834"/></text:h>
      <text:p text:style-name="P112">They are like variables but immutable<text:span text:style-name="T531">. To declare a constant put "const" at the beginning.</text:span></text:p>
      <text:p text:style-name="P113"><text:span text:style-name="Source_20_Text">0</text:span><text:span text:style-name="Source_20_Text"><text:span text:style-name="T535">1</text:span></text:span><text:span text:style-name="Source_20_Text"> | </text:span><text:span text:style-name="Source_20_Text"><text:span text:style-name="T532">const int SPE</text:span></text:span><text:span text:style-name="Source_20_Text"><text:span text:style-name="T533">C</text:span></text:span><text:span text:style-name="Source_20_Text"><text:span text:style-name="T532">IAL_NUM</text:span></text:span><text:span text:style-name="Source_20_Text"><text:span text:style-name="T534">BER</text:span></text:span><text:span text:style-name="Source_20_Text"><text:span text:style-name="T532"> = 7;</text:span></text:span><text:span text:style-name="Source_20_Text"><text:line-break/>0</text:span><text:span text:style-name="Source_20_Text"><text:span text:style-name="T535">2</text:span></text:span><text:span text:style-name="Source_20_Text"> | <text:line-break/>0</text:span><text:span text:style-name="Source_20_Text"><text:span text:style-name="T535">3</text:span></text:span><text:span text:style-name="Source_20_Text"> | </text:span><text:span text:style-name="Source_20_Text"><text:span text:style-name="T535">int main()</text:span></text:span><text:span text:style-name="Source_20_Text"><text:line-break/>0</text:span><text:span text:style-name="Source_20_Text"><text:span text:style-name="T535">4</text:span></text:span><text:span text:style-name="Source_20_Text"> | </text:span><text:span text:style-name="Source_20_Text"><text:span text:style-name="T535">{</text:span></text:span><text:span text:style-name="Source_20_Text"><text:line-break/>0</text:span><text:span text:style-name="Source_20_Text"><text:span text:style-name="T535">5</text:span></text:span><text:span text:style-name="Source_20_Text"> | </text:span><text:span text:style-name="Source_20_Text"><text:span text:style-name="T535"><text:tab/>int a = SPECIAL_NUMBER;</text:span></text:span><text:span text:style-name="Source_20_Text"><text:line-break/>0</text:span><text:span text:style-name="Source_20_Text"><text:span text:style-name="T535">6</text:span></text:span><text:span text:style-name="Source_20_Text"> | </text:span><text:span text:style-name="Source_20_Text"><text:span text:style-name="T535">}</text:span></text:span></text:p>
      <text:p text:style-name="P114"><text:span text:style-name="T536">As you can see declaration and usage are quite simple.</text:span><text:span text:style-name="T537"> Please use uppercase names for constants, so you can tell them apart from a variable later on.</text:span></text:p>
      <text:h text:style-name="P208" text:outline-level="1"><text:bookmark-start text:name="__RefHeading___Toc116_3572798900"/>Functions<text:bookmark-end text:name="__RefHeading___Toc116_3572798900"/></text:h>
      <text:p text:style-name="P41">A function is a sequence<text:span text:style-name="T297">, that you can call at any moment.</text:span><text:span text:style-name="T298"> You can define a function in a way so that it takes data and returns data (or just one of those).</text:span><text:span text:style-name="T300"> Data taken by a function is called arguments or parameters. You can give a function as many parameters as you like but a function can only return one value.</text:span><text:span text:style-name="T299"> </text:span><text:span text:style-name="T298">To call a function</text:span><text:span text:style-name="T300"> write it's name and </text:span><text:span text:style-name="T301">put parentheses next to it.</text:span></text:p>
      <text:p text:style-name="P42"><text:span text:style-name="Source_20_Text"><text:span text:style-name="T294">01 | </text:span></text:span><text:span text:style-name="Source_20_Text">int</text:span><text:span text:style-name="Source_20_Text"><text:span text:style-name="T302"> add(int a, int b)<text:line-break/></text:span></text:span><text:span text:style-name="Source_20_Text"><text:span text:style-name="T294">0</text:span></text:span><text:span text:style-name="Source_20_Text"><text:span text:style-name="T306">2</text:span></text:span><text:span text:style-name="Source_20_Text"><text:span text:style-name="T294"> | </text:span></text:span><text:span text:style-name="Source_20_Text"><text:span text:style-name="T302">{<text:line-break/></text:span></text:span><text:span text:style-name="Source_20_Text"><text:span text:style-name="T294">0</text:span></text:span><text:span text:style-name="Source_20_Text"><text:span text:style-name="T306">3</text:span></text:span><text:span text:style-name="Source_20_Text"><text:span text:style-name="T294"> | </text:span></text:span><text:span text:style-name="Source_20_Text"><text:span text:style-name="T303"><text:tab/>return a + b;</text:span></text:span><text:span text:style-name="Source_20_Text"><text:span text:style-name="T302"><text:line-break/></text:span></text:span><text:span text:style-name="Source_20_Text"><text:span text:style-name="T294">0</text:span></text:span><text:span text:style-name="Source_20_Text"><text:span text:style-name="T306">4</text:span></text:span><text:span text:style-name="Source_20_Text"><text:span text:style-name="T294"> | </text:span></text:span><text:span text:style-name="Source_20_Text"><text:span text:style-name="T302">}<text:line-break/></text:span></text:span><text:span text:style-name="Source_20_Text"><text:span text:style-name="T294">0</text:span></text:span><text:span text:style-name="Source_20_Text"><text:span text:style-name="T306">5</text:span></text:span><text:span text:style-name="Source_20_Text"><text:span text:style-name="T294"> | </text:span></text:span><text:span text:style-name="Source_20_Text"><text:span text:style-name="T302"><text:line-break/></text:span></text:span><text:span text:style-name="Source_20_Text"><text:span text:style-name="T294">0</text:span></text:span><text:span text:style-name="Source_20_Text"><text:span text:style-name="T306">6</text:span></text:span><text:span text:style-name="Source_20_Text"><text:span text:style-name="T294"> | </text:span></text:span><text:span text:style-name="Source_20_Text"><text:span text:style-name="T304">int main()<text:line-break/></text:span></text:span><text:span text:style-name="Source_20_Text"><text:span text:style-name="T294">0</text:span></text:span><text:span text:style-name="Source_20_Text"><text:span text:style-name="T306">7</text:span></text:span><text:span text:style-name="Source_20_Text"><text:span text:style-name="T294"> | </text:span></text:span><text:span text:style-name="Source_20_Text"><text:span text:style-name="T304">{<text:line-break/></text:span></text:span><text:span text:style-name="Source_20_Text"><text:span text:style-name="T294">0</text:span></text:span><text:span text:style-name="Source_20_Text"><text:span text:style-name="T306">8</text:span></text:span><text:span text:style-name="Source_20_Text"><text:span text:style-name="T294"> | </text:span></text:span><text:span text:style-name="Source_20_Text"><text:span text:style-name="T304"><text:tab/>int sum = add(10, 5);<text:line-break/></text:span></text:span><text:span text:style-name="Source_20_Text"><text:span text:style-name="T294">0</text:span></text:span><text:span text:style-name="Source_20_Text"><text:span text:style-name="T306">9</text:span></text:span><text:span text:style-name="Source_20_Text"><text:span text:style-name="T294"> | </text:span></text:span><text:span text:style-name="Source_20_Text"><text:span text:style-name="T305"><text:tab/>return 0;</text:span></text:span><text:span text:style-name="Source_20_Text"><text:span text:style-name="T304"><text:line-break/></text:span></text:span><text:span text:style-name="Source_20_Text"><text:span text:style-name="T306">10</text:span></text:span><text:span text:style-name="Source_20_Text"><text:span text:style-name="T294"> | </text:span></text:span><text:span text:style-name="Source_20_Text"><text:span text:style-name="T304">}</text:span></text:span></text:p>
      <text:p text:style-name="P78"><text:span text:style-name="T307">As a side-note: </text:span><text:span text:style-name="T98">we return a number from main to tell the operating system,</text:span><text:span text:style-name="T308"> which is practically calling our main function,</text:span><text:span text:style-name="T98"> </text:span><text:span text:style-name="T310">if</text:span><text:span text:style-name="T98"> our program ran as expected</text:span><text:span text:style-name="T310"> or had some trouble</text:span><text:span text:style-name="T98">.<text:line-break/></text:span><text:span text:style-name="T309">A zero means everything is </text:span><text:span text:style-name="T311">a</text:span><text:span text:style-name="T309">-OK.</text:span></text:p>
      <text:p text:style-name="P79">Now is the time to tell you that the type "void" is not a joke.<text:line-break/>If you need a function, that does not return a value you use "void".</text:p>
      <text:p text:style-name="P80"><text:span text:style-name="Source_20_Text"><text:span text:style-name="T415">void</text:span></text:span><text:span text:style-name="Source_20_Text"> my_fun()<text:line-break/>{ ... }</text:span></text:p>
      <text:p text:style-name="P80"><text:span text:style-name="T416">This also allows you to define the function without </text:span><text:span text:style-name="T417">having to </text:span><text:span text:style-name="T416">us</text:span><text:span text:style-name="T417">e</text:span><text:span text:style-name="T416"> the "return" keyword</text:span><text:span text:style-name="T418"> but you can still use it in case you need to quit </text:span><text:span text:style-name="T449">from </text:span><text:span text:style-name="T448">a </text:span><text:span text:style-name="T418">function early.</text:span><text:line-break/></text:p>
      <text:h text:style-name="P208" text:outline-level="1"><text:bookmark-start text:name="__RefHeading___Toc445_369106283"/>Operators<text:span text:style-name="T339"> 101</text:span><text:bookmark-end text:name="__RefHeading___Toc445_369106283"/></text:h>
      <text:p text:style-name="P44">Now that we have landed on this planet we can truly explore the caves.<text:line-break/><text:span text:style-name="T312">So far you have only seen the very basic usage of + and =<text:line-break/></text:span><text:span text:style-name="T313">but there is much more to these operators.</text:span></text:p>
      <text:p text:style-name="P45">Previously i have shown you something like this:<text:line-break/><text:span text:style-name="Source_20_Text">a = a + 5;</text:span><text:line-break/><text:span text:style-name="T314">but writing it like this can get very tedious.<text:line-break/></text:span><text:span text:style-name="T315">That's why we can and will also write like so:<text:line-break/></text:span><text:span text:style-name="Source_20_Text"><text:span text:style-name="T315">a += 5;<text:line-break/></text:span></text:span><text:span text:style-name="T315">this is much more quick</text:span><text:span text:style-name="T316"> and very common</text:span><text:span text:style-name="T317"> and in fact works with every arithmetic operator</text:span><text:span text:style-name="T315">.</text:span></text:p>
      <text:p text:style-name="P46">Here are all common arithmetic operators:</text:p>
      <table:table table:name="Table1" table:style-name="Table1">
        <table:table-column table:style-name="Table1.A"/>
        <table:table-column table:style-name="Table1.B"/>
        <table:table-column table:style-name="Table1.C"/>
        <table:table-row table:style-name="TableLine94811312937184">
          <table:table-cell table:style-name="Table1.A1" office:value-type="string">
            <text:p text:style-name="P184">Operator<text:span text:style-name="T319"> with Example</text:span></text:p>
          </table:table-cell>
          <table:table-cell table:style-name="Table1.A1" office:value-type="string">
            <text:p text:style-name="P184">Effect</text:p>
          </table:table-cell>
          <table:table-cell table:style-name="Table1.A1" office:value-type="string">
            <text:p text:style-name="P190">Name</text:p>
          </table:table-cell>
        </table:table-row>
        <table:table-row table:style-name="TableLine94811313058736">
          <table:table-cell table:style-name="Table1.A1" office:value-type="string">
            <text:p text:style-name="P184"><text:span text:style-name="T318">a </text:span>+<text:span text:style-name="T318"> b</text:span></text:p>
          </table:table-cell>
          <table:table-cell table:style-name="Table1.A1" office:value-type="string">
            <text:p text:style-name="P186">adds two values</text:p>
          </table:table-cell>
          <table:table-cell table:style-name="Table1.A1" office:value-type="string">
            <text:p text:style-name="P190">addition</text:p>
          </table:table-cell>
        </table:table-row>
        <table:table-row table:style-name="TableLine94811312927696">
          <table:table-cell table:style-name="Table1.A1" office:value-type="string">
            <text:p text:style-name="P185"><text:span text:style-name="T318">a </text:span>-<text:span text:style-name="T318"> b</text:span></text:p>
          </table:table-cell>
          <table:table-cell table:style-name="Table1.A1" office:value-type="string">
            <text:p text:style-name="P186">subtract<text:span text:style-name="T321">s</text:span><text:span text:style-name="T320"> b from a</text:span></text:p>
          </table:table-cell>
          <table:table-cell table:style-name="Table1.A1" office:value-type="string">
            <text:p text:style-name="P190">subtraction</text:p>
          </table:table-cell>
        </table:table-row>
        <table:table-row table:style-name="TableLine94811312821904">
          <table:table-cell table:style-name="Table1.A1" office:value-type="string">
            <text:p text:style-name="P185"><text:span text:style-name="T318">a </text:span>*<text:span text:style-name="T318"> b</text:span></text:p>
          </table:table-cell>
          <table:table-cell table:style-name="Table1.A1" office:value-type="string">
            <text:p text:style-name="P187">multiplicate two values</text:p>
          </table:table-cell>
          <table:table-cell table:style-name="Table1.A1" office:value-type="string">
            <text:p text:style-name="P190">product</text:p>
          </table:table-cell>
        </table:table-row>
        <table:table-row table:style-name="TableLine94811312855776">
          <table:table-cell table:style-name="Table1.A1" office:value-type="string">
            <text:p text:style-name="P185"><text:span text:style-name="T318">a </text:span>/<text:span text:style-name="T318"> b</text:span></text:p>
          </table:table-cell>
          <table:table-cell table:style-name="Table1.A1" office:value-type="string">
            <text:p text:style-name="P188">divide a by b</text:p>
          </table:table-cell>
          <table:table-cell table:style-name="Table1.A1" office:value-type="string">
            <text:p text:style-name="P190">division</text:p>
          </table:table-cell>
        </table:table-row>
        <table:table-row table:style-name="TableLine94811313147536">
          <table:table-cell table:style-name="Table1.A1" office:value-type="string">
            <text:p text:style-name="P185"><text:span text:style-name="T318">a </text:span>%<text:span text:style-name="T318"> b</text:span></text:p>
          </table:table-cell>
          <table:table-cell table:style-name="Table1.A1" office:value-type="string">
            <text:p text:style-name="P189">the remainder of a divided by b</text:p>
          </table:table-cell>
          <table:table-cell table:style-name="Table1.A1" office:value-type="string">
            <text:p text:style-name="P190">modulo</text:p>
          </table:table-cell>
        </table:table-row>
      </table:table>
      <text:p text:style-name="Text_20_body"/>
      <text:p text:style-name="Text_20_body">I<text:span text:style-name="T322">t is also common that a variable needs to reduced or </text:span><text:span text:style-name="T324">increased</text:span><text:span text:style-name="T322"> by 1.<text:line-break/></text:span><text:span text:style-name="T323">This is called decrementing and incrementing and comes with it's own operators.<text:line-break/></text:span><text:span text:style-name="T324">++ for in</text:span><text:span text:style-name="T325">crementing and<text:line-break/>-- for decrementing.<text:line-break/></text:span><text:span text:style-name="T326">Theoretically it is important where this operator is relative to its variable but in practice this rarely comes up.</text:span></text:p>
      <text:p text:style-name="P47"><text:span text:style-name="Source_20_Text"><text:span text:style-name="T328">01 | </text:span></text:span><text:span text:style-name="Source_20_Text">int </text:span><text:span text:style-name="Source_20_Text"><text:span text:style-name="T329">num</text:span></text:span><text:span text:style-name="Source_20_Text"> = 0;<text:line-break/></text:span><text:span text:style-name="Source_20_Text"><text:span text:style-name="T328">02 | </text:span></text:span><text:span text:style-name="Source_20_Text"><text:span text:style-name="T329">num</text:span></text:span><text:span text:style-name="Source_20_Text">++;<text:line-break/></text:span><text:span text:style-name="Source_20_Text"><text:span text:style-name="T328">03 | </text:span></text:span><text:span text:style-name="Source_20_Text"><text:span text:style-name="T327">++</text:span></text:span><text:span text:style-name="Source_20_Text"><text:span text:style-name="T329">num</text:span></text:span><text:span text:style-name="Source_20_Text"><text:span text:style-name="T327">;</text:span></text:span></text:p>
      <text:p text:style-name="P53">Line 02 and 03 are both valid and do something slightly different.<text:line-break/><text:span text:style-name="T329">The difference is that every time you do increment "num"</text:span><text:span text:style-name="T330"> you can also use the result.</text:span></text:p>
      <text:p text:style-name="P48"><text:span text:style-name="Source_20_Text"><text:span text:style-name="T328">01 | </text:span></text:span><text:span text:style-name="Source_20_Text"><text:span text:style-name="T331">int num = 0;<text:line-break/></text:span></text:span><text:span text:style-name="Source_20_Text"><text:span text:style-name="T328">0</text:span></text:span><text:span text:style-name="Source_20_Text"><text:span text:style-name="T332">2</text:span></text:span><text:span text:style-name="Source_20_Text"><text:span text:style-name="T328"> |</text:span></text:span><text:span text:style-name="Source_20_Text"><text:span text:style-name="T331"> </text:span></text:span><text:span text:style-name="Source_20_Text"><text:span text:style-name="T332">int before = num++;<text:line-break/></text:span></text:span><text:span text:style-name="Source_20_Text"><text:span text:style-name="T328">0</text:span></text:span><text:span text:style-name="Source_20_Text"><text:span text:style-name="T332">3</text:span></text:span><text:span text:style-name="Source_20_Text"><text:span text:style-name="T328"> | </text:span></text:span><text:span text:style-name="Source_20_Text"><text:span text:style-name="T332">int after = ++num;</text:span></text:span></text:p>
      <text:p text:style-name="P54">When the increment operator is on the right side like in line 02, then we first assign the value of "num" to "before" and then increment "num".<text:span text:style-name="T333"> If the operator is on the right side it's done the other way around.<text:line-break/></text:span><text:span text:style-name="T334">So after this, this is how the variables look like:<text:line-break/></text:span><text:span text:style-name="T335">num : 2<text:line-break/>before : 0</text:span></text:p>
      <text:p text:style-name="P55"><text:soft-page-break/>after : 2</text:p>
      <text:p text:style-name="P56">As mentioned though, this will rarely come up but keep it in mind just in case.</text:p>
      <text:p text:style-name="P57">Now for the next wave of operators<text:span text:style-name="T336">,</text:span> i think it is fitting to move to the next topic<text:span text:style-name="T337">,</text:span> as it is nonsensical to just throw operators in your face without showing their context.</text:p>
      <text:h text:style-name="P208"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58">To execute or not will be answered here<text:span text:style-name="T338">, by you!<text:line-break/></text:span><text:span text:style-name="T340">One of the most common concerns for programmers is to control the operation of the program and to react to different states and cases.</text:span></text:p>
      <text:p text:style-name="P59">Here is a simple example<text:span text:style-name="T355">, in which we have a number and want to set it to 1 if it is not already, otherwise it should become zero</text:span>:</text:p>
      <text:p text:style-name="P49"><text:span text:style-name="Source_20_Text"><text:span text:style-name="T328">01 | </text:span></text:span><text:span text:style-name="Source_20_Text"><text:span text:style-name="T341">int num = 0;<text:line-break/></text:span></text:span><text:span text:style-name="Source_20_Text"><text:span text:style-name="T328">0</text:span></text:span><text:span text:style-name="Source_20_Text"><text:span text:style-name="T343">2</text:span></text:span><text:span text:style-name="Source_20_Text"><text:span text:style-name="T328"> |</text:span></text:span><text:span text:style-name="Source_20_Text"><text:span text:style-name="T341"> <text:line-break/></text:span></text:span><text:span text:style-name="Source_20_Text"><text:span text:style-name="T343">03</text:span></text:span><text:span text:style-name="Source_20_Text"><text:span text:style-name="T328"> | </text:span></text:span><text:span text:style-name="Source_20_Text"><text:span text:style-name="T342">if (num </text:span></text:span><text:span text:style-name="Source_20_Text"><text:span text:style-name="T344">!</text:span></text:span><text:span text:style-name="Source_20_Text"><text:span text:style-name="T342">= 1)</text:span></text:span><text:span text:style-name="Source_20_Text"><text:span text:style-name="T341"><text:line-break/></text:span></text:span><text:span text:style-name="Source_20_Text"><text:span text:style-name="T328">0</text:span></text:span><text:span text:style-name="Source_20_Text"><text:span text:style-name="T343">4</text:span></text:span><text:span text:style-name="Source_20_Text"><text:span text:style-name="T328"> | </text:span></text:span><text:span text:style-name="Source_20_Text"><text:span text:style-name="T342">{</text:span></text:span><text:span text:style-name="Source_20_Text"><text:span text:style-name="T341"><text:line-break/></text:span></text:span><text:span text:style-name="Source_20_Text"><text:span text:style-name="T328">0</text:span></text:span><text:span text:style-name="Source_20_Text"><text:span text:style-name="T343">5</text:span></text:span><text:span text:style-name="Source_20_Text"><text:span text:style-name="T328"> | </text:span></text:span><text:span text:style-name="Source_20_Text"><text:span text:style-name="T342"><text:tab/>num = </text:span></text:span><text:span text:style-name="Source_20_Text"><text:span text:style-name="T344">1</text:span></text:span><text:span text:style-name="Source_20_Text"><text:span text:style-name="T342">;</text:span></text:span><text:span text:style-name="Source_20_Text"><text:span text:style-name="T341"><text:line-break/></text:span></text:span><text:span text:style-name="Source_20_Text"><text:span text:style-name="T328">0</text:span></text:span><text:span text:style-name="Source_20_Text"><text:span text:style-name="T343">6</text:span></text:span><text:span text:style-name="Source_20_Text"><text:span text:style-name="T328"> | </text:span></text:span><text:span text:style-name="Source_20_Text"><text:span text:style-name="T342">}<text:line-break/></text:span></text:span><text:span text:style-name="Source_20_Text"><text:span text:style-name="T328">0</text:span></text:span><text:span text:style-name="Source_20_Text"><text:span text:style-name="T348">7</text:span></text:span><text:span text:style-name="Source_20_Text"><text:span text:style-name="T328"> | <text:line-break/>0</text:span></text:span><text:span text:style-name="Source_20_Text"><text:span text:style-name="T348">8</text:span></text:span><text:span text:style-name="Source_20_Text"><text:span text:style-name="T328"> | </text:span></text:span><text:span text:style-name="Source_20_Text"><text:span text:style-name="T345">if (num == 1)</text:span></text:span><text:span text:style-name="Source_20_Text"><text:span text:style-name="T328"><text:line-break/>0</text:span></text:span><text:span text:style-name="Source_20_Text"><text:span text:style-name="T348">9</text:span></text:span><text:span text:style-name="Source_20_Text"><text:span text:style-name="T328"> | </text:span></text:span><text:span text:style-name="Source_20_Text"><text:span text:style-name="T345">{</text:span></text:span><text:span text:style-name="Source_20_Text"><text:span text:style-name="T328"><text:line-break/></text:span></text:span><text:span text:style-name="Source_20_Text"><text:span text:style-name="T348">10</text:span></text:span><text:span text:style-name="Source_20_Text"><text:span text:style-name="T328"> | </text:span></text:span><text:span text:style-name="Source_20_Text"><text:span text:style-name="T345"><text:tab/>num = 0;</text:span></text:span><text:span text:style-name="Source_20_Text"><text:span text:style-name="T328"><text:line-break/></text:span></text:span><text:span text:style-name="Source_20_Text"><text:span text:style-name="T348">1</text:span></text:span><text:span text:style-name="Source_20_Text"><text:span text:style-name="T328">1 | </text:span></text:span><text:span text:style-name="Source_20_Text"><text:span text:style-name="T345">}</text:span></text:span></text:p>
      <text:p text:style-name="P60"><text:span text:style-name="T344">"num" is set to zero, then in line 03 we check if </text:span><text:span text:style-name="T346">"</text:span><text:span text:style-name="T344">num</text:span><text:span text:style-name="T346">"</text:span><text:span text:style-name="T344"> is</text:span><text:span text:style-name="T346"> not equal to one.<text:line-break/>Since zero and one are not equal, this will execute and "num" is now </text:span><text:span text:style-name="T347">1<text:line-break/></text:span><text:span text:style-name="T356">but we have a problem.</text:span><text:span text:style-name="T347"><text:line-break/></text:span><text:span text:style-name="T349">In line 08 </text:span><text:span text:style-name="T350">it </text:span><text:span text:style-name="T349">is checked to be equal to 1 and as a result set back to 0.</text:span></text:p>
      <text:p text:style-name="P61">So how can we check these two cases, without setting "num"<text:span text:style-name="T351"> to 1 and</text:span> back to <text:span text:style-name="T357">0</text:span><text:span text:style-name="T352">?</text:span></text:p>
      <text:p text:style-name="P50"><text:span text:style-name="Source_20_Text"><text:span text:style-name="T328">01 | </text:span></text:span><text:span text:style-name="Source_20_Text"><text:span text:style-name="T341">int num = 0;<text:line-break/></text:span></text:span><text:span text:style-name="Source_20_Text"><text:span text:style-name="T328">0</text:span></text:span><text:span text:style-name="Source_20_Text"><text:span text:style-name="T343">2</text:span></text:span><text:span text:style-name="Source_20_Text"><text:span text:style-name="T328"> |</text:span></text:span><text:span text:style-name="Source_20_Text"><text:span text:style-name="T341"> <text:line-break/></text:span></text:span><text:span text:style-name="Source_20_Text"><text:span text:style-name="T343">03</text:span></text:span><text:span text:style-name="Source_20_Text"><text:span text:style-name="T328"> | </text:span></text:span><text:span text:style-name="Source_20_Text"><text:span text:style-name="T342">if (num </text:span></text:span><text:span text:style-name="Source_20_Text"><text:span text:style-name="T344">!</text:span></text:span><text:span text:style-name="Source_20_Text"><text:span text:style-name="T342">= 1)</text:span></text:span><text:span text:style-name="Source_20_Text"><text:span text:style-name="T341"><text:line-break/></text:span></text:span><text:span text:style-name="Source_20_Text"><text:span text:style-name="T328">0</text:span></text:span><text:span text:style-name="Source_20_Text"><text:span text:style-name="T343">4</text:span></text:span><text:span text:style-name="Source_20_Text"><text:span text:style-name="T328"> | </text:span></text:span><text:span text:style-name="Source_20_Text"><text:span text:style-name="T342">{</text:span></text:span><text:span text:style-name="Source_20_Text"><text:span text:style-name="T341"><text:line-break/></text:span></text:span><text:span text:style-name="Source_20_Text"><text:span text:style-name="T328">0</text:span></text:span><text:span text:style-name="Source_20_Text"><text:span text:style-name="T343">5</text:span></text:span><text:span text:style-name="Source_20_Text"><text:span text:style-name="T328"> | </text:span></text:span><text:span text:style-name="Source_20_Text"><text:span text:style-name="T342"><text:tab/>num = </text:span></text:span><text:span text:style-name="Source_20_Text"><text:span text:style-name="T344">1</text:span></text:span><text:span text:style-name="Source_20_Text"><text:span text:style-name="T342">;</text:span></text:span><text:span text:style-name="Source_20_Text"><text:span text:style-name="T341"><text:line-break/></text:span></text:span><text:span text:style-name="Source_20_Text"><text:span text:style-name="T328">0</text:span></text:span><text:span text:style-name="Source_20_Text"><text:span text:style-name="T343">6</text:span></text:span><text:span text:style-name="Source_20_Text"><text:span text:style-name="T328"> | </text:span></text:span><text:span text:style-name="Source_20_Text"><text:span text:style-name="T342">}<text:line-break/></text:span></text:span><text:span text:style-name="Source_20_Text"><text:span text:style-name="T328">0</text:span></text:span><text:span text:style-name="Source_20_Text"><text:span text:style-name="T348">7</text:span></text:span><text:span text:style-name="Source_20_Text"><text:span text:style-name="T328"> | </text:span></text:span><text:span text:style-name="Source_20_Text"><text:span text:style-name="T352">else</text:span></text:span><text:span text:style-name="Source_20_Text"><text:span text:style-name="T328"><text:line-break/>0</text:span></text:span><text:span text:style-name="Source_20_Text"><text:span text:style-name="T348">8</text:span></text:span><text:span text:style-name="Source_20_Text"><text:span text:style-name="T328"> | </text:span></text:span><text:span text:style-name="Source_20_Text"><text:span text:style-name="T352">{</text:span></text:span><text:span text:style-name="Source_20_Text"><text:span text:style-name="T328"><text:line-break/>0</text:span></text:span><text:span text:style-name="Source_20_Text"><text:span text:style-name="T348">9</text:span></text:span><text:span text:style-name="Source_20_Text"><text:span text:style-name="T328"> | </text:span></text:span><text:span text:style-name="Source_20_Text"><text:span text:style-name="T352"><text:tab/>num = 0;</text:span></text:span><text:span text:style-name="Source_20_Text"><text:span text:style-name="T328"><text:line-break/></text:span></text:span><text:span text:style-name="Source_20_Text"><text:span text:style-name="T348">1</text:span></text:span><text:span text:style-name="Source_20_Text"><text:span text:style-name="T352">0</text:span></text:span><text:span text:style-name="Source_20_Text"><text:span text:style-name="T328"> | </text:span></text:span><text:span text:style-name="Source_20_Text"><text:span text:style-name="T345">}</text:span></text:span></text:p>
      <text:p text:style-name="P51"><text:span text:style-name="T353">This makes much more sense to write</text:span><text:span text:style-name="T358">. N</text:span><text:span text:style-name="T354">ot only do we not need to explicitly check against the opposite case but now we also don't accidentally play value ping-pong with "num".<text:line-break/></text:span><text:span text:style-name="T359">So we check for "num" to be not 1 and react accordingly.</text:span><text:span text:style-name="T360"> Now what if we also need to check</text:span><text:span text:style-name="T361"> a special case</text:span><text:span text:style-name="T360"> </text:span><text:span text:style-name="T361">in which</text:span><text:span text:style-name="T360"> "num" is 43?</text:span></text:p>
      <text:p text:style-name="P52"><text:soft-page-break/><text:span text:style-name="Source_20_Text"><text:span text:style-name="T328">01 | </text:span></text:span><text:span text:style-name="Source_20_Text"><text:span text:style-name="T341">int num = 0;<text:line-break/></text:span></text:span><text:span text:style-name="Source_20_Text"><text:span text:style-name="T328">0</text:span></text:span><text:span text:style-name="Source_20_Text"><text:span text:style-name="T343">2</text:span></text:span><text:span text:style-name="Source_20_Text"><text:span text:style-name="T328"> |</text:span></text:span><text:span text:style-name="Source_20_Text"><text:span text:style-name="T341"> <text:line-break/></text:span></text:span><text:span text:style-name="Source_20_Text"><text:span text:style-name="T343">03</text:span></text:span><text:span text:style-name="Source_20_Text"><text:span text:style-name="T328"> | </text:span></text:span><text:span text:style-name="Source_20_Text"><text:span text:style-name="T342">if (num </text:span></text:span><text:span text:style-name="Source_20_Text"><text:span text:style-name="T362">==</text:span></text:span><text:span text:style-name="Source_20_Text"><text:span text:style-name="T342"> </text:span></text:span><text:span text:style-name="Source_20_Text"><text:span text:style-name="T362">43</text:span></text:span><text:span text:style-name="Source_20_Text"><text:span text:style-name="T342">)</text:span></text:span><text:span text:style-name="Source_20_Text"><text:span text:style-name="T341"><text:line-break/></text:span></text:span><text:span text:style-name="Source_20_Text"><text:span text:style-name="T328">0</text:span></text:span><text:span text:style-name="Source_20_Text"><text:span text:style-name="T343">4</text:span></text:span><text:span text:style-name="Source_20_Text"><text:span text:style-name="T328"> | </text:span></text:span><text:span text:style-name="Source_20_Text"><text:span text:style-name="T342">{</text:span></text:span><text:span text:style-name="Source_20_Text"><text:span text:style-name="T341"><text:line-break/></text:span></text:span><text:span text:style-name="Source_20_Text"><text:span text:style-name="T328">0</text:span></text:span><text:span text:style-name="Source_20_Text"><text:span text:style-name="T343">5</text:span></text:span><text:span text:style-name="Source_20_Text"><text:span text:style-name="T328"> | </text:span></text:span><text:span text:style-name="Source_20_Text"><text:span text:style-name="T342"><text:tab/>num = </text:span></text:span><text:span text:style-name="Source_20_Text"><text:span text:style-name="T363">-43</text:span></text:span><text:span text:style-name="Source_20_Text"><text:span text:style-name="T342">;</text:span></text:span><text:span text:style-name="Source_20_Text"><text:span text:style-name="T341"><text:line-break/></text:span></text:span><text:span text:style-name="Source_20_Text"><text:span text:style-name="T328">0</text:span></text:span><text:span text:style-name="Source_20_Text"><text:span text:style-name="T343">6</text:span></text:span><text:span text:style-name="Source_20_Text"><text:span text:style-name="T328"> | </text:span></text:span><text:span text:style-name="Source_20_Text"><text:span text:style-name="T342">}<text:line-break/></text:span></text:span><text:span text:style-name="Source_20_Text"><text:span text:style-name="T364">07 |</text:span></text:span><text:span text:style-name="Source_20_Text"><text:span text:style-name="T365"> else if (num != 1)</text:span></text:span><text:span text:style-name="Source_20_Text"><text:span text:style-name="T342"><text:line-break/></text:span></text:span><text:span text:style-name="Source_20_Text"><text:span text:style-name="T364">08 |</text:span></text:span><text:span text:style-name="Source_20_Text"><text:span text:style-name="T365"> {</text:span></text:span><text:span text:style-name="Source_20_Text"><text:span text:style-name="T342"><text:line-break/></text:span></text:span><text:span text:style-name="Source_20_Text"><text:span text:style-name="T364">09 |</text:span></text:span><text:span text:style-name="Source_20_Text"><text:span text:style-name="T365"> <text:tab/></text:span></text:span><text:span text:style-name="Source_20_Text"><text:span text:style-name="T366">num = 1;<text:line-break/></text:span></text:span><text:span text:style-name="Source_20_Text"><text:span text:style-name="T367">1</text:span></text:span><text:span text:style-name="Source_20_Text"><text:span text:style-name="T364">0 |</text:span></text:span><text:span text:style-name="Source_20_Text"><text:span text:style-name="T367"> }</text:span></text:span><text:span text:style-name="Source_20_Text"><text:span text:style-name="T342"><text:line-break/></text:span></text:span><text:span text:style-name="Source_20_Text"><text:span text:style-name="T364">1</text:span></text:span><text:span text:style-name="Source_20_Text"><text:span text:style-name="T368">1</text:span></text:span><text:span text:style-name="Source_20_Text"><text:span text:style-name="T328"> | </text:span></text:span><text:span text:style-name="Source_20_Text"><text:span text:style-name="T352">else</text:span></text:span><text:span text:style-name="Source_20_Text"><text:span text:style-name="T328"><text:line-break/></text:span></text:span><text:span text:style-name="Source_20_Text"><text:span text:style-name="T364">1</text:span></text:span><text:span text:style-name="Source_20_Text"><text:span text:style-name="T368">2</text:span></text:span><text:span text:style-name="Source_20_Text"><text:span text:style-name="T328"> | </text:span></text:span><text:span text:style-name="Source_20_Text"><text:span text:style-name="T352">{</text:span></text:span><text:span text:style-name="Source_20_Text"><text:span text:style-name="T328"><text:line-break/></text:span></text:span><text:span text:style-name="Source_20_Text"><text:span text:style-name="T364">1</text:span></text:span><text:span text:style-name="Source_20_Text"><text:span text:style-name="T368">3</text:span></text:span><text:span text:style-name="Source_20_Text"><text:span text:style-name="T328"> | </text:span></text:span><text:span text:style-name="Source_20_Text"><text:span text:style-name="T352"><text:tab/>num = 0;</text:span></text:span><text:span text:style-name="Source_20_Text"><text:span text:style-name="T328"><text:line-break/></text:span></text:span><text:span text:style-name="Source_20_Text"><text:span text:style-name="T364">1</text:span></text:span><text:span text:style-name="Source_20_Text"><text:span text:style-name="T368">4</text:span></text:span><text:span text:style-name="Source_20_Text"><text:span text:style-name="T328"> | </text:span></text:span><text:span text:style-name="Source_20_Text"><text:span text:style-name="T345">}</text:span></text:span></text:p>
      <text:p text:style-name="P102">Yup, you can chain an if onto an else<text:span text:style-name="T369"> and you can do that as often as you like</text:span><text:span text:style-name="T370">. Keep in mind, that in such a chain there is </text:span><text:span text:style-name="T372">only </text:span><text:span text:style-name="T370">one beginning "if" and only one or none ending "else"</text:span><text:span text:style-name="T371"> branches</text:span><text:span text:style-name="T370">.</text:span></text:p>
      <text:p text:style-name="P103">By the way the brackets for if are optional as long as you have just one statement.</text:p>
      <text:p text:style-name="P104"><text:span text:style-name="Source_20_Text">01 | if (a == 10)<text:line-break/>02 | <text:tab/>b++;<text:line-break/>03 | else<text:line-break/>04 | <text:tab/>c</text:span><text:span text:style-name="Source_20_Text"><text:span text:style-name="T483">--</text:span></text:span><text:span text:style-name="Source_20_Text">;</text:span></text:p>
      <text:h text:style-name="Heading_20_2" text:outline-level="2"><text:bookmark-start text:name="__RefHeading___Toc2692_55192689"/>Switch<text:bookmark-end text:name="__RefHeading___Toc2692_55192689"/></text:h>
      <text:p text:style-name="P62">Now you may have already seen the running scheme of ergonomics baked into C and conditions are no exception for that. If we now have to check if "num" is 68, 43, 101 or 7<text:span text:style-name="T373"> we instead use switches.</text:span></text:p>
      <text:p text:style-name="P64"><text:span text:style-name="Source_20_Text">0</text:span><text:span text:style-name="Source_20_Text"><text:span text:style-name="T378">1</text:span></text:span><text:span text:style-name="Source_20_Text"> | int num = 0;<text:line-break/>0</text:span><text:span text:style-name="Source_20_Text"><text:span text:style-name="T378">2</text:span></text:span><text:span text:style-name="Source_20_Text"> | <text:line-break/>0</text:span><text:span text:style-name="Source_20_Text"><text:span text:style-name="T378">3</text:span></text:span><text:span text:style-name="Source_20_Text"> | switch (num)<text:line-break/>0</text:span><text:span text:style-name="Source_20_Text"><text:span text:style-name="T378">4</text:span></text:span><text:span text:style-name="Source_20_Text"> | {<text:line-break/>0</text:span><text:span text:style-name="Source_20_Text"><text:span text:style-name="T378">5</text:span></text:span><text:span text:style-name="Source_20_Text"> | <text:tab/>case 0:<text:line-break/>0</text:span><text:span text:style-name="Source_20_Text"><text:span text:style-name="T378">6</text:span></text:span><text:span text:style-name="Source_20_Text"> | <text:tab/><text:tab/>num = 1;<text:line-break/>0</text:span><text:span text:style-name="Source_20_Text"><text:span text:style-name="T378">7</text:span></text:span><text:span text:style-name="Source_20_Text"> | <text:tab/><text:tab/>break;<text:line-break/>0</text:span><text:span text:style-name="Source_20_Text"><text:span text:style-name="T378">8</text:span></text:span><text:span text:style-name="Source_20_Text"> | <text:line-break/>0</text:span><text:span text:style-name="Source_20_Text"><text:span text:style-name="T378">9</text:span></text:span><text:span text:style-name="Source_20_Text"> | <text:tab/>case 1:<text:line-break/></text:span><text:span text:style-name="Source_20_Text"><text:span text:style-name="T378">1</text:span></text:span><text:span text:style-name="Source_20_Text"><text:span text:style-name="T386">0</text:span></text:span><text:span text:style-name="Source_20_Text"> | <text:tab/><text:tab/>break;<text:line-break/></text:span><text:span text:style-name="Source_20_Text"><text:span text:style-name="T378">1</text:span></text:span><text:span text:style-name="Source_20_Text"><text:span text:style-name="T386">1</text:span></text:span><text:span text:style-name="Source_20_Text"> | <text:line-break/></text:span><text:span text:style-name="Source_20_Text"><text:span text:style-name="T378">1</text:span></text:span><text:span text:style-name="Source_20_Text"><text:span text:style-name="T386">2</text:span></text:span><text:span text:style-name="Source_20_Text"> | <text:tab/>case 7:<text:line-break/></text:span><text:span text:style-name="Source_20_Text"><text:span text:style-name="T378">1</text:span></text:span><text:span text:style-name="Source_20_Text"><text:span text:style-name="T386">3</text:span></text:span><text:span text:style-name="Source_20_Text"> | <text:tab/><text:tab/>num *= 3;<text:line-break/></text:span><text:span text:style-name="Source_20_Text"><text:span text:style-name="T378">1</text:span></text:span><text:span text:style-name="Source_20_Text"><text:span text:style-name="T386">4</text:span></text:span><text:span text:style-name="Source_20_Text"> | <text:tab/><text:tab/>break;<text:line-break/></text:span><text:span text:style-name="Source_20_Text"><text:span text:style-name="T378">1</text:span></text:span><text:span text:style-name="Source_20_Text"><text:span text:style-name="T386">5</text:span></text:span><text:span text:style-name="Source_20_Text"> | <text:line-break/></text:span><text:span text:style-name="Source_20_Text"><text:span text:style-name="T378">1</text:span></text:span><text:span text:style-name="Source_20_Text"><text:span text:style-name="T386">6</text:span></text:span><text:span text:style-name="Source_20_Text"> | <text:tab/>case 43:<text:line-break/></text:span><text:soft-page-break/><text:span text:style-name="Source_20_Text"><text:span text:style-name="T378">1</text:span></text:span><text:span text:style-name="Source_20_Text"><text:span text:style-name="T386">7</text:span></text:span><text:span text:style-name="Source_20_Text"> | <text:tab/><text:tab/>num = -1;<text:line-break/></text:span><text:span text:style-name="Source_20_Text"><text:span text:style-name="T378">1</text:span></text:span><text:span text:style-name="Source_20_Text"><text:span text:style-name="T386">8</text:span></text:span><text:span text:style-name="Source_20_Text"> | <text:tab/><text:tab/>break;<text:line-break/></text:span><text:span text:style-name="Source_20_Text"><text:span text:style-name="T386">19</text:span></text:span><text:span text:style-name="Source_20_Text"><text:span text:style-name="T379"> | <text:line-break/>2</text:span></text:span><text:span text:style-name="Source_20_Text"><text:span text:style-name="T386">0</text:span></text:span><text:span text:style-name="Source_20_Text"><text:span text:style-name="T379"> | </text:span></text:span><text:span text:style-name="Source_20_Text"><text:tab/>case 68:<text:line-break/></text:span><text:span text:style-name="Source_20_Text"><text:span text:style-name="T379">2</text:span></text:span><text:span text:style-name="Source_20_Text"><text:span text:style-name="T386">1</text:span></text:span><text:span text:style-name="Source_20_Text"><text:span text:style-name="T379"> | </text:span></text:span><text:span text:style-name="Source_20_Text"><text:tab/><text:tab/>num++;<text:line-break/></text:span><text:span text:style-name="Source_20_Text"><text:span text:style-name="T379">2</text:span></text:span><text:span text:style-name="Source_20_Text"><text:span text:style-name="T386">2</text:span></text:span><text:span text:style-name="Source_20_Text"><text:span text:style-name="T379"> | </text:span></text:span><text:span text:style-name="Source_20_Text"><text:tab/><text:tab/>break;<text:line-break/></text:span><text:span text:style-name="Source_20_Text"><text:span text:style-name="T379">2</text:span></text:span><text:span text:style-name="Source_20_Text"><text:span text:style-name="T386">3</text:span></text:span><text:span text:style-name="Source_20_Text"><text:span text:style-name="T379"> | <text:line-break/>2</text:span></text:span><text:span text:style-name="Source_20_Text"><text:span text:style-name="T386">4</text:span></text:span><text:span text:style-name="Source_20_Text"><text:span text:style-name="T379"> | </text:span></text:span><text:span text:style-name="Source_20_Text"><text:tab/>case 101:<text:line-break/></text:span><text:span text:style-name="Source_20_Text"><text:span text:style-name="T379">2</text:span></text:span><text:span text:style-name="Source_20_Text"><text:span text:style-name="T386">5</text:span></text:span><text:span text:style-name="Source_20_Text"><text:span text:style-name="T379"> | </text:span></text:span><text:span text:style-name="Source_20_Text"><text:tab/><text:tab/>num /= 2;<text:line-break/></text:span><text:span text:style-name="Source_20_Text"><text:span text:style-name="T379">2</text:span></text:span><text:span text:style-name="Source_20_Text"><text:span text:style-name="T387">6</text:span></text:span><text:span text:style-name="Source_20_Text"><text:span text:style-name="T379"> | </text:span></text:span><text:span text:style-name="Source_20_Text"><text:tab/><text:tab/>break;<text:line-break/></text:span><text:span text:style-name="Source_20_Text"><text:span text:style-name="T389">27 | </text:span></text:span><text:span text:style-name="Source_20_Text"><text:line-break/></text:span><text:span text:style-name="Source_20_Text"><text:span text:style-name="T388">2</text:span></text:span><text:span text:style-name="Source_20_Text"><text:span text:style-name="T389">8</text:span></text:span><text:span text:style-name="Source_20_Text"><text:span text:style-name="T388"> | <text:tab/>default:<text:line-break/>29 | <text:tab/><text:tab/>num = 1;<text:line-break/>30 | <text:tab/><text:tab/>break;</text:span></text:span><text:span text:style-name="Source_20_Text"><text:line-break/></text:span><text:span text:style-name="Source_20_Text"><text:span text:style-name="T388">31</text:span></text:span><text:span text:style-name="Source_20_Text"><text:span text:style-name="T379"> | </text:span></text:span><text:span text:style-name="Source_20_Text">}</text:span></text:p>
      <text:p text:style-name="P63">Much better to write and read.<text:span text:style-name="T374"> Use</text:span><text:span text:style-name="T380"> switches</text:span><text:span text:style-name="T374"> when appropriate</text:span><text:span text:style-name="T375"> and with care</text:span><text:span text:style-name="T374">.</text:span><text:span text:style-name="T376"> </text:span><text:span text:style-name="T381">Every case must be ended with "break" if you want to do just one thing. </text:span><text:span text:style-name="T382">If the break is not set, then the next case will run</text:span><text:span text:style-name="T383">. S</text:span><text:span text:style-name="T382">o f</text:span><text:span text:style-name="T376">orgetting the break statement in one case</text:span><text:span text:style-name="T383"> and </text:span><text:span text:style-name="T384">you</text:span><text:span text:style-name="T376"> </text:span><text:span text:style-name="T377">can </text:span><text:span text:style-name="T384">prepare for </text:span><text:span text:style-name="T376">unforeseen consequences</text:span><text:span text:style-name="T385"> down the line</text:span><text:span text:style-name="T376">.</text:span></text:p>
      <text:h text:style-name="Heading_20_2" text:outline-level="2"><text:bookmark-start text:name="__RefHeading___Toc2694_55192689"/>Operators<text:bookmark-end text:name="__RefHeading___Toc2694_55192689"/></text:h>
      <text:p text:style-name="P65">Now as promised all the operators:</text:p>
      <table:table table:name="Table2" table:style-name="Table2">
        <table:table-column table:style-name="Table2.A"/>
        <table:table-column table:style-name="Table2.B"/>
        <table:table-row table:style-name="TableLine94811313286944">
          <table:table-cell table:style-name="Table2.A1" office:value-type="string">
            <text:p text:style-name="P191">Operator with<text:span text:style-name="T390"> Example</text:span></text:p>
          </table:table-cell>
          <table:table-cell table:style-name="Table2.A1" office:value-type="string">
            <text:p text:style-name="P192">Effect</text:p>
          </table:table-cell>
        </table:table-row>
        <table:table-row table:style-name="TableLine94811313392528">
          <table:table-cell table:style-name="Table2.A1" office:value-type="string">
            <text:p text:style-name="P193">a == b</text:p>
          </table:table-cell>
          <table:table-cell table:style-name="Table2.A1" office:value-type="string">
            <text:p text:style-name="P195">a equal to b</text:p>
          </table:table-cell>
        </table:table-row>
        <table:table-row table:style-name="TableLine94811312785536">
          <table:table-cell table:style-name="Table2.A1" office:value-type="string">
            <text:p text:style-name="P194">a != b</text:p>
          </table:table-cell>
          <table:table-cell table:style-name="Table2.A1" office:value-type="string">
            <text:p text:style-name="P195">a not equal to b</text:p>
          </table:table-cell>
        </table:table-row>
        <table:table-row table:style-name="TableLine94811313003520">
          <table:table-cell table:style-name="Table2.A1" office:value-type="string">
            <text:p text:style-name="P194">a &lt; b</text:p>
          </table:table-cell>
          <table:table-cell table:style-name="Table2.A1" office:value-type="string">
            <text:p text:style-name="P195">a smaller than b</text:p>
          </table:table-cell>
        </table:table-row>
        <table:table-row table:style-name="TableLine94811313177744">
          <table:table-cell table:style-name="Table2.A1" office:value-type="string">
            <text:p text:style-name="P194">a &gt; b</text:p>
          </table:table-cell>
          <table:table-cell table:style-name="Table2.A1" office:value-type="string">
            <text:p text:style-name="P195">a bigger than b</text:p>
          </table:table-cell>
        </table:table-row>
        <table:table-row table:style-name="TableLine94811313179312">
          <table:table-cell table:style-name="Table2.A1" office:value-type="string">
            <text:p text:style-name="P194">a &lt;= b</text:p>
          </table:table-cell>
          <table:table-cell table:style-name="Table2.A1" office:value-type="string">
            <text:p text:style-name="P195">a smaller or equal to b</text:p>
          </table:table-cell>
        </table:table-row>
        <table:table-row table:style-name="TableLine94811313302256">
          <table:table-cell table:style-name="Table2.A1" office:value-type="string">
            <text:p text:style-name="P194">a &gt;= b</text:p>
          </table:table-cell>
          <table:table-cell table:style-name="Table2.A1" office:value-type="string">
            <text:p text:style-name="P195">a bigger or equal to b</text:p>
          </table:table-cell>
        </table:table-row>
      </table:table>
      <text:p text:style-name="P65"/>
      <text:h text:style-name="Heading_20_2" text:outline-level="2"><text:bookmark-start text:name="__RefHeading___Toc2696_55192689"/>Boolean<text:bookmark-end text:name="__RefHeading___Toc2696_55192689"/></text:h>
      <text:p text:style-name="P66">The boolean type i so far have not brought up, because it had not always existed in the C language and even now it just exists as a band<text:span text:style-name="T391">-</text:span>aid-patch.<text:span text:style-name="T392"> It is not usable just like that. You have to import it, as seen below.</text:span></text:p>
      <text:p text:style-name="P68"><text:span text:style-name="Source_20_Text"><text:span text:style-name="T394">01 | </text:span></text:span><text:span text:style-name="Source_20_Text">#include &lt;stdbool.h&gt;<text:line-break/></text:span><text:span text:style-name="Source_20_Text"><text:span text:style-name="T394">02 | </text:span></text:span><text:span text:style-name="Source_20_Text"><text:line-break/></text:span><text:span text:style-name="Source_20_Text"><text:span text:style-name="T394">03 | </text:span></text:span><text:span text:style-name="Source_20_Text"><text:span text:style-name="T393">int main()</text:span></text:span><text:span text:style-name="Source_20_Text"><text:line-break/></text:span><text:span text:style-name="Source_20_Text"><text:span text:style-name="T394">04 | </text:span></text:span><text:span text:style-name="Source_20_Text"><text:span text:style-name="T393">{</text:span></text:span><text:span text:style-name="Source_20_Text"><text:line-break/></text:span><text:span text:style-name="Source_20_Text"><text:span text:style-name="T394">05 | </text:span></text:span><text:span text:style-name="Source_20_Text"><text:span text:style-name="T393"><text:tab/>bool my_first_bool</text:span></text:span><text:span text:style-name="Source_20_Text"><text:span text:style-name="T397"> = false</text:span></text:span><text:span text:style-name="Source_20_Text"><text:span text:style-name="T393">;</text:span></text:span><text:span text:style-name="Source_20_Text"><text:line-break/></text:span><text:span text:style-name="Source_20_Text"><text:span text:style-name="T394">06 | </text:span></text:span><text:span text:style-name="Source_20_Text"><text:span text:style-name="T393">}</text:span></text:span></text:p>
      <text:p text:style-name="P67"><text:soft-page-break/>What exactly "include" does will be explained later so don't worry. All that you need to know now is that you can import functionality from somewhere else via "include".<text:line-break/><text:span text:style-name="T395">In this case we include "stdbool.h" which is a file from the C standard, that brings us the boolean type</text:span><text:span text:style-name="T396"> and it's values "true" and "false"</text:span><text:span text:style-name="T395">.<text:line-break/></text:span><text:span text:style-name="T398">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70">Sometimes multiple cases shall lead to the same outcome and for that case we special operators.</text:p>
      <text:p text:style-name="P72"><text:span text:style-name="Source_20_Text"><text:span text:style-name="T400">01 | </text:span></text:span><text:span text:style-name="Source_20_Text">int num = 22;<text:line-break/></text:span><text:span text:style-name="Source_20_Text"><text:span text:style-name="T400">02 | </text:span></text:span><text:span text:style-name="Source_20_Text">bool num_even = false;<text:line-break/></text:span><text:span text:style-name="Source_20_Text"><text:span text:style-name="T400">03 | </text:span></text:span><text:span text:style-name="Source_20_Text">bool something_is_not_right = false;<text:line-break/></text:span><text:span text:style-name="Source_20_Text"><text:span text:style-name="T400">04 | </text:span></text:span><text:span text:style-name="Source_20_Text"><text:line-break/></text:span><text:span text:style-name="Source_20_Text"><text:span text:style-name="T400">05 | </text:span></text:span><text:span text:style-name="Source_20_Text">if ((num % 2) == 0)<text:line-break/></text:span><text:span text:style-name="Source_20_Text"><text:span text:style-name="T400">06 | </text:span></text:span><text:span text:style-name="Source_20_Text">{<text:line-break/></text:span><text:span text:style-name="Source_20_Text"><text:span text:style-name="T400">07 | </text:span></text:span><text:span text:style-name="Source_20_Text"><text:tab/>num_even = true;<text:line-break/></text:span><text:span text:style-name="Source_20_Text"><text:span text:style-name="T400">08 | </text:span></text:span><text:span text:style-name="Source_20_Text">}<text:line-break/></text:span><text:span text:style-name="Source_20_Text"><text:span text:style-name="T400">09 | </text:span></text:span><text:span text:style-name="Source_20_Text"><text:line-break/></text:span><text:span text:style-name="Source_20_Text"><text:span text:style-name="T400">10 | </text:span></text:span><text:span text:style-name="Source_20_Text">if (num == 23 &amp;&amp;</text:span><text:span text:style-name="Source_20_Text"><text:span text:style-name="T403"> </text:span></text:span><text:span text:style-name="Source_20_Text">num_even</text:span><text:span text:style-name="Source_20_Text"><text:span text:style-name="T401"> == true</text:span></text:span><text:span text:style-name="Source_20_Text">)<text:line-break/></text:span><text:span text:style-name="Source_20_Text"><text:span text:style-name="T400">1</text:span></text:span><text:span text:style-name="Source_20_Text"><text:span text:style-name="T403">1</text:span></text:span><text:span text:style-name="Source_20_Text"><text:span text:style-name="T400"> | </text:span></text:span><text:span text:style-name="Source_20_Text">{<text:line-break/></text:span><text:span text:style-name="Source_20_Text"><text:span text:style-name="T402">1</text:span></text:span><text:span text:style-name="Source_20_Text"><text:span text:style-name="T403">2</text:span></text:span><text:span text:style-name="Source_20_Text"><text:span text:style-name="T400"> | </text:span></text:span><text:span text:style-name="Source_20_Text"><text:tab/>something_is_not_right = true;<text:line-break/></text:span><text:span text:style-name="Source_20_Text"><text:span text:style-name="T400">1</text:span></text:span><text:span text:style-name="Source_20_Text"><text:span text:style-name="T403">3</text:span></text:span><text:span text:style-name="Source_20_Text"><text:span text:style-name="T400"> | </text:span></text:span><text:span text:style-name="Source_20_Text">}</text:span></text:p>
      <text:p text:style-name="P73">In line 10 we check if "num" is 23 <text:span text:style-name="T405">AND </text:span>check if num_even is true<text:span text:style-name="T404">.</text:span></text:p>
      <table:table table:name="Table3" table:style-name="Table3">
        <table:table-column table:style-name="Table3.A"/>
        <table:table-column table:style-name="Table3.B"/>
        <table:table-row table:style-name="TableLine94811313189120">
          <table:table-cell table:style-name="Table3.A1" office:value-type="string">
            <text:p text:style-name="P197">Operator with Example</text:p>
          </table:table-cell>
          <table:table-cell table:style-name="Table3.A1" office:value-type="string">
            <text:p text:style-name="P198">Effect</text:p>
          </table:table-cell>
        </table:table-row>
        <table:table-row table:style-name="TableLine94811313205632">
          <table:table-cell table:style-name="Table3.A1" office:value-type="string">
            <text:p text:style-name="P196">a &amp;&amp; b</text:p>
          </table:table-cell>
          <table:table-cell table:style-name="Table3.A1" office:value-type="string">
            <text:p text:style-name="P198"><text:span text:style-name="T406">is</text:span> a and b<text:span text:style-name="T406"> true?</text:span></text:p>
          </table:table-cell>
        </table:table-row>
        <table:table-row table:style-name="TableLine94811313205904">
          <table:table-cell table:style-name="Table3.A1" office:value-type="string">
            <text:p text:style-name="P196">a || b</text:p>
          </table:table-cell>
          <table:table-cell table:style-name="Table3.A1" office:value-type="string">
            <text:p text:style-name="P198"><text:span text:style-name="T406">is</text:span> a or b<text:span text:style-name="T406"> true?</text:span></text:p>
          </table:table-cell>
        </table:table-row>
        <table:table-row table:style-name="TableLine94811313206400">
          <table:table-cell table:style-name="Table3.A1" office:value-type="string">
            <text:p text:style-name="P196">!a</text:p>
          </table:table-cell>
          <table:table-cell table:style-name="Table3.A1" office:value-type="string">
            <text:p text:style-name="P199">is a not true?</text:p>
          </table:table-cell>
        </table:table-row>
      </table:table>
      <text:p text:style-name="P71"/>
      <text:h text:style-name="P209" text:outline-level="1"><text:bookmark-start text:name="__RefHeading___Toc4326_63016137"/>Loops<text:bookmark-end text:name="__RefHeading___Toc4326_63016137"/></text:h>
      <text:p text:style-name="P92">Important for a lot of things<text:span text:style-name="T453">.</text:span><text:span text:style-name="T457"> It the upcoming example we have 3 integers</text:span><text:span text:style-name="T458">, all set to 1</text:span><text:span text:style-name="T457">.</text:span><text:span text:style-name="T459"> In line 07 we start a loop.</text:span><text:span text:style-name="T460"> This loop runs as long as "a" is smaller than 100.</text:span><text:span text:style-name="T463"> Within every run of that loop we store the value of "b" in "c", then "a" in "b" and then we calculate a new "a" from adding "b" and "c".</text:span><text:span text:style-name="T464"> Thanks to the starting values of those 3 variables we can ensure that the "a" will increase over time and the loop eventually exits.<text:line-break/></text:span><text:span text:style-name="T465">By the way what exactly is calculated here will be revealed in the next chapter</text:span><text:span text:style-name="T466">, which will prove the importance of that</text:span><text:span text:style-name="T467"> chapter</text:span><text:span text:style-name="T466">.</text:span></text:p>
      <text:p text:style-name="P92"><text:span text:style-name="Source_20_Text"><text:span text:style-name="T155">0</text:span></text:span><text:span text:style-name="Source_20_Text"><text:span text:style-name="T456">1</text:span></text:span><text:span text:style-name="Source_20_Text"><text:span text:style-name="T155"> | </text:span></text:span><text:span text:style-name="Source_20_Text"><text:span text:style-name="T455">int main()<text:line-break/></text:span></text:span><text:span text:style-name="Source_20_Text"><text:span text:style-name="T155">0</text:span></text:span><text:span text:style-name="Source_20_Text"><text:span text:style-name="T456">2</text:span></text:span><text:span text:style-name="Source_20_Text"><text:span text:style-name="T155"> | </text:span></text:span><text:span text:style-name="Source_20_Text"><text:span text:style-name="T455">{<text:line-break/></text:span></text:span><text:span text:style-name="Source_20_Text"><text:span text:style-name="T155">0</text:span></text:span><text:span text:style-name="Source_20_Text"><text:span text:style-name="T456">3</text:span></text:span><text:span text:style-name="Source_20_Text"><text:span text:style-name="T155"> | </text:span></text:span><text:span text:style-name="Source_20_Text"><text:span text:style-name="T455"><text:tab/>int a = 1;<text:line-break/></text:span></text:span><text:span text:style-name="Source_20_Text"><text:span text:style-name="T155">0</text:span></text:span><text:span text:style-name="Source_20_Text"><text:span text:style-name="T456">4</text:span></text:span><text:span text:style-name="Source_20_Text"><text:span text:style-name="T155"> | </text:span></text:span><text:span text:style-name="Source_20_Text"><text:span text:style-name="T455"><text:tab/>int b = 1;<text:line-break/></text:span></text:span><text:span text:style-name="Source_20_Text"><text:span text:style-name="T155">0</text:span></text:span><text:span text:style-name="Source_20_Text"><text:span text:style-name="T456">5</text:span></text:span><text:span text:style-name="Source_20_Text"><text:span text:style-name="T155"> | </text:span></text:span><text:span text:style-name="Source_20_Text"><text:span text:style-name="T455"><text:tab/>int c = 1;<text:line-break/></text:span></text:span><text:span text:style-name="Source_20_Text"><text:span text:style-name="T155">0</text:span></text:span><text:span text:style-name="Source_20_Text"><text:span text:style-name="T456">6</text:span></text:span><text:span text:style-name="Source_20_Text"><text:span text:style-name="T155"> | </text:span></text:span><text:span text:style-name="Source_20_Text"><text:span text:style-name="T455"><text:line-break/></text:span></text:span><text:span text:style-name="Source_20_Text"><text:span text:style-name="T454">0</text:span></text:span><text:span text:style-name="Source_20_Text"><text:span text:style-name="T456">7</text:span></text:span><text:span text:style-name="Source_20_Text"><text:span text:style-name="T155"> | </text:span></text:span><text:span text:style-name="Source_20_Text"><text:span text:style-name="T143"><text:tab/></text:span></text:span><text:span text:style-name="Source_20_Text"><text:span text:style-name="T455">while (a &lt; 100)<text:line-break/></text:span></text:span><text:span text:style-name="Source_20_Text"><text:span text:style-name="T456">08</text:span></text:span><text:span text:style-name="Source_20_Text"><text:span text:style-name="T155"> | </text:span></text:span><text:span text:style-name="Source_20_Text"><text:span text:style-name="T455"><text:tab/>{<text:line-break/></text:span></text:span><text:span text:style-name="Source_20_Text"><text:span text:style-name="T456">09</text:span></text:span><text:span text:style-name="Source_20_Text"><text:span text:style-name="T155"> | </text:span></text:span><text:span text:style-name="Source_20_Text"><text:span text:style-name="T455"><text:tab/><text:tab/>c = b;<text:line-break/></text:span></text:span><text:span text:style-name="Source_20_Text"><text:span text:style-name="T155">1</text:span></text:span><text:span text:style-name="Source_20_Text"><text:span text:style-name="T456">0</text:span></text:span><text:span text:style-name="Source_20_Text"><text:span text:style-name="T155"> | </text:span></text:span><text:span text:style-name="Source_20_Text"><text:span text:style-name="T455"><text:tab/><text:tab/>b = a;<text:line-break/></text:span></text:span><text:span text:style-name="Source_20_Text"><text:span text:style-name="T155">1</text:span></text:span><text:span text:style-name="Source_20_Text"><text:span text:style-name="T456">1</text:span></text:span><text:span text:style-name="Source_20_Text"><text:span text:style-name="T155"> | </text:span></text:span><text:span text:style-name="Source_20_Text"><text:span text:style-name="T455"><text:tab/><text:tab/>a = b + c;<text:line-break/></text:span></text:span><text:span text:style-name="Source_20_Text"><text:span text:style-name="T155">1</text:span></text:span><text:span text:style-name="Source_20_Text"><text:span text:style-name="T456">2</text:span></text:span><text:span text:style-name="Source_20_Text"><text:span text:style-name="T155"> | </text:span></text:span><text:span text:style-name="Source_20_Text"><text:span text:style-name="T455"><text:tab/>}<text:line-break/></text:span></text:span><text:span text:style-name="Source_20_Text"><text:span text:style-name="T155">1</text:span></text:span><text:span text:style-name="Source_20_Text"><text:span text:style-name="T456">3</text:span></text:span><text:span text:style-name="Source_20_Text"><text:span text:style-name="T155"> | </text:span></text:span><text:span text:style-name="Source_20_Text"><text:span text:style-name="T455">}</text:span></text:span></text:p>
      <text:p text:style-name="P115">A loop has a head (line 07) and a body (lines 08 - 12).</text:p>
      <text:p text:style-name="P98">There are 3 kinds of loops in C:</text:p>
      <text:list xml:id="list2256123823" text:style-name="List_20_1">
        <text:list-item>
          <text:p text:style-name="P232">while</text:p>
        </text:list-item>
        <text:list-item>
          <text:p text:style-name="P232">do while</text:p>
        </text:list-item>
        <text:list-item>
          <text:p text:style-name="P232">for</text:p>
        </text:list-item>
      </text:list>
      <text:p text:style-name="P99">"do while" loops<text:span text:style-name="T468"> are similar to "while".</text:span><text:span text:style-name="T469"> The difference is, that the loop first runs it's body and then it checks the condition in the head or in this case foot.</text:span></text:p>
      <text:p text:style-name="P93"><text:span text:style-name="Source_20_Text"><text:span text:style-name="T155">0</text:span></text:span><text:span text:style-name="Source_20_Text"><text:span text:style-name="T456">1</text:span></text:span><text:span text:style-name="Source_20_Text"><text:span text:style-name="T155"> | </text:span></text:span><text:span text:style-name="Source_20_Text"><text:span text:style-name="T455">int main()<text:line-break/></text:span></text:span><text:span text:style-name="Source_20_Text"><text:span text:style-name="T155">0</text:span></text:span><text:span text:style-name="Source_20_Text"><text:span text:style-name="T456">2</text:span></text:span><text:span text:style-name="Source_20_Text"><text:span text:style-name="T155"> | </text:span></text:span><text:span text:style-name="Source_20_Text"><text:span text:style-name="T455">{<text:line-break/></text:span></text:span><text:span text:style-name="Source_20_Text"><text:span text:style-name="T155">0</text:span></text:span><text:span text:style-name="Source_20_Text"><text:span text:style-name="T456">3</text:span></text:span><text:span text:style-name="Source_20_Text"><text:span text:style-name="T155"> | </text:span></text:span><text:span text:style-name="Source_20_Text"><text:span text:style-name="T455"><text:tab/>int a = 1;<text:line-break/></text:span></text:span><text:span text:style-name="Source_20_Text"><text:span text:style-name="T155">0</text:span></text:span><text:span text:style-name="Source_20_Text"><text:span text:style-name="T456">4</text:span></text:span><text:span text:style-name="Source_20_Text"><text:span text:style-name="T155"> | </text:span></text:span><text:span text:style-name="Source_20_Text"><text:span text:style-name="T455"><text:tab/>int b = 1;<text:line-break/></text:span></text:span><text:span text:style-name="Source_20_Text"><text:span text:style-name="T155">0</text:span></text:span><text:span text:style-name="Source_20_Text"><text:span text:style-name="T456">5</text:span></text:span><text:span text:style-name="Source_20_Text"><text:span text:style-name="T155"> | </text:span></text:span><text:span text:style-name="Source_20_Text"><text:span text:style-name="T455"><text:tab/>int c = 1;<text:line-break/></text:span></text:span><text:span text:style-name="Source_20_Text"><text:span text:style-name="T155">0</text:span></text:span><text:span text:style-name="Source_20_Text"><text:span text:style-name="T456">6</text:span></text:span><text:span text:style-name="Source_20_Text"><text:span text:style-name="T155"> | </text:span></text:span><text:span text:style-name="Source_20_Text"><text:span text:style-name="T455"><text:line-break/></text:span></text:span><text:span text:style-name="Source_20_Text"><text:span text:style-name="T454">0</text:span></text:span><text:span text:style-name="Source_20_Text"><text:span text:style-name="T456">7</text:span></text:span><text:span text:style-name="Source_20_Text"><text:span text:style-name="T155"> | </text:span></text:span><text:span text:style-name="Source_20_Text"><text:span text:style-name="T143"><text:tab/></text:span></text:span><text:span text:style-name="Source_20_Text"><text:span text:style-name="T470">do</text:span></text:span><text:span text:style-name="Source_20_Text"><text:span text:style-name="T455"><text:line-break/></text:span></text:span><text:span text:style-name="Source_20_Text"><text:span text:style-name="T456">08</text:span></text:span><text:span text:style-name="Source_20_Text"><text:span text:style-name="T155"> | </text:span></text:span><text:span text:style-name="Source_20_Text"><text:span text:style-name="T455"><text:tab/>{<text:line-break/></text:span></text:span><text:span text:style-name="Source_20_Text"><text:span text:style-name="T456">09</text:span></text:span><text:span text:style-name="Source_20_Text"><text:span text:style-name="T155"> | </text:span></text:span><text:span text:style-name="Source_20_Text"><text:span text:style-name="T455"><text:tab/><text:tab/>c = b;<text:line-break/></text:span></text:span><text:span text:style-name="Source_20_Text"><text:span text:style-name="T155">1</text:span></text:span><text:span text:style-name="Source_20_Text"><text:span text:style-name="T456">0</text:span></text:span><text:span text:style-name="Source_20_Text"><text:span text:style-name="T155"> | </text:span></text:span><text:span text:style-name="Source_20_Text"><text:span text:style-name="T455"><text:tab/><text:tab/>b = a;<text:line-break/></text:span></text:span><text:soft-page-break/><text:span text:style-name="Source_20_Text"><text:span text:style-name="T155">1</text:span></text:span><text:span text:style-name="Source_20_Text"><text:span text:style-name="T456">1</text:span></text:span><text:span text:style-name="Source_20_Text"><text:span text:style-name="T155"> | </text:span></text:span><text:span text:style-name="Source_20_Text"><text:span text:style-name="T455"><text:tab/><text:tab/>a = b + c;<text:line-break/></text:span></text:span><text:span text:style-name="Source_20_Text"><text:span text:style-name="T155">1</text:span></text:span><text:span text:style-name="Source_20_Text"><text:span text:style-name="T456">2</text:span></text:span><text:span text:style-name="Source_20_Text"><text:span text:style-name="T155"> | </text:span></text:span><text:span text:style-name="Source_20_Text"><text:span text:style-name="T455"><text:tab/>}<text:line-break/></text:span></text:span><text:span text:style-name="Source_20_Text"><text:span text:style-name="T470">13 | <text:tab/>while (a &lt; 100)</text:span></text:span><text:span text:style-name="Source_20_Text"><text:span text:style-name="T455"><text:line-break/></text:span></text:span><text:span text:style-name="Source_20_Text"><text:span text:style-name="T155">1</text:span></text:span><text:span text:style-name="Source_20_Text"><text:span text:style-name="T470">4</text:span></text:span><text:span text:style-name="Source_20_Text"><text:span text:style-name="T155"> | </text:span></text:span><text:span text:style-name="Source_20_Text"><text:span text:style-name="T455">}</text:span></text:span></text:p>
      <text:p text:style-name="P100">In my experience, this is <text:span text:style-name="T473">the</text:span> least used loop but definitely not useless. You will know when you need it.</text:p>
      <text:p text:style-name="P101">"for" loops on<text:span text:style-name="T474"> the</text:span> other hand are the most used loop, at least for me.<text:span text:style-name="T471"> A for loop has bit more complex header, in which you have one statement that runs before the loop starts, the condition and a statement that runs after each time the loop body ran.</text:span></text:p>
      <text:p text:style-name="P94"><text:span text:style-name="Source_20_Text"><text:span text:style-name="T155">0</text:span></text:span><text:span text:style-name="Source_20_Text"><text:span text:style-name="T456">1</text:span></text:span><text:span text:style-name="Source_20_Text"><text:span text:style-name="T155"> | </text:span></text:span><text:span text:style-name="Source_20_Text"><text:span text:style-name="T455">int main()<text:line-break/></text:span></text:span><text:span text:style-name="Source_20_Text"><text:span text:style-name="T155">0</text:span></text:span><text:span text:style-name="Source_20_Text"><text:span text:style-name="T456">2</text:span></text:span><text:span text:style-name="Source_20_Text"><text:span text:style-name="T155"> | </text:span></text:span><text:span text:style-name="Source_20_Text"><text:span text:style-name="T455">{<text:line-break/></text:span></text:span><text:span text:style-name="Source_20_Text"><text:span text:style-name="T155">0</text:span></text:span><text:span text:style-name="Source_20_Text"><text:span text:style-name="T456">3</text:span></text:span><text:span text:style-name="Source_20_Text"><text:span text:style-name="T155"> | </text:span></text:span><text:span text:style-name="Source_20_Text"><text:span text:style-name="T455"><text:tab/>int a = 1;<text:line-break/></text:span></text:span><text:span text:style-name="Source_20_Text"><text:span text:style-name="T155">0</text:span></text:span><text:span text:style-name="Source_20_Text"><text:span text:style-name="T456">4</text:span></text:span><text:span text:style-name="Source_20_Text"><text:span text:style-name="T155"> | </text:span></text:span><text:span text:style-name="Source_20_Text"><text:span text:style-name="T455"><text:tab/>int b = 1;<text:line-break/></text:span></text:span><text:span text:style-name="Source_20_Text"><text:span text:style-name="T155">0</text:span></text:span><text:span text:style-name="Source_20_Text"><text:span text:style-name="T456">5</text:span></text:span><text:span text:style-name="Source_20_Text"><text:span text:style-name="T155"> | </text:span></text:span><text:span text:style-name="Source_20_Text"><text:span text:style-name="T455"><text:tab/>int c = 1;<text:line-break/></text:span></text:span><text:span text:style-name="Source_20_Text"><text:span text:style-name="T155">0</text:span></text:span><text:span text:style-name="Source_20_Text"><text:span text:style-name="T456">6</text:span></text:span><text:span text:style-name="Source_20_Text"><text:span text:style-name="T155"> | </text:span></text:span><text:span text:style-name="Source_20_Text"><text:span text:style-name="T455"><text:line-break/></text:span></text:span><text:span text:style-name="Source_20_Text"><text:span text:style-name="T454">0</text:span></text:span><text:span text:style-name="Source_20_Text"><text:span text:style-name="T456">7</text:span></text:span><text:span text:style-name="Source_20_Text"><text:span text:style-name="T155"> | </text:span></text:span><text:span text:style-name="Source_20_Text"><text:span text:style-name="T143"><text:tab/></text:span></text:span><text:span text:style-name="Source_20_Text"><text:span text:style-name="T472">for</text:span></text:span><text:span text:style-name="Source_20_Text"><text:span text:style-name="T455"> (</text:span></text:span><text:span text:style-name="Source_20_Text"><text:span text:style-name="T472">int i = 0; i</text:span></text:span><text:span text:style-name="Source_20_Text"><text:span text:style-name="T455"> &lt; </text:span></text:span><text:span text:style-name="Source_20_Text"><text:span text:style-name="T472">3; i++</text:span></text:span><text:span text:style-name="Source_20_Text"><text:span text:style-name="T455">)<text:line-break/></text:span></text:span><text:span text:style-name="Source_20_Text"><text:span text:style-name="T456">08</text:span></text:span><text:span text:style-name="Source_20_Text"><text:span text:style-name="T155"> | </text:span></text:span><text:span text:style-name="Source_20_Text"><text:span text:style-name="T455"><text:tab/>{<text:line-break/></text:span></text:span><text:span text:style-name="Source_20_Text"><text:span text:style-name="T456">09</text:span></text:span><text:span text:style-name="Source_20_Text"><text:span text:style-name="T155"> | </text:span></text:span><text:span text:style-name="Source_20_Text"><text:span text:style-name="T455"><text:tab/><text:tab/>c = b;<text:line-break/></text:span></text:span><text:span text:style-name="Source_20_Text"><text:span text:style-name="T155">1</text:span></text:span><text:span text:style-name="Source_20_Text"><text:span text:style-name="T456">0</text:span></text:span><text:span text:style-name="Source_20_Text"><text:span text:style-name="T155"> | </text:span></text:span><text:span text:style-name="Source_20_Text"><text:span text:style-name="T455"><text:tab/><text:tab/>b = a;<text:line-break/></text:span></text:span><text:span text:style-name="Source_20_Text"><text:span text:style-name="T155">1</text:span></text:span><text:span text:style-name="Source_20_Text"><text:span text:style-name="T456">1</text:span></text:span><text:span text:style-name="Source_20_Text"><text:span text:style-name="T155"> | </text:span></text:span><text:span text:style-name="Source_20_Text"><text:span text:style-name="T455"><text:tab/><text:tab/>a = b + c;<text:line-break/></text:span></text:span><text:span text:style-name="Source_20_Text"><text:span text:style-name="T155">1</text:span></text:span><text:span text:style-name="Source_20_Text"><text:span text:style-name="T456">2</text:span></text:span><text:span text:style-name="Source_20_Text"><text:span text:style-name="T155"> | </text:span></text:span><text:span text:style-name="Source_20_Text"><text:span text:style-name="T455"><text:tab/>}<text:line-break/></text:span></text:span><text:span text:style-name="Source_20_Text"><text:span text:style-name="T155">1</text:span></text:span><text:span text:style-name="Source_20_Text"><text:span text:style-name="T456">3</text:span></text:span><text:span text:style-name="Source_20_Text"><text:span text:style-name="T155"> | </text:span></text:span><text:span text:style-name="Source_20_Text"><text:span text:style-name="T455">}</text:span></text:span></text:p>
      <text:p text:style-name="P95"><text:span text:style-name="T476">Before </text:span><text:span text:style-name="T475">this for loop </text:span><text:span text:style-name="T476">runs </text:span><text:span text:style-name="T475">we declare and define the integer i with 0.</text:span><text:span text:style-name="T477"> Separate that statement with a semicolon to put the condition and after that comes the statement that runs after every loop run.<text:line-break/></text:span><text:span text:style-name="T478">So we practically just made a counter variable for this very loop.<text:line-break/></text:span><text:span text:style-name="T479">The name "i" is absolutely the standard for </text:span><text:span text:style-name="T480">a counter in a for loop</text:span><text:span text:style-name="T479">. No one will complain about it because "i" stands for iterator</text:span><text:span text:style-name="T481"> and is </text:span><text:span text:style-name="T482">VERY</text:span><text:span text:style-name="T481"> common</text:span><text:span text:style-name="T479">.</text:span></text:p>
      <text:h text:style-name="Heading_20_2" text:outline-level="2"><text:bookmark-start text:name="__RefHeading___Toc5482_1474682834"/>controlling the loop<text:bookmark-end text:name="__RefHeading___Toc5482_1474682834"/></text:h>
      <text:p text:style-name="P105">You can control how the loop behaves in more complex situations with two nice keywords "<text:span text:style-name="T461">continue</text:span>" and "<text:span text:style-name="T462">break</text:span>".<text:line-break/><text:span text:style-name="T484">"continue" will end the current run of a loop, to skip to the next one.<text:line-break/></text:span><text:span text:style-name="T485">"break" will completely stop the loop overall.<text:line-break/></text:span><text:span text:style-name="T489">This could look like so:</text:span></text:p>
      <text:p text:style-name="P96"><text:span text:style-name="Source_20_Text"><text:span text:style-name="T155">0</text:span></text:span><text:span text:style-name="Source_20_Text"><text:span text:style-name="T456">1</text:span></text:span><text:span text:style-name="Source_20_Text"><text:span text:style-name="T155"> | </text:span></text:span><text:span text:style-name="Source_20_Text"><text:span text:style-name="T455">int main()<text:line-break/></text:span></text:span><text:span text:style-name="Source_20_Text"><text:span text:style-name="T155">0</text:span></text:span><text:span text:style-name="Source_20_Text"><text:span text:style-name="T456">2</text:span></text:span><text:span text:style-name="Source_20_Text"><text:span text:style-name="T155"> | </text:span></text:span><text:span text:style-name="Source_20_Text"><text:span text:style-name="T455">{<text:line-break/></text:span></text:span><text:span text:style-name="Source_20_Text"><text:span text:style-name="T155">0</text:span></text:span><text:span text:style-name="Source_20_Text"><text:span text:style-name="T456">3</text:span></text:span><text:span text:style-name="Source_20_Text"><text:span text:style-name="T155"> | </text:span></text:span><text:span text:style-name="Source_20_Text"><text:span text:style-name="T455"><text:tab/>int a = 1;<text:line-break/></text:span></text:span><text:span text:style-name="Source_20_Text"><text:span text:style-name="T155">0</text:span></text:span><text:span text:style-name="Source_20_Text"><text:span text:style-name="T456">4</text:span></text:span><text:span text:style-name="Source_20_Text"><text:span text:style-name="T155"> | </text:span></text:span><text:span text:style-name="Source_20_Text"><text:span text:style-name="T455"><text:tab/>int b = 1;<text:line-break/></text:span></text:span><text:span text:style-name="Source_20_Text"><text:span text:style-name="T155">0</text:span></text:span><text:span text:style-name="Source_20_Text"><text:span text:style-name="T456">5</text:span></text:span><text:span text:style-name="Source_20_Text"><text:span text:style-name="T155"> | </text:span></text:span><text:span text:style-name="Source_20_Text"><text:span text:style-name="T455"><text:tab/>int c = 1;<text:line-break/></text:span></text:span><text:span text:style-name="Source_20_Text"><text:span text:style-name="T155">0</text:span></text:span><text:span text:style-name="Source_20_Text"><text:span text:style-name="T456">6</text:span></text:span><text:span text:style-name="Source_20_Text"><text:span text:style-name="T155"> | </text:span></text:span><text:span text:style-name="Source_20_Text"><text:span text:style-name="T455"><text:line-break/></text:span></text:span><text:span text:style-name="Source_20_Text"><text:span text:style-name="T454">0</text:span></text:span><text:span text:style-name="Source_20_Text"><text:span text:style-name="T456">7</text:span></text:span><text:span text:style-name="Source_20_Text"><text:span text:style-name="T155"> | </text:span></text:span><text:span text:style-name="Source_20_Text"><text:span text:style-name="T143"><text:tab/></text:span></text:span><text:span text:style-name="Source_20_Text"><text:span text:style-name="T472">for</text:span></text:span><text:span text:style-name="Source_20_Text"><text:span text:style-name="T455"> (</text:span></text:span><text:span text:style-name="Source_20_Text"><text:span text:style-name="T472">int i = 0; i</text:span></text:span><text:span text:style-name="Source_20_Text"><text:span text:style-name="T455"> &lt; </text:span></text:span><text:span text:style-name="Source_20_Text"><text:span text:style-name="T472">3; i++</text:span></text:span><text:span text:style-name="Source_20_Text"><text:span text:style-name="T455">)<text:line-break/></text:span></text:span><text:soft-page-break/><text:span text:style-name="Source_20_Text"><text:span text:style-name="T456">08</text:span></text:span><text:span text:style-name="Source_20_Text"><text:span text:style-name="T155"> | </text:span></text:span><text:span text:style-name="Source_20_Text"><text:span text:style-name="T455"><text:tab/>{<text:line-break/></text:span></text:span><text:span text:style-name="Source_20_Text"><text:span text:style-name="T456">09</text:span></text:span><text:span text:style-name="Source_20_Text"><text:span text:style-name="T155"> | </text:span></text:span><text:span text:style-name="Source_20_Text"><text:span text:style-name="T455"><text:tab/><text:tab/></text:span></text:span><text:span text:style-name="Source_20_Text"><text:span text:style-name="T487">if (a &lt; 0 || b &lt; 0 || c &lt; 0)<text:line-break/>10 | <text:tab/><text:tab/><text:tab/>break;<text:line-break/></text:span></text:span><text:span text:style-name="Source_20_Text"><text:span text:style-name="T490">11 |</text:span></text:span><text:span text:style-name="Source_20_Text"><text:span text:style-name="T487"><text:line-break/></text:span></text:span><text:span text:style-name="Source_20_Text"><text:span text:style-name="T490">12 | <text:tab/><text:tab/>if (i &lt; 0)<text:line-break/>13 | <text:tab/><text:tab/><text:tab/>continue;</text:span></text:span><text:span text:style-name="Source_20_Text"><text:span text:style-name="T487"><text:line-break/></text:span></text:span><text:span text:style-name="Source_20_Text"><text:span text:style-name="T488">1</text:span></text:span><text:span text:style-name="Source_20_Text"><text:span text:style-name="T490">4</text:span></text:span><text:span text:style-name="Source_20_Text"><text:span text:style-name="T488"> | <text:tab/><text:tab/></text:span></text:span><text:span text:style-name="Source_20_Text"><text:span text:style-name="T455"><text:line-break/></text:span></text:span><text:span text:style-name="Source_20_Text"><text:span text:style-name="T490">15</text:span></text:span><text:span text:style-name="Source_20_Text"><text:span text:style-name="T486"> | <text:tab/><text:tab/></text:span></text:span><text:span text:style-name="Source_20_Text"><text:span text:style-name="T455">c = b;<text:line-break/></text:span></text:span><text:span text:style-name="Source_20_Text"><text:span text:style-name="T155">1</text:span></text:span><text:span text:style-name="Source_20_Text"><text:span text:style-name="T490">6</text:span></text:span><text:span text:style-name="Source_20_Text"><text:span text:style-name="T155"> | </text:span></text:span><text:span text:style-name="Source_20_Text"><text:span text:style-name="T455"><text:tab/><text:tab/>b = a;<text:line-break/></text:span></text:span><text:span text:style-name="Source_20_Text"><text:span text:style-name="T155">1</text:span></text:span><text:span text:style-name="Source_20_Text"><text:span text:style-name="T490">7</text:span></text:span><text:span text:style-name="Source_20_Text"><text:span text:style-name="T155"> | </text:span></text:span><text:span text:style-name="Source_20_Text"><text:span text:style-name="T455"><text:tab/><text:tab/>a = b + c;<text:line-break/></text:span></text:span><text:span text:style-name="Source_20_Text"><text:span text:style-name="T155">1</text:span></text:span><text:span text:style-name="Source_20_Text"><text:span text:style-name="T490">8</text:span></text:span><text:span text:style-name="Source_20_Text"><text:span text:style-name="T155"> | </text:span></text:span><text:span text:style-name="Source_20_Text"><text:span text:style-name="T455"><text:tab/>}<text:line-break/></text:span></text:span><text:span text:style-name="Source_20_Text"><text:span text:style-name="T155">1</text:span></text:span><text:span text:style-name="Source_20_Text"><text:span text:style-name="T490">9</text:span></text:span><text:span text:style-name="Source_20_Text"><text:span text:style-name="T155"> | </text:span></text:span><text:span text:style-name="Source_20_Text"><text:span text:style-name="T455">}</text:span></text:span></text:p>
      <text:p text:style-name="P106"><text:span text:style-name="T491">It's kind of a nonsensical example but it's good enough for demonstration.<text:line-break/></text:span>¯\_( ツ )_/¯</text:p>
      <text:p text:style-name="P97"/>
      <text:h text:style-name="P210" text:outline-level="1"><text:bookmark-start text:name="__RefHeading___Toc8072_3578794143"/>Simple text<text:bookmark-end text:name="__RefHeading___Toc8072_3578794143"/></text:h>
      <text:p text:style-name="Text_20_body"><text:bookmark-start text:name="__RefHeading___Toc8074_3578794143"/>Now the real game begins as we start to have some actual output.<text:line-break/><text:span text:style-name="T657">I think the best way to learn the basic usage of this feature is to look and try</text:span><text:span text:style-name="T658"> it out yourself</text:span><text:span text:style-name="T657">:</text:span><text:bookmark-end text:name="__RefHeading___Toc8074_3578794143"/></text:p>
      <text:p text:style-name="Text_20_body"><text:bookmark-start text:name="__RefHeading___Toc8076_3578794143"/><text:span text:style-name="Source_20_Text"><text:span text:style-name="T659">01 | </text:span></text:span><text:span text:style-name="Source_20_Text">#include &lt;stdio.h&gt;<text:line-break/></text:span><text:span text:style-name="Source_20_Text"><text:span text:style-name="T659">02 | </text:span></text:span><text:span text:style-name="Source_20_Text"><text:line-break/></text:span><text:span text:style-name="Source_20_Text"><text:span text:style-name="T659">03 | </text:span></text:span><text:span text:style-name="Source_20_Text">int main()<text:line-break/></text:span><text:span text:style-name="Source_20_Text"><text:span text:style-name="T659">04 | </text:span></text:span><text:span text:style-name="Source_20_Text">{<text:line-break/></text:span><text:span text:style-name="Source_20_Text"><text:span text:style-name="T659">05 | </text:span></text:span><text:span text:style-name="Source_20_Text"><text:tab/>int myint = 44;<text:line-break/></text:span><text:span text:style-name="Source_20_Text"><text:span text:style-name="T659">06 | </text:span></text:span><text:span text:style-name="Source_20_Text"><text:line-break/></text:span><text:span text:style-name="Source_20_Text"><text:span text:style-name="T659">07 | </text:span></text:span><text:span text:style-name="Source_20_Text"><text:tab/>printf("Hello world\n");<text:line-break/></text:span><text:span text:style-name="Source_20_Text"><text:span text:style-name="T659">08 | </text:span></text:span><text:span text:style-name="Source_20_Text"><text:tab/>printf("Hello int: %i\n", 66);<text:line-break/></text:span><text:span text:style-name="Source_20_Text"><text:span text:style-name="T659">09 | </text:span></text:span><text:span text:style-name="Source_20_Text"><text:tab/>printf("Hello int variable: %i\n", myint);<text:line-break/></text:span><text:span text:style-name="Source_20_Text"><text:span text:style-name="T659">10 | </text:span></text:span><text:span text:style-name="Source_20_Text"><text:tab/>printf("Hello string: %s\n", "hi, i'm a string");<text:line-break/></text:span><text:span text:style-name="Source_20_Text"><text:span text:style-name="T659">11 | </text:span></text:span><text:span text:style-name="Source_20_Text">}</text:span><text:bookmark-end text:name="__RefHeading___Toc8076_3578794143"/></text:p>
      <text:p text:style-name="Text_20_body"><text:bookmark-start text:name="__RefHeading___Toc8078_3578794143"/><text:span text:style-name="T669">Quick facts</text:span><text:span text:style-name="T660">:</text:span><text:bookmark-end text:name="__RefHeading___Toc8078_3578794143"/></text:p>
      <text:list xml:id="list113954674102074" text:continue-numbering="true" text:style-name="List_20_1">
        <text:list-item>
          <text:p text:style-name="P231"><text:bookmark-start text:name="__RefHeading___Toc8080_3578794143"/><text:span text:style-name="T667">'</text:span>\n<text:span text:style-name="T667">'</text:span> is a line break<text:bookmark-end text:name="__RefHeading___Toc8080_3578794143"/></text:p>
        </text:list-item>
        <text:list-item>
          <text:p text:style-name="P231"><text:bookmark-start text:name="__RefHeading___Toc8082_3578794143"/>"%i" means you insert an integer there<text:bookmark-end text:name="__RefHeading___Toc8082_3578794143"/></text:p>
        </text:list-item>
        <text:list-item>
          <text:p text:style-name="P231"><text:bookmark-start text:name="__RefHeading___Toc8084_3578794143"/>"%s" means you insert a string there<text:bookmark-end text:name="__RefHeading___Toc8084_3578794143"/></text:p>
        </text:list-item>
        <text:list-item>
          <text:p text:style-name="P231"><text:bookmark-start text:name="__RefHeading___Toc8086_3578794143"/>the first string of printf always is this format string, in which you can insert other stuff<text:bookmark-end text:name="__RefHeading___Toc8086_3578794143"/></text:p>
        </text:list-item>
        <text:list-item>
          <text:p text:style-name="P231"><text:bookmark-start text:name="__RefHeading___Toc8088_3578794143"/>the parameters after <text:span text:style-name="T661">that are always the stuff that needs to be inserted</text:span><text:span text:style-name="T662">, wether it is a variable or a value itself doesn't matter</text:span><text:bookmark-end text:name="__RefHeading___Toc8088_3578794143"/></text:p>
        </text:list-item>
        <text:list-item>
          <text:p text:style-name="P231"><text:bookmark-start text:name="__RefHeading___Toc8090_3578794143"/>to print a " in such a text write \"<text:span text:style-name="T663"> for example</text:span><text:span text:style-name="T664">:</text:span><text:span text:style-name="T663"> </text:span><text:span text:style-name="Source_20_Text"><text:span text:style-name="T663">printf("hi</text:span></text:span><text:span text:style-name="Source_20_Text"><text:span text:style-name="T665">,</text:span></text:span><text:span text:style-name="Source_20_Text"><text:span text:style-name="T663"> i am a \"real\" boy\n");</text:span></text:span><text:bookmark-end text:name="__RefHeading___Toc8090_3578794143"/></text:p>
        </text:list-item>
        <text:list-item>
          <text:p text:style-name="P231"><text:bookmark-start text:name="__RefHeading___Toc8092_3578794143"/>a string is a sequence of characters<text:bookmark-end text:name="__RefHeading___Toc8092_3578794143"/></text:p>
        </text:list-item>
        <text:list-item>
          <text:p text:style-name="P231"><text:bookmark-start text:name="__RefHeading___Toc8094_3578794143"/>a character is a letter<text:span text:style-name="T666"> like</text:span>: 'a'<text:bookmark-end text:name="__RefHeading___Toc8094_3578794143"/></text:p>
        </text:list-item>
        <text:list-item>
          <text:p text:style-name="P231"><text:bookmark-start text:name="__RefHeading___Toc8096_3578794143"/>characters that<text:span text:style-name="T668"> begin with a backslash are escape characters</text:span><text:bookmark-end text:name="__RefHeading___Toc8096_3578794143"/></text:p>
        </text:list-item>
      </text:list>
      <text:p text:style-name="Text_20_body"><text:bookmark-start text:name="__RefHeading___Toc8098_3578794143"/>How all this works in the background will be covered later.<text:span text:style-name="T670"> Just keep the usage of "printf" in mind.</text:span><text:bookmark-end text:name="__RefHeading___Toc8098_3578794143"/></text:p>
      <text:h text:style-name="P211" text:outline-level="1"><text:bookmark-start text:name="__RefHeading___Toc7530_1255930186"/>Arrays<text:bookmark-end text:name="__RefHeading___Toc7530_1255930186"/></text:h>
      <text:p text:style-name="P150">An array is way to hold a lot of variables in one name.</text:p>
      <text:p text:style-name="P151"><text:span text:style-name="Source_20_Text"><text:span text:style-name="T676">01 | </text:span></text:span><text:span text:style-name="Source_20_Text">#include &lt;stdio.h&gt;<text:line-break/></text:span><text:span text:style-name="Source_20_Text"><text:span text:style-name="T676">02 | </text:span></text:span><text:span text:style-name="Source_20_Text"><text:line-break/></text:span><text:span text:style-name="Source_20_Text"><text:span text:style-name="T676">03 | </text:span></text:span><text:span text:style-name="Source_20_Text">int main()<text:line-break/></text:span><text:span text:style-name="Source_20_Text"><text:span text:style-name="T676">04 | </text:span></text:span><text:span text:style-name="Source_20_Text">{<text:line-break/></text:span><text:span text:style-name="Source_20_Text"><text:span text:style-name="T676">05 | </text:span></text:span><text:span text:style-name="Source_20_Text"><text:tab/>int array[4];<text:line-break/></text:span><text:span text:style-name="Source_20_Text"><text:span text:style-name="T676">06 | </text:span></text:span><text:span text:style-name="Source_20_Text"><text:line-break/></text:span><text:span text:style-name="Source_20_Text"><text:span text:style-name="T676">07 | </text:span></text:span><text:span text:style-name="Source_20_Text"><text:tab/>array[0] = 0;<text:line-break/></text:span><text:span text:style-name="Source_20_Text"><text:span text:style-name="T676">08 | </text:span></text:span><text:span text:style-name="Source_20_Text"><text:tab/>array[1] = 1;<text:line-break/></text:span><text:span text:style-name="Source_20_Text"><text:span text:style-name="T676">09 | </text:span></text:span><text:span text:style-name="Source_20_Text"><text:tab/>array[2] = 2;<text:line-break/></text:span><text:span text:style-name="Source_20_Text"><text:span text:style-name="T676">10 | </text:span></text:span><text:span text:style-name="Source_20_Text"><text:tab/>array[3] = 3;<text:line-break/></text:span><text:span text:style-name="Source_20_Text"><text:span text:style-name="T676">11 | </text:span></text:span><text:span text:style-name="Source_20_Text"><text:line-break/></text:span><text:span text:style-name="Source_20_Text"><text:span text:style-name="T676">12 | </text:span></text:span><text:span text:style-name="Source_20_Text"><text:tab/>for (int i = 0; i &lt; 4; i++)<text:line-break/></text:span><text:span text:style-name="Source_20_Text"><text:span text:style-name="T676">13 | </text:span></text:span><text:span text:style-name="Source_20_Text"><text:tab/>{<text:line-break/></text:span><text:span text:style-name="Source_20_Text"><text:span text:style-name="T676">14 | </text:span></text:span><text:span text:style-name="Source_20_Text"><text:tab/><text:tab/>printf("i: %i; val: %i\n", i, array[i]);<text:line-break/></text:span><text:span text:style-name="Source_20_Text"><text:span text:style-name="T676">15 | </text:span></text:span><text:span text:style-name="Source_20_Text"><text:tab/>}<text:line-break/></text:span><text:span text:style-name="Source_20_Text"><text:span text:style-name="T676">16 | </text:span></text:span><text:span text:style-name="Source_20_Text">}</text:span></text:p>
      <text:p text:style-name="P152">In line 05 declared and in lines 07 - 10 defined.<text:span text:style-name="T677"> When a 4 is given the declaration it means the array holds 4 units.</text:span><text:span text:style-name="T678"> Since the first element is addressed by 0, the last element will be with a 3</text:span><text:span text:style-name="T679"> in this case</text:span><text:span text:style-name="T678">.</text:span></text:p>
      <text:p text:style-name="P150"/>
      <text:h text:style-name="P208" text:outline-level="1"><text:bookmark-start text:name="__RefHeading___Toc134_3572798900"/>Comments<text:bookmark-end text:name="__RefHeading___Toc134_3572798900"/></text:h>
      <text:p text:style-name="P16">Comments are very important.<text:line-break/>The difference between readable code and obfuscated nonsense is the usage of comments.<text:line-break/><text:span text:style-name="T27">A beginner might falsely assume that his </text:span><text:span text:style-name="T113">exercise</text:span><text:span text:style-name="T27"> programs are very simplistic </text:span><text:span text:style-name="T114">and</text:span><text:span text:style-name="T27"> can be understood </text:span><text:span text:style-name="T115">instantly </text:span><text:span text:style-name="T27">whenever needed. He is right, because his programs are a single file with 30 lines of code.</text:span></text:p>
      <text:p text:style-name="P16"><text:span text:style-name="T27">In actual programs you will end up with multiple files or maybe even multiple directories with multiple files each, </text:span><text:span text:style-name="T118">a</text:span><text:span text:style-name="T116">llowing </text:span><text:span text:style-name="T27">summarized line-count </text:span><text:span text:style-name="T117">to </text:span><text:span text:style-name="T27">climb into the millions.<text:line-break/></text:span><text:span text:style-name="T28">Everyone who knows the Linux kernel will know, that I am not hyperbolic about this.<text:line-break/></text:span><text:span text:style-name="T119">Introducing a new member into the team and making him read this is good way to make him run for his sanity.</text:span></text:p>
      <text:p text:style-name="P6"><text:span text:style-name="T29">C</text:span>omments are little notes that you put into your code. Optimally you use them in a way to describe what the upcoming section of code will do.</text:p>
      <text:p text:style-name="P21"><text:span text:style-name="Source_20_Text"><text:span text:style-name="T155">01 | </text:span></text:span><text:span text:style-name="Source_20_Text">#include &lt;stdio.h&gt;<text:line-break/></text:span><text:span text:style-name="Source_20_Text"><text:span text:style-name="T155">02 | </text:span></text:span><text:span text:style-name="Source_20_Text"><text:line-break/></text:span><text:span text:style-name="Source_20_Text"><text:span text:style-name="T155">03 | </text:span></text:span><text:span text:style-name="Source_20_Text">int main()<text:line-break/></text:span><text:span text:style-name="Source_20_Text"><text:span text:style-name="T155">04 | </text:span></text:span><text:span text:style-name="Source_20_Text">{<text:line-break/></text:span><text:span text:style-name="Source_20_Text"><text:span text:style-name="T155">05 | </text:span></text:span><text:span text:style-name="Source_20_Text"><text:tab/>int a = 1;<text:line-break/></text:span><text:span text:style-name="Source_20_Text"><text:span text:style-name="T155">06 | </text:span></text:span><text:span text:style-name="Source_20_Text"><text:tab/>int b = 1;<text:line-break/></text:span><text:span text:style-name="Source_20_Text"><text:span text:style-name="T155">07 | </text:span></text:span><text:span text:style-name="Source_20_Text"><text:tab/>int c = 1;<text:line-break/></text:span><text:span text:style-name="Source_20_Text"><text:span text:style-name="T155">08 | </text:span></text:span><text:span text:style-name="Source_20_Text"><text:line-break/></text:span><text:span text:style-name="Source_20_Text"><text:span text:style-name="T155">09 | </text:span></text:span><text:span text:style-name="Source_20_Text"><text:tab/></text:span><text:span text:style-name="Source_20_Text"><text:span text:style-name="T143">// calculate fibonacci number until 100</text:span></text:span><text:span text:style-name="Source_20_Text"><text:line-break/></text:span><text:span text:style-name="Source_20_Text"><text:span text:style-name="T155">10 | </text:span></text:span><text:span text:style-name="Source_20_Text"><text:span text:style-name="T143"><text:tab/></text:span></text:span><text:span text:style-name="Source_20_Text">while (a &lt; 100)<text:line-break/></text:span><text:span text:style-name="Source_20_Text"><text:span text:style-name="T155">11 | </text:span></text:span><text:span text:style-name="Source_20_Text"><text:tab/>{<text:line-break/></text:span><text:span text:style-name="Source_20_Text"><text:span text:style-name="T155">12 | </text:span></text:span><text:span text:style-name="Source_20_Text"><text:tab/><text:tab/>printf("%i\n", a);<text:line-break/></text:span><text:span text:style-name="Source_20_Text"><text:span text:style-name="T155">13 | </text:span></text:span><text:span text:style-name="Source_20_Text"><text:line-break/></text:span><text:span text:style-name="Source_20_Text"><text:span text:style-name="T155">14 | </text:span></text:span><text:span text:style-name="Source_20_Text"><text:tab/><text:tab/>c = b;<text:line-break/></text:span><text:span text:style-name="Source_20_Text"><text:span text:style-name="T155">15 | </text:span></text:span><text:span text:style-name="Source_20_Text"><text:tab/><text:tab/>b = a;<text:line-break/></text:span><text:span text:style-name="Source_20_Text"><text:span text:style-name="T155">16 | </text:span></text:span><text:span text:style-name="Source_20_Text"><text:tab/><text:tab/>a = b + c;<text:line-break/></text:span><text:span text:style-name="Source_20_Text"><text:span text:style-name="T155">17 | </text:span></text:span><text:span text:style-name="Source_20_Text"><text:tab/>}<text:line-break/></text:span><text:span text:style-name="Source_20_Text"><text:span text:style-name="T155">18 | </text:span></text:span><text:span text:style-name="Source_20_Text">}</text:span></text:p>
      <text:p text:style-name="P23"><text:span text:style-name="T156">See in line 09 we have </text:span><text:span text:style-name="T159">a "//" and then </text:span><text:span text:style-name="T156">one quick statement on what the developer did here</text:span><text:span text:style-name="T160">.<text:line-break/></text:span><text:span text:style-name="T161">If you put a "//" in your line everything after that will be a comment. The compiler will not care what you say there.<text:line-break/></text:span><text:span text:style-name="T164">You can also use "/*" to declare a whole section of a comment everything after that even spanning over as many lines, as you like is a comment. Just remember to close this comment with the complimentary "*/"</text:span><text:span text:style-name="T165">.</text:span></text:p>
      <text:p text:style-name="P23"><text:span text:style-name="T166">Anyway, t</text:span><text:span text:style-name="T162">hanks to that comment</text:span><text:span text:style-name="T158"> we don't have to think what could happen </text:span><text:span text:style-name="T163">t</text:span><text:span text:style-name="T158">here</text:span><text:span text:style-name="T167"> and just read</text:span><text:span text:style-name="T168"> it</text:span><text:span text:style-name="T167">.<text:line-break/></text:span><text:span text:style-name="T169">This saves a lot of time</text:span><text:span text:style-name="T170"> and should be used thoroughly.</text:span><text:line-break/>But please keep yourself from explaining <text:span text:style-name="T36">literally </text:span>EVERYTHING <text:span text:style-name="T36">to a potential reader.</text:span></text:p>
      <text:p text:style-name="P22"><text:soft-page-break/><text:span text:style-name="Source_20_Text"><text:span text:style-name="T155">01 | </text:span></text:span><text:span text:style-name="Source_20_Text"><text:span text:style-name="T144">// include print header<text:line-break/></text:span></text:span><text:span text:style-name="Source_20_Text"><text:span text:style-name="T155">0</text:span></text:span><text:span text:style-name="Source_20_Text"><text:span text:style-name="T157">2</text:span></text:span><text:span text:style-name="Source_20_Text"><text:span text:style-name="T155"> | </text:span></text:span><text:span text:style-name="Source_20_Text">#include &lt;stdio.h&gt;<text:line-break/></text:span><text:span text:style-name="Source_20_Text"><text:span text:style-name="T155">0</text:span></text:span><text:span text:style-name="Source_20_Text"><text:span text:style-name="T157">3</text:span></text:span><text:span text:style-name="Source_20_Text"><text:span text:style-name="T155"> | </text:span></text:span><text:span text:style-name="Source_20_Text"><text:line-break/></text:span><text:span text:style-name="Source_20_Text"><text:span text:style-name="T155">0</text:span></text:span><text:span text:style-name="Source_20_Text"><text:span text:style-name="T157">4</text:span></text:span><text:span text:style-name="Source_20_Text"><text:span text:style-name="T155"> | </text:span></text:span><text:span text:style-name="Source_20_Text"><text:span text:style-name="T145">// main function</text:span></text:span><text:span text:style-name="Source_20_Text"><text:line-break/></text:span><text:span text:style-name="Source_20_Text"><text:span text:style-name="T155">0</text:span></text:span><text:span text:style-name="Source_20_Text"><text:span text:style-name="T157">5</text:span></text:span><text:span text:style-name="Source_20_Text"><text:span text:style-name="T155"> | </text:span></text:span><text:span text:style-name="Source_20_Text">int main()<text:line-break/></text:span><text:span text:style-name="Source_20_Text"><text:span text:style-name="T155">0</text:span></text:span><text:span text:style-name="Source_20_Text"><text:span text:style-name="T157">6</text:span></text:span><text:span text:style-name="Source_20_Text"><text:span text:style-name="T155"> | </text:span></text:span><text:span text:style-name="Source_20_Text">{<text:line-break/></text:span><text:span text:style-name="Source_20_Text"><text:span text:style-name="T155">0</text:span></text:span><text:span text:style-name="Source_20_Text"><text:span text:style-name="T157">7</text:span></text:span><text:span text:style-name="Source_20_Text"><text:span text:style-name="T155"> | </text:span></text:span><text:span text:style-name="Source_20_Text"><text:tab/></text:span><text:span text:style-name="Source_20_Text"><text:span text:style-name="T145">// declare variables</text:span></text:span><text:span text:style-name="Source_20_Text"><text:line-break/></text:span><text:span text:style-name="Source_20_Text"><text:span text:style-name="T155">0</text:span></text:span><text:span text:style-name="Source_20_Text"><text:span text:style-name="T157">8</text:span></text:span><text:span text:style-name="Source_20_Text"><text:span text:style-name="T155"> | </text:span></text:span><text:span text:style-name="Source_20_Text"><text:span text:style-name="T145"><text:tab/></text:span></text:span><text:span text:style-name="Source_20_Text">int a = 1;<text:line-break/></text:span><text:span text:style-name="Source_20_Text"><text:span text:style-name="T155">0</text:span></text:span><text:span text:style-name="Source_20_Text"><text:span text:style-name="T157">9</text:span></text:span><text:span text:style-name="Source_20_Text"><text:span text:style-name="T155"> | </text:span></text:span><text:span text:style-name="Source_20_Text"><text:tab/>int b = 1;<text:line-break/></text:span><text:span text:style-name="Source_20_Text"><text:span text:style-name="T157">10</text:span></text:span><text:span text:style-name="Source_20_Text"><text:span text:style-name="T155"> | </text:span></text:span><text:span text:style-name="Source_20_Text"><text:tab/>int c = 1;<text:line-break/></text:span><text:span text:style-name="Source_20_Text"><text:span text:style-name="T157">11</text:span></text:span><text:span text:style-name="Source_20_Text"><text:span text:style-name="T155"> | </text:span></text:span><text:span text:style-name="Source_20_Text"><text:line-break/></text:span><text:span text:style-name="Source_20_Text"><text:span text:style-name="T157">12</text:span></text:span><text:span text:style-name="Source_20_Text"><text:span text:style-name="T155"> | </text:span></text:span><text:span text:style-name="Source_20_Text"><text:tab/></text:span><text:span text:style-name="Source_20_Text"><text:span text:style-name="T143">// calculate </text:span></text:span><text:span text:style-name="Source_20_Text"><text:span text:style-name="T452">til </text:span></text:span><text:span text:style-name="Source_20_Text"><text:span text:style-name="T451">3rd </text:span></text:span><text:span text:style-name="Source_20_Text"><text:span text:style-name="T143">fibonacci number</text:span></text:span><text:span text:style-name="Source_20_Text"><text:line-break/></text:span><text:span text:style-name="Source_20_Text"><text:span text:style-name="T157">13</text:span></text:span><text:span text:style-name="Source_20_Text"><text:span text:style-name="T155"> | </text:span></text:span><text:span text:style-name="Source_20_Text"><text:span text:style-name="T143"><text:tab/></text:span></text:span><text:span text:style-name="Source_20_Text"><text:span text:style-name="T151">for</text:span></text:span><text:span text:style-name="Source_20_Text"> (</text:span><text:span text:style-name="Source_20_Text"><text:span text:style-name="T450">int i = 0; i</text:span></text:span><text:span text:style-name="Source_20_Text"> &lt; </text:span><text:span text:style-name="Source_20_Text"><text:span text:style-name="T450">3; i++</text:span></text:span><text:span text:style-name="Source_20_Text">)<text:line-break/></text:span><text:span text:style-name="Source_20_Text"><text:span text:style-name="T157">14</text:span></text:span><text:span text:style-name="Source_20_Text"><text:span text:style-name="T155"> | </text:span></text:span><text:span text:style-name="Source_20_Text"><text:tab/>{<text:line-break/></text:span><text:span text:style-name="Source_20_Text"><text:span text:style-name="T157">15</text:span></text:span><text:span text:style-name="Source_20_Text"><text:span text:style-name="T155"> | </text:span></text:span><text:span text:style-name="Source_20_Text"><text:tab/><text:tab/></text:span><text:span text:style-name="Source_20_Text"><text:span text:style-name="T146">// print current fibonacci number</text:span></text:span><text:span text:style-name="Source_20_Text"><text:line-break/></text:span><text:span text:style-name="Source_20_Text"><text:span text:style-name="T157">16</text:span></text:span><text:span text:style-name="Source_20_Text"><text:span text:style-name="T155"> | </text:span></text:span><text:span text:style-name="Source_20_Text"><text:span text:style-name="T146"><text:tab/><text:tab/></text:span></text:span><text:span text:style-name="Source_20_Text">printf("%i\n", a);<text:line-break/></text:span><text:span text:style-name="Source_20_Text"><text:span text:style-name="T157">17</text:span></text:span><text:span text:style-name="Source_20_Text"><text:span text:style-name="T155"> | </text:span></text:span><text:span text:style-name="Source_20_Text"><text:line-break/></text:span><text:span text:style-name="Source_20_Text"><text:span text:style-name="T157">18</text:span></text:span><text:span text:style-name="Source_20_Text"><text:span text:style-name="T155"> | </text:span></text:span><text:span text:style-name="Source_20_Text"><text:span text:style-name="T147"><text:tab/><text:tab/>// save old b</text:span></text:span><text:span text:style-name="Source_20_Text"><text:line-break/></text:span><text:span text:style-name="Source_20_Text"><text:span text:style-name="T157">19</text:span></text:span><text:span text:style-name="Source_20_Text"><text:span text:style-name="T155"> | </text:span></text:span><text:span text:style-name="Source_20_Text"><text:tab/><text:tab/>c = b;<text:line-break/></text:span><text:span text:style-name="Source_20_Text"><text:span text:style-name="T157">20</text:span></text:span><text:span text:style-name="Source_20_Text"><text:span text:style-name="T155"> | </text:span></text:span><text:span text:style-name="Source_20_Text"><text:span text:style-name="T147"><text:tab/><text:tab/>// save old a</text:span></text:span><text:span text:style-name="Source_20_Text"><text:line-break/></text:span><text:span text:style-name="Source_20_Text"><text:span text:style-name="T157">21</text:span></text:span><text:span text:style-name="Source_20_Text"><text:span text:style-name="T155"> | </text:span></text:span><text:span text:style-name="Source_20_Text"><text:tab/><text:tab/>b = a;<text:line-break/></text:span><text:span text:style-name="Source_20_Text"><text:span text:style-name="T157">22</text:span></text:span><text:span text:style-name="Source_20_Text"><text:span text:style-name="T155"> | </text:span></text:span><text:span text:style-name="Source_20_Text"><text:span text:style-name="T147"><text:tab/><text:tab/>// calculate new a</text:span></text:span><text:span text:style-name="Source_20_Text"><text:span text:style-name="T148"> via adding b </text:span></text:span><text:span text:style-name="Source_20_Text"><text:span text:style-name="T149">to</text:span></text:span><text:span text:style-name="Source_20_Text"><text:span text:style-name="T148"> c</text:span></text:span><text:span text:style-name="Source_20_Text"><text:line-break/></text:span><text:span text:style-name="Source_20_Text"><text:span text:style-name="T157">23</text:span></text:span><text:span text:style-name="Source_20_Text"><text:span text:style-name="T155"> | </text:span></text:span><text:span text:style-name="Source_20_Text"><text:tab/><text:tab/>a = b + c;<text:line-break/></text:span><text:span text:style-name="Source_20_Text"><text:span text:style-name="T157">24</text:span></text:span><text:span text:style-name="Source_20_Text"><text:span text:style-name="T155"> | </text:span></text:span><text:span text:style-name="Source_20_Text"><text:tab/>}<text:line-break/></text:span><text:span text:style-name="Source_20_Text"><text:span text:style-name="T157">25</text:span></text:span><text:span text:style-name="Source_20_Text"><text:span text:style-name="T155"> | </text:span></text:span><text:span text:style-name="Source_20_Text">}</text:span></text:p>
      <text:p text:style-name="P20">No one needs <text:span text:style-name="T171">a </text:span><text:span text:style-name="T173">refresher</text:span><text:span text:style-name="T171"> lesson in </text:span><text:span text:style-name="T172">C</text:span><text:span text:style-name="T171"> every time the</text:span><text:span text:style-name="T174">y</text:span><text:span text:style-name="T171"> work with it. Everyone knows</text:span> that + is used for adding two numbers<text:span text:style-name="T153"> or that the print function </text:span><text:span text:style-name="T154">actually</text:span><text:span text:style-name="T153"> prints text</text:span><text:span text:style-name="T175"> and where it comes from</text:span><text:span text:style-name="T153">.</text:span></text:p>
      <text:p text:style-name="P24">As with many things in life<text:span text:style-name="T176">,</text:span> balance is the key.</text:p>
      <text:h text:style-name="P208" text:outline-level="1"><text:bookmark-start text:name="__RefHeading___Toc669_1590455357"/>Formatting<text:bookmark-end text:name="__RefHeading___Toc669_1590455357"/></text:h>
      <text:p text:style-name="P84">The <text:span text:style-name="T177">lesser known brother</text:span> of comments, here to help new programmers or the <text:span text:style-name="T139">author</text:span> <text:span text:style-name="T139">of the code </text:span>himself read<text:span text:style-name="T140">ing </text:span><text:span text:style-name="T422">said code</text:span>.</text:p>
      <text:p text:style-name="P85">The format and comments are the most important things in the realm of programming. If nobody is able to read your code, no one will want to work with you.</text:p>
      <text:p text:style-name="P85">I hope i can make my point clear<text:span text:style-name="T423"> when quickly demo</text:span><text:span text:style-name="T424">n</text:span><text:span text:style-name="T423">strating that.</text:span></text:p>
      <text:p text:style-name="P86"><text:span text:style-name="Source_20_Text"><text:span text:style-name="T425">0</text:span></text:span><text:span text:style-name="Source_20_Text"><text:span text:style-name="T426">1</text:span></text:span><text:span text:style-name="Source_20_Text"><text:span text:style-name="T425"> | </text:span></text:span><text:span text:style-name="Source_20_Text">int num = 22;<text:line-break/></text:span><text:span text:style-name="Source_20_Text"><text:span text:style-name="T425">0</text:span></text:span><text:span text:style-name="Source_20_Text"><text:span text:style-name="T426">2</text:span></text:span><text:span text:style-name="Source_20_Text"><text:span text:style-name="T425"> | </text:span></text:span><text:span text:style-name="Source_20_Text">bool num_even = false;<text:line-break/></text:span><text:span text:style-name="Source_20_Text"><text:span text:style-name="T425">0</text:span></text:span><text:span text:style-name="Source_20_Text"><text:span text:style-name="T426">3</text:span></text:span><text:span text:style-name="Source_20_Text"><text:span text:style-name="T425"> | </text:span></text:span><text:span text:style-name="Source_20_Text">bool </text:span><text:span text:style-name="Source_20_Text"><text:span text:style-name="T150">num_error</text:span></text:span><text:span text:style-name="Source_20_Text"> = false;<text:line-break/></text:span><text:span text:style-name="Source_20_Text"><text:span text:style-name="T425">0</text:span></text:span><text:span text:style-name="Source_20_Text"><text:span text:style-name="T426">4</text:span></text:span><text:span text:style-name="Source_20_Text"><text:span text:style-name="T425"> | </text:span></text:span><text:span text:style-name="Source_20_Text"><text:line-break/></text:span><text:span text:style-name="Source_20_Text"><text:span text:style-name="T425">0</text:span></text:span><text:span text:style-name="Source_20_Text"><text:span text:style-name="T426">5</text:span></text:span><text:span text:style-name="Source_20_Text"><text:span text:style-name="T425"> | </text:span></text:span><text:span text:style-name="Source_20_Text">// flag if num is even or not<text:line-break/></text:span><text:span text:style-name="Source_20_Text"><text:span text:style-name="T425">0</text:span></text:span><text:span text:style-name="Source_20_Text"><text:span text:style-name="T426">6</text:span></text:span><text:span text:style-name="Source_20_Text"><text:span text:style-name="T425"> | </text:span></text:span><text:span text:style-name="Source_20_Text">if ((num % 2) == 0)<text:line-break/></text:span><text:span text:style-name="Source_20_Text"><text:span text:style-name="T425">0</text:span></text:span><text:span text:style-name="Source_20_Text"><text:span text:style-name="T426">7</text:span></text:span><text:span text:style-name="Source_20_Text"><text:span text:style-name="T425"> | </text:span></text:span><text:span text:style-name="Source_20_Text">{<text:line-break/></text:span><text:span text:style-name="Source_20_Text"><text:span text:style-name="T425">0</text:span></text:span><text:span text:style-name="Source_20_Text"><text:span text:style-name="T426">8</text:span></text:span><text:span text:style-name="Source_20_Text"><text:span text:style-name="T425"> | </text:span></text:span><text:span text:style-name="Source_20_Text"><text:tab/>num_even = true;<text:line-break/></text:span><text:span text:style-name="Source_20_Text"><text:span text:style-name="T425">0</text:span></text:span><text:span text:style-name="Source_20_Text"><text:span text:style-name="T426">9</text:span></text:span><text:span text:style-name="Source_20_Text"><text:span text:style-name="T425"> | </text:span></text:span><text:span text:style-name="Source_20_Text">}<text:line-break/></text:span><text:span text:style-name="Source_20_Text"><text:span text:style-name="T425">1</text:span></text:span><text:span text:style-name="Source_20_Text"><text:span text:style-name="T426">0</text:span></text:span><text:span text:style-name="Source_20_Text"><text:span text:style-name="T425"> | </text:span></text:span><text:span text:style-name="Source_20_Text"><text:line-break/></text:span><text:span text:style-name="Source_20_Text"><text:span text:style-name="T425">1</text:span></text:span><text:span text:style-name="Source_20_Text"><text:span text:style-name="T426">1</text:span></text:span><text:span text:style-name="Source_20_Text"><text:span text:style-name="T425"> | </text:span></text:span><text:span text:style-name="Source_20_Text">// check all the special num cases, that can arrive<text:line-break/></text:span><text:span text:style-name="Source_20_Text"><text:span text:style-name="T425">1</text:span></text:span><text:span text:style-name="Source_20_Text"><text:span text:style-name="T426">2</text:span></text:span><text:span text:style-name="Source_20_Text"><text:span text:style-name="T425"> | </text:span></text:span><text:span text:style-name="Source_20_Text">switch (num)<text:line-break/></text:span><text:span text:style-name="Source_20_Text"><text:span text:style-name="T426">13</text:span></text:span><text:span text:style-name="Source_20_Text"><text:span text:style-name="T425"> | </text:span></text:span><text:span text:style-name="Source_20_Text">{<text:line-break/></text:span><text:span text:style-name="Source_20_Text"><text:span text:style-name="T425">1</text:span></text:span><text:span text:style-name="Source_20_Text"><text:span text:style-name="T427">4</text:span></text:span><text:span text:style-name="Source_20_Text"><text:span text:style-name="T425"> | </text:span></text:span><text:span text:style-name="Source_20_Text"><text:tab/>case 0:<text:line-break/></text:span><text:span text:style-name="Source_20_Text"><text:span text:style-name="T425">1</text:span></text:span><text:span text:style-name="Source_20_Text"><text:span text:style-name="T427">5</text:span></text:span><text:span text:style-name="Source_20_Text"><text:span text:style-name="T425"> | </text:span></text:span><text:span text:style-name="Source_20_Text"><text:tab/><text:tab/>num = 1;<text:line-break/></text:span><text:span text:style-name="Source_20_Text"><text:span text:style-name="T425">1</text:span></text:span><text:span text:style-name="Source_20_Text"><text:span text:style-name="T427">6</text:span></text:span><text:span text:style-name="Source_20_Text"><text:span text:style-name="T425"> | </text:span></text:span><text:span text:style-name="Source_20_Text"><text:tab/><text:tab/>break;<text:line-break/></text:span><text:span text:style-name="Source_20_Text"><text:span text:style-name="T425">1</text:span></text:span><text:span text:style-name="Source_20_Text"><text:span text:style-name="T427">7</text:span></text:span><text:span text:style-name="Source_20_Text"><text:span text:style-name="T425"> | </text:span></text:span><text:span text:style-name="Source_20_Text"><text:line-break/></text:span><text:span text:style-name="Source_20_Text"><text:span text:style-name="T425">1</text:span></text:span><text:span text:style-name="Source_20_Text"><text:span text:style-name="T427">8</text:span></text:span><text:span text:style-name="Source_20_Text"><text:span text:style-name="T425"> | </text:span></text:span><text:span text:style-name="Source_20_Text"><text:tab/>case 1:<text:line-break/></text:span><text:span text:style-name="Source_20_Text"><text:span text:style-name="T427">19</text:span></text:span><text:span text:style-name="Source_20_Text"><text:span text:style-name="T425"> | </text:span></text:span><text:span text:style-name="Source_20_Text"><text:tab/><text:tab/>num = 0;<text:line-break/></text:span><text:span text:style-name="Source_20_Text"><text:span text:style-name="T427">20</text:span></text:span><text:span text:style-name="Source_20_Text"><text:span text:style-name="T425"> | </text:span></text:span><text:span text:style-name="Source_20_Text"><text:tab/><text:tab/>break;<text:line-break/></text:span><text:span text:style-name="Source_20_Text"><text:span text:style-name="T427">21</text:span></text:span><text:span text:style-name="Source_20_Text"><text:span text:style-name="T425"> | </text:span></text:span><text:span text:style-name="Source_20_Text"><text:line-break/></text:span><text:span text:style-name="Source_20_Text"><text:span text:style-name="T427">22</text:span></text:span><text:span text:style-name="Source_20_Text"><text:span text:style-name="T425"> | </text:span></text:span><text:span text:style-name="Source_20_Text"><text:tab/>case 7:<text:line-break/></text:span><text:span text:style-name="Source_20_Text"><text:span text:style-name="T427">23</text:span></text:span><text:span text:style-name="Source_20_Text"><text:span text:style-name="T425"> | </text:span></text:span><text:span text:style-name="Source_20_Text"><text:tab/><text:tab/>num *= 3;<text:line-break/></text:span><text:span text:style-name="Source_20_Text"><text:span text:style-name="T427">24</text:span></text:span><text:span text:style-name="Source_20_Text"><text:span text:style-name="T425"> | </text:span></text:span><text:span text:style-name="Source_20_Text"><text:tab/><text:tab/>break;<text:line-break/></text:span><text:span text:style-name="Source_20_Text"><text:span text:style-name="T427">25</text:span></text:span><text:span text:style-name="Source_20_Text"><text:span text:style-name="T425"> | </text:span></text:span><text:span text:style-name="Source_20_Text"><text:line-break/></text:span><text:span text:style-name="Source_20_Text"><text:span text:style-name="T427">26</text:span></text:span><text:span text:style-name="Source_20_Text"><text:span text:style-name="T425"> | </text:span></text:span><text:span text:style-name="Source_20_Text"><text:tab/>case 23:<text:line-break/></text:span><text:span text:style-name="Source_20_Text"><text:span text:style-name="T427">27</text:span></text:span><text:span text:style-name="Source_20_Text"><text:span text:style-name="T425"> | </text:span></text:span><text:span text:style-name="Source_20_Text"><text:tab/><text:tab/>// we can't allow mistakes in this case, so i check<text:line-break/></text:span><text:span text:style-name="Source_20_Text"><text:span text:style-name="T427">28</text:span></text:span><text:span text:style-name="Source_20_Text"><text:span text:style-name="T425"> | </text:span></text:span><text:span text:style-name="Source_20_Text"><text:tab/><text:tab/>if (num_even</text:span><text:span text:style-name="Source_20_Text"><text:span text:style-name="T434"> == true</text:span></text:span><text:span text:style-name="Source_20_Text">)<text:line-break/></text:span><text:span text:style-name="Source_20_Text"><text:span text:style-name="T427">29</text:span></text:span><text:span text:style-name="Source_20_Text"><text:span text:style-name="T425"> | </text:span></text:span><text:span text:style-name="Source_20_Text"><text:tab/><text:tab/>{<text:line-break/></text:span><text:span text:style-name="Source_20_Text"><text:span text:style-name="T428">3</text:span></text:span><text:span text:style-name="Source_20_Text"><text:span text:style-name="T429">0</text:span></text:span><text:span text:style-name="Source_20_Text"><text:span text:style-name="T425"> | </text:span></text:span><text:span text:style-name="Source_20_Text"><text:tab/><text:tab/><text:tab/></text:span><text:span text:style-name="Source_20_Text"><text:span text:style-name="T150">num_error</text:span></text:span><text:span text:style-name="Source_20_Text"> = true;<text:line-break/></text:span><text:span text:style-name="Source_20_Text"><text:span text:style-name="T428">3</text:span></text:span><text:span text:style-name="Source_20_Text"><text:span text:style-name="T429">1</text:span></text:span><text:span text:style-name="Source_20_Text"><text:span text:style-name="T425"> | </text:span></text:span><text:span text:style-name="Source_20_Text"><text:tab/><text:tab/>}<text:line-break/></text:span><text:span text:style-name="Source_20_Text"><text:span text:style-name="T428">3</text:span></text:span><text:span text:style-name="Source_20_Text"><text:span text:style-name="T429">2</text:span></text:span><text:span text:style-name="Source_20_Text"><text:span text:style-name="T425"> | </text:span></text:span><text:span text:style-name="Source_20_Text"><text:line-break/></text:span><text:span text:style-name="Source_20_Text"><text:span text:style-name="T428">3</text:span></text:span><text:span text:style-name="Source_20_Text"><text:span text:style-name="T429">3</text:span></text:span><text:span text:style-name="Source_20_Text"><text:span text:style-name="T425"> | </text:span></text:span><text:span text:style-name="Source_20_Text"><text:tab/>case 43:<text:line-break/></text:span><text:span text:style-name="Source_20_Text"><text:span text:style-name="T428">3</text:span></text:span><text:span text:style-name="Source_20_Text"><text:span text:style-name="T429">4</text:span></text:span><text:span text:style-name="Source_20_Text"><text:span text:style-name="T425"> | </text:span></text:span><text:span text:style-name="Source_20_Text"><text:tab/><text:tab/>num = -1;<text:line-break/></text:span><text:soft-page-break/><text:span text:style-name="Source_20_Text"><text:span text:style-name="T428">3</text:span></text:span><text:span text:style-name="Source_20_Text"><text:span text:style-name="T429">5</text:span></text:span><text:span text:style-name="Source_20_Text"><text:span text:style-name="T425"> | </text:span></text:span><text:span text:style-name="Source_20_Text"><text:tab/><text:tab/>break;<text:line-break/></text:span><text:span text:style-name="Source_20_Text"><text:span text:style-name="T428">3</text:span></text:span><text:span text:style-name="Source_20_Text"><text:span text:style-name="T429">6</text:span></text:span><text:span text:style-name="Source_20_Text"><text:span text:style-name="T425"> | </text:span></text:span><text:span text:style-name="Source_20_Text"><text:line-break/></text:span><text:span text:style-name="Source_20_Text"><text:span text:style-name="T428">3</text:span></text:span><text:span text:style-name="Source_20_Text"><text:span text:style-name="T429">7</text:span></text:span><text:span text:style-name="Source_20_Text"><text:span text:style-name="T425"> | </text:span></text:span><text:span text:style-name="Source_20_Text"><text:tab/>case 68:<text:line-break/></text:span><text:span text:style-name="Source_20_Text"><text:span text:style-name="T428">3</text:span></text:span><text:span text:style-name="Source_20_Text"><text:span text:style-name="T429">8</text:span></text:span><text:span text:style-name="Source_20_Text"><text:span text:style-name="T425"> | </text:span></text:span><text:span text:style-name="Source_20_Text"><text:tab/><text:tab/>num++;<text:line-break/></text:span><text:span text:style-name="Source_20_Text"><text:span text:style-name="T428">3</text:span></text:span><text:span text:style-name="Source_20_Text"><text:span text:style-name="T429">9</text:span></text:span><text:span text:style-name="Source_20_Text"><text:span text:style-name="T425"> | </text:span></text:span><text:span text:style-name="Source_20_Text"><text:tab/><text:tab/>break;<text:line-break/></text:span><text:span text:style-name="Source_20_Text"><text:span text:style-name="T429">4</text:span></text:span><text:span text:style-name="Source_20_Text"><text:span text:style-name="T430">0</text:span></text:span><text:span text:style-name="Source_20_Text"><text:span text:style-name="T425"> | </text:span></text:span><text:span text:style-name="Source_20_Text"><text:line-break/></text:span><text:span text:style-name="Source_20_Text"><text:span text:style-name="T429">4</text:span></text:span><text:span text:style-name="Source_20_Text"><text:span text:style-name="T430">1</text:span></text:span><text:span text:style-name="Source_20_Text"><text:span text:style-name="T425"> | </text:span></text:span><text:span text:style-name="Source_20_Text"><text:tab/>case 101:<text:line-break/></text:span><text:span text:style-name="Source_20_Text"><text:span text:style-name="T429">4</text:span></text:span><text:span text:style-name="Source_20_Text"><text:span text:style-name="T430">2</text:span></text:span><text:span text:style-name="Source_20_Text"><text:span text:style-name="T425"> | </text:span></text:span><text:span text:style-name="Source_20_Text"><text:tab/><text:tab/>num /= 2;<text:line-break/></text:span><text:span text:style-name="Source_20_Text"><text:span text:style-name="T429">4</text:span></text:span><text:span text:style-name="Source_20_Text"><text:span text:style-name="T430">3</text:span></text:span><text:span text:style-name="Source_20_Text"><text:span text:style-name="T425"> | </text:span></text:span><text:span text:style-name="Source_20_Text"><text:tab/><text:tab/>break;<text:line-break/></text:span><text:span text:style-name="Source_20_Text"><text:span text:style-name="T429">4</text:span></text:span><text:span text:style-name="Source_20_Text"><text:span text:style-name="T430">4</text:span></text:span><text:span text:style-name="Source_20_Text"><text:span text:style-name="T425"> | </text:span></text:span><text:span text:style-name="Source_20_Text">}</text:span></text:p>
      <text:p text:style-name="P89"><text:span text:style-name="T431">This is normal code aside from being obviously fictitious.</text:span><text:span text:style-name="T432"> It has consistent, sane formatting and comments where needed.<text:line-break/></text:span><text:span text:style-name="T433">So let's look at </text:span><text:span text:style-name="T538">the same </text:span><text:span text:style-name="T433">code</text:span><text:span text:style-name="T538"> </text:span><text:span text:style-name="T539">but </text:span><text:span text:style-name="T433">obfuscated.</text:span></text:p>
      <text:p text:style-name="P87"><text:span text:style-name="Source_20_Text"><text:span text:style-name="T435">01 | </text:span></text:span><text:span text:style-name="Source_20_Text">int my_number=22;<text:line-break/></text:span><text:span text:style-name="Source_20_Text"><text:span text:style-name="T435">02 | </text:span></text:span><text:span text:style-name="Source_20_Text">bool num_even_or_not=false;<text:line-break/></text:span><text:span text:style-name="Source_20_Text"><text:span text:style-name="T435">03 | </text:span></text:span><text:span text:style-name="Source_20_Text">bool i_have_a_bad_feeling_about_this = false;<text:line-break/></text:span><text:span text:style-name="Source_20_Text"><text:span text:style-name="T435">04 | </text:span></text:span><text:span text:style-name="Source_20_Text">if((my_number%2)==0){num_even_or_not=true;}<text:line-break/></text:span><text:span text:style-name="Source_20_Text"><text:span text:style-name="T435">05 | </text:span></text:span><text:span text:style-name="Source_20_Text">switch(my_number){<text:line-break/></text:span><text:span text:style-name="Source_20_Text"><text:span text:style-name="T435">06 | </text:span></text:span><text:span text:style-name="Source_20_Text"><text:tab/>case 0:<text:line-break/></text:span><text:span text:style-name="Source_20_Text"><text:span text:style-name="T435">07 | </text:span></text:span><text:span text:style-name="Source_20_Text"><text:tab/>my_number=1;<text:line-break/></text:span><text:span text:style-name="Source_20_Text"><text:span text:style-name="T435">08 | </text:span></text:span><text:span text:style-name="Source_20_Text"><text:tab/>break;<text:line-break/></text:span><text:span text:style-name="Source_20_Text"><text:span text:style-name="T435">09 | </text:span></text:span><text:span text:style-name="Source_20_Text"><text:tab/>case 1:<text:line-break/></text:span><text:span text:style-name="Source_20_Text"><text:span text:style-name="T435">1</text:span></text:span><text:span text:style-name="Source_20_Text"><text:span text:style-name="T436">0</text:span></text:span><text:span text:style-name="Source_20_Text"><text:span text:style-name="T435"> | </text:span></text:span><text:span text:style-name="Source_20_Text"><text:tab/>my_number=0;<text:line-break/></text:span><text:span text:style-name="Source_20_Text"><text:span text:style-name="T435">1</text:span></text:span><text:span text:style-name="Source_20_Text"><text:span text:style-name="T436">1</text:span></text:span><text:span text:style-name="Source_20_Text"><text:span text:style-name="T435"> | </text:span></text:span><text:span text:style-name="Source_20_Text"><text:tab/>break;<text:line-break/></text:span><text:span text:style-name="Source_20_Text"><text:span text:style-name="T435">1</text:span></text:span><text:span text:style-name="Source_20_Text"><text:span text:style-name="T436">2</text:span></text:span><text:span text:style-name="Source_20_Text"><text:span text:style-name="T435"> | </text:span></text:span><text:span text:style-name="Source_20_Text"><text:tab/>case 7:<text:line-break/></text:span><text:span text:style-name="Source_20_Text"><text:span text:style-name="T435">1</text:span></text:span><text:span text:style-name="Source_20_Text"><text:span text:style-name="T436">3</text:span></text:span><text:span text:style-name="Source_20_Text"><text:span text:style-name="T435"> | </text:span></text:span><text:span text:style-name="Source_20_Text"><text:tab/>my_number*=3;<text:line-break/></text:span><text:span text:style-name="Source_20_Text"><text:span text:style-name="T435">1</text:span></text:span><text:span text:style-name="Source_20_Text"><text:span text:style-name="T436">4</text:span></text:span><text:span text:style-name="Source_20_Text"><text:span text:style-name="T435"> | </text:span></text:span><text:span text:style-name="Source_20_Text"><text:tab/>break;<text:line-break/></text:span><text:span text:style-name="Source_20_Text"><text:span text:style-name="T435">1</text:span></text:span><text:span text:style-name="Source_20_Text"><text:span text:style-name="T436">5</text:span></text:span><text:span text:style-name="Source_20_Text"><text:span text:style-name="T435"> | </text:span></text:span><text:span text:style-name="Source_20_Text"><text:tab/>case 23:<text:line-break/></text:span><text:span text:style-name="Source_20_Text"><text:span text:style-name="T435">1</text:span></text:span><text:span text:style-name="Source_20_Text"><text:span text:style-name="T436">6</text:span></text:span><text:span text:style-name="Source_20_Text"><text:span text:style-name="T435"> | </text:span></text:span><text:span text:style-name="Source_20_Text"><text:tab/>if(num_even_or_not){i_have_a_bad_feeling_about_this=true;}<text:line-break/></text:span><text:span text:style-name="Source_20_Text"><text:span text:style-name="T435">1</text:span></text:span><text:span text:style-name="Source_20_Text"><text:span text:style-name="T436">7</text:span></text:span><text:span text:style-name="Source_20_Text"><text:span text:style-name="T435"> | </text:span></text:span><text:span text:style-name="Source_20_Text"><text:tab/>case 43:<text:line-break/></text:span><text:span text:style-name="Source_20_Text"><text:span text:style-name="T435">1</text:span></text:span><text:span text:style-name="Source_20_Text"><text:span text:style-name="T436">8</text:span></text:span><text:span text:style-name="Source_20_Text"><text:span text:style-name="T435"> | </text:span></text:span><text:span text:style-name="Source_20_Text"><text:tab/>my_number=-1;<text:line-break/></text:span><text:span text:style-name="Source_20_Text"><text:span text:style-name="T435">1</text:span></text:span><text:span text:style-name="Source_20_Text"><text:span text:style-name="T436">9</text:span></text:span><text:span text:style-name="Source_20_Text"><text:span text:style-name="T435"> | </text:span></text:span><text:span text:style-name="Source_20_Text"><text:tab/>break;<text:line-break/></text:span><text:span text:style-name="Source_20_Text"><text:span text:style-name="T436">2</text:span></text:span><text:span text:style-name="Source_20_Text"><text:span text:style-name="T437">0</text:span></text:span><text:span text:style-name="Source_20_Text"><text:span text:style-name="T435"> | </text:span></text:span><text:span text:style-name="Source_20_Text"><text:tab/>case 68:<text:line-break/></text:span><text:span text:style-name="Source_20_Text"><text:span text:style-name="T436">2</text:span></text:span><text:span text:style-name="Source_20_Text"><text:span text:style-name="T437">1</text:span></text:span><text:span text:style-name="Source_20_Text"><text:span text:style-name="T435"> | </text:span></text:span><text:span text:style-name="Source_20_Text"><text:tab/>my_number++;<text:line-break/></text:span><text:span text:style-name="Source_20_Text"><text:span text:style-name="T436">2</text:span></text:span><text:span text:style-name="Source_20_Text"><text:span text:style-name="T437">2</text:span></text:span><text:span text:style-name="Source_20_Text"><text:span text:style-name="T435"> | </text:span></text:span><text:span text:style-name="Source_20_Text"><text:tab/>break;<text:line-break/></text:span><text:span text:style-name="Source_20_Text"><text:span text:style-name="T436">2</text:span></text:span><text:span text:style-name="Source_20_Text"><text:span text:style-name="T437">3</text:span></text:span><text:span text:style-name="Source_20_Text"><text:span text:style-name="T435"> | </text:span></text:span><text:span text:style-name="Source_20_Text"><text:tab/>case 101:<text:line-break/></text:span><text:span text:style-name="Source_20_Text"><text:span text:style-name="T436">2</text:span></text:span><text:span text:style-name="Source_20_Text"><text:span text:style-name="T437">4</text:span></text:span><text:span text:style-name="Source_20_Text"><text:span text:style-name="T435"> | </text:span></text:span><text:span text:style-name="Source_20_Text"><text:tab/>my_number/=2;<text:line-break/></text:span><text:span text:style-name="Source_20_Text"><text:span text:style-name="T436">2</text:span></text:span><text:span text:style-name="Source_20_Text"><text:span text:style-name="T437">5</text:span></text:span><text:span text:style-name="Source_20_Text"><text:span text:style-name="T435"> | </text:span></text:span><text:span text:style-name="Source_20_Text"><text:tab/>break;}</text:span></text:p>
      <text:p text:style-name="P88"><text:span text:style-name="T438">That the readability</text:span><text:span text:style-name="T443"> is</text:span><text:span text:style-name="T438"> mak</text:span><text:span text:style-name="T443">ing</text:span><text:span text:style-name="T438"> a nosedive here is hopefully not up to debate.</text:span><text:span text:style-name="T439"> The formatting is a violation against the geneva-convention, variable names </text:span><text:span text:style-name="T440">are... there</text:span><text:span text:style-name="T540">,</text:span><text:span text:style-name="T441"> unlike comments.</text:span><text:span text:style-name="T442"> Well at least it decreased the line-count, too bad this </text:span><text:span text:style-name="T542">is </text:span><text:span text:style-name="T541">worthless</text:span><text:span text:style-name="T442">.</text:span></text:p>
      <text:p text:style-name="P90"><text:soft-page-break/>Of course there is no one right way to do it<text:span text:style-name="T446">.</text:span><text:span text:style-name="T444"> </text:span><text:span text:style-name="T446">F</text:span><text:span text:style-name="T444">or example</text:span><text:span text:style-name="T446"> this</text:span><text:span text:style-name="T444">:</text:span></text:p>
      <text:p text:style-name="P90"><text:span text:style-name="Source_20_Text"><text:span text:style-name="T445">01 | </text:span></text:span><text:span text:style-name="Source_20_Text">if (num == 2) {<text:line-break/></text:span><text:span text:style-name="Source_20_Text"><text:span text:style-name="T445">02 | </text:span></text:span><text:span text:style-name="Source_20_Text"><text:tab/>num++;<text:line-break/></text:span><text:span text:style-name="Source_20_Text"><text:span text:style-name="T445">03 | </text:span></text:span><text:span text:style-name="Source_20_Text">}</text:span></text:p>
      <text:p text:style-name="P91">is also<text:span text:style-name="T543"> a</text:span> very common way to put it.<text:line-break/><text:span text:style-name="T447">It is up to </text:span><text:span text:style-name="T544">your </text:span><text:span text:style-name="T447">preference... or the preference of your team leader. Please don't ignore him when he is giving you formatting laws for your project.</text:span></text:p>
      <text:h text:style-name="P212" text:outline-level="1"><text:bookmark-start text:name="__RefHeading___Toc2751_55192689"/>Include<text:bookmark-end text:name="__RefHeading___Toc2751_55192689"/></text:h>
      <text:p text:style-name="P143">...someone else<text:span text:style-name="T141">'s</text:span> work, so we can <text:span text:style-name="T545">have a drink</text:span><text:span text:style-name="T546"> for once</text:span><text:span text:style-name="T142">.</text:span><text:span text:style-name="T494"> </text:span><text:span text:style-name="T547">Inclusions allow us to </text:span><text:span text:style-name="T494">split our project into multiple files when needed.</text:span><text:span text:style-name="T495"> </text:span><text:span text:style-name="T492">The way include works in the compiler is really simple.</text:span><text:span text:style-name="T493"> It basically just copies the entire content of the included file into our file.</text:span><text:span text:style-name="T498"> The part of the compiler that takes care of that is called the preprocessor.</text:span><text:span text:style-name="T501"> Files that</text:span><text:span text:style-name="T548"> are</text:span><text:span text:style-name="T501"> written to be included are header files with the ending ".h"</text:span><text:span text:style-name="T502">.</text:span></text:p>
      <text:p text:style-name="P145">Includes look like this:</text:p>
      <text:p text:style-name="P146"><text:span text:style-name="Source_20_Text">01 | #include &lt;stdio.h&gt;<text:line-break/>02 | #include "my_file.h"</text:span></text:p>
      <text:p text:style-name="P147">The difference between &lt; and " is where the preprocessor first look for the file<text:span text:style-name="T671">.</text:span></text:p>
      <text:list xml:id="list113954209800392" text:continue-numbering="true" text:style-name="List_20_1">
        <text:list-item>
          <text:p text:style-name="P233">&lt;&gt; first looks in system files<text:span text:style-name="T672"> (such as "stdio.h")</text:span></text:p>
        </text:list-item>
        <text:list-item>
          <text:p text:style-name="P233">"" first looks in your local directory<text:span text:style-name="T673"> (for example "my_file.h")</text:span></text:p>
        </text:list-item>
      </text:list>
      <text:p text:style-name="P144"><text:span text:style-name="T496">Unfortunately th</text:span><text:span text:style-name="T503">e</text:span><text:span text:style-name="T496"> simpli</text:span><text:span text:style-name="T499">stic include</text:span><text:span text:style-name="T496"> </text:span><text:span text:style-name="T504">implementation </text:span><text:span text:style-name="T496">for the </text:span><text:span text:style-name="T497">preprocessor</text:span><text:span text:style-name="T496"> came with a rather interesting necessity for the programmer.</text:span></text:p>
      <text:h text:style-name="Heading_20_2" text:outline-level="2"><text:bookmark-start text:name="__RefHeading___Toc2753_55192689"/>Header madness<text:bookmark-end text:name="__RefHeading___Toc2753_55192689"/></text:h>
      <text:p text:style-name="P107"><text:span text:style-name="T500">Let's just imagine</text:span><text:span text:style-name="T505"> having a project</text:span><text:span text:style-name="T506"> with the following files</text:span><text:span text:style-name="T507">:</text:span></text:p>
      <text:list xml:id="list113955856569369" text:continue-numbering="true" text:style-name="List_20_1">
        <text:list-item>
          <text:p text:style-name="P234">main.c</text:p>
        </text:list-item>
        <text:list-item>
          <text:p text:style-name="P234">intstuff.h</text:p>
        </text:list-item>
        <text:list-item>
          <text:p text:style-name="P234">floatstuff.h</text:p>
        </text:list-item>
      </text:list>
      <text:p text:style-name="P108">Now within <text:span text:style-name="T509">"</text:span>main.c<text:span text:style-name="T509">"</text:span> we include the two headers<text:span text:style-name="T508"> but "intstuff.h" also includes "floatstuff.h".</text:span><text:span text:style-name="T509"> So we </text:span><text:span text:style-name="T510">end </text:span><text:span text:style-name="T509">up with the content of "floatstuff.h" being in "main.c"</text:span><text:span text:style-name="T511"> twice.<text:line-break/></text:span><text:span text:style-name="T512">This is not good and will not be accepted by the compiler</text:span><text:span text:style-name="T513"> because </text:span><text:span text:style-name="T549">the </text:span><text:span text:style-name="T513">content will be redefined</text:span><text:span text:style-name="T512">.</text:span><text:span text:style-name="T514"> If </text:span><text:span text:style-name="T515">"floatstuff.h" also had to include "intstuff.h", so the headers include each other, then the compiler would end up in an inclusion loop.</text:span></text:p>
      <text:p text:style-name="P109">To <text:span text:style-name="T518">bypass</text:span> all of the madness you practic<text:span text:style-name="T517">al</text:span>ly must <text:span text:style-name="T516">obey</text:span> a certain way to write header files.<text:line-break/><text:span text:style-name="T519">The following technique is called header guards.</text:span></text:p>
      <text:p text:style-name="P110"><text:span text:style-name="Source_20_Text"><text:span text:style-name="T520">01 | </text:span></text:span><text:span text:style-name="Source_20_Text">#ifndef FLOATSTUFF_H<text:line-break/></text:span><text:span text:style-name="Source_20_Text"><text:span text:style-name="T520">0</text:span></text:span><text:span text:style-name="Source_20_Text"><text:span text:style-name="T521">2</text:span></text:span><text:span text:style-name="Source_20_Text"><text:span text:style-name="T520"> | </text:span></text:span><text:span text:style-name="Source_20_Text">#define FLOATSTUFF_H<text:line-break/></text:span><text:span text:style-name="Source_20_Text"><text:span text:style-name="T520">0</text:span></text:span><text:span text:style-name="Source_20_Text"><text:span text:style-name="T521">3</text:span></text:span><text:span text:style-name="Source_20_Text"><text:span text:style-name="T520"> | </text:span></text:span><text:span text:style-name="Source_20_Text"><text:line-break/></text:span><text:span text:style-name="Source_20_Text"><text:span text:style-name="T520">0</text:span></text:span><text:span text:style-name="Source_20_Text"><text:span text:style-name="T521">4</text:span></text:span><text:span text:style-name="Source_20_Text"><text:span text:style-name="T520"> | </text:span></text:span><text:span text:style-name="Source_20_Text">#include "intstuff.h"<text:line-break/></text:span><text:span text:style-name="Source_20_Text"><text:span text:style-name="T520">0</text:span></text:span><text:span text:style-name="Source_20_Text"><text:span text:style-name="T521">5</text:span></text:span><text:span text:style-name="Source_20_Text"><text:span text:style-name="T520"> | </text:span></text:span><text:span text:style-name="Source_20_Text"><text:line-break/></text:span><text:span text:style-name="Source_20_Text"><text:span text:style-name="T520">0</text:span></text:span><text:span text:style-name="Source_20_Text"><text:span text:style-name="T521">6</text:span></text:span><text:span text:style-name="Source_20_Text"><text:span text:style-name="T520"> | </text:span></text:span><text:span text:style-name="Source_20_Text">const float F1 = 0.1;<text:line-break/></text:span><text:span text:style-name="Source_20_Text"><text:span text:style-name="T520">0</text:span></text:span><text:span text:style-name="Source_20_Text"><text:span text:style-name="T521">7</text:span></text:span><text:span text:style-name="Source_20_Text"><text:span text:style-name="T520"> | </text:span></text:span><text:span text:style-name="Source_20_Text"><text:line-break/></text:span><text:span text:style-name="Source_20_Text"><text:span text:style-name="T520">0</text:span></text:span><text:span text:style-name="Source_20_Text"><text:span text:style-name="T521">8</text:span></text:span><text:span text:style-name="Source_20_Text"><text:span text:style-name="T520"> | </text:span></text:span><text:span text:style-name="Source_20_Text">#endif /* FLOATSTUFF_H */</text:span></text:p>
      <text:p text:style-name="P111"><text:soft-page-break/><text:span text:style-name="T550">I</text:span><text:span text:style-name="T522">n line 01, 02 and 08 we have instructions for the preprocessor.</text:span><text:span text:style-name="T523"> Every preprocessor instruction begins with a '#'</text:span><text:span text:style-name="T524"> character</text:span><text:span text:style-name="T525">.</text:span><text:span text:style-name="T526"> In line 01 we check if the symbol "FLOATSTUFF_H" exists, if </text:span><text:span text:style-name="T527">it doesn't exist </text:span><text:span text:style-name="T528">the preprocessor is free to actually include the next lines until line 08</text:span><text:span text:style-name="T526">. Th</text:span><text:span text:style-name="T529">e</text:span><text:span text:style-name="T526"> symbol </text:span><text:span text:style-name="T529">"FLOATSTUFF_H" </text:span><text:span text:style-name="T526">represents the filename.</text:span><text:span text:style-name="T530"> That means the next time we include this file and the content is already defined, the preprocessor just ignores it.</text:span></text:p>
      <text:h text:style-name="P218" text:outline-level="2"><text:bookmark-start text:name="__RefHeading___Toc5484_1474682834"/>Definition vs Declaration<text:bookmark-end text:name="__RefHeading___Toc5484_1474682834"/></text:h>
      <text:p text:style-name="P116">Imagine having a header file: "<text:span text:style-name="T551">float</text:span>stuff.h"<text:span text:style-name="T552">:</text:span></text:p>
      <text:p text:style-name="P117"><text:span text:style-name="Source_20_Text"><text:span text:style-name="T562">01 | </text:span></text:span><text:span text:style-name="Source_20_Text">#ifndef FLOATSTUFF_H<text:line-break/></text:span><text:span text:style-name="Source_20_Text"><text:span text:style-name="T562">02 | </text:span></text:span><text:span text:style-name="Source_20_Text">#define FLOATSTUFF_H<text:line-break/></text:span><text:span text:style-name="Source_20_Text"><text:span text:style-name="T562">03 | </text:span></text:span><text:span text:style-name="Source_20_Text"><text:line-break/></text:span><text:span text:style-name="Source_20_Text"><text:span text:style-name="T562">04 | </text:span></text:span><text:span text:style-name="Source_20_Text">#include "intstuff.h"<text:line-break/></text:span><text:span text:style-name="Source_20_Text"><text:span text:style-name="T562">05 | </text:span></text:span><text:span text:style-name="Source_20_Text"><text:line-break/></text:span><text:span text:style-name="Source_20_Text"><text:span text:style-name="T562">06 | </text:span></text:span><text:span text:style-name="Source_20_Text">const float F1 = 0.1;<text:line-break/></text:span><text:span text:style-name="Source_20_Text"><text:span text:style-name="T562">07 | </text:span></text:span><text:span text:style-name="Source_20_Text"><text:line-break/></text:span><text:span text:style-name="Source_20_Text"><text:span text:style-name="T562">08 | </text:span></text:span><text:span text:style-name="Source_20_Text">float floatadd( float a, float b )<text:line-break/></text:span><text:span text:style-name="Source_20_Text"><text:span text:style-name="T562">09 | </text:span></text:span><text:span text:style-name="Source_20_Text">{<text:line-break/></text:span><text:span text:style-name="Source_20_Text"><text:span text:style-name="T562">10 | <text:tab/></text:span></text:span><text:span text:style-name="Source_20_Text">return a + b;<text:line-break/></text:span><text:span text:style-name="Source_20_Text"><text:span text:style-name="T562">11 | </text:span></text:span><text:span text:style-name="Source_20_Text">}<text:line-break/></text:span><text:span text:style-name="Source_20_Text"><text:span text:style-name="T564">12</text:span></text:span><text:span text:style-name="Source_20_Text"><text:span text:style-name="T562"> | </text:span></text:span><text:span text:style-name="Source_20_Text"><text:line-break/></text:span><text:span text:style-name="Source_20_Text"><text:span text:style-name="T564">13</text:span></text:span><text:span text:style-name="Source_20_Text"><text:span text:style-name="T562"> | </text:span></text:span><text:span text:style-name="Source_20_Text">#endif /* FLOATSTUFF_H */</text:span></text:p>
      <text:p text:style-name="P118">Here we have the function "floatadd"<text:span text:style-name="T553">, which is declared and defined.</text:span><text:span text:style-name="T555"> This can cause some problems because the compiler doesn't like it when a function is defined multiple times.</text:span><text:span text:style-name="T556"> It can be declared as often as you like but not defined.</text:span><text:span text:style-name="T554"> </text:span><text:span text:style-name="T557">So we need a</text:span><text:span text:style-name="T554">nother way to do this</text:span><text:span text:style-name="T558">.<text:line-break/></text:span><text:span text:style-name="T559">By m</text:span><text:span text:style-name="T554">ov</text:span><text:span text:style-name="T559">ing </text:span><text:span text:style-name="T554">the implementation of the function into a respective "</text:span><text:span text:style-name="T561">floatstuff</text:span><text:span text:style-name="T554">.c" file</text:span><text:span text:style-name="T560">:</text:span></text:p>
      <text:p text:style-name="P119"><text:span text:style-name="Source_20_Text"><text:span text:style-name="T562">0</text:span></text:span><text:span text:style-name="Source_20_Text"><text:span text:style-name="T563">1</text:span></text:span><text:span text:style-name="Source_20_Text"><text:span text:style-name="T562"> | </text:span></text:span><text:span text:style-name="Source_20_Text">#include "floatstuff.h"<text:line-break/></text:span><text:span text:style-name="Source_20_Text"><text:span text:style-name="T562">0</text:span></text:span><text:span text:style-name="Source_20_Text"><text:span text:style-name="T563">2</text:span></text:span><text:span text:style-name="Source_20_Text"><text:span text:style-name="T562"> | </text:span></text:span><text:span text:style-name="Source_20_Text"><text:line-break/></text:span><text:span text:style-name="Source_20_Text"><text:span text:style-name="T562">0</text:span></text:span><text:span text:style-name="Source_20_Text"><text:span text:style-name="T563">3</text:span></text:span><text:span text:style-name="Source_20_Text"><text:span text:style-name="T562"> | </text:span></text:span><text:span text:style-name="Source_20_Text">float floatadd( float a, float b )<text:line-break/></text:span><text:span text:style-name="Source_20_Text"><text:span text:style-name="T562">0</text:span></text:span><text:span text:style-name="Source_20_Text"><text:span text:style-name="T563">4</text:span></text:span><text:span text:style-name="Source_20_Text"><text:span text:style-name="T562"> | </text:span></text:span><text:span text:style-name="Source_20_Text">{<text:line-break/></text:span><text:span text:style-name="Source_20_Text"><text:span text:style-name="T562">0</text:span></text:span><text:span text:style-name="Source_20_Text"><text:span text:style-name="T563">5</text:span></text:span><text:span text:style-name="Source_20_Text"><text:span text:style-name="T562"> | </text:span></text:span><text:span text:style-name="Source_20_Text"><text:tab/>return a + b;<text:line-break/></text:span><text:span text:style-name="Source_20_Text"><text:span text:style-name="T562">0</text:span></text:span><text:span text:style-name="Source_20_Text"><text:span text:style-name="T563">6</text:span></text:span><text:span text:style-name="Source_20_Text"><text:span text:style-name="T562"> | </text:span></text:span><text:span text:style-name="Source_20_Text">}</text:span></text:p>
      <text:p text:style-name="P142">After that the header looks like so:</text:p>
      <text:p text:style-name="P120"><text:span text:style-name="Source_20_Text"><text:span text:style-name="T573">01 | </text:span></text:span><text:span text:style-name="Source_20_Text">#ifndef FLOATSTUFF_H<text:line-break/></text:span><text:span text:style-name="Source_20_Text"><text:span text:style-name="T573">02 | </text:span></text:span><text:span text:style-name="Source_20_Text">#define FLOATSTUFF_H<text:line-break/></text:span><text:span text:style-name="Source_20_Text"><text:span text:style-name="T573">03 | </text:span></text:span><text:span text:style-name="Source_20_Text"><text:line-break/></text:span><text:span text:style-name="Source_20_Text"><text:span text:style-name="T573">04 | </text:span></text:span><text:span text:style-name="Source_20_Text">#include "intstuff.h"<text:line-break/></text:span><text:span text:style-name="Source_20_Text"><text:span text:style-name="T573">05 | </text:span></text:span><text:span text:style-name="Source_20_Text"><text:line-break/></text:span><text:span text:style-name="Source_20_Text"><text:span text:style-name="T573">06 | </text:span></text:span><text:span text:style-name="Source_20_Text">static const float F1 = 0.1;<text:line-break/></text:span><text:span text:style-name="Source_20_Text"><text:span text:style-name="T573">07 | </text:span></text:span><text:span text:style-name="Source_20_Text"><text:line-break/></text:span><text:span text:style-name="Source_20_Text"><text:span text:style-name="T573">08 | </text:span></text:span><text:span text:style-name="Source_20_Text">float floatadd( float, float );<text:line-break/></text:span><text:soft-page-break/><text:span text:style-name="Source_20_Text"><text:span text:style-name="T573">09 | </text:span></text:span><text:span text:style-name="Source_20_Text"><text:line-break/></text:span><text:span text:style-name="Source_20_Text"><text:span text:style-name="T573">10 | </text:span></text:span><text:span text:style-name="Source_20_Text">#endif /* FLOATSTUFF_H */</text:span></text:p>
      <text:p text:style-name="P123">We don't need the function body anymore (the implementation)<text:span text:style-name="T574"> and we don't even need the parameters names anymore</text:span><text:span text:style-name="T575">.</text:span></text:p>
      <text:p text:style-name="P121">Now<text:span text:style-name="T565"> to make use of this in "main.c" we have to include "floatstuff.h" and then compile both "main.c" and "floatstuff.c"</text:span><text:span text:style-name="T566">.</text:span><text:span text:style-name="T567"> In gcc this </text:span><text:span text:style-name="T569">is how we do it</text:span><text:span text:style-name="T567">:</text:span></text:p>
      <text:p text:style-name="P121"><text:span text:style-name="Source_20_Text"><text:span text:style-name="T568">gcc main.c floatstuff.c -o my_app</text:span></text:span></text:p>
      <text:p text:style-name="P122">"What is going on?<text:span text:style-name="T570"> Why is this so complicated?</text:span>"<text:line-break/><text:span text:style-name="T571">Well we basically have to do some work for the compiler.</text:span><text:span text:style-name="T572"> So first</text:span><text:span text:style-name="T576">, the function is declared in the header-file. This way every file that includes this header can now "see" the function and use it.</text:span><text:span text:style-name="T577"> Since multiple files might include our header and function declarations can be done as often as you like, this not an issue.</text:span><text:span text:style-name="T578"> So now that other files can access the function, we need to actually make something available under this functions name.</text:span><text:span text:style-name="T579"> So we compile the "floatstuff.c" in which the function is defined.</text:span></text:p>
      <text:p text:style-name="P126">We also include the itself in that "floatstuff.c" file, because very often the c-file needs something from it's own header. In this case we could have stripped it out but it's bad to have it there.</text:p>
      <text:p text:style-name="P127">So practically a template for thos<text:span text:style-name="T580">e</text:span> two files could look like this<text:span text:style-name="T583">:<text:line-break/>header:</text:span></text:p>
      <text:p text:style-name="P129"><text:span text:style-name="Source_20_Text"><text:span text:style-name="T581">0</text:span></text:span><text:span text:style-name="Source_20_Text"><text:span text:style-name="T582">1</text:span></text:span><text:span text:style-name="Source_20_Text"><text:span text:style-name="T581"> | </text:span></text:span><text:span text:style-name="Source_20_Text">#ifndef _H<text:line-break/></text:span><text:span text:style-name="Source_20_Text"><text:span text:style-name="T581">0</text:span></text:span><text:span text:style-name="Source_20_Text"><text:span text:style-name="T582">2</text:span></text:span><text:span text:style-name="Source_20_Text"><text:span text:style-name="T581"> | </text:span></text:span><text:span text:style-name="Source_20_Text">#define _H<text:line-break/></text:span><text:span text:style-name="Source_20_Text"><text:span text:style-name="T581">0</text:span></text:span><text:span text:style-name="Source_20_Text"><text:span text:style-name="T582">3</text:span></text:span><text:span text:style-name="Source_20_Text"><text:span text:style-name="T581"> | <text:line-break/>0</text:span></text:span><text:span text:style-name="Source_20_Text"><text:span text:style-name="T587">4</text:span></text:span><text:span text:style-name="Source_20_Text"><text:span text:style-name="T581"> | <text:line-break/></text:span></text:span><text:span text:style-name="Source_20_Text"><text:span text:style-name="T587">05</text:span></text:span><text:span text:style-name="Source_20_Text"><text:span text:style-name="T581"> | </text:span></text:span><text:span text:style-name="Source_20_Text"><text:line-break/></text:span><text:span text:style-name="Source_20_Text"><text:span text:style-name="T581">0</text:span></text:span><text:span text:style-name="Source_20_Text"><text:span text:style-name="T587">6</text:span></text:span><text:span text:style-name="Source_20_Text"><text:span text:style-name="T581"> | </text:span></text:span><text:span text:style-name="Source_20_Text">#endif /* _H */</text:span></text:p>
      <text:p text:style-name="P130">c-file:</text:p>
      <text:p text:style-name="P128"><text:span text:style-name="Source_20_Text"><text:span text:style-name="T581">0</text:span></text:span><text:span text:style-name="Source_20_Text"><text:span text:style-name="T585">1</text:span></text:span><text:span text:style-name="Source_20_Text"><text:span text:style-name="T581"> | </text:span></text:span><text:span text:style-name="Source_20_Text"><text:span text:style-name="T584">#include ".h"<text:line-break/></text:span></text:span><text:span text:style-name="Source_20_Text"><text:span text:style-name="T581">0</text:span></text:span><text:span text:style-name="Source_20_Text"><text:span text:style-name="T586">2</text:span></text:span><text:span text:style-name="Source_20_Text"><text:span text:style-name="T581"> | <text:line-break/>0</text:span></text:span><text:span text:style-name="Source_20_Text"><text:span text:style-name="T586">3</text:span></text:span><text:span text:style-name="Source_20_Text"><text:span text:style-name="T581"> | </text:span></text:span></text:p>
      <text:h text:style-name="P208" text:outline-level="1"><text:bookmark-start text:name="__RefHeading___Toc124_3572798900"/>Pointers<text:bookmark-end text:name="__RefHeading___Toc124_3572798900"/></text:h>
      <text:p text:style-name="P134">This is where the real game begins.<text:span text:style-name="T594"> Pointers are the most feared feature of all programming except maybe polymorphic inheritance</text:span><text:span text:style-name="T595"> but that's not a topic for today</text:span><text:span text:style-name="T594">.</text:span><text:span text:style-name="T596"> Seriously though don't search for that on the internet, you won't sleep that night.<text:line-break/></text:span><text:span text:style-name="T597">Anyways, Pointers are a way to make variables more accessible </text:span><text:span text:style-name="T598">for the entire program.</text:span><text:span text:style-name="T599"> For example we can change a variable via function without using a return value.</text:span></text:p>
      <text:p text:style-name="P135"><text:span text:style-name="Source_20_Text"><text:span text:style-name="T600">01 | </text:span></text:span><text:span text:style-name="Source_20_Text">void intptr( int* ptr )<text:line-break/></text:span><text:span text:style-name="Source_20_Text"><text:span text:style-name="T600">02 | </text:span></text:span><text:span text:style-name="Source_20_Text">{<text:line-break/></text:span><text:span text:style-name="Source_20_Text"><text:span text:style-name="T600">03 | </text:span></text:span><text:span text:style-name="Source_20_Text"><text:tab/>*ptr = 6;<text:line-break/></text:span><text:span text:style-name="Source_20_Text"><text:span text:style-name="T600">04 | </text:span></text:span><text:span text:style-name="Source_20_Text">}<text:line-break/></text:span><text:span text:style-name="Source_20_Text"><text:span text:style-name="T600">05 | </text:span></text:span><text:span text:style-name="Source_20_Text"><text:line-break/></text:span><text:span text:style-name="Source_20_Text"><text:span text:style-name="T600">06 | </text:span></text:span><text:span text:style-name="Source_20_Text">int main()<text:line-break/></text:span><text:span text:style-name="Source_20_Text"><text:span text:style-name="T600">07 | </text:span></text:span><text:span text:style-name="Source_20_Text">{<text:line-break/></text:span><text:span text:style-name="Source_20_Text"><text:span text:style-name="T600">08 | </text:span></text:span><text:span text:style-name="Source_20_Text"><text:tab/>int myint = 1;<text:line-break/></text:span><text:span text:style-name="Source_20_Text"><text:span text:style-name="T600">09 | </text:span></text:span><text:span text:style-name="Source_20_Text"><text:line-break/></text:span><text:span text:style-name="Source_20_Text"><text:span text:style-name="T600">10 | </text:span></text:span><text:span text:style-name="Source_20_Text"><text:tab/>printf("%i\n", myint);<text:line-break/></text:span><text:span text:style-name="Source_20_Text"><text:span text:style-name="T600">11 | </text:span></text:span><text:span text:style-name="Source_20_Text"><text:line-break/></text:span><text:span text:style-name="Source_20_Text"><text:span text:style-name="T600">12 | </text:span></text:span><text:span text:style-name="Source_20_Text"><text:tab/>intptr(&amp;myint);<text:line-break/></text:span><text:span text:style-name="Source_20_Text"><text:span text:style-name="T600">13 | </text:span></text:span><text:span text:style-name="Source_20_Text"><text:line-break/></text:span><text:span text:style-name="Source_20_Text"><text:span text:style-name="T600">14 | </text:span></text:span><text:span text:style-name="Source_20_Text"><text:tab/>printf("%i\n", myint);<text:line-break/></text:span><text:span text:style-name="Source_20_Text"><text:span text:style-name="T600">15 | </text:span></text:span><text:span text:style-name="Source_20_Text">}</text:span></text:p>
      <text:p text:style-name="P136">A pointer is just <text:span text:style-name="T601">a</text:span> variable<text:span text:style-name="T602">. It is a number that is </text:span><text:span text:style-name="T603">pointing </text:span><text:span text:style-name="T616">towards a location in memory.</text:span><text:span text:style-name="T617"> </text:span><text:span text:style-name="T618">That is why the function can change your variable</text:span><text:span text:style-name="T619"> that it normally wouldn't have access to</text:span><text:span text:style-name="T618">.</text:span><text:span text:style-name="T620"> To declare a pointer is similar to a normal variable, just append a star next to it, like i did in line 01 </text:span><text:span text:style-name="T621">with</text:span><text:span text:style-name="T620"> </text:span><text:span text:style-name="T621">th</text:span><text:span text:style-name="T620">a</text:span><text:span text:style-name="T621">t</text:span><text:span text:style-name="T620"> param</text:span><text:span text:style-name="T622">e</text:span><text:span text:style-name="T620">ter.</text:span><text:span text:style-name="T623"><text:line-break/></text:span><text:span text:style-name="T624">"</text:span><text:span text:style-name="T623">In line 12 we call that function, so it can change that variable but what is that ampersand for?</text:span><text:span text:style-name="T625">"<text:line-break/></text:span><text:span text:style-name="T626">An ampersand before a variable means that you don't give something the value of that variable but instead it's location</text:span><text:span text:style-name="T627"> in </text:span><text:span text:style-name="T626">memory.</text:span><text:span text:style-name="T628"> This is called referencing the variable and the opposite happens in line 03 where it is dereferenced. To dereference means to access the memory location given in that pointer.</text:span><text:span text:style-name="T629"> After that we can actually write to or read from that pointer.</text:span></text:p>
      <text:p text:style-name="P137"><text:span text:style-name="T634">"</text:span><text:span text:style-name="T629">S</text:span><text:span text:style-name="T634">o who needs return values, right?"<text:line-break/>You lad.</text:span><text:span text:style-name="T630"> </text:span><text:span text:style-name="T631">Just because something is possible doesn't mean you have to use it.</text:span><text:span text:style-name="T632"> If you </text:span><text:span text:style-name="T633">heavily </text:span><text:span text:style-name="T632">d</text:span><text:span text:style-name="T633">isagree</text:span><text:span text:style-name="T632"> with me feel free to use C++.</text:span></text:p>
      <text:p text:style-name="P138"><text:span text:style-name="T632">A</text:span><text:span text:style-name="T615">nyways remember that pointers don't have the given </text:span><text:span text:style-name="T635">type as a variable </text:span><text:span text:style-name="T615">within themselves, they just are a number pointing to other variables.</text:span><text:span text:style-name="T636"> If you try to dereference a pointer while there is nothing in it, you program crashes</text:span><text:span text:style-name="T637"> and burns</text:span><text:span text:style-name="T638">, leaving you with a "</text:span><text:span text:style-name="Source_20_Text"><text:span text:style-name="T638">Segmentation fault</text:span></text:span><text:span text:style-name="T638">" in console.</text:span></text:p>
      <text:h text:style-name="P208" text:outline-level="1"><text:bookmark-start text:name="__RefHeading___Toc137_3572798900"/>Memory, please<text:bookmark-end text:name="__RefHeading___Toc137_3572798900"/></text:h>
      <text:p text:style-name="P139">Now were gonna make a pointer have it's own variable... kinda.<text:line-break/><text:span text:style-name="T642">So we can kindly ask the </text:span><text:span text:style-name="T643">operating system</text:span><text:span text:style-name="T642"> if it gives us some more memory.</text:span></text:p>
      <text:p text:style-name="P140"><office:annotation office:name="__Annotation__7345_3578794143" loext:resolved="false"><dc:creator>Unknown Author</dc:creator><dc:date>2022-07-10T11:10:59.998537390</dc:date><text:p text:style-name="P241"><text:span text:style-name="T770">Perfect this reference!</text:span></text:p></office:annotation><text:span text:style-name="T604">In normal circumstances it even accepts our request<text:line-break/></text:span><text:span text:style-name="T605">b</text:span><text:span text:style-name="T606">ut</text:span><text:span text:style-name="T607"> with all great things comes a great responsibility</text:span><text:span text:style-name="T608">,</text:span><text:span text:style-name="T607"><text:line-break/></text:span><text:span text:style-name="T605">that of the </text:span><text:span text:style-name="T613">developers</text:span><text:span text:style-name="T605"> being </text:span><text:span text:style-name="T613">program </text:span><text:span text:style-name="T610">stability</text:span><text:span text:style-name="T611">.<text:line-break/>How you ask </text:span><text:span text:style-name="T609">are they</text:span><text:span text:style-name="T611"> up to the task,<text:line-break/>to which the answer is a simple libra</text:span><text:span text:style-name="T612">r</text:span><text:span text:style-name="T611">y.</text:span><office:annotation-end office:name="__Annotation__7345_3578794143"/></text:p>
      <text:p text:style-name="P141"><text:span text:style-name="Source_20_Text"><text:span text:style-name="T644">01 | </text:span></text:span><text:span text:style-name="Source_20_Text">#include &lt;stdlib.h&gt;<text:line-break/></text:span><text:span text:style-name="Source_20_Text"><text:span text:style-name="T644">02 | </text:span></text:span><text:span text:style-name="Source_20_Text"><text:line-break/></text:span><text:span text:style-name="Source_20_Text"><text:span text:style-name="T644">03 | </text:span></text:span><text:span text:style-name="Source_20_Text">int main()<text:line-break/></text:span><text:span text:style-name="Source_20_Text"><text:span text:style-name="T644">04 | </text:span></text:span><text:span text:style-name="Source_20_Text">{<text:line-break/></text:span><text:span text:style-name="Source_20_Text"><text:span text:style-name="T644">05 | </text:span></text:span><text:span text:style-name="Source_20_Text"><text:tab/>int </text:span><text:span text:style-name="Source_20_Text"><text:span text:style-name="T680">*</text:span></text:span><text:span text:style-name="Source_20_Text">ptr = malloc(sizeof(int));</text:span><text:span text:style-name="Source_20_Text"><text:span text:style-name="T656"> // get some memory</text:span></text:span><text:span text:style-name="Source_20_Text"><text:line-break/></text:span><text:span text:style-name="Source_20_Text"><text:span text:style-name="T644">06 | </text:span></text:span><text:span text:style-name="Source_20_Text"><text:tab/><text:line-break/></text:span><text:span text:style-name="Source_20_Text"><text:span text:style-name="T644">07 | </text:span></text:span><text:span text:style-name="Source_20_Text"><text:tab/>*ptr = 7;<text:line-break/></text:span><text:span text:style-name="Source_20_Text"><text:span text:style-name="T644">08 | </text:span></text:span><text:span text:style-name="Source_20_Text"><text:line-break/></text:span><text:span text:style-name="Source_20_Text"><text:span text:style-name="T644">09 | </text:span></text:span><text:span text:style-name="Source_20_Text"><text:tab/>printf("%i\n", *ptr);<text:line-break/></text:span><text:span text:style-name="Source_20_Text"><text:span text:style-name="T644">10 | </text:span></text:span><text:span text:style-name="Source_20_Text"><text:line-break/></text:span><text:span text:style-name="Source_20_Text"><text:span text:style-name="T644">11 | </text:span></text:span><text:span text:style-name="Source_20_Text"><text:tab/>free(ptr);</text:span><text:span text:style-name="Source_20_Text"><text:span text:style-name="T656"> // give memory back</text:span></text:span><text:span text:style-name="Source_20_Text"><text:line-break/></text:span><text:span text:style-name="Source_20_Text"><text:span text:style-name="T644">12 | </text:span></text:span><text:span text:style-name="Source_20_Text">}</text:span></text:p>
      <text:p text:style-name="P148"><text:span text:style-name="T651">N</text:span><text:span text:style-name="T645">ow malloc is short for memory allocate</text:span><text:span text:style-name="T646"> and it's parameter is asking how much we want. This introduces us to the new operator "sizeof"</text:span><text:span text:style-name="T647">.</text:span><text:span text:style-name="T648"> "sizeof" returns how many bytes</text:span><text:span text:style-name="T649"> are used for a </text:span><text:span text:style-name="T650">given </text:span><text:span text:style-name="T649">type or variable.</text:span><text:span text:style-name="T652"> After that we assign 7 to the int and print it.</text:span><text:span text:style-name="T653"> As we </text:span><text:span text:style-name="T655">come to</text:span><text:span text:style-name="T653"> the end </text:span><text:span text:style-name="T674">of </text:span><text:span text:style-name="T653">"ptr"s life we have to remember to give it's memory back</text:span><text:span text:style-name="T654"> </text:span><text:span text:style-name="T653">to the operating system like a nice person.</text:span><text:span text:style-name="T675"> Just call free and give it the pointer.</text:span></text:p>
      <text:p text:style-name="P167">This allocation also work for arrays but a bit more awareness is needed for that.</text:p>
      <text:p text:style-name="P149"><text:span text:style-name="Source_20_Text"><text:span text:style-name="T681">0</text:span></text:span><text:span text:style-name="Source_20_Text"><text:span text:style-name="T682">1</text:span></text:span><text:span text:style-name="Source_20_Text"><text:span text:style-name="T681"> | </text:span></text:span><text:span text:style-name="Source_20_Text">#include &lt;stdio.h&gt;<text:line-break/></text:span><text:span text:style-name="Source_20_Text"><text:span text:style-name="T681">0</text:span></text:span><text:span text:style-name="Source_20_Text"><text:span text:style-name="T682">2</text:span></text:span><text:span text:style-name="Source_20_Text"><text:span text:style-name="T681"> | </text:span></text:span><text:span text:style-name="Source_20_Text">#include &lt;stdlib.h&gt;<text:line-break/></text:span><text:span text:style-name="Source_20_Text"><text:span text:style-name="T681">0</text:span></text:span><text:span text:style-name="Source_20_Text"><text:span text:style-name="T682">3</text:span></text:span><text:span text:style-name="Source_20_Text"><text:span text:style-name="T681"> | </text:span></text:span><text:span text:style-name="Source_20_Text"><text:line-break/></text:span><text:span text:style-name="Source_20_Text"><text:span text:style-name="T681">0</text:span></text:span><text:span text:style-name="Source_20_Text"><text:span text:style-name="T682">4</text:span></text:span><text:span text:style-name="Source_20_Text"><text:span text:style-name="T681"> | </text:span></text:span><text:span text:style-name="Source_20_Text">int main()<text:line-break/></text:span><text:span text:style-name="Source_20_Text"><text:span text:style-name="T681">0</text:span></text:span><text:span text:style-name="Source_20_Text"><text:span text:style-name="T682">5</text:span></text:span><text:span text:style-name="Source_20_Text"><text:span text:style-name="T681"> | </text:span></text:span><text:span text:style-name="Source_20_Text">{<text:line-break/></text:span><text:span text:style-name="Source_20_Text"><text:span text:style-name="T681">0</text:span></text:span><text:span text:style-name="Source_20_Text"><text:span text:style-name="T682">6</text:span></text:span><text:span text:style-name="Source_20_Text"><text:span text:style-name="T681"> | </text:span></text:span><text:span text:style-name="Source_20_Text"><text:tab/>const unsigned int ARR_LEN = 20;<text:line-break/></text:span><text:span text:style-name="Source_20_Text"><text:span text:style-name="T681">0</text:span></text:span><text:span text:style-name="Source_20_Text"><text:span text:style-name="T682">7</text:span></text:span><text:span text:style-name="Source_20_Text"><text:span text:style-name="T681"> | </text:span></text:span><text:span text:style-name="Source_20_Text"><text:tab/>int *array = malloc(ARR_LEN * sizeof(int));<text:line-break/></text:span><text:span text:style-name="Source_20_Text"><text:span text:style-name="T681">0</text:span></text:span><text:span text:style-name="Source_20_Text"><text:span text:style-name="T682">8</text:span></text:span><text:span text:style-name="Source_20_Text"><text:span text:style-name="T681"> | </text:span></text:span><text:span text:style-name="Source_20_Text"><text:line-break/></text:span><text:span text:style-name="Source_20_Text"><text:span text:style-name="T681">0</text:span></text:span><text:span text:style-name="Source_20_Text"><text:span text:style-name="T682">9</text:span></text:span><text:span text:style-name="Source_20_Text"><text:span text:style-name="T681"> | </text:span></text:span><text:span text:style-name="Source_20_Text"><text:tab/>for (int i = 0; i &lt; ARR_LEN; i++)<text:line-break/></text:span><text:span text:style-name="Source_20_Text"><text:span text:style-name="T682">1</text:span></text:span><text:span text:style-name="Source_20_Text"><text:span text:style-name="T681">0 | </text:span></text:span><text:span text:style-name="Source_20_Text"><text:tab/>{<text:line-break/></text:span><text:span text:style-name="Source_20_Text"><text:span text:style-name="T681">1</text:span></text:span><text:span text:style-name="Source_20_Text"><text:span text:style-name="T682">1</text:span></text:span><text:span text:style-name="Source_20_Text"><text:span text:style-name="T681"> | </text:span></text:span><text:span text:style-name="Source_20_Text"><text:tab/><text:tab/>printf("i: %i; val: %i\n", i, array[i]);<text:line-break/></text:span><text:span text:style-name="Source_20_Text"><text:span text:style-name="T681">1</text:span></text:span><text:span text:style-name="Source_20_Text"><text:span text:style-name="T682">2</text:span></text:span><text:span text:style-name="Source_20_Text"><text:span text:style-name="T681"> | </text:span></text:span><text:span text:style-name="Source_20_Text"><text:tab/>}<text:line-break/></text:span><text:span text:style-name="Source_20_Text"><text:span text:style-name="T681">1</text:span></text:span><text:span text:style-name="Source_20_Text"><text:span text:style-name="T682">3</text:span></text:span><text:span text:style-name="Source_20_Text"><text:span text:style-name="T681"> | </text:span></text:span><text:span text:style-name="Source_20_Text"><text:line-break/></text:span><text:soft-page-break/><text:span text:style-name="Source_20_Text"><text:span text:style-name="T681">1</text:span></text:span><text:span text:style-name="Source_20_Text"><text:span text:style-name="T682">4</text:span></text:span><text:span text:style-name="Source_20_Text"><text:span text:style-name="T681"> | </text:span></text:span><text:span text:style-name="Source_20_Text"><text:tab/>free(array);<text:line-break/></text:span><text:span text:style-name="Source_20_Text"><text:span text:style-name="T681">1</text:span></text:span><text:span text:style-name="Source_20_Text"><text:span text:style-name="T682">5</text:span></text:span><text:span text:style-name="Source_20_Text"><text:span text:style-name="T681"> | </text:span></text:span><text:span text:style-name="Source_20_Text">}</text:span></text:p>
      <text:p text:style-name="P153">In the malloc-call we now need to multiplicate the size of an integer with the amount of elements we want to have. Also with that constant we keep track of how many elements we have.</text:p>
      <text:h text:style-name="P213" text:outline-level="1"><text:bookmark-start text:name="__RefHeading___Toc139_3572798900"/>Struct<text:span text:style-name="T5">ures</text:span><text:bookmark-end text:name="__RefHeading___Toc139_3572798900"/></text:h>
      <text:p text:style-name="P154">...to build a strong foundation.<text:span text:style-name="T683"> Structures help us organizing data that belongs together.</text:span><text:span text:style-name="T684"> This also allows us to technically receive more from </text:span><text:span text:style-name="T685">a </text:span><text:span text:style-name="T684">function via </text:span><text:span text:style-name="T686">it's</text:span><text:span text:style-name="T684"> return value.</text:span><text:span text:style-name="T687"> </text:span><text:span text:style-name="T688">The following example shows a very simplified simulated messaging app.</text:span></text:p>
      <text:p text:style-name="P155"><text:span text:style-name="Source_20_Text"><text:span text:style-name="T689">01 | </text:span></text:span><text:span text:style-name="Source_20_Text">#include &lt;string.h&gt;<text:line-break/></text:span><text:span text:style-name="Source_20_Text"><text:span text:style-name="T689">02 | </text:span></text:span><text:span text:style-name="Source_20_Text">#include &lt;stdio.h&gt;<text:line-break/></text:span><text:span text:style-name="Source_20_Text"><text:span text:style-name="T689">03 | </text:span></text:span><text:span text:style-name="Source_20_Text"><text:line-break/></text:span><text:span text:style-name="Source_20_Text"><text:span text:style-name="T689">04 | </text:span></text:span><text:span text:style-name="Source_20_Text">struct Message<text:line-break/></text:span><text:span text:style-name="Source_20_Text"><text:span text:style-name="T689">05 | </text:span></text:span><text:span text:style-name="Source_20_Text">{<text:line-break/></text:span><text:span text:style-name="Source_20_Text"><text:span text:style-name="T689">06 | </text:span></text:span><text:span text:style-name="Source_20_Text"><text:tab/>int sender_id;<text:line-break/></text:span><text:span text:style-name="Source_20_Text"><text:span text:style-name="T689">07 | </text:span></text:span><text:span text:style-name="Source_20_Text"><text:tab/>int receiver_id;<text:line-break/></text:span><text:span text:style-name="Source_20_Text"><text:span text:style-name="T689">08 | </text:span></text:span><text:span text:style-name="Source_20_Text"><text:tab/>char content[256];<text:line-break/></text:span><text:span text:style-name="Source_20_Text"><text:span text:style-name="T689">09 | </text:span></text:span><text:span text:style-name="Source_20_Text">};<text:line-break/></text:span><text:span text:style-name="Source_20_Text"><text:span text:style-name="T689">10 | </text:span></text:span><text:span text:style-name="Source_20_Text"><text:line-break/></text:span><text:span text:style-name="Source_20_Text"><text:span text:style-name="T689">11 | </text:span></text:span><text:span text:style-name="Source_20_Text">struct Message receive_message(int my_id)<text:line-break/></text:span><text:span text:style-name="Source_20_Text"><text:span text:style-name="T689">12 | </text:span></text:span><text:span text:style-name="Source_20_Text">{<text:line-break/></text:span><text:span text:style-name="Source_20_Text"><text:span text:style-name="T689">13 | </text:span></text:span><text:span text:style-name="Source_20_Text"><text:tab/>struct Message result;<text:line-break/></text:span><text:span text:style-name="Source_20_Text"><text:span text:style-name="T689">14 | </text:span></text:span><text:span text:style-name="Source_20_Text"><text:line-break/></text:span><text:span text:style-name="Source_20_Text"><text:span text:style-name="T689">15 | </text:span></text:span><text:span text:style-name="Source_20_Text"><text:tab/>result.sender_id = 32;<text:line-break/></text:span><text:span text:style-name="Source_20_Text"><text:span text:style-name="T689">16 | </text:span></text:span><text:span text:style-name="Source_20_Text"><text:tab/>result.receiver_id = my_id;<text:line-break/></text:span><text:span text:style-name="Source_20_Text"><text:span text:style-name="T689">17 | </text:span></text:span><text:span text:style-name="Source_20_Text"><text:tab/>s</text:span><text:span text:style-name="Source_20_Text"><text:span text:style-name="T691">trcpy</text:span></text:span><text:span text:style-name="Source_20_Text">(result.content, "1 message from your pal");<text:line-break/></text:span><text:span text:style-name="Source_20_Text"><text:span text:style-name="T689">18 | </text:span></text:span><text:span text:style-name="Source_20_Text"><text:line-break/></text:span><text:span text:style-name="Source_20_Text"><text:span text:style-name="T689">19 | </text:span></text:span><text:span text:style-name="Source_20_Text"><text:tab/>return result;<text:line-break/></text:span><text:span text:style-name="Source_20_Text"><text:span text:style-name="T689">2</text:span></text:span><text:span text:style-name="Source_20_Text"><text:span text:style-name="T690">0</text:span></text:span><text:span text:style-name="Source_20_Text"><text:span text:style-name="T689"> | </text:span></text:span><text:span text:style-name="Source_20_Text">}<text:line-break/></text:span><text:span text:style-name="Source_20_Text"><text:span text:style-name="T689">2</text:span></text:span><text:span text:style-name="Source_20_Text"><text:span text:style-name="T690">1</text:span></text:span><text:span text:style-name="Source_20_Text"><text:span text:style-name="T689"> | </text:span></text:span><text:span text:style-name="Source_20_Text"><text:line-break/></text:span><text:span text:style-name="Source_20_Text"><text:span text:style-name="T689">2</text:span></text:span><text:span text:style-name="Source_20_Text"><text:span text:style-name="T690">2</text:span></text:span><text:span text:style-name="Source_20_Text"><text:span text:style-name="T689"> | </text:span></text:span><text:span text:style-name="Source_20_Text">int main()<text:line-break/></text:span><text:span text:style-name="Source_20_Text"><text:span text:style-name="T689">2</text:span></text:span><text:span text:style-name="Source_20_Text"><text:span text:style-name="T690">3</text:span></text:span><text:span text:style-name="Source_20_Text"><text:span text:style-name="T689"> | </text:span></text:span><text:span text:style-name="Source_20_Text">{<text:line-break/></text:span><text:span text:style-name="Source_20_Text"><text:span text:style-name="T689">2</text:span></text:span><text:span text:style-name="Source_20_Text"><text:span text:style-name="T690">4</text:span></text:span><text:span text:style-name="Source_20_Text"><text:span text:style-name="T689"> | </text:span></text:span><text:span text:style-name="Source_20_Text"><text:tab/>struct Message simulated_msg = receive_message(10);<text:line-break/></text:span><text:span text:style-name="Source_20_Text"><text:span text:style-name="T689">2</text:span></text:span><text:span text:style-name="Source_20_Text"><text:span text:style-name="T690">5</text:span></text:span><text:span text:style-name="Source_20_Text"><text:span text:style-name="T689"> | </text:span></text:span><text:span text:style-name="Source_20_Text"><text:line-break/></text:span><text:span text:style-name="Source_20_Text"><text:span text:style-name="T689">2</text:span></text:span><text:span text:style-name="Source_20_Text"><text:span text:style-name="T690">6</text:span></text:span><text:span text:style-name="Source_20_Text"><text:span text:style-name="T689"> | </text:span></text:span><text:span text:style-name="Source_20_Text"><text:tab/>printf(<text:line-break/></text:span><text:span text:style-name="Source_20_Text"><text:span text:style-name="T689">2</text:span></text:span><text:span text:style-name="Source_20_Text"><text:span text:style-name="T690">7</text:span></text:span><text:span text:style-name="Source_20_Text"><text:span text:style-name="T689"> | </text:span></text:span><text:span text:style-name="Source_20_Text"><text:tab/><text:tab/>"from: %i\nto: %i\n\n%s\n",<text:line-break/></text:span><text:span text:style-name="Source_20_Text"><text:span text:style-name="T689">2</text:span></text:span><text:span text:style-name="Source_20_Text"><text:span text:style-name="T690">8</text:span></text:span><text:span text:style-name="Source_20_Text"><text:span text:style-name="T689"> | </text:span></text:span><text:span text:style-name="Source_20_Text"><text:tab/><text:tab/>simulated_msg.sender_id,<text:line-break/></text:span><text:span text:style-name="Source_20_Text"><text:span text:style-name="T689">2</text:span></text:span><text:span text:style-name="Source_20_Text"><text:span text:style-name="T690">9</text:span></text:span><text:span text:style-name="Source_20_Text"><text:span text:style-name="T689"> | </text:span></text:span><text:span text:style-name="Source_20_Text"><text:tab/><text:tab/>simulated_msg.receiver_id,<text:line-break/></text:span><text:span text:style-name="Source_20_Text"><text:span text:style-name="T690">30 | </text:span></text:span><text:span text:style-name="Source_20_Text"><text:tab/><text:tab/>simulated_msg.content);<text:line-break/></text:span><text:span text:style-name="Source_20_Text"><text:span text:style-name="T690">31 | </text:span></text:span><text:span text:style-name="Source_20_Text">}</text:span></text:p>
      <text:p text:style-name="P156"><text:span text:style-name="T692">So we create the struct "Message" with three variables and then use it with "</text:span><text:span text:style-name="Source_20_Text"><text:span text:style-name="T692">struct Message</text:span></text:span><text:span text:style-name="T692">".</text:span><text:span text:style-name="T693"> That's tedious.</text:span><text:span text:style-name="T694"> Using the keyword "typedef" in struct creation, we can </text:span><text:span text:style-name="T696">eliminate</text:span><text:span text:style-name="T694"> the need for struct everywhere:</text:span></text:p>
      <text:p text:style-name="P157"><text:span text:style-name="Source_20_Text"><text:span text:style-name="T695">04 | </text:span></text:span><text:span text:style-name="Source_20_Text">typedef struct Message<text:line-break/></text:span><text:span text:style-name="Source_20_Text"><text:span text:style-name="T695">05 | </text:span></text:span><text:span text:style-name="Source_20_Text">{<text:line-break/></text:span><text:soft-page-break/><text:span text:style-name="Source_20_Text"><text:span text:style-name="T695">06 | </text:span></text:span><text:span text:style-name="Source_20_Text"><text:tab/>int sender_id;<text:line-break/></text:span><text:span text:style-name="Source_20_Text"><text:span text:style-name="T695">07 | </text:span></text:span><text:span text:style-name="Source_20_Text"><text:tab/>int receiver_id;<text:line-break/></text:span><text:span text:style-name="Source_20_Text"><text:span text:style-name="T695">08 | </text:span></text:span><text:span text:style-name="Source_20_Text"><text:tab/>char content[256];<text:line-break/></text:span><text:span text:style-name="Source_20_Text"><text:span text:style-name="T695">09 | </text:span></text:span><text:span text:style-name="Source_20_Text">} Message ;<text:line-break/></text:span><text:span text:style-name="Source_20_Text"><text:span text:style-name="T695">10 | </text:span></text:span><text:span text:style-name="Source_20_Text"><text:line-break/></text:span><text:span text:style-name="Source_20_Text"><text:span text:style-name="T695">11 | </text:span></text:span><text:span text:style-name="Source_20_Text">Message receive_message(int my_id)<text:line-break/></text:span><text:span text:style-name="Source_20_Text"><text:span text:style-name="T695">12 | </text:span></text:span><text:span text:style-name="Source_20_Text">{</text:span></text:p>
      <text:p text:style-name="P158">Now the lines 04 - 09 look a bit weird, so let me explain<text:span text:style-name="T697">. With typedef you can basically create an alias for a type. For example</text:span><text:span text:style-name="T698">:</text:span></text:p>
      <text:p text:style-name="P158"><text:span text:style-name="Source_20_Text">typedef unsigned int user_id;</text:span></text:p>
      <text:p text:style-name="P168">This way our struct could also look like this:</text:p>
      <text:p text:style-name="P159"><text:span text:style-name="Source_20_Text"><text:span text:style-name="T701">04 | </text:span></text:span><text:span text:style-name="Source_20_Text">typedef struct Message<text:line-break/></text:span><text:span text:style-name="Source_20_Text"><text:span text:style-name="T701">05 | </text:span></text:span><text:span text:style-name="Source_20_Text">{<text:line-break/></text:span><text:span text:style-name="Source_20_Text"><text:span text:style-name="T701">06 | </text:span></text:span><text:span text:style-name="Source_20_Text"><text:tab/>user_id sender_id;<text:line-break/></text:span><text:span text:style-name="Source_20_Text"><text:span text:style-name="T701">07 | </text:span></text:span><text:span text:style-name="Source_20_Text"><text:tab/>user_id receiver_id;<text:line-break/></text:span><text:span text:style-name="Source_20_Text"><text:span text:style-name="T701">08 | </text:span></text:span><text:span text:style-name="Source_20_Text"><text:tab/>char content[256];<text:line-break/></text:span><text:span text:style-name="Source_20_Text"><text:span text:style-name="T701">09 | </text:span></text:span><text:span text:style-name="Source_20_Text">} Message ;</text:span></text:p>
      <text:p text:style-name="P160">The same work<text:span text:style-name="T699">s</text:span> for struct<text:span text:style-name="T700">ure</text:span>s and others.<text:span text:style-name="T702"> After the "</text:span><text:span text:style-name="Source_20_Text"><text:span text:style-name="T702">typedef</text:span></text:span><text:span text:style-name="T702">" we write the type we wish to refer to and then the name.</text:span></text:p>
      <text:p text:style-name="P162"><text:span text:style-name="Source_20_Text">typedef struct Struct</text:span><text:span text:style-name="Source_20_Text"><text:span text:style-name="T703">Name</text:span></text:span><text:span text:style-name="Source_20_Text"> {...} type_name;</text:span></text:p>
      <text:h text:style-name="P208" text:outline-level="1"><text:bookmark-start text:name="__RefHeading___Toc8382_1255930186"/>Enum<text:span text:style-name="T704">erator</text:span><text:span text:style-name="T705">s</text:span><text:bookmark-end text:name="__RefHeading___Toc8382_1255930186"/></text:h>
      <text:p text:style-name="P163">...allow for a neat organization of names that represent values from the same type.</text:p>
      <text:p text:style-name="P161"><text:span text:style-name="Source_20_Text"><text:span text:style-name="T706">23 | </text:span></text:span><text:span text:style-name="Source_20_Text">typedef enum Color<text:line-break/></text:span><text:span text:style-name="Source_20_Text"><text:span text:style-name="T707">2</text:span></text:span><text:span text:style-name="Source_20_Text"><text:span text:style-name="T709">4</text:span></text:span><text:span text:style-name="Source_20_Text"><text:span text:style-name="T707"> | </text:span></text:span><text:span text:style-name="Source_20_Text">{<text:line-break/></text:span><text:span text:style-name="Source_20_Text"><text:span text:style-name="T707">2</text:span></text:span><text:span text:style-name="Source_20_Text"><text:span text:style-name="T709">5</text:span></text:span><text:span text:style-name="Source_20_Text"><text:span text:style-name="T707"> | </text:span></text:span><text:span text:style-name="Source_20_Text"><text:tab/>C_RED,<text:line-break/></text:span><text:span text:style-name="Source_20_Text"><text:span text:style-name="T707">2</text:span></text:span><text:span text:style-name="Source_20_Text"><text:span text:style-name="T709">6</text:span></text:span><text:span text:style-name="Source_20_Text"><text:span text:style-name="T707"> | </text:span></text:span><text:span text:style-name="Source_20_Text"><text:tab/>C_GREEN,<text:line-break/></text:span><text:span text:style-name="Source_20_Text"><text:span text:style-name="T707">2</text:span></text:span><text:span text:style-name="Source_20_Text"><text:span text:style-name="T709">7</text:span></text:span><text:span text:style-name="Source_20_Text"><text:span text:style-name="T707"> | </text:span></text:span><text:span text:style-name="Source_20_Text"><text:tab/>C_BLUE,<text:line-break/></text:span><text:span text:style-name="Source_20_Text"><text:span text:style-name="T711">28 | </text:span></text:span><text:span text:style-name="Source_20_Text"><text:line-break/></text:span><text:span text:style-name="Source_20_Text"><text:span text:style-name="T711">29 | </text:span></text:span><text:span text:style-name="Source_20_Text"><text:span text:style-name="T710"><text:tab/>C_FIRST = C_RED,<text:line-break/></text:span></text:span><text:span text:style-name="Source_20_Text"><text:span text:style-name="T711">30 | </text:span></text:span><text:span text:style-name="Source_20_Text"><text:span text:style-name="T710"><text:tab/>C_LAST = C_BLUE,</text:span></text:span><text:span text:style-name="Source_20_Text"><text:line-break/></text:span><text:span text:style-name="Source_20_Text"><text:span text:style-name="T712">31</text:span></text:span><text:span text:style-name="Source_20_Text"><text:span text:style-name="T707"> | </text:span></text:span><text:span text:style-name="Source_20_Text">} Color ;<text:line-break/></text:span><text:span text:style-name="Source_20_Text"><text:span text:style-name="T712">32</text:span></text:span><text:span text:style-name="Source_20_Text"><text:span text:style-name="T707"> | </text:span></text:span><text:span text:style-name="Source_20_Text"><text:line-break/></text:span><text:span text:style-name="Source_20_Text"><text:span text:style-name="T708">3</text:span></text:span><text:span text:style-name="Source_20_Text"><text:span text:style-name="T712">3</text:span></text:span><text:span text:style-name="Source_20_Text"><text:span text:style-name="T708"> | </text:span></text:span><text:span text:style-name="Source_20_Text">int main(</text:span><text:span text:style-name="Source_20_Text"><text:span text:style-name="T727"> void </text:span></text:span><text:span text:style-name="Source_20_Text">)<text:line-break/></text:span><text:span text:style-name="Source_20_Text"><text:span text:style-name="T708">3</text:span></text:span><text:span text:style-name="Source_20_Text"><text:span text:style-name="T712">4</text:span></text:span><text:span text:style-name="Source_20_Text"><text:span text:style-name="T708"> | </text:span></text:span><text:span text:style-name="Source_20_Text">{<text:line-break/></text:span><text:span text:style-name="Source_20_Text"><text:span text:style-name="T708">3</text:span></text:span><text:span text:style-name="Source_20_Text"><text:span text:style-name="T712">5</text:span></text:span><text:span text:style-name="Source_20_Text"><text:span text:style-name="T708"> | </text:span></text:span><text:span text:style-name="Source_20_Text"><text:tab/>Color bg_color = C_GREEN;<text:line-break/></text:span><text:span text:style-name="Source_20_Text"><text:span text:style-name="T708">3</text:span></text:span><text:span text:style-name="Source_20_Text"><text:span text:style-name="T712">6</text:span></text:span><text:span text:style-name="Source_20_Text"><text:span text:style-name="T708"> | </text:span></text:span><text:span text:style-name="Source_20_Text"><text:line-break/></text:span><text:span text:style-name="Source_20_Text"><text:span text:style-name="T708">3</text:span></text:span><text:span text:style-name="Source_20_Text"><text:span text:style-name="T712">7</text:span></text:span><text:span text:style-name="Source_20_Text"><text:span text:style-name="T708"> | </text:span></text:span><text:span text:style-name="Source_20_Text"><text:tab/>switch (bg_color)<text:line-break/></text:span><text:span text:style-name="Source_20_Text"><text:span text:style-name="T708">3</text:span></text:span><text:span text:style-name="Source_20_Text"><text:span text:style-name="T712">8</text:span></text:span><text:span text:style-name="Source_20_Text"><text:span text:style-name="T708"> | </text:span></text:span><text:span text:style-name="Source_20_Text"><text:tab/>{<text:line-break/></text:span><text:span text:style-name="Source_20_Text"><text:span text:style-name="T708">3</text:span></text:span><text:span text:style-name="Source_20_Text"><text:span text:style-name="T712">9</text:span></text:span><text:span text:style-name="Source_20_Text"><text:span text:style-name="T708"> | </text:span></text:span><text:span text:style-name="Source_20_Text"><text:tab/><text:tab/>case C_RED:<text:line-break/></text:span><text:span text:style-name="Source_20_Text"><text:span text:style-name="T712">40</text:span></text:span><text:span text:style-name="Source_20_Text"><text:span text:style-name="T708"> | </text:span></text:span><text:span text:style-name="Source_20_Text"><text:tab/><text:tab/><text:tab/>draw(255, 0, 0);<text:line-break/></text:span><text:span text:style-name="Source_20_Text"><text:span text:style-name="T712">41</text:span></text:span><text:span text:style-name="Source_20_Text"><text:span text:style-name="T708"> | </text:span></text:span><text:span text:style-name="Source_20_Text"><text:tab/><text:tab/><text:tab/>break;<text:line-break/></text:span><text:span text:style-name="Source_20_Text"><text:span text:style-name="T712">42</text:span></text:span><text:span text:style-name="Source_20_Text"><text:span text:style-name="T708"> | </text:span></text:span><text:span text:style-name="Source_20_Text"><text:line-break/></text:span><text:span text:style-name="Source_20_Text"><text:span text:style-name="T708">4</text:span></text:span><text:span text:style-name="Source_20_Text"><text:span text:style-name="T712">3</text:span></text:span><text:span text:style-name="Source_20_Text"><text:span text:style-name="T708"> | </text:span></text:span><text:span text:style-name="Source_20_Text"><text:tab/><text:tab/>case C_GREEN:<text:line-break/></text:span><text:span text:style-name="Source_20_Text"><text:span text:style-name="T708">4</text:span></text:span><text:span text:style-name="Source_20_Text"><text:span text:style-name="T712">4</text:span></text:span><text:span text:style-name="Source_20_Text"><text:span text:style-name="T708"> | </text:span></text:span><text:span text:style-name="Source_20_Text"><text:tab/><text:tab/><text:tab/>draw(0, 255, 0);<text:line-break/></text:span><text:span text:style-name="Source_20_Text"><text:span text:style-name="T708">4</text:span></text:span><text:span text:style-name="Source_20_Text"><text:span text:style-name="T712">5</text:span></text:span><text:span text:style-name="Source_20_Text"><text:span text:style-name="T708"> | </text:span></text:span><text:span text:style-name="Source_20_Text"><text:tab/><text:tab/><text:tab/>break;<text:line-break/></text:span><text:span text:style-name="Source_20_Text"><text:span text:style-name="T708">4</text:span></text:span><text:span text:style-name="Source_20_Text"><text:span text:style-name="T712">6</text:span></text:span><text:span text:style-name="Source_20_Text"><text:span text:style-name="T708"> | </text:span></text:span><text:span text:style-name="Source_20_Text"><text:line-break/></text:span><text:span text:style-name="Source_20_Text"><text:span text:style-name="T708">4</text:span></text:span><text:span text:style-name="Source_20_Text"><text:span text:style-name="T712">7</text:span></text:span><text:span text:style-name="Source_20_Text"><text:span text:style-name="T708"> | </text:span></text:span><text:span text:style-name="Source_20_Text"><text:tab/><text:tab/>case C_BLUE:<text:line-break/></text:span><text:span text:style-name="Source_20_Text"><text:span text:style-name="T708">4</text:span></text:span><text:span text:style-name="Source_20_Text"><text:span text:style-name="T712">8</text:span></text:span><text:span text:style-name="Source_20_Text"><text:span text:style-name="T708"> | </text:span></text:span><text:span text:style-name="Source_20_Text"><text:tab/><text:tab/><text:tab/>draw(0, 0, 255);<text:line-break/></text:span><text:span text:style-name="Source_20_Text"><text:span text:style-name="T708">4</text:span></text:span><text:span text:style-name="Source_20_Text"><text:span text:style-name="T712">9</text:span></text:span><text:span text:style-name="Source_20_Text"><text:span text:style-name="T708"> | </text:span></text:span><text:span text:style-name="Source_20_Text"><text:tab/><text:tab/><text:tab/>break;<text:line-break/></text:span><text:span text:style-name="Source_20_Text"><text:span text:style-name="T712">50</text:span></text:span><text:span text:style-name="Source_20_Text"><text:span text:style-name="T708"> | </text:span></text:span><text:span text:style-name="Source_20_Text"><text:tab/>}<text:line-break/></text:span><text:span text:style-name="Source_20_Text"><text:span text:style-name="T712">51</text:span></text:span><text:span text:style-name="Source_20_Text"><text:span text:style-name="T708"> | </text:span></text:span><text:span text:style-name="Source_20_Text">}</text:span></text:p>
      <text:p text:style-name="P164">An enum at it's core is a numerical type<text:span text:style-name="T713">. You can assign any </text:span><text:span text:style-name="T714">constant </text:span><text:span text:style-name="T713">number to a member of an enum.</text:span></text:p>
      <text:h text:style-name="P208" text:outline-level="1"><text:bookmark-start text:name="__RefHeading___Toc2206_55192689"/>Casting<text:bookmark-end text:name="__RefHeading___Toc2206_55192689"/></text:h>
      <text:p text:style-name="P169">To cast means to change a variables type<text:span text:style-name="T728">. Effectively forcing the program to interpret the </text:span><text:span text:style-name="T730">values</text:span><text:span text:style-name="T728"> bytes differently.</text:span><text:span text:style-name="T729"> Remember that second sentence.</text:span></text:p>
      <text:p text:style-name="P170"><text:span text:style-name="Source_20_Text"><text:span text:style-name="T732">01 | </text:span></text:span><text:span text:style-name="Source_20_Text">#include &lt;stdio.h&gt;<text:line-break/></text:span><text:span text:style-name="Source_20_Text"><text:span text:style-name="T732">02 | </text:span></text:span><text:span text:style-name="Source_20_Text"><text:line-break/></text:span><text:span text:style-name="Source_20_Text"><text:span text:style-name="T732">03 | </text:span></text:span><text:span text:style-name="Source_20_Text">int main( void )<text:line-break/></text:span><text:span text:style-name="Source_20_Text"><text:span text:style-name="T732">04 | </text:span></text:span><text:span text:style-name="Source_20_Text">{<text:line-break/></text:span><text:span text:style-name="Source_20_Text"><text:span text:style-name="T732">05 | </text:span></text:span><text:span text:style-name="Source_20_Text"><text:tab/>unsigned int unflipped = 4000000000;<text:line-break/></text:span><text:span text:style-name="Source_20_Text"><text:span text:style-name="T732">06 | </text:span></text:span><text:span text:style-name="Source_20_Text"><text:tab/>signed int flipped = (signed int) unflipped;<text:line-break/></text:span><text:span text:style-name="Source_20_Text"><text:span text:style-name="T732">07 | </text:span></text:span><text:span text:style-name="Source_20_Text"><text:tab/><text:line-break/></text:span><text:span text:style-name="Source_20_Text"><text:span text:style-name="T732">08 | </text:span></text:span><text:span text:style-name="Source_20_Text"><text:tab/>printf("%u flipped to %i\n", unflipped, flipped);<text:line-break/></text:span><text:span text:style-name="Source_20_Text"><text:span text:style-name="T732">09 | </text:span></text:span><text:span text:style-name="Source_20_Text">}</text:span></text:p>
      <text:p text:style-name="P173">Here we cast to the same sized integer but from unsigned to signed.<text:span text:style-name="T733"> Thanks to that the </text:span><text:span text:style-name="T735">printed</text:span><text:span text:style-name="T733"> number</text:span><text:span text:style-name="T735"> "flipped to"</text:span><text:span text:style-name="T733"> will </text:span><text:span text:style-name="T735">be</text:span><text:span text:style-name="T733"> -294967296</text:span><text:span text:style-name="T734">, at least on my machine</text:span><text:span text:style-name="T733">.</text:span></text:p>
      <text:h text:style-name="Heading_20_2" text:outline-level="2"><text:bookmark-start text:name="__RefHeading___Toc9104_399436805"/>implicit conversion<text:bookmark-end text:name="__RefHeading___Toc9104_399436805"/></text:h>
      <text:p text:style-name="P172"><text:span text:style-name="T736">I am not a fan of it but this language will come with implicit casts as well.</text:span><text:span text:style-name="T737"> You sh</text:span><text:span text:style-name="T738">ould not rely on it though because it can be hard to see sometimes and as such obfuscates your code.</text:span></text:p>
      <text:p text:style-name="P171"><text:span text:style-name="Source_20_Text"><text:span text:style-name="T731">01 | </text:span></text:span><text:span text:style-name="Source_20_Text">#include &lt;stdio.h&gt;<text:line-break/></text:span><text:span text:style-name="Source_20_Text"><text:span text:style-name="T731">02 | </text:span></text:span><text:span text:style-name="Source_20_Text"><text:line-break/></text:span><text:span text:style-name="Source_20_Text"><text:span text:style-name="T731">03 | </text:span></text:span><text:span text:style-name="Source_20_Text">int main( void )<text:line-break/></text:span><text:span text:style-name="Source_20_Text"><text:span text:style-name="T731">04 | </text:span></text:span><text:span text:style-name="Source_20_Text">{<text:line-break/></text:span><text:span text:style-name="Source_20_Text"><text:span text:style-name="T731">05 | </text:span></text:span><text:span text:style-name="Source_20_Text"><text:tab/>float temp = 10;<text:line-break/></text:span><text:span text:style-name="Source_20_Text"><text:span text:style-name="T731">06 | </text:span></text:span><text:span text:style-name="Source_20_Text"><text:tab/><text:line-break/></text:span><text:span text:style-name="Source_20_Text"><text:span text:style-name="T731">07 | </text:span></text:span><text:span text:style-name="Source_20_Text"><text:tab/>printf("%f\n", temp);<text:line-break/></text:span><text:span text:style-name="Source_20_Text"><text:span text:style-name="T731">08 | </text:span></text:span><text:span text:style-name="Source_20_Text">}</text:span></text:p>
      <text:p text:style-name="P174">To explicitly present a float do not forget to type the comma<text:span text:style-name="T739">: </text:span><text:span text:style-name="Source_20_Text"><text:span text:style-name="T739">10.0</text:span></text:span></text:p>
      <text:h text:style-name="P208" text:outline-level="1"><text:bookmark-start text:name="__RefHeading___Toc126_3572798900"/>Errors are friends, not food<text:bookmark-end text:name="__RefHeading___Toc126_3572798900"/></text:h>
      <text:p text:style-name="P165">The compiler will <text:span text:style-name="T715">provide you with mostly helpful information.</text:span><text:span text:style-name="T716"> The more the compiler tells you what is wrong</text:span><text:span text:style-name="T719">,</text:span><text:span text:style-name="T716"> the better.</text:span><text:span text:style-name="T717"> If you disagree talk to a Rustacean</text:span><text:span text:style-name="T718"> (Rust programmer)</text:span><text:span text:style-name="T717">.</text:span><text:span text:style-name="T720"> The Rust programming language has a very good compiler, that will provide the user with not just tons of errors but warnings alike. </text:span><text:span text:style-name="T723">If you still not agree with me</text:span><text:span text:style-name="T726"> and the Rustaceans</text:span><text:span text:style-name="T724">,</text:span><text:span text:style-name="T723"> then feel free to try vanilla Python with a standard text editor. </text:span><text:span text:style-name="T725">The Python parser will basically accept anything that it can process. It never gives you any warnings letting your program run into all kinds of runtime issues. </text:span><text:span text:style-name="T720">If you </text:span><text:span text:style-name="T721">do </text:span><text:span text:style-name="T720">agree</text:span><text:span text:style-name="T721"> then i recommend you to activate the compilers options to print more warnings.<text:line-break/></text:span><text:span text:style-name="T722">In gcc these options are </text:span><text:span text:style-name="Source_20_Text"><text:span text:style-name="T722">-Wall -Wextra</text:span></text:span><text:span text:style-name="T722">.</text:span></text:p>
      <text:p text:style-name="P166">By the way the difference between an error and a warning is:</text:p>
      <text:list xml:id="list113954987860591" text:continue-numbering="true" text:style-name="List_20_1">
        <text:list-item>
          <text:p text:style-name="P235">error = the source code cannot be compiled into a working binary filename</text:p>
        </text:list-item>
        <text:list-item>
          <text:p text:style-name="P236">warning = the code can be compiled but unintended behavior might arise at runtime</text:p>
        </text:list-item>
      </text:list>
      <text:h text:style-name="P208" text:outline-level="1"><text:bookmark-start text:name="__RefHeading___Toc143_3572798900"/>Think about the kids<text:bookmark-end text:name="__RefHeading___Toc143_3572798900"/></text:h>
      <text:p text:style-name="P7">By kids I mean data, they are your kids now. Good luck.</text:p>
      <text:p text:style-name="P8">Essentially talk about data oriented programming.</text:p>
      <text:h text:style-name="P208" text:outline-level="1"><text:bookmark-start text:name="__RefHeading___Toc108_3572798900"/>Standards<text:bookmark-end text:name="__RefHeading___Toc108_3572798900"/></text:h>
      <text:p text:style-name="P30">The c standards and how / when to use them</text:p>
      <text:h text:style-name="P208" text:outline-level="1"><text:bookmark-start text:name="__RefHeading___Toc1533_630985852"/>Roads to Rome<text:bookmark-end text:name="__RefHeading___Toc1533_630985852"/></text:h>
      <text:p text:style-name="P31">divergent thinking<text:line-break/><text:span text:style-name="T247">dont feel smug because obfuscated flashy solution</text:span><text:span text:style-name="T248"> -&gt; Terry Davis: "An idiot admires complexity, a genius admires simplicity."</text:span></text:p>
      <text:h text:style-name="P214" text:outline-level="1"><text:bookmark-start text:name="__RefHeading___Toc6492_3578794143"/>Libraries<text:bookmark-end text:name="__RefHeading___Toc6492_3578794143"/></text:h>
      <text:h text:style-name="P208" text:outline-level="1"><text:bookmark-start text:name="__RefHeading___Toc1535_630985852"/>Debugging<text:bookmark-end text:name="__RefHeading___Toc1535_630985852"/></text:h>
      <text:h text:style-name="Heading_20_2" text:outline-level="2"><text:bookmark-start text:name="__RefHeading___Toc1540_630985852"/>Getting the debugger<text:bookmark-end text:name="__RefHeading___Toc1540_630985852"/></text:h>
      <text:p text:style-name="P12"><text:span text:style-name="T250">If you use</text:span><text:span text:style-name="T75"> Linux </text:span><text:span text:style-name="T250">and go with </text:span><text:span text:style-name="T75">gcc,</text:span><text:span text:style-name="T250"> install gdb</text:span><text:span text:style-name="T82"> via your package manager</text:span><text:span text:style-name="T75">:<text:line-break/></text:span><text:span text:style-name="T134">Debian and Debian-based: </text:span><text:span text:style-name="Source_20_Text"><text:span text:style-name="T81">sudo apt install g</text:span></text:span><text:span text:style-name="Source_20_Text"><text:span text:style-name="T251">db</text:span></text:span><text:span text:style-name="Source_20_Text"><text:span text:style-name="T81"><text:line-break/></text:span></text:span><text:span text:style-name="T135">Arch and Arch-based: </text:span><text:span text:style-name="Source_20_Text"><text:span text:style-name="T135">sudo pacman -</text:span></text:span><text:span text:style-name="Source_20_Text"><text:span text:style-name="T136">S g</text:span></text:span><text:span text:style-name="Source_20_Text"><text:span text:style-name="T251">db</text:span></text:span><text:span text:style-name="Source_20_Text"><text:span text:style-name="T136"><text:line-break/></text:span></text:span><text:span text:style-name="T137">Fedora: </text:span><text:span text:style-name="Source_20_Text"><text:span text:style-name="T137">sudo dnf install g</text:span></text:span><text:span text:style-name="Source_20_Text"><text:span text:style-name="T251">db</text:span></text:span></text:p>
      <text:p text:style-name="P69">On Windows<text:span text:style-name="T252"> gdb should come with mingw, which you are hopefully using in this case.<text:line-break/>If you don't use mingw, </text:span><text:span text:style-name="T253">may </text:span><text:span text:style-name="T252">god help you.</text:span></text:p>
      <text:h text:style-name="Heading_20_2" text:outline-level="2"><text:bookmark-start text:name="__RefHeading___Toc2773_55192689"/>compiling<text:bookmark-end text:name="__RefHeading___Toc2773_55192689"/></text:h>
      <text:h text:style-name="Heading_20_2" text:outline-level="2"><text:bookmark-start text:name="__RefHeading___Toc1542_630985852"/>debugging<text:bookmark-end text:name="__RefHeading___Toc1542_630985852"/></text:h>
      <text:h text:style-name="P215" text:outline-level="1"><text:bookmark-start text:name="__RefHeading___Toc1531_630985852"/>Optional end t<text:span text:style-name="T245">opics</text:span><text:bookmark-end text:name="__RefHeading___Toc1531_630985852"/></text:h>
      <text:h text:style-name="Heading_20_2" text:outline-level="2"><text:bookmark-start text:name="__RefHeading___Toc1548_630985852"/>Undefined behavior<text:span text:style-name="T287"> and co</text:span><text:bookmark-end text:name="__RefHeading___Toc1548_630985852"/></text:h>
      <text:p text:style-name="P32">Can you remember the part in the chapter about types<text:span text:style-name="T254">, in which i said "</text:span><text:span text:style-name="T195">Now if you try this on your machine it might actually work, because your machine support</text:span><text:span text:style-name="T203">s</text:span><text:span text:style-name="T195"> this but mine just didn't.</text:span><text:span text:style-name="T254">"</text:span><text:span text:style-name="T255">?<text:line-break/></text:span><text:span text:style-name="T256">This statement exists because of undefined behavior within the C language.<text:line-break/></text:span><text:span text:style-name="T257">Undefined behavior means that the C standard itself does not define what happens in every case.</text:span><text:span text:style-name="T258"> One such case is the exact size of an "int".<text:line-break/></text:span><text:span text:style-name="T259">The C standard defines an "int" being at least 16 bits long and at maximum 32 bits.<text:line-break/></text:span><text:span text:style-name="T260">"Then who is defining the exact size at the end</text:span><text:span text:style-name="T283"> of the day</text:span><text:span text:style-name="T260">?"</text:span></text:p>
      <text:p text:style-name="P39">The compiler<text:span text:style-name="T284">,</text:span> even if it results in demons flying out of your nose.<text:span text:style-name="T285"> Now before you ask why the C standard allows such horrific images to be rendered in your head, </text:span><text:span text:style-name="T286">remember that C is old. In it's early versions the primary advantage of this was to allow the creation of performant compilers</text:span><text:span text:style-name="T288"> for all kinds of machines</text:span><text:span text:style-name="T286">.</text:span><text:span text:style-name="T289"> This way code can be compiled differently to be much more fitting for a specific machine, without a heavy workaround.</text:span><text:span text:style-name="T290"> So knowing the compiler and the targeted machine was a lot more important back then.</text:span></text:p>
      <text:p text:style-name="P40">In current year however<text:span text:style-name="T291"> standardization of the platforms turned this into less of an advantage</text:span><text:span text:style-name="T292"> and more of a... nasal demon</text:span><text:span text:style-name="T293"> spawn-hole.</text:span></text:p>
      <text:h text:style-name="P219" text:outline-level="2"><text:bookmark-start text:name="__RefHeading___Toc9106_399436805"/>goto<text:span text:style-name="T640">:</text:span><text:span text:style-name="T639"> chaos</text:span> <text:span text:style-name="T641">&gt;</text:span>:D<text:bookmark-end text:name="__RefHeading___Toc9106_399436805"/></text:h>
      <text:h text:style-name="Heading_20_2" text:outline-level="2"><text:bookmark-start text:name="__RefHeading___Toc128_3572798900"/>Modern C<text:span text:style-name="T244"> aka gotta go fast</text:span><text:bookmark-end text:name="__RefHeading___Toc128_3572798900"/></text:h>
      <text:h text:style-name="P221" text:outline-level="3"><text:bookmark-start text:name="__RefHeading___Toc9108_399436805"/>the <text:span text:style-name="Source_20_Text">restrict</text:span> keyword<text:bookmark-end text:name="__RefHeading___Toc9108_399436805"/></text:h>
      <text:h text:style-name="P222" text:outline-level="3"><text:bookmark-start text:name="__RefHeading___Toc9361_1622695651"/>Text <text:span text:style-name="T37">in a program </text:span><text:span text:style-name="T38">also referred to as </text:span><text:span text:style-name="T37">“Strings”</text:span><text:bookmark-end text:name="__RefHeading___Toc9361_1622695651"/></text:h>
      <text:p text:style-name="P180"><text:span text:style-name="T740">Originally </text:span><text:span text:style-name="T741">text output as a topic was supposed to be at the end of this book.</text:span><text:span text:style-name="T742"> As the book grew i noticed that it becomes very hard to demonstrate things without it</text:span><text:span text:style-name="T743">, so i decided against it.<text:line-break/>"Now were you so afraid of this</text:span><text:span text:style-name="T744">, it's not like...</text:span><text:span text:style-name="T743">"</text:span><text:span text:style-name="T744"> it sucks, thats why.<text:line-break/></text:span><text:span text:style-name="T745">Not text output by itself but the way it worked all the way back then when C was made.<text:line-break/></text:span><office:annotation office:name="__Annotation__9240_399436805" loext:resolved="false"><dc:creator>Unknown Author</dc:creator><dc:date>2022-07-20T17:33:56.040925455</dc:date><text:p text:style-name="P241"><text:span text:style-name="T770">Do I need this? Am I allowed to just yank it here?</text:span></text:p></office:annotation><text:span text:style-name="T746">"</text:span>I am quite anxious about strings in C<text:span text:style-name="T748">.</text:span><text:span text:style-name="T746">" -</text:span><text:span text:style-name="T747">Arcturs Vancans</text:span><text:span text:style-name="T746"> on StackOverflow</text:span><office:annotation-end office:name="__Annotation__9240_399436805"/></text:p>
      <text:p text:style-name="P176"><text:span text:style-name="T72">Anyways</text:span> strings are not exactly as straight forward as you might think.<text:line-break/><text:span text:style-name="T39">How </text:span><text:span text:style-name="T56">C </text:span><text:span text:style-name="T39">store</text:span><text:span text:style-name="T749">s</text:span><text:span text:style-name="T39"> some text like “Hello World”?<text:line-break/></text:span><text:span text:style-name="T57">There is no built-in string type in C, so how?</text:span><text:span text:style-name="T39"><text:line-break/></text:span><text:span text:style-name="T40">Experienced C-Developers already know the answer </text:span><text:span text:style-name="T54">is</text:span><text:span text:style-name="T750"> mostly</text:span><text:span text:style-name="T54"> null-bytes </text:span><text:span text:style-name="T55">but</text:span><text:span text:style-name="T41"> this method is horribly out of date </text:span><text:span text:style-name="T58">and no one should use that anymore.</text:span></text:p>
      <text:p text:style-name="P181">Mostly null-bytes because it depends<text:span text:style-name="T751">:</text:span></text:p>
      <text:p text:style-name="P178"><text:span text:style-name="Source_20_Text"><text:span text:style-name="T752">0</text:span></text:span><text:span text:style-name="Source_20_Text"><text:span text:style-name="T753">1</text:span></text:span><text:span text:style-name="Source_20_Text"><text:span text:style-name="T752"> | </text:span></text:span><text:span text:style-name="Source_20_Text"><text:span text:style-name="T58">#include &lt;stdio.h&gt;<text:line-break/></text:span></text:span><text:span text:style-name="Source_20_Text"><text:span text:style-name="T752">0</text:span></text:span><text:span text:style-name="Source_20_Text"><text:span text:style-name="T753">2</text:span></text:span><text:span text:style-name="Source_20_Text"><text:span text:style-name="T752"> | </text:span></text:span><text:span text:style-name="Source_20_Text"><text:span text:style-name="T58"><text:line-break/></text:span></text:span><text:span text:style-name="Source_20_Text"><text:span text:style-name="T752">0</text:span></text:span><text:span text:style-name="Source_20_Text"><text:span text:style-name="T753">3</text:span></text:span><text:span text:style-name="Source_20_Text"><text:span text:style-name="T752"> | </text:span></text:span><text:span text:style-name="Source_20_Text"><text:span text:style-name="T58">#define HELLOWORLD_LEN 11<text:line-break/></text:span></text:span><text:span text:style-name="Source_20_Text"><text:span text:style-name="T752">0</text:span></text:span><text:span text:style-name="Source_20_Text"><text:span text:style-name="T753">4</text:span></text:span><text:span text:style-name="Source_20_Text"><text:span text:style-name="T752"> | </text:span></text:span><text:span text:style-name="Source_20_Text"><text:span text:style-name="T58">#define PRINT_LEN HELLOWORLD_LEN + 2<text:line-break/></text:span></text:span><text:span text:style-name="Source_20_Text"><text:span text:style-name="T752">0</text:span></text:span><text:span text:style-name="Source_20_Text"><text:span text:style-name="T753">5</text:span></text:span><text:span text:style-name="Source_20_Text"><text:span text:style-name="T752"> | </text:span></text:span><text:span text:style-name="Source_20_Text"><text:span text:style-name="T58"><text:line-break/></text:span></text:span><text:span text:style-name="Source_20_Text"><text:span text:style-name="T752">0</text:span></text:span><text:span text:style-name="Source_20_Text"><text:span text:style-name="T753">6</text:span></text:span><text:span text:style-name="Source_20_Text"><text:span text:style-name="T752"> | </text:span></text:span><text:span text:style-name="Source_20_Text"><text:span text:style-name="T58">int main( void )<text:line-break/></text:span></text:span><text:span text:style-name="Source_20_Text"><text:span text:style-name="T752">0</text:span></text:span><text:span text:style-name="Source_20_Text"><text:span text:style-name="T753">7</text:span></text:span><text:span text:style-name="Source_20_Text"><text:span text:style-name="T752"> | </text:span></text:span><text:span text:style-name="Source_20_Text"><text:span text:style-name="T58">{<text:line-break/></text:span></text:span><text:span text:style-name="Source_20_Text"><text:span text:style-name="T752">0</text:span></text:span><text:span text:style-name="Source_20_Text"><text:span text:style-name="T753">8</text:span></text:span><text:span text:style-name="Source_20_Text"><text:span text:style-name="T752"> | </text:span></text:span><text:span text:style-name="Source_20_Text"><text:span text:style-name="T58"><text:tab/>char arrtext[HELLOWORLD_LEN] = "Hello World";<text:line-break/></text:span></text:span><text:span text:style-name="Source_20_Text"><text:span text:style-name="T752">0</text:span></text:span><text:span text:style-name="Source_20_Text"><text:span text:style-name="T753">9</text:span></text:span><text:span text:style-name="Source_20_Text"><text:span text:style-name="T752"> | </text:span></text:span><text:span text:style-name="Source_20_Text"><text:span text:style-name="T58"><text:tab/>char *ptrtext = "Hello World";<text:line-break/></text:span></text:span><text:span text:style-name="Source_20_Text"><text:span text:style-name="T752">1</text:span></text:span><text:span text:style-name="Source_20_Text"><text:span text:style-name="T753">0</text:span></text:span><text:span text:style-name="Source_20_Text"><text:span text:style-name="T752"> | </text:span></text:span><text:span text:style-name="Source_20_Text"><text:span text:style-name="T58"><text:tab/><text:line-break/></text:span></text:span><text:span text:style-name="Source_20_Text"><text:span text:style-name="T752">1</text:span></text:span><text:span text:style-name="Source_20_Text"><text:span text:style-name="T753">1</text:span></text:span><text:span text:style-name="Source_20_Text"><text:span text:style-name="T752"> | </text:span></text:span><text:span text:style-name="Source_20_Text"><text:span text:style-name="T58"><text:tab/>for (unsigned int i = 0; i &lt; PRINT_LEN; i++)<text:line-break/></text:span></text:span><text:span text:style-name="Source_20_Text"><text:span text:style-name="T752">1</text:span></text:span><text:span text:style-name="Source_20_Text"><text:span text:style-name="T753">2</text:span></text:span><text:span text:style-name="Source_20_Text"><text:span text:style-name="T752"> | </text:span></text:span><text:span text:style-name="Source_20_Text"><text:span text:style-name="T58"><text:tab/>{<text:line-break/></text:span></text:span><text:span text:style-name="Source_20_Text"><text:span text:style-name="T752">1</text:span></text:span><text:span text:style-name="Source_20_Text"><text:span text:style-name="T753">3</text:span></text:span><text:span text:style-name="Source_20_Text"><text:span text:style-name="T752"> | </text:span></text:span><text:span text:style-name="Source_20_Text"><text:span text:style-name="T58"><text:tab/><text:tab/>printf("%1c: %3i vs %1c: %3i\n",<text:line-break/></text:span></text:span><text:span text:style-name="Source_20_Text"><text:span text:style-name="T752">1</text:span></text:span><text:span text:style-name="Source_20_Text"><text:span text:style-name="T753">4</text:span></text:span><text:span text:style-name="Source_20_Text"><text:span text:style-name="T752"> | </text:span></text:span><text:span text:style-name="Source_20_Text"><text:span text:style-name="T58"><text:tab/><text:tab/><text:tab/>arrtext[i], arrtext[i], ptrtext[i], ptrtext[i]);<text:line-break/></text:span></text:span><text:span text:style-name="Source_20_Text"><text:span text:style-name="T752">1</text:span></text:span><text:span text:style-name="Source_20_Text"><text:span text:style-name="T753">5</text:span></text:span><text:span text:style-name="Source_20_Text"><text:span text:style-name="T752"> | </text:span></text:span><text:span text:style-name="Source_20_Text"><text:span text:style-name="T58"><text:tab/>}<text:line-break/></text:span></text:span><text:span text:style-name="Source_20_Text"><text:span text:style-name="T752">1</text:span></text:span><text:span text:style-name="Source_20_Text"><text:span text:style-name="T753">6</text:span></text:span><text:span text:style-name="Source_20_Text"><text:span text:style-name="T752"> | </text:span></text:span><text:span text:style-name="Source_20_Text"><text:span text:style-name="T58">}</text:span></text:span></text:p>
      <text:p text:style-name="P182">In line 08 we have one text stored as an array and in 09 as a pointer to memory<text:span text:style-name="T758">,</text:span><text:span text:style-name="T757"> which has been baked into your binary file</text:span>.<text:span text:style-name="T754"> Because the array has a set size no null-byte is needed.</text:span><text:span text:style-name="T755"> The loop in this program will demonstrate what is actually stored within and after that text.</text:span><text:span text:style-name="T756"> With the pointer-text the next byte is a zero unlike the array-text.</text:span></text:p>
      <text:p text:style-name="P177"><text:span text:style-name="T42">Remember C had it’s 50</text:span><text:span text:style-name="T43">th</text:span><text:span text:style-name="T42"> anniversary this year, </text:span><text:span text:style-name="T44">so some </text:span><text:span text:style-name="T614">rust</text:span><text:span text:style-name="T44"> is gonna occur.<text:line-break/></text:span><text:span text:style-name="T759">With most strings (for now) e</text:span><text:span text:style-name="T60">very character of a string is stored in the built-in “char” </text:span><text:span text:style-name="T61">type. </text:span><text:span text:style-name="T62">So there is basically a char for ‘H’, ‘e’, ‘l’, ‘l’, ‘o’, ‘ ’, ‘W’ and so on...</text:span><text:span text:style-name="T44"><text:line-break/></text:span><text:span text:style-name="T63">Then at the end there is the n</text:span><text:span text:style-name="T59">ull byte, </text:span><text:span text:style-name="T63">which </text:span><text:span text:style-name="T59">work</text:span><text:span text:style-name="T63">s</text:span><text:span text:style-name="T59"> as an extension to the actual data itself. </text:span><text:span text:style-name="T64">This last char tells that the string ends </text:span><text:span text:style-name="T760">right </text:span><text:span text:style-name="T64">there.<text:line-break/></text:span><text:span text:style-name="T65">The reason why you should NOT do that is because in order to process that string you would have to step through each char of the string and check if it is the null-char BEFORE you can actually work with </text:span><text:soft-page-break/><text:span text:style-name="T65">it. </text:span><text:span text:style-name="T66">Imagine stepping through hundreds of char’s each time having this check. </text:span><text:span text:style-name="T67">Say goodbye to performance in that case.</text:span></text:p>
      <text:p text:style-name="P175"><text:span text:style-name="T47">*</text:span><text:span text:style-name="T48">imagine Scottish music intensify</text:span><text:span text:style-name="T49">ing</text:span><text:span text:style-name="T48">*</text:span><text:span text:style-name="T45"><text:line-break/></text:span><text:span text:style-name="T50">So null-bytes aren’t perfect. </text:span><text:span text:style-name="T51">Do we give up? </text:span><text:span text:style-name="T46">No!</text:span><text:span text:style-name="T47"> </text:span><text:span text:style-name="T52">W</text:span><text:span text:style-name="T47">e’ll just </text:span><text:span text:style-name="T53">do</text:span><text:span text:style-name="T47"> it better.<text:line-break/></text:span><text:span text:style-name="T68">As long as you just remember how many char’s you have</text:span><text:span text:style-name="T407"> and can save</text:span><text:span text:style-name="T68">,<text:line-break/>you should be </text:span><text:span text:style-name="T407">free</text:span><text:span text:style-name="T68"> from mistakes.</text:span></text:p>
      <text:p text:style-name="P179">So we are going to use our new knowledge about structures <text:span text:style-name="T69">and memory to build our own String </text:span><text:span text:style-name="T761">type</text:span><text:span text:style-name="T69">.</text:span></text:p>
      <text:h text:style-name="Heading_20_3" text:outline-level="3"><text:bookmark-start text:name="__RefHeading___Toc3722_63016137"/>struct String<text:bookmark-end text:name="__RefHeading___Toc3722_63016137"/></text:h>
      <text:p text:style-name="P183"><office:annotation office:name="__Annotation__9711_399436805" loext:resolved="false"><dc:creator>Unknown Author</dc:creator><dc:date>2022-07-20T18:47:56.827087449</dc:date><text:p text:style-name="P241"><text:span text:style-name="T770">Get source from main.c</text:span></text:p></office:annotation>hi<office:annotation-end office:name="__Annotation__9711_399436805"/></text:p>
      <text:h text:style-name="Heading_20_3" text:outline-level="3"><text:bookmark-start text:name="__RefHeading___Toc3724_63016137"/>compatibility<text:bookmark-end text:name="__RefHeading___Toc3724_63016137"/></text:h>
      <text:p text:style-name="P237">Since we use the std library we have to make some adjustments...</text:p>
      <text:h text:style-name="P220" text:outline-level="2"><text:bookmark-start text:name="__RefHeading___Toc9110_399436805"/>Floating points are scary<text:bookmark-end text:name="__RefHeading___Toc9110_399436805"/></text:h>
      <text:h text:style-name="P220" text:outline-level="2"><text:bookmark-start text:name="__RefHeading___Toc9112_399436805"/>Paradigms<text:bookmark-end text:name="__RefHeading___Toc9112_399436805"/></text:h>
      <text:p text:style-name="P238">For later after the basics...</text:p>
      <text:h text:style-name="Heading_20_2" text:outline-level="2"><text:bookmark-start text:name="__RefHeading___Toc9114_399436805"/>Bad guys will eat you alive <text:span text:style-name="T99">and steal your wallet</text:span><text:span text:style-name="T399"> :o</text:span><text:bookmark-end text:name="__RefHeading___Toc9114_399436805"/></text:h>
      <text:p text:style-name="P239">Talk about security issues</text:p>
      <text:h text:style-name="P216" text:outline-level="1"><text:bookmark-start text:name="__RefHeading___Toc9363_1622695651"/>GNU Free Documentation License<text:bookmark-end text:name="__RefHeading___Toc9363_1622695651"/></text:h>
      <text:p text:style-name="P223"><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s://www.gnu.org/licenses/.</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text:p>
      <text:p text:style-name="Preformatted_20_Text">license published by Creative Commons Corporation, a not-for-profit</text:p>
      <text:p text:style-name="Preformatted_20_Text">corporation with a principal place of business in San Francisco,</text:p>
      <text:p text:style-name="Preformatted_20_Text">California, as well as future copyleft versions of that license</text:p>
      <text:p text:style-name="Preformatted_20_Text">published by that same organization.</text:p>
      <text:p text:style-name="Preformatted_20_Text"/>
      <text:p text:style-name="Preformatted_20_Text">"Incorporate" means to publish or republish a Document, in whole or in</text:p>
      <text:p text:style-name="Preformatted_20_Text">part, as part of another Document.</text:p>
      <text:p text:style-name="Preformatted_20_Text"><text:soft-page-break/></text:p>
      <text:p text:style-name="Preformatted_20_Text">An MMC is "eligible for relicensing" if it is licensed under this</text:p>
      <text:p text:style-name="Preformatted_20_Text">License, and if all works that were first published under this License</text:p>
      <text:p text:style-name="Preformatted_20_Text">somewhere other than this MMC, and subsequently incorporated in whole or</text:p>
      <text:p text:style-name="Preformatted_20_Text">in part into the MMC, (1) had no cover texts or invariant sections, and</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227">to permit their use in free software.</text:p>
      <text:p text:style-name="P2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7-22T10:25:39.607505627</dc:date>
    <meta:editing-duration>PT20H24M6S</meta:editing-duration>
    <meta:editing-cycles>1376</meta:editing-cycles>
    <meta:generator>LibreOffice/7.0.4.2$Linux_X86_64 LibreOffice_project/00$Build-2</meta:generator>
    <meta:document-statistic meta:table-count="3" meta:image-count="0" meta:object-count="0" meta:page-count="54" meta:paragraph-count="765" meta:word-count="12144" meta:character-count="65365" meta:non-whitespace-character-count="53280"/>
  </office:meta>
</office:document-meta>
</file>